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pt"/>
    </style:style>
    <style:style style:name="co2" style:family="table-column">
      <style:table-column-properties fo:break-before="auto" style:column-width="102.8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65.96pt"/>
    </style:style>
    <style:style style:name="co6" style:family="table-column">
      <style:table-column-properties fo:break-before="auto" style:column-width="68.29pt"/>
    </style:style>
    <style:style style:name="co7" style:family="table-column">
      <style:table-column-properties fo:break-before="auto" style:column-width="69.9pt"/>
    </style:style>
    <style:style style:name="co8" style:family="table-column">
      <style:table-column-properties fo:break-before="auto" style:column-width="11.91pt"/>
    </style:style>
    <style:style style:name="co9" style:family="table-column">
      <style:table-column-properties fo:break-before="auto" style:column-width="15.0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9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calibrateCSV_20191111_21201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1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<text:s/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11 21:20:12</text:p>
          </table:table-cell>
          <table:table-cell office:value-type="float" office:value="25.96393" calcext:value-type="float">
            <text:p>25.96393</text:p>
          </table:table-cell>
          <table:table-cell office:value-type="float" office:value="1.163249751" calcext:value-type="float">
            <text:p>1.163249751</text:p>
          </table:table-cell>
          <table:table-cell office:value-type="float" office:value="1.174119851" calcext:value-type="float">
            <text:p>1.174119851</text:p>
          </table:table-cell>
          <table:table-cell office:value-type="float" office:value="1.177193663" calcext:value-type="float">
            <text:p>1.177193663</text:p>
          </table:table-cell>
          <table:table-cell/>
          <table:table-cell office:value-type="float" office:value="0.009503674" calcext:value-type="float">
            <text:p>0.009503674</text:p>
          </table:table-cell>
          <table:table-cell office:value-type="float" office:value="0.009592482" calcext:value-type="float">
            <text:p>0.009592482</text:p>
          </table:table-cell>
          <table:table-cell office:value-type="float" office:value="0.009617595" calcext:value-type="float">
            <text:p>0.009617595</text:p>
          </table:table-cell>
          <table:table-cell/>
          <table:table-cell office:value-type="float" office:value="-0.000392159" calcext:value-type="float">
            <text:p>-0.000392159</text:p>
          </table:table-cell>
          <table:table-cell office:value-type="float" office:value="-0.000303351" calcext:value-type="float">
            <text:p>-0.000303351</text:p>
          </table:table-cell>
          <table:table-cell office:value-type="float" office:value="-0.000278238" calcext:value-type="float">
            <text:p>-0.000278238</text:p>
          </table:table-cell>
          <table:table-cell/>
          <table:table-cell office:value-type="float" office:value="25.954257962" calcext:value-type="float">
            <text:p>25.954257962</text:p>
          </table:table-cell>
          <table:table-cell office:value-type="float" office:value="25.956447927" calcext:value-type="float">
            <text:p>25.956447927</text:p>
          </table:table-cell>
          <table:table-cell office:value-type="float" office:value="25.957067197" calcext:value-type="float">
            <text:p>25.957067197</text:p>
          </table:table-cell>
          <table:table-cell/>
          <table:table-cell office:value-type="float" office:value="-0.009940683" calcext:value-type="float">
            <text:p>-0.009940683</text:p>
          </table:table-cell>
          <table:table-cell office:value-type="float" office:value="-0.007689513" calcext:value-type="float">
            <text:p>-0.007689513</text:p>
          </table:table-cell>
          <table:table-cell office:value-type="float" office:value="-0.007052936" calcext:value-type="float">
            <text:p>-0.0070529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11 21:20:13</text:p>
          </table:table-cell>
          <table:table-cell office:value-type="float" office:value="25.96393" calcext:value-type="float">
            <text:p>25.96393</text:p>
          </table:table-cell>
          <table:table-cell office:value-type="float" office:value="1.182564638" calcext:value-type="float">
            <text:p>1.182564638</text:p>
          </table:table-cell>
          <table:table-cell office:value-type="float" office:value="1.188885115" calcext:value-type="float">
            <text:p>1.188885115</text:p>
          </table:table-cell>
          <table:table-cell office:value-type="float" office:value="1.184967898" calcext:value-type="float">
            <text:p>1.184967898</text:p>
          </table:table-cell>
          <table:table-cell/>
          <table:table-cell office:value-type="float" office:value="0.009661476" calcext:value-type="float">
            <text:p>0.009661476</text:p>
          </table:table-cell>
          <table:table-cell office:value-type="float" office:value="0.009713114" calcext:value-type="float">
            <text:p>0.009713114</text:p>
          </table:table-cell>
          <table:table-cell office:value-type="float" office:value="0.00968111" calcext:value-type="float">
            <text:p>0.00968111</text:p>
          </table:table-cell>
          <table:table-cell/>
          <table:table-cell office:value-type="float" office:value="-0.000234358" calcext:value-type="float">
            <text:p>-0.000234358</text:p>
          </table:table-cell>
          <table:table-cell office:value-type="float" office:value="-0.00018272" calcext:value-type="float">
            <text:p>-0.00018272</text:p>
          </table:table-cell>
          <table:table-cell office:value-type="float" office:value="-0.000214723" calcext:value-type="float">
            <text:p>-0.000214723</text:p>
          </table:table-cell>
          <table:table-cell/>
          <table:table-cell office:value-type="float" office:value="25.958149269" calcext:value-type="float">
            <text:p>25.958149269</text:p>
          </table:table-cell>
          <table:table-cell office:value-type="float" office:value="25.959422631" calcext:value-type="float">
            <text:p>25.959422631</text:p>
          </table:table-cell>
          <table:table-cell office:value-type="float" office:value="25.958633444" calcext:value-type="float">
            <text:p>25.958633444</text:p>
          </table:table-cell>
          <table:table-cell/>
          <table:table-cell office:value-type="float" office:value="-0.005940624" calcext:value-type="float">
            <text:p>-0.005940624</text:p>
          </table:table-cell>
          <table:table-cell office:value-type="float" office:value="-0.004631675" calcext:value-type="float">
            <text:p>-0.004631675</text:p>
          </table:table-cell>
          <table:table-cell office:value-type="float" office:value="-0.005442917" calcext:value-type="float">
            <text:p>-0.0054429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11 21:20:15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89695142" calcext:value-type="float">
            <text:p>1.189695142</text:p>
          </table:table-cell>
          <table:table-cell office:value-type="float" office:value="1.19322195" calcext:value-type="float">
            <text:p>1.19322195</text:p>
          </table:table-cell>
          <table:table-cell office:value-type="float" office:value="1.188526295" calcext:value-type="float">
            <text:p>1.188526295</text:p>
          </table:table-cell>
          <table:table-cell/>
          <table:table-cell office:value-type="float" office:value="0.009719732" calcext:value-type="float">
            <text:p>0.009719732</text:p>
          </table:table-cell>
          <table:table-cell office:value-type="float" office:value="0.009748545" calcext:value-type="float">
            <text:p>0.009748545</text:p>
          </table:table-cell>
          <table:table-cell office:value-type="float" office:value="0.009710182" calcext:value-type="float">
            <text:p>0.009710182</text:p>
          </table:table-cell>
          <table:table-cell/>
          <table:table-cell office:value-type="float" office:value="-0.000176102" calcext:value-type="float">
            <text:p>-0.000176102</text:p>
          </table:table-cell>
          <table:table-cell office:value-type="float" office:value="-0.000147288" calcext:value-type="float">
            <text:p>-0.000147288</text:p>
          </table:table-cell>
          <table:table-cell office:value-type="float" office:value="-0.000185651" calcext:value-type="float">
            <text:p>-0.000185651</text:p>
          </table:table-cell>
          <table:table-cell/>
          <table:table-cell office:value-type="float" office:value="25.979802152" calcext:value-type="float">
            <text:p>25.979802152</text:p>
          </table:table-cell>
          <table:table-cell office:value-type="float" office:value="25.980512671" calcext:value-type="float">
            <text:p>25.980512671</text:p>
          </table:table-cell>
          <table:table-cell office:value-type="float" office:value="25.979566673" calcext:value-type="float">
            <text:p>25.979566673</text:p>
          </table:table-cell>
          <table:table-cell/>
          <table:table-cell office:value-type="float" office:value="-0.004463921" calcext:value-type="float">
            <text:p>-0.004463921</text:p>
          </table:table-cell>
          <table:table-cell office:value-type="float" office:value="-0.003733532" calcext:value-type="float">
            <text:p>-0.003733532</text:p>
          </table:table-cell>
          <table:table-cell office:value-type="float" office:value="-0.004705985" calcext:value-type="float">
            <text:p>-0.0047059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11 21:20:16</text:p>
          </table:table-cell>
          <table:table-cell office:value-type="float" office:value="25.96393" calcext:value-type="float">
            <text:p>25.96393</text:p>
          </table:table-cell>
          <table:table-cell office:value-type="float" office:value="1.192491197" calcext:value-type="float">
            <text:p>1.192491197</text:p>
          </table:table-cell>
          <table:table-cell office:value-type="float" office:value="1.192627691" calcext:value-type="float">
            <text:p>1.192627691</text:p>
          </table:table-cell>
          <table:table-cell office:value-type="float" office:value="1.188186549" calcext:value-type="float">
            <text:p>1.188186549</text:p>
          </table:table-cell>
          <table:table-cell/>
          <table:table-cell office:value-type="float" office:value="0.009742575" calcext:value-type="float">
            <text:p>0.009742575</text:p>
          </table:table-cell>
          <table:table-cell office:value-type="float" office:value="0.00974369" calcext:value-type="float">
            <text:p>0.00974369</text:p>
          </table:table-cell>
          <table:table-cell office:value-type="float" office:value="0.009707406" calcext:value-type="float">
            <text:p>0.009707406</text:p>
          </table:table-cell>
          <table:table-cell/>
          <table:table-cell office:value-type="float" office:value="-0.000153258" calcext:value-type="float">
            <text:p>-0.000153258</text:p>
          </table:table-cell>
          <table:table-cell office:value-type="float" office:value="-0.000152143" calcext:value-type="float">
            <text:p>-0.000152143</text:p>
          </table:table-cell>
          <table:table-cell office:value-type="float" office:value="-0.000188427" calcext:value-type="float">
            <text:p>-0.000188427</text:p>
          </table:table-cell>
          <table:table-cell/>
          <table:table-cell office:value-type="float" office:value="25.960149134" calcext:value-type="float">
            <text:p>25.960149134</text:p>
          </table:table-cell>
          <table:table-cell office:value-type="float" office:value="25.960176633" calcext:value-type="float">
            <text:p>25.960176633</text:p>
          </table:table-cell>
          <table:table-cell office:value-type="float" office:value="25.959281894" calcext:value-type="float">
            <text:p>25.959281894</text:p>
          </table:table-cell>
          <table:table-cell/>
          <table:table-cell office:value-type="float" office:value="-0.003884868" calcext:value-type="float">
            <text:p>-0.003884868</text:p>
          </table:table-cell>
          <table:table-cell office:value-type="float" office:value="-0.003856601" calcext:value-type="float">
            <text:p>-0.003856601</text:p>
          </table:table-cell>
          <table:table-cell office:value-type="float" office:value="-0.004776345" calcext:value-type="float">
            <text:p>-0.0047763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11 21:20:17</text:p>
          </table:table-cell>
          <table:table-cell office:value-type="float" office:value="25.95887" calcext:value-type="float">
            <text:p>25.95887</text:p>
          </table:table-cell>
          <table:table-cell office:value-type="float" office:value="1.194408678" calcext:value-type="float">
            <text:p>1.194408678</text:p>
          </table:table-cell>
          <table:table-cell office:value-type="float" office:value="1.192138933" calcext:value-type="float">
            <text:p>1.192138933</text:p>
          </table:table-cell>
          <table:table-cell office:value-type="float" office:value="1.188632392" calcext:value-type="float">
            <text:p>1.188632392</text:p>
          </table:table-cell>
          <table:table-cell/>
          <table:table-cell office:value-type="float" office:value="0.009758241" calcext:value-type="float">
            <text:p>0.009758241</text:p>
          </table:table-cell>
          <table:table-cell office:value-type="float" office:value="0.009739697" calcext:value-type="float">
            <text:p>0.009739697</text:p>
          </table:table-cell>
          <table:table-cell office:value-type="float" office:value="0.009711049" calcext:value-type="float">
            <text:p>0.009711049</text:p>
          </table:table-cell>
          <table:table-cell/>
          <table:table-cell office:value-type="float" office:value="-0.000137592" calcext:value-type="float">
            <text:p>-0.000137592</text:p>
          </table:table-cell>
          <table:table-cell office:value-type="float" office:value="-0.000156136" calcext:value-type="float">
            <text:p>-0.000156136</text:p>
          </table:table-cell>
          <table:table-cell office:value-type="float" office:value="-0.000184784" calcext:value-type="float">
            <text:p>-0.000184784</text:p>
          </table:table-cell>
          <table:table-cell/>
          <table:table-cell office:value-type="float" office:value="25.955481365" calcext:value-type="float">
            <text:p>25.955481365</text:p>
          </table:table-cell>
          <table:table-cell office:value-type="float" office:value="25.955024086" calcext:value-type="float">
            <text:p>25.955024086</text:p>
          </table:table-cell>
          <table:table-cell office:value-type="float" office:value="25.954317634" calcext:value-type="float">
            <text:p>25.954317634</text:p>
          </table:table-cell>
          <table:table-cell/>
          <table:table-cell office:value-type="float" office:value="-0.003487765" calcext:value-type="float">
            <text:p>-0.003487765</text:p>
          </table:table-cell>
          <table:table-cell office:value-type="float" office:value="-0.003957821" calcext:value-type="float">
            <text:p>-0.003957821</text:p>
          </table:table-cell>
          <table:table-cell office:value-type="float" office:value="-0.004684013" calcext:value-type="float">
            <text:p>-0.004684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11 21:20:18</text:p>
          </table:table-cell>
          <table:table-cell office:value-type="float" office:value="25.96393" calcext:value-type="float">
            <text:p>25.96393</text:p>
          </table:table-cell>
          <table:table-cell office:value-type="float" office:value="1.194791936" calcext:value-type="float">
            <text:p>1.194791936</text:p>
          </table:table-cell>
          <table:table-cell office:value-type="float" office:value="1.190027736" calcext:value-type="float">
            <text:p>1.190027736</text:p>
          </table:table-cell>
          <table:table-cell office:value-type="float" office:value="1.189135455" calcext:value-type="float">
            <text:p>1.189135455</text:p>
          </table:table-cell>
          <table:table-cell/>
          <table:table-cell office:value-type="float" office:value="0.009761372" calcext:value-type="float">
            <text:p>0.009761372</text:p>
          </table:table-cell>
          <table:table-cell office:value-type="float" office:value="0.009722449" calcext:value-type="float">
            <text:p>0.009722449</text:p>
          </table:table-cell>
          <table:table-cell office:value-type="float" office:value="0.009715159" calcext:value-type="float">
            <text:p>0.009715159</text:p>
          </table:table-cell>
          <table:table-cell/>
          <table:table-cell office:value-type="float" office:value="-0.000134461" calcext:value-type="float">
            <text:p>-0.000134461</text:p>
          </table:table-cell>
          <table:table-cell office:value-type="float" office:value="-0.000173385" calcext:value-type="float">
            <text:p>-0.000173385</text:p>
          </table:table-cell>
          <table:table-cell office:value-type="float" office:value="-0.000180674" calcext:value-type="float">
            <text:p>-0.000180674</text:p>
          </table:table-cell>
          <table:table-cell/>
          <table:table-cell office:value-type="float" office:value="25.960612655" calcext:value-type="float">
            <text:p>25.960612655</text:p>
          </table:table-cell>
          <table:table-cell office:value-type="float" office:value="25.959652831" calcext:value-type="float">
            <text:p>25.959652831</text:p>
          </table:table-cell>
          <table:table-cell office:value-type="float" office:value="25.959473066" calcext:value-type="float">
            <text:p>25.959473066</text:p>
          </table:table-cell>
          <table:table-cell/>
          <table:table-cell office:value-type="float" office:value="-0.003408394" calcext:value-type="float">
            <text:p>-0.003408394</text:p>
          </table:table-cell>
          <table:table-cell office:value-type="float" office:value="-0.004395042" calcext:value-type="float">
            <text:p>-0.004395042</text:p>
          </table:table-cell>
          <table:table-cell office:value-type="float" office:value="-0.00457983" calcext:value-type="float">
            <text:p>-0.0045798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11 21:20:20</text:p>
          </table:table-cell>
          <table:table-cell office:value-type="float" office:value="25.96393" calcext:value-type="float">
            <text:p>25.96393</text:p>
          </table:table-cell>
          <table:table-cell office:value-type="float" office:value="1.194344305" calcext:value-type="float">
            <text:p>1.194344305</text:p>
          </table:table-cell>
          <table:table-cell office:value-type="float" office:value="1.187899254" calcext:value-type="float">
            <text:p>1.187899254</text:p>
          </table:table-cell>
          <table:table-cell office:value-type="float" office:value="1.190105222" calcext:value-type="float">
            <text:p>1.190105222</text:p>
          </table:table-cell>
          <table:table-cell/>
          <table:table-cell office:value-type="float" office:value="0.009757715" calcext:value-type="float">
            <text:p>0.009757715</text:p>
          </table:table-cell>
          <table:table-cell office:value-type="float" office:value="0.009705059" calcext:value-type="float">
            <text:p>0.009705059</text:p>
          </table:table-cell>
          <table:table-cell office:value-type="float" office:value="0.009723082" calcext:value-type="float">
            <text:p>0.009723082</text:p>
          </table:table-cell>
          <table:table-cell/>
          <table:table-cell office:value-type="float" office:value="-0.000138118" calcext:value-type="float">
            <text:p>-0.000138118</text:p>
          </table:table-cell>
          <table:table-cell office:value-type="float" office:value="-0.000190774" calcext:value-type="float">
            <text:p>-0.000190774</text:p>
          </table:table-cell>
          <table:table-cell office:value-type="float" office:value="-0.000172751" calcext:value-type="float">
            <text:p>-0.000172751</text:p>
          </table:table-cell>
          <table:table-cell/>
          <table:table-cell office:value-type="float" office:value="25.960522473" calcext:value-type="float">
            <text:p>25.960522473</text:p>
          </table:table-cell>
          <table:table-cell office:value-type="float" office:value="25.959224014" calcext:value-type="float">
            <text:p>25.959224014</text:p>
          </table:table-cell>
          <table:table-cell office:value-type="float" office:value="25.959668442" calcext:value-type="float">
            <text:p>25.959668442</text:p>
          </table:table-cell>
          <table:table-cell/>
          <table:table-cell office:value-type="float" office:value="-0.003501097" calcext:value-type="float">
            <text:p>-0.003501097</text:p>
          </table:table-cell>
          <table:table-cell office:value-type="float" office:value="-0.004835843" calcext:value-type="float">
            <text:p>-0.004835843</text:p>
          </table:table-cell>
          <table:table-cell office:value-type="float" office:value="-0.004378995" calcext:value-type="float">
            <text:p>-0.00437899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11 21:20:21</text:p>
          </table:table-cell>
          <table:table-cell office:value-type="float" office:value="25.96898" calcext:value-type="float">
            <text:p>25.96898</text:p>
          </table:table-cell>
          <table:table-cell office:value-type="float" office:value="1.194929027" calcext:value-type="float">
            <text:p>1.194929027</text:p>
          </table:table-cell>
          <table:table-cell office:value-type="float" office:value="1.187772296" calcext:value-type="float">
            <text:p>1.187772296</text:p>
          </table:table-cell>
          <table:table-cell office:value-type="float" office:value="1.191591166" calcext:value-type="float">
            <text:p>1.191591166</text:p>
          </table:table-cell>
          <table:table-cell/>
          <table:table-cell office:value-type="float" office:value="0.009762492" calcext:value-type="float">
            <text:p>0.009762492</text:p>
          </table:table-cell>
          <table:table-cell office:value-type="float" office:value="0.009704022" calcext:value-type="float">
            <text:p>0.009704022</text:p>
          </table:table-cell>
          <table:table-cell office:value-type="float" office:value="0.009735222" calcext:value-type="float">
            <text:p>0.009735222</text:p>
          </table:table-cell>
          <table:table-cell/>
          <table:table-cell office:value-type="float" office:value="-0.000133341" calcext:value-type="float">
            <text:p>-0.000133341</text:p>
          </table:table-cell>
          <table:table-cell office:value-type="float" office:value="-0.000191811" calcext:value-type="float">
            <text:p>-0.000191811</text:p>
          </table:table-cell>
          <table:table-cell office:value-type="float" office:value="-0.000160611" calcext:value-type="float">
            <text:p>-0.000160611</text:p>
          </table:table-cell>
          <table:table-cell/>
          <table:table-cell office:value-type="float" office:value="25.965694351" calcext:value-type="float">
            <text:p>25.965694351</text:p>
          </table:table-cell>
          <table:table-cell office:value-type="float" office:value="25.964252519" calcext:value-type="float">
            <text:p>25.964252519</text:p>
          </table:table-cell>
          <table:table-cell office:value-type="float" office:value="25.965021889" calcext:value-type="float">
            <text:p>25.965021889</text:p>
          </table:table-cell>
          <table:table-cell/>
          <table:table-cell office:value-type="float" office:value="-0.003380003" calcext:value-type="float">
            <text:p>-0.003380003</text:p>
          </table:table-cell>
          <table:table-cell office:value-type="float" office:value="-0.004862135" calcext:value-type="float">
            <text:p>-0.004862135</text:p>
          </table:table-cell>
          <table:table-cell office:value-type="float" office:value="-0.004071261" calcext:value-type="float">
            <text:p>-0.0040712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11 21:20:22</text:p>
          </table:table-cell>
          <table:table-cell office:value-type="float" office:value="25.96898" calcext:value-type="float">
            <text:p>25.96898</text:p>
          </table:table-cell>
          <table:table-cell office:value-type="float" office:value="1.193579578" calcext:value-type="float">
            <text:p>1.193579578</text:p>
          </table:table-cell>
          <table:table-cell office:value-type="float" office:value="1.187849782" calcext:value-type="float">
            <text:p>1.187849782</text:p>
          </table:table-cell>
          <table:table-cell office:value-type="float" office:value="1.193055653" calcext:value-type="float">
            <text:p>1.193055653</text:p>
          </table:table-cell>
          <table:table-cell/>
          <table:table-cell office:value-type="float" office:value="0.009751467" calcext:value-type="float">
            <text:p>0.009751467</text:p>
          </table:table-cell>
          <table:table-cell office:value-type="float" office:value="0.009704655" calcext:value-type="float">
            <text:p>0.009704655</text:p>
          </table:table-cell>
          <table:table-cell office:value-type="float" office:value="0.009747187" calcext:value-type="float">
            <text:p>0.009747187</text:p>
          </table:table-cell>
          <table:table-cell/>
          <table:table-cell office:value-type="float" office:value="-0.000144366" calcext:value-type="float">
            <text:p>-0.000144366</text:p>
          </table:table-cell>
          <table:table-cell office:value-type="float" office:value="-0.000191178" calcext:value-type="float">
            <text:p>-0.000191178</text:p>
          </table:table-cell>
          <table:table-cell office:value-type="float" office:value="-0.000148647" calcext:value-type="float">
            <text:p>-0.000148647</text:p>
          </table:table-cell>
          <table:table-cell/>
          <table:table-cell office:value-type="float" office:value="25.965422484" calcext:value-type="float">
            <text:p>25.965422484</text:p>
          </table:table-cell>
          <table:table-cell office:value-type="float" office:value="25.96426813" calcext:value-type="float">
            <text:p>25.96426813</text:p>
          </table:table-cell>
          <table:table-cell office:value-type="float" office:value="25.965316932" calcext:value-type="float">
            <text:p>25.965316932</text:p>
          </table:table-cell>
          <table:table-cell/>
          <table:table-cell office:value-type="float" office:value="-0.003659469" calcext:value-type="float">
            <text:p>-0.003659469</text:p>
          </table:table-cell>
          <table:table-cell office:value-type="float" office:value="-0.004846088" calcext:value-type="float">
            <text:p>-0.004846088</text:p>
          </table:table-cell>
          <table:table-cell office:value-type="float" office:value="-0.003767972" calcext:value-type="float">
            <text:p>-0.00376797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11 21:20:23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1.193193936" calcext:value-type="float">
            <text:p>1.193193936</text:p>
          </table:table-cell>
          <table:table-cell office:value-type="float" office:value="1.188991808" calcext:value-type="float">
            <text:p>1.188991808</text:p>
          </table:table-cell>
          <table:table-cell office:value-type="float" office:value="1.194907569" calcext:value-type="float">
            <text:p>1.194907569</text:p>
          </table:table-cell>
          <table:table-cell/>
          <table:table-cell office:value-type="float" office:value="0.009748316" calcext:value-type="float">
            <text:p>0.009748316</text:p>
          </table:table-cell>
          <table:table-cell office:value-type="float" office:value="0.009713985" calcext:value-type="float">
            <text:p>0.009713985</text:p>
          </table:table-cell>
          <table:table-cell office:value-type="float" office:value="0.009762317" calcext:value-type="float">
            <text:p>0.009762317</text:p>
          </table:table-cell>
          <table:table-cell/>
          <table:table-cell office:value-type="float" office:value="-0.000147517" calcext:value-type="float">
            <text:p>-0.000147517</text:p>
          </table:table-cell>
          <table:table-cell office:value-type="float" office:value="-0.000181848" calcext:value-type="float">
            <text:p>-0.000181848</text:p>
          </table:table-cell>
          <table:table-cell office:value-type="float" office:value="-0.000133517" calcext:value-type="float">
            <text:p>-0.000133517</text:p>
          </table:table-cell>
          <table:table-cell/>
          <table:table-cell office:value-type="float" office:value="25.970398869" calcext:value-type="float">
            <text:p>25.970398869</text:p>
          </table:table-cell>
          <table:table-cell office:value-type="float" office:value="25.969552291" calcext:value-type="float">
            <text:p>25.969552291</text:p>
          </table:table-cell>
          <table:table-cell office:value-type="float" office:value="25.970744105" calcext:value-type="float">
            <text:p>25.970744105</text:p>
          </table:table-cell>
          <table:table-cell/>
          <table:table-cell office:value-type="float" office:value="-0.003739334" calcext:value-type="float">
            <text:p>-0.003739334</text:p>
          </table:table-cell>
          <table:table-cell office:value-type="float" office:value="-0.004609579" calcext:value-type="float">
            <text:p>-0.004609579</text:p>
          </table:table-cell>
          <table:table-cell office:value-type="float" office:value="-0.003384447" calcext:value-type="float">
            <text:p>-0.0033844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11 21:20:25</text:p>
          </table:table-cell>
          <table:table-cell office:value-type="float" office:value="25.96393" calcext:value-type="float">
            <text:p>25.96393</text:p>
          </table:table-cell>
          <table:table-cell office:value-type="float" office:value="1.189538382" calcext:value-type="float">
            <text:p>1.189538382</text:p>
          </table:table-cell>
          <table:table-cell office:value-type="float" office:value="1.19179561" calcext:value-type="float">
            <text:p>1.19179561</text:p>
          </table:table-cell>
          <table:table-cell office:value-type="float" office:value="1.196493053" calcext:value-type="float">
            <text:p>1.196493053</text:p>
          </table:table-cell>
          <table:table-cell/>
          <table:table-cell office:value-type="float" office:value="0.009718451" calcext:value-type="float">
            <text:p>0.009718451</text:p>
          </table:table-cell>
          <table:table-cell office:value-type="float" office:value="0.009736892" calcext:value-type="float">
            <text:p>0.009736892</text:p>
          </table:table-cell>
          <table:table-cell office:value-type="float" office:value="0.00977527" calcext:value-type="float">
            <text:p>0.00977527</text:p>
          </table:table-cell>
          <table:table-cell/>
          <table:table-cell office:value-type="float" office:value="-0.000177382" calcext:value-type="float">
            <text:p>-0.000177382</text:p>
          </table:table-cell>
          <table:table-cell office:value-type="float" office:value="-0.000158941" calcext:value-type="float">
            <text:p>-0.000158941</text:p>
          </table:table-cell>
          <table:table-cell office:value-type="float" office:value="-0.000120563" calcext:value-type="float">
            <text:p>-0.000120563</text:p>
          </table:table-cell>
          <table:table-cell/>
          <table:table-cell office:value-type="float" office:value="25.959554243" calcext:value-type="float">
            <text:p>25.959554243</text:p>
          </table:table-cell>
          <table:table-cell office:value-type="float" office:value="25.960008997" calcext:value-type="float">
            <text:p>25.960008997</text:p>
          </table:table-cell>
          <table:table-cell office:value-type="float" office:value="25.960955372" calcext:value-type="float">
            <text:p>25.960955372</text:p>
          </table:table-cell>
          <table:table-cell/>
          <table:table-cell office:value-type="float" office:value="-0.004496385" calcext:value-type="float">
            <text:p>-0.004496385</text:p>
          </table:table-cell>
          <table:table-cell office:value-type="float" office:value="-0.004028922" calcext:value-type="float">
            <text:p>-0.004028922</text:p>
          </table:table-cell>
          <table:table-cell office:value-type="float" office:value="-0.003056099" calcext:value-type="float">
            <text:p>-0.0030560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11 21:20:26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1.190682196" calcext:value-type="float">
            <text:p>1.190682196</text:p>
          </table:table-cell>
          <table:table-cell office:value-type="float" office:value="1.196048402" calcext:value-type="float">
            <text:p>1.196048402</text:p>
          </table:table-cell>
          <table:table-cell office:value-type="float" office:value="1.194141053" calcext:value-type="float">
            <text:p>1.194141053</text:p>
          </table:table-cell>
          <table:table-cell/>
          <table:table-cell office:value-type="float" office:value="0.009727796" calcext:value-type="float">
            <text:p>0.009727796</text:p>
          </table:table-cell>
          <table:table-cell office:value-type="float" office:value="0.009771637" calcext:value-type="float">
            <text:p>0.009771637</text:p>
          </table:table-cell>
          <table:table-cell office:value-type="float" office:value="0.009756054" calcext:value-type="float">
            <text:p>0.009756054</text:p>
          </table:table-cell>
          <table:table-cell/>
          <table:table-cell office:value-type="float" office:value="-0.000168038" calcext:value-type="float">
            <text:p>-0.000168038</text:p>
          </table:table-cell>
          <table:table-cell office:value-type="float" office:value="-0.000124196" calcext:value-type="float">
            <text:p>-0.000124196</text:p>
          </table:table-cell>
          <table:table-cell office:value-type="float" office:value="-0.000139779" calcext:value-type="float">
            <text:p>-0.000139779</text:p>
          </table:table-cell>
          <table:table-cell/>
          <table:table-cell office:value-type="float" office:value="25.969892844" calcext:value-type="float">
            <text:p>25.969892844</text:p>
          </table:table-cell>
          <table:table-cell office:value-type="float" office:value="25.970973942" calcext:value-type="float">
            <text:p>25.970973942</text:p>
          </table:table-cell>
          <table:table-cell office:value-type="float" office:value="25.97058968" calcext:value-type="float">
            <text:p>25.97058968</text:p>
          </table:table-cell>
          <table:table-cell/>
          <table:table-cell office:value-type="float" office:value="-0.004259506" calcext:value-type="float">
            <text:p>-0.004259506</text:p>
          </table:table-cell>
          <table:table-cell office:value-type="float" office:value="-0.003148185" calcext:value-type="float">
            <text:p>-0.003148185</text:p>
          </table:table-cell>
          <table:table-cell office:value-type="float" office:value="-0.003543189" calcext:value-type="float">
            <text:p>-0.00354318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11 21:20:27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1.193162941" calcext:value-type="float">
            <text:p>1.193162941</text:p>
          </table:table-cell>
          <table:table-cell office:value-type="float" office:value="1.196000719" calcext:value-type="float">
            <text:p>1.196000719</text:p>
          </table:table-cell>
          <table:table-cell office:value-type="float" office:value="1.189817332" calcext:value-type="float">
            <text:p>1.189817332</text:p>
          </table:table-cell>
          <table:table-cell/>
          <table:table-cell office:value-type="float" office:value="0.009748063" calcext:value-type="float">
            <text:p>0.009748063</text:p>
          </table:table-cell>
          <table:table-cell office:value-type="float" office:value="0.009771248" calcext:value-type="float">
            <text:p>0.009771248</text:p>
          </table:table-cell>
          <table:table-cell office:value-type="float" office:value="0.00972073" calcext:value-type="float">
            <text:p>0.00972073</text:p>
          </table:table-cell>
          <table:table-cell/>
          <table:table-cell office:value-type="float" office:value="-0.00014777" calcext:value-type="float">
            <text:p>-0.00014777</text:p>
          </table:table-cell>
          <table:table-cell office:value-type="float" office:value="-0.000124586" calcext:value-type="float">
            <text:p>-0.000124586</text:p>
          </table:table-cell>
          <table:table-cell office:value-type="float" office:value="-0.000175103" calcext:value-type="float">
            <text:p>-0.000175103</text:p>
          </table:table-cell>
          <table:table-cell/>
          <table:table-cell office:value-type="float" office:value="25.970392625" calcext:value-type="float">
            <text:p>25.970392625</text:p>
          </table:table-cell>
          <table:table-cell office:value-type="float" office:value="25.970964335" calcext:value-type="float">
            <text:p>25.970964335</text:p>
          </table:table-cell>
          <table:table-cell office:value-type="float" office:value="25.969718604" calcext:value-type="float">
            <text:p>25.969718604</text:p>
          </table:table-cell>
          <table:table-cell/>
          <table:table-cell office:value-type="float" office:value="-0.003745753" calcext:value-type="float">
            <text:p>-0.003745753</text:p>
          </table:table-cell>
          <table:table-cell office:value-type="float" office:value="-0.00315806" calcext:value-type="float">
            <text:p>-0.00315806</text:p>
          </table:table-cell>
          <table:table-cell office:value-type="float" office:value="-0.004438616" calcext:value-type="float">
            <text:p>-0.0044386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11 21:20:28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1.195963764" calcext:value-type="float">
            <text:p>1.195963764</text:p>
          </table:table-cell>
          <table:table-cell office:value-type="float" office:value="1.191948794" calcext:value-type="float">
            <text:p>1.191948794</text:p>
          </table:table-cell>
          <table:table-cell office:value-type="float" office:value="1.189451955" calcext:value-type="float">
            <text:p>1.189451955</text:p>
          </table:table-cell>
          <table:table-cell/>
          <table:table-cell office:value-type="float" office:value="0.009770946" calcext:value-type="float">
            <text:p>0.009770946</text:p>
          </table:table-cell>
          <table:table-cell office:value-type="float" office:value="0.009738144" calcext:value-type="float">
            <text:p>0.009738144</text:p>
          </table:table-cell>
          <table:table-cell office:value-type="float" office:value="0.009717745" calcext:value-type="float">
            <text:p>0.009717745</text:p>
          </table:table-cell>
          <table:table-cell/>
          <table:table-cell office:value-type="float" office:value="-0.000124888" calcext:value-type="float">
            <text:p>-0.000124888</text:p>
          </table:table-cell>
          <table:table-cell office:value-type="float" office:value="-0.00015769" calcext:value-type="float">
            <text:p>-0.00015769</text:p>
          </table:table-cell>
          <table:table-cell office:value-type="float" office:value="-0.000178089" calcext:value-type="float">
            <text:p>-0.000178089</text:p>
          </table:table-cell>
          <table:table-cell/>
          <table:table-cell office:value-type="float" office:value="25.97095689" calcext:value-type="float">
            <text:p>25.97095689</text:p>
          </table:table-cell>
          <table:table-cell office:value-type="float" office:value="25.970148018" calcext:value-type="float">
            <text:p>25.970148018</text:p>
          </table:table-cell>
          <table:table-cell office:value-type="float" office:value="25.969644994" calcext:value-type="float">
            <text:p>25.969644994</text:p>
          </table:table-cell>
          <table:table-cell/>
          <table:table-cell office:value-type="float" office:value="-0.003165713" calcext:value-type="float">
            <text:p>-0.003165713</text:p>
          </table:table-cell>
          <table:table-cell office:value-type="float" office:value="-0.003997198" calcext:value-type="float">
            <text:p>-0.003997198</text:p>
          </table:table-cell>
          <table:table-cell office:value-type="float" office:value="-0.004514284" calcext:value-type="float">
            <text:p>-0.00451428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11 21:20:30</text:p>
          </table:table-cell>
          <table:table-cell office:value-type="float" office:value="25.96898" calcext:value-type="float">
            <text:p>25.96898</text:p>
          </table:table-cell>
          <table:table-cell office:value-type="float" office:value="1.194263839" calcext:value-type="float">
            <text:p>1.194263839</text:p>
          </table:table-cell>
          <table:table-cell office:value-type="float" office:value="1.188237809" calcext:value-type="float">
            <text:p>1.188237809</text:p>
          </table:table-cell>
          <table:table-cell office:value-type="float" office:value="1.192447685" calcext:value-type="float">
            <text:p>1.192447685</text:p>
          </table:table-cell>
          <table:table-cell/>
          <table:table-cell office:value-type="float" office:value="0.009757058" calcext:value-type="float">
            <text:p>0.009757058</text:p>
          </table:table-cell>
          <table:table-cell office:value-type="float" office:value="0.009707825" calcext:value-type="float">
            <text:p>0.009707825</text:p>
          </table:table-cell>
          <table:table-cell office:value-type="float" office:value="0.00974222" calcext:value-type="float">
            <text:p>0.00974222</text:p>
          </table:table-cell>
          <table:table-cell/>
          <table:table-cell office:value-type="float" office:value="-0.000138776" calcext:value-type="float">
            <text:p>-0.000138776</text:p>
          </table:table-cell>
          <table:table-cell office:value-type="float" office:value="-0.000188008" calcext:value-type="float">
            <text:p>-0.000188008</text:p>
          </table:table-cell>
          <table:table-cell office:value-type="float" office:value="-0.000153614" calcext:value-type="float">
            <text:p>-0.000153614</text:p>
          </table:table-cell>
          <table:table-cell/>
          <table:table-cell office:value-type="float" office:value="25.965560339" calcext:value-type="float">
            <text:p>25.965560339</text:p>
          </table:table-cell>
          <table:table-cell office:value-type="float" office:value="25.964346304" calcext:value-type="float">
            <text:p>25.964346304</text:p>
          </table:table-cell>
          <table:table-cell office:value-type="float" office:value="25.965194447" calcext:value-type="float">
            <text:p>25.965194447</text:p>
          </table:table-cell>
          <table:table-cell/>
          <table:table-cell office:value-type="float" office:value="-0.003517761" calcext:value-type="float">
            <text:p>-0.003517761</text:p>
          </table:table-cell>
          <table:table-cell office:value-type="float" office:value="-0.004765729" calcext:value-type="float">
            <text:p>-0.004765729</text:p>
          </table:table-cell>
          <table:table-cell office:value-type="float" office:value="-0.003893879" calcext:value-type="float">
            <text:p>-0.00389387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11 21:20:31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1.192551993" calcext:value-type="float">
            <text:p>1.192551993</text:p>
          </table:table-cell>
          <table:table-cell office:value-type="float" office:value="1.188789748" calcext:value-type="float">
            <text:p>1.188789748</text:p>
          </table:table-cell>
          <table:table-cell office:value-type="float" office:value="1.195129895" calcext:value-type="float">
            <text:p>1.195129895</text:p>
          </table:table-cell>
          <table:table-cell/>
          <table:table-cell office:value-type="float" office:value="0.009743072" calcext:value-type="float">
            <text:p>0.009743072</text:p>
          </table:table-cell>
          <table:table-cell office:value-type="float" office:value="0.009712335" calcext:value-type="float">
            <text:p>0.009712335</text:p>
          </table:table-cell>
          <table:table-cell office:value-type="float" office:value="0.009764133" calcext:value-type="float">
            <text:p>0.009764133</text:p>
          </table:table-cell>
          <table:table-cell/>
          <table:table-cell office:value-type="float" office:value="-0.000152761" calcext:value-type="float">
            <text:p>-0.000152761</text:p>
          </table:table-cell>
          <table:table-cell office:value-type="float" office:value="-0.000183499" calcext:value-type="float">
            <text:p>-0.000183499</text:p>
          </table:table-cell>
          <table:table-cell office:value-type="float" office:value="-0.0001317" calcext:value-type="float">
            <text:p>-0.0001317</text:p>
          </table:table-cell>
          <table:table-cell/>
          <table:table-cell office:value-type="float" office:value="25.97532362" calcext:value-type="float">
            <text:p>25.97532362</text:p>
          </table:table-cell>
          <table:table-cell office:value-type="float" office:value="25.974565666" calcext:value-type="float">
            <text:p>25.974565666</text:p>
          </table:table-cell>
          <table:table-cell office:value-type="float" office:value="25.975842973" calcext:value-type="float">
            <text:p>25.975842973</text:p>
          </table:table-cell>
          <table:table-cell/>
          <table:table-cell office:value-type="float" office:value="-0.003872278" calcext:value-type="float">
            <text:p>-0.003872278</text:p>
          </table:table-cell>
          <table:table-cell office:value-type="float" office:value="-0.004651425" calcext:value-type="float">
            <text:p>-0.004651425</text:p>
          </table:table-cell>
          <table:table-cell office:value-type="float" office:value="-0.003338404" calcext:value-type="float">
            <text:p>-0.00333840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11 21:20:32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1.189580702" calcext:value-type="float">
            <text:p>1.189580702</text:p>
          </table:table-cell>
          <table:table-cell office:value-type="float" office:value="1.19223132" calcext:value-type="float">
            <text:p>1.19223132</text:p>
          </table:table-cell>
          <table:table-cell office:value-type="float" office:value="1.196429872" calcext:value-type="float">
            <text:p>1.196429872</text:p>
          </table:table-cell>
          <table:table-cell/>
          <table:table-cell office:value-type="float" office:value="0.009718797" calcext:value-type="float">
            <text:p>0.009718797</text:p>
          </table:table-cell>
          <table:table-cell office:value-type="float" office:value="0.009740452" calcext:value-type="float">
            <text:p>0.009740452</text:p>
          </table:table-cell>
          <table:table-cell office:value-type="float" office:value="0.009774754" calcext:value-type="float">
            <text:p>0.009774754</text:p>
          </table:table-cell>
          <table:table-cell/>
          <table:table-cell office:value-type="float" office:value="-0.000177037" calcext:value-type="float">
            <text:p>-0.000177037</text:p>
          </table:table-cell>
          <table:table-cell office:value-type="float" office:value="-0.000155381" calcext:value-type="float">
            <text:p>-0.000155381</text:p>
          </table:table-cell>
          <table:table-cell office:value-type="float" office:value="-0.000121079" calcext:value-type="float">
            <text:p>-0.000121079</text:p>
          </table:table-cell>
          <table:table-cell/>
          <table:table-cell office:value-type="float" office:value="25.974725014" calcext:value-type="float">
            <text:p>25.974725014</text:p>
          </table:table-cell>
          <table:table-cell office:value-type="float" office:value="25.975259017" calcext:value-type="float">
            <text:p>25.975259017</text:p>
          </table:table-cell>
          <table:table-cell office:value-type="float" office:value="25.97610487" calcext:value-type="float">
            <text:p>25.97610487</text:p>
          </table:table-cell>
          <table:table-cell/>
          <table:table-cell office:value-type="float" office:value="-0.004487621" calcext:value-type="float">
            <text:p>-0.004487621</text:p>
          </table:table-cell>
          <table:table-cell office:value-type="float" office:value="-0.003938688" calcext:value-type="float">
            <text:p>-0.003938688</text:p>
          </table:table-cell>
          <table:table-cell office:value-type="float" office:value="-0.003069184" calcext:value-type="float">
            <text:p>-0.00306918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11 21:20:33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0800213" calcext:value-type="float">
            <text:p>1.190800213</text:p>
          </table:table-cell>
          <table:table-cell office:value-type="float" office:value="1.195904755" calcext:value-type="float">
            <text:p>1.195904755</text:p>
          </table:table-cell>
          <table:table-cell office:value-type="float" office:value="1.192829751" calcext:value-type="float">
            <text:p>1.192829751</text:p>
          </table:table-cell>
          <table:table-cell/>
          <table:table-cell office:value-type="float" office:value="0.00972876" calcext:value-type="float">
            <text:p>0.00972876</text:p>
          </table:table-cell>
          <table:table-cell office:value-type="float" office:value="0.009770464" calcext:value-type="float">
            <text:p>0.009770464</text:p>
          </table:table-cell>
          <table:table-cell office:value-type="float" office:value="0.009745341" calcext:value-type="float">
            <text:p>0.009745341</text:p>
          </table:table-cell>
          <table:table-cell/>
          <table:table-cell office:value-type="float" office:value="-0.000167073" calcext:value-type="float">
            <text:p>-0.000167073</text:p>
          </table:table-cell>
          <table:table-cell office:value-type="float" office:value="-0.00012537" calcext:value-type="float">
            <text:p>-0.00012537</text:p>
          </table:table-cell>
          <table:table-cell office:value-type="float" office:value="-0.000150492" calcext:value-type="float">
            <text:p>-0.000150492</text:p>
          </table:table-cell>
          <table:table-cell/>
          <table:table-cell office:value-type="float" office:value="25.980024782" calcext:value-type="float">
            <text:p>25.980024782</text:p>
          </table:table-cell>
          <table:table-cell office:value-type="float" office:value="25.981053155" calcext:value-type="float">
            <text:p>25.981053155</text:p>
          </table:table-cell>
          <table:table-cell office:value-type="float" office:value="25.980433658" calcext:value-type="float">
            <text:p>25.980433658</text:p>
          </table:table-cell>
          <table:table-cell/>
          <table:table-cell office:value-type="float" office:value="-0.004235065" calcext:value-type="float">
            <text:p>-0.004235065</text:p>
          </table:table-cell>
          <table:table-cell office:value-type="float" office:value="-0.003177934" calcext:value-type="float">
            <text:p>-0.003177934</text:p>
          </table:table-cell>
          <table:table-cell office:value-type="float" office:value="-0.003814755" calcext:value-type="float">
            <text:p>-0.00381475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11 21:20:34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1.194878363" calcext:value-type="float">
            <text:p>1.194878363</text:p>
          </table:table-cell>
          <table:table-cell office:value-type="float" office:value="1.194920682" calcext:value-type="float">
            <text:p>1.194920682</text:p>
          </table:table-cell>
          <table:table-cell office:value-type="float" office:value="1.189702891" calcext:value-type="float">
            <text:p>1.189702891</text:p>
          </table:table-cell>
          <table:table-cell/>
          <table:table-cell office:value-type="float" office:value="0.009762078" calcext:value-type="float">
            <text:p>0.009762078</text:p>
          </table:table-cell>
          <table:table-cell office:value-type="float" office:value="0.009762424" calcext:value-type="float">
            <text:p>0.009762424</text:p>
          </table:table-cell>
          <table:table-cell office:value-type="float" office:value="0.009719795" calcext:value-type="float">
            <text:p>0.009719795</text:p>
          </table:table-cell>
          <table:table-cell/>
          <table:table-cell office:value-type="float" office:value="-0.000133755" calcext:value-type="float">
            <text:p>-0.000133755</text:p>
          </table:table-cell>
          <table:table-cell office:value-type="float" office:value="-0.000133409" calcext:value-type="float">
            <text:p>-0.000133409</text:p>
          </table:table-cell>
          <table:table-cell office:value-type="float" office:value="-0.000176038" calcext:value-type="float">
            <text:p>-0.000176038</text:p>
          </table:table-cell>
          <table:table-cell/>
          <table:table-cell office:value-type="float" office:value="25.970738221" calcext:value-type="float">
            <text:p>25.970738221</text:p>
          </table:table-cell>
          <table:table-cell office:value-type="float" office:value="25.970746747" calcext:value-type="float">
            <text:p>25.970746747</text:p>
          </table:table-cell>
          <table:table-cell office:value-type="float" office:value="25.969695549" calcext:value-type="float">
            <text:p>25.969695549</text:p>
          </table:table-cell>
          <table:table-cell/>
          <table:table-cell office:value-type="float" office:value="-0.003390495" calcext:value-type="float">
            <text:p>-0.003390495</text:p>
          </table:table-cell>
          <table:table-cell office:value-type="float" office:value="-0.003381731" calcext:value-type="float">
            <text:p>-0.003381731</text:p>
          </table:table-cell>
          <table:table-cell office:value-type="float" office:value="-0.004462316" calcext:value-type="float">
            <text:p>-0.0044623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11 21:20:36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1.196079397" calcext:value-type="float">
            <text:p>1.196079397</text:p>
          </table:table-cell>
          <table:table-cell office:value-type="float" office:value="1.189837002" calcext:value-type="float">
            <text:p>1.189837002</text:p>
          </table:table-cell>
          <table:table-cell office:value-type="float" office:value="1.190659546" calcext:value-type="float">
            <text:p>1.190659546</text:p>
          </table:table-cell>
          <table:table-cell/>
          <table:table-cell office:value-type="float" office:value="0.00977189" calcext:value-type="float">
            <text:p>0.00977189</text:p>
          </table:table-cell>
          <table:table-cell office:value-type="float" office:value="0.009720891" calcext:value-type="float">
            <text:p>0.009720891</text:p>
          </table:table-cell>
          <table:table-cell office:value-type="float" office:value="0.009727611" calcext:value-type="float">
            <text:p>0.009727611</text:p>
          </table:table-cell>
          <table:table-cell/>
          <table:table-cell office:value-type="float" office:value="-0.000123943" calcext:value-type="float">
            <text:p>-0.000123943</text:p>
          </table:table-cell>
          <table:table-cell office:value-type="float" office:value="-0.000174943" calcext:value-type="float">
            <text:p>-0.000174943</text:p>
          </table:table-cell>
          <table:table-cell office:value-type="float" office:value="-0.000168223" calcext:value-type="float">
            <text:p>-0.000168223</text:p>
          </table:table-cell>
          <table:table-cell/>
          <table:table-cell office:value-type="float" office:value="25.970980186" calcext:value-type="float">
            <text:p>25.970980186</text:p>
          </table:table-cell>
          <table:table-cell office:value-type="float" office:value="25.969722567" calcext:value-type="float">
            <text:p>25.969722567</text:p>
          </table:table-cell>
          <table:table-cell office:value-type="float" office:value="25.96988828" calcext:value-type="float">
            <text:p>25.96988828</text:p>
          </table:table-cell>
          <table:table-cell/>
          <table:table-cell office:value-type="float" office:value="-0.003141766" calcext:value-type="float">
            <text:p>-0.003141766</text:p>
          </table:table-cell>
          <table:table-cell office:value-type="float" office:value="-0.004434542" calcext:value-type="float">
            <text:p>-0.004434542</text:p>
          </table:table-cell>
          <table:table-cell office:value-type="float" office:value="-0.004264196" calcext:value-type="float">
            <text:p>-0.00426419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11 21:20:37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1.193761968" calcext:value-type="float">
            <text:p>1.193761968</text:p>
          </table:table-cell>
          <table:table-cell office:value-type="float" office:value="1.188331388" calcext:value-type="float">
            <text:p>1.188331388</text:p>
          </table:table-cell>
          <table:table-cell office:value-type="float" office:value="1.194140457" calcext:value-type="float">
            <text:p>1.194140457</text:p>
          </table:table-cell>
          <table:table-cell/>
          <table:table-cell office:value-type="float" office:value="0.009752957" calcext:value-type="float">
            <text:p>0.009752957</text:p>
          </table:table-cell>
          <table:table-cell office:value-type="float" office:value="0.00970859" calcext:value-type="float">
            <text:p>0.00970859</text:p>
          </table:table-cell>
          <table:table-cell office:value-type="float" office:value="0.009756049" calcext:value-type="float">
            <text:p>0.009756049</text:p>
          </table:table-cell>
          <table:table-cell/>
          <table:table-cell office:value-type="float" office:value="-0.000142876" calcext:value-type="float">
            <text:p>-0.000142876</text:p>
          </table:table-cell>
          <table:table-cell office:value-type="float" office:value="-0.000187244" calcext:value-type="float">
            <text:p>-0.000187244</text:p>
          </table:table-cell>
          <table:table-cell office:value-type="float" office:value="-0.000139784" calcext:value-type="float">
            <text:p>-0.000139784</text:p>
          </table:table-cell>
          <table:table-cell/>
          <table:table-cell office:value-type="float" office:value="25.970513307" calcext:value-type="float">
            <text:p>25.970513307</text:p>
          </table:table-cell>
          <table:table-cell office:value-type="float" office:value="25.96941924" calcext:value-type="float">
            <text:p>25.96941924</text:p>
          </table:table-cell>
          <table:table-cell office:value-type="float" office:value="25.970589559" calcext:value-type="float">
            <text:p>25.970589559</text:p>
          </table:table-cell>
          <table:table-cell/>
          <table:table-cell office:value-type="float" office:value="-0.003621696" calcext:value-type="float">
            <text:p>-0.003621696</text:p>
          </table:table-cell>
          <table:table-cell office:value-type="float" office:value="-0.004746349" calcext:value-type="float">
            <text:p>-0.004746349</text:p>
          </table:table-cell>
          <table:table-cell office:value-type="float" office:value="-0.003543313" calcext:value-type="float">
            <text:p>-0.00354331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11 21:20:38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1.190591" calcext:value-type="float">
            <text:p>1.190591</text:p>
          </table:table-cell>
          <table:table-cell office:value-type="float" office:value="1.190973662" calcext:value-type="float">
            <text:p>1.190973662</text:p>
          </table:table-cell>
          <table:table-cell office:value-type="float" office:value="1.19691565" calcext:value-type="float">
            <text:p>1.19691565</text:p>
          </table:table-cell>
          <table:table-cell/>
          <table:table-cell office:value-type="float" office:value="0.009727051" calcext:value-type="float">
            <text:p>0.009727051</text:p>
          </table:table-cell>
          <table:table-cell office:value-type="float" office:value="0.009730177" calcext:value-type="float">
            <text:p>0.009730177</text:p>
          </table:table-cell>
          <table:table-cell office:value-type="float" office:value="0.009778723" calcext:value-type="float">
            <text:p>0.009778723</text:p>
          </table:table-cell>
          <table:table-cell/>
          <table:table-cell office:value-type="float" office:value="-0.000168783" calcext:value-type="float">
            <text:p>-0.000168783</text:p>
          </table:table-cell>
          <table:table-cell office:value-type="float" office:value="-0.000165656" calcext:value-type="float">
            <text:p>-0.000165656</text:p>
          </table:table-cell>
          <table:table-cell office:value-type="float" office:value="-0.000117111" calcext:value-type="float">
            <text:p>-0.000117111</text:p>
          </table:table-cell>
          <table:table-cell/>
          <table:table-cell office:value-type="float" office:value="25.969874471" calcext:value-type="float">
            <text:p>25.969874471</text:p>
          </table:table-cell>
          <table:table-cell office:value-type="float" office:value="25.969951564" calcext:value-type="float">
            <text:p>25.969951564</text:p>
          </table:table-cell>
          <table:table-cell office:value-type="float" office:value="25.971148661" calcext:value-type="float">
            <text:p>25.971148661</text:p>
          </table:table-cell>
          <table:table-cell/>
          <table:table-cell office:value-type="float" office:value="-0.004278392" calcext:value-type="float">
            <text:p>-0.004278392</text:p>
          </table:table-cell>
          <table:table-cell office:value-type="float" office:value="-0.004199144" calcext:value-type="float">
            <text:p>-0.004199144</text:p>
          </table:table-cell>
          <table:table-cell office:value-type="float" office:value="-0.002968581" calcext:value-type="float">
            <text:p>-0.00296858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11 21:20:39</text:p>
          </table:table-cell>
          <table:table-cell office:value-type="float" office:value="25.96898" calcext:value-type="float">
            <text:p>25.96898</text:p>
          </table:table-cell>
          <table:table-cell office:value-type="float" office:value="1.190475963" calcext:value-type="float">
            <text:p>1.190475963</text:p>
          </table:table-cell>
          <table:table-cell office:value-type="float" office:value="1.194787764" calcext:value-type="float">
            <text:p>1.194787764</text:p>
          </table:table-cell>
          <table:table-cell office:value-type="float" office:value="1.195830249" calcext:value-type="float">
            <text:p>1.195830249</text:p>
          </table:table-cell>
          <table:table-cell/>
          <table:table-cell office:value-type="float" office:value="0.009726111" calcext:value-type="float">
            <text:p>0.009726111</text:p>
          </table:table-cell>
          <table:table-cell office:value-type="float" office:value="0.009761338" calcext:value-type="float">
            <text:p>0.009761338</text:p>
          </table:table-cell>
          <table:table-cell office:value-type="float" office:value="0.009769855" calcext:value-type="float">
            <text:p>0.009769855</text:p>
          </table:table-cell>
          <table:table-cell/>
          <table:table-cell office:value-type="float" office:value="-0.000169723" calcext:value-type="float">
            <text:p>-0.000169723</text:p>
          </table:table-cell>
          <table:table-cell office:value-type="float" office:value="-0.000134495" calcext:value-type="float">
            <text:p>-0.000134495</text:p>
          </table:table-cell>
          <table:table-cell office:value-type="float" office:value="-0.000125978" calcext:value-type="float">
            <text:p>-0.000125978</text:p>
          </table:table-cell>
          <table:table-cell/>
          <table:table-cell office:value-type="float" office:value="25.964797214" calcext:value-type="float">
            <text:p>25.964797214</text:p>
          </table:table-cell>
          <table:table-cell office:value-type="float" office:value="25.965665891" calcext:value-type="float">
            <text:p>25.965665891</text:p>
          </table:table-cell>
          <table:table-cell office:value-type="float" office:value="25.965875916" calcext:value-type="float">
            <text:p>25.965875916</text:p>
          </table:table-cell>
          <table:table-cell/>
          <table:table-cell office:value-type="float" office:value="-0.004302216" calcext:value-type="float">
            <text:p>-0.004302216</text:p>
          </table:table-cell>
          <table:table-cell office:value-type="float" office:value="-0.003409258" calcext:value-type="float">
            <text:p>-0.003409258</text:p>
          </table:table-cell>
          <table:table-cell office:value-type="float" office:value="-0.003193363" calcext:value-type="float">
            <text:p>-0.00319336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11 21:20:41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1.192414903" calcext:value-type="float">
            <text:p>1.192414903</text:p>
          </table:table-cell>
          <table:table-cell office:value-type="float" office:value="1.196719551" calcext:value-type="float">
            <text:p>1.196719551</text:p>
          </table:table-cell>
          <table:table-cell office:value-type="float" office:value="1.191885017" calcext:value-type="float">
            <text:p>1.191885017</text:p>
          </table:table-cell>
          <table:table-cell/>
          <table:table-cell office:value-type="float" office:value="0.009741952" calcext:value-type="float">
            <text:p>0.009741952</text:p>
          </table:table-cell>
          <table:table-cell office:value-type="float" office:value="0.009777121" calcext:value-type="float">
            <text:p>0.009777121</text:p>
          </table:table-cell>
          <table:table-cell office:value-type="float" office:value="0.009737623" calcext:value-type="float">
            <text:p>0.009737623</text:p>
          </table:table-cell>
          <table:table-cell/>
          <table:table-cell office:value-type="float" office:value="-0.000153882" calcext:value-type="float">
            <text:p>-0.000153882</text:p>
          </table:table-cell>
          <table:table-cell office:value-type="float" office:value="-0.000118713" calcext:value-type="float">
            <text:p>-0.000118713</text:p>
          </table:table-cell>
          <table:table-cell office:value-type="float" office:value="-0.000158211" calcext:value-type="float">
            <text:p>-0.000158211</text:p>
          </table:table-cell>
          <table:table-cell/>
          <table:table-cell office:value-type="float" office:value="25.970241922" calcext:value-type="float">
            <text:p>25.970241922</text:p>
          </table:table-cell>
          <table:table-cell office:value-type="float" office:value="25.971109154" calcext:value-type="float">
            <text:p>25.971109154</text:p>
          </table:table-cell>
          <table:table-cell office:value-type="float" office:value="25.970135169" calcext:value-type="float">
            <text:p>25.970135169</text:p>
          </table:table-cell>
          <table:table-cell/>
          <table:table-cell office:value-type="float" office:value="-0.003900669" calcext:value-type="float">
            <text:p>-0.003900669</text:p>
          </table:table-cell>
          <table:table-cell office:value-type="float" office:value="-0.003009193" calcext:value-type="float">
            <text:p>-0.003009193</text:p>
          </table:table-cell>
          <table:table-cell office:value-type="float" office:value="-0.004010406" calcext:value-type="float">
            <text:p>-0.00401040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11 21:20:42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1.195037507" calcext:value-type="float">
            <text:p>1.195037507</text:p>
          </table:table-cell>
          <table:table-cell office:value-type="float" office:value="1.194386625" calcext:value-type="float">
            <text:p>1.194386625</text:p>
          </table:table-cell>
          <table:table-cell office:value-type="float" office:value="1.189000152" calcext:value-type="float">
            <text:p>1.189000152</text:p>
          </table:table-cell>
          <table:table-cell/>
          <table:table-cell office:value-type="float" office:value="0.009763378" calcext:value-type="float">
            <text:p>0.009763378</text:p>
          </table:table-cell>
          <table:table-cell office:value-type="float" office:value="0.009758061" calcext:value-type="float">
            <text:p>0.009758061</text:p>
          </table:table-cell>
          <table:table-cell office:value-type="float" office:value="0.009714054" calcext:value-type="float">
            <text:p>0.009714054</text:p>
          </table:table-cell>
          <table:table-cell/>
          <table:table-cell office:value-type="float" office:value="-0.000132455" calcext:value-type="float">
            <text:p>-0.000132455</text:p>
          </table:table-cell>
          <table:table-cell office:value-type="float" office:value="-0.000137773" calcext:value-type="float">
            <text:p>-0.000137773</text:p>
          </table:table-cell>
          <table:table-cell office:value-type="float" office:value="-0.00018178" calcext:value-type="float">
            <text:p>-0.00018178</text:p>
          </table:table-cell>
          <table:table-cell/>
          <table:table-cell office:value-type="float" office:value="25.970770283" calcext:value-type="float">
            <text:p>25.970770283</text:p>
          </table:table-cell>
          <table:table-cell office:value-type="float" office:value="25.970639153" calcext:value-type="float">
            <text:p>25.970639153</text:p>
          </table:table-cell>
          <table:table-cell office:value-type="float" office:value="25.969553972" calcext:value-type="float">
            <text:p>25.969553972</text:p>
          </table:table-cell>
          <table:table-cell/>
          <table:table-cell office:value-type="float" office:value="-0.003357537" calcext:value-type="float">
            <text:p>-0.003357537</text:p>
          </table:table-cell>
          <table:table-cell office:value-type="float" office:value="-0.003492332" calcext:value-type="float">
            <text:p>-0.003492332</text:p>
          </table:table-cell>
          <table:table-cell office:value-type="float" office:value="-0.004607851" calcext:value-type="float">
            <text:p>-0.00460785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11 21:20:43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1.19620099" calcext:value-type="float">
            <text:p>1.19620099</text:p>
          </table:table-cell>
          <table:table-cell office:value-type="float" office:value="1.189378046" calcext:value-type="float">
            <text:p>1.189378046</text:p>
          </table:table-cell>
          <table:table-cell office:value-type="float" office:value="1.191024922" calcext:value-type="float">
            <text:p>1.191024922</text:p>
          </table:table-cell>
          <table:table-cell/>
          <table:table-cell office:value-type="float" office:value="0.009772884" calcext:value-type="float">
            <text:p>0.009772884</text:p>
          </table:table-cell>
          <table:table-cell office:value-type="float" office:value="0.009717141" calcext:value-type="float">
            <text:p>0.009717141</text:p>
          </table:table-cell>
          <table:table-cell office:value-type="float" office:value="0.009730596" calcext:value-type="float">
            <text:p>0.009730596</text:p>
          </table:table-cell>
          <table:table-cell/>
          <table:table-cell office:value-type="float" office:value="-0.000122949" calcext:value-type="float">
            <text:p>-0.000122949</text:p>
          </table:table-cell>
          <table:table-cell office:value-type="float" office:value="-0.000178692" calcext:value-type="float">
            <text:p>-0.000178692</text:p>
          </table:table-cell>
          <table:table-cell office:value-type="float" office:value="-0.000165238" calcext:value-type="float">
            <text:p>-0.000165238</text:p>
          </table:table-cell>
          <table:table-cell/>
          <table:table-cell office:value-type="float" office:value="25.976058759" calcext:value-type="float">
            <text:p>25.976058759</text:p>
          </table:table-cell>
          <table:table-cell office:value-type="float" office:value="25.974684186" calcext:value-type="float">
            <text:p>25.974684186</text:p>
          </table:table-cell>
          <table:table-cell office:value-type="float" office:value="25.975015972" calcext:value-type="float">
            <text:p>25.975015972</text:p>
          </table:table-cell>
          <table:table-cell/>
          <table:table-cell office:value-type="float" office:value="-0.003116584" calcext:value-type="float">
            <text:p>-0.003116584</text:p>
          </table:table-cell>
          <table:table-cell office:value-type="float" office:value="-0.00452959" calcext:value-type="float">
            <text:p>-0.00452959</text:p>
          </table:table-cell>
          <table:table-cell office:value-type="float" office:value="-0.004188528" calcext:value-type="float">
            <text:p>-0.00418852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11 21:20:44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3326258" calcext:value-type="float">
            <text:p>1.193326258</text:p>
          </table:table-cell>
          <table:table-cell office:value-type="float" office:value="1.188151382" calcext:value-type="float">
            <text:p>1.188151382</text:p>
          </table:table-cell>
          <table:table-cell office:value-type="float" office:value="1.194400334" calcext:value-type="float">
            <text:p>1.194400334</text:p>
          </table:table-cell>
          <table:table-cell/>
          <table:table-cell office:value-type="float" office:value="0.009749398" calcext:value-type="float">
            <text:p>0.009749398</text:p>
          </table:table-cell>
          <table:table-cell office:value-type="float" office:value="0.009707119" calcext:value-type="float">
            <text:p>0.009707119</text:p>
          </table:table-cell>
          <table:table-cell office:value-type="float" office:value="0.009758173" calcext:value-type="float">
            <text:p>0.009758173</text:p>
          </table:table-cell>
          <table:table-cell/>
          <table:table-cell office:value-type="float" office:value="-0.000146436" calcext:value-type="float">
            <text:p>-0.000146436</text:p>
          </table:table-cell>
          <table:table-cell office:value-type="float" office:value="-0.000188714" calcext:value-type="float">
            <text:p>-0.000188714</text:p>
          </table:table-cell>
          <table:table-cell office:value-type="float" office:value="-0.000137661" calcext:value-type="float">
            <text:p>-0.000137661</text:p>
          </table:table-cell>
          <table:table-cell/>
          <table:table-cell office:value-type="float" office:value="25.980533685" calcext:value-type="float">
            <text:p>25.980533685</text:p>
          </table:table-cell>
          <table:table-cell office:value-type="float" office:value="25.979491142" calcext:value-type="float">
            <text:p>25.979491142</text:p>
          </table:table-cell>
          <table:table-cell office:value-type="float" office:value="25.980750071" calcext:value-type="float">
            <text:p>25.980750071</text:p>
          </table:table-cell>
          <table:table-cell/>
          <table:table-cell office:value-type="float" office:value="-0.00371193" calcext:value-type="float">
            <text:p>-0.00371193</text:p>
          </table:table-cell>
          <table:table-cell office:value-type="float" office:value="-0.004783628" calcext:value-type="float">
            <text:p>-0.004783628</text:p>
          </table:table-cell>
          <table:table-cell office:value-type="float" office:value="-0.003489493" calcext:value-type="float">
            <text:p>-0.00348949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11 21:20:46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1.189965152" calcext:value-type="float">
            <text:p>1.189965152</text:p>
          </table:table-cell>
          <table:table-cell office:value-type="float" office:value="1.19076743" calcext:value-type="float">
            <text:p>1.19076743</text:p>
          </table:table-cell>
          <table:table-cell office:value-type="float" office:value="1.196382188" calcext:value-type="float">
            <text:p>1.196382188</text:p>
          </table:table-cell>
          <table:table-cell/>
          <table:table-cell office:value-type="float" office:value="0.009721938" calcext:value-type="float">
            <text:p>0.009721938</text:p>
          </table:table-cell>
          <table:table-cell office:value-type="float" office:value="0.009728492" calcext:value-type="float">
            <text:p>0.009728492</text:p>
          </table:table-cell>
          <table:table-cell office:value-type="float" office:value="0.009774364" calcext:value-type="float">
            <text:p>0.009774364</text:p>
          </table:table-cell>
          <table:table-cell/>
          <table:table-cell office:value-type="float" office:value="-0.000173896" calcext:value-type="float">
            <text:p>-0.000173896</text:p>
          </table:table-cell>
          <table:table-cell office:value-type="float" office:value="-0.000167341" calcext:value-type="float">
            <text:p>-0.000167341</text:p>
          </table:table-cell>
          <table:table-cell office:value-type="float" office:value="-0.000121469" calcext:value-type="float">
            <text:p>-0.000121469</text:p>
          </table:table-cell>
          <table:table-cell/>
          <table:table-cell office:value-type="float" office:value="25.969748385" calcext:value-type="float">
            <text:p>25.969748385</text:p>
          </table:table-cell>
          <table:table-cell office:value-type="float" office:value="25.969910015" calcext:value-type="float">
            <text:p>25.969910015</text:p>
          </table:table-cell>
          <table:table-cell office:value-type="float" office:value="25.971041188" calcext:value-type="float">
            <text:p>25.971041188</text:p>
          </table:table-cell>
          <table:table-cell/>
          <table:table-cell office:value-type="float" office:value="-0.004408003" calcext:value-type="float">
            <text:p>-0.004408003</text:p>
          </table:table-cell>
          <table:table-cell office:value-type="float" office:value="-0.004241854" calcext:value-type="float">
            <text:p>-0.004241854</text:p>
          </table:table-cell>
          <table:table-cell office:value-type="float" office:value="-0.003079059" calcext:value-type="float">
            <text:p>-0.00307905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11 21:20:47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0071248" calcext:value-type="float">
            <text:p>1.190071248</text:p>
          </table:table-cell>
          <table:table-cell office:value-type="float" office:value="1.194985651" calcext:value-type="float">
            <text:p>1.194985651</text:p>
          </table:table-cell>
          <table:table-cell office:value-type="float" office:value="1.194620275" calcext:value-type="float">
            <text:p>1.194620275</text:p>
          </table:table-cell>
          <table:table-cell/>
          <table:table-cell office:value-type="float" office:value="0.009722804" calcext:value-type="float">
            <text:p>0.009722804</text:p>
          </table:table-cell>
          <table:table-cell office:value-type="float" office:value="0.009762955" calcext:value-type="float">
            <text:p>0.009762955</text:p>
          </table:table-cell>
          <table:table-cell office:value-type="float" office:value="0.00975997" calcext:value-type="float">
            <text:p>0.00975997</text:p>
          </table:table-cell>
          <table:table-cell/>
          <table:table-cell office:value-type="float" office:value="-0.000173029" calcext:value-type="float">
            <text:p>-0.000173029</text:p>
          </table:table-cell>
          <table:table-cell office:value-type="float" office:value="-0.000132879" calcext:value-type="float">
            <text:p>-0.000132879</text:p>
          </table:table-cell>
          <table:table-cell office:value-type="float" office:value="-0.000135864" calcext:value-type="float">
            <text:p>-0.000135864</text:p>
          </table:table-cell>
          <table:table-cell/>
          <table:table-cell office:value-type="float" office:value="25.979877923" calcext:value-type="float">
            <text:p>25.979877923</text:p>
          </table:table-cell>
          <table:table-cell office:value-type="float" office:value="25.980867991" calcext:value-type="float">
            <text:p>25.980867991</text:p>
          </table:table-cell>
          <table:table-cell office:value-type="float" office:value="25.980794381" calcext:value-type="float">
            <text:p>25.980794381</text:p>
          </table:table-cell>
          <table:table-cell/>
          <table:table-cell office:value-type="float" office:value="-0.004386031" calcext:value-type="float">
            <text:p>-0.004386031</text:p>
          </table:table-cell>
          <table:table-cell office:value-type="float" office:value="-0.003368276" calcext:value-type="float">
            <text:p>-0.003368276</text:p>
          </table:table-cell>
          <table:table-cell office:value-type="float" office:value="-0.003443944" calcext:value-type="float">
            <text:p>-0.00344394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11 21:20:48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1.192231916" calcext:value-type="float">
            <text:p>1.192231916</text:p>
          </table:table-cell>
          <table:table-cell office:value-type="float" office:value="1.195982837" calcext:value-type="float">
            <text:p>1.195982837</text:p>
          </table:table-cell>
          <table:table-cell office:value-type="float" office:value="1.190399669" calcext:value-type="float">
            <text:p>1.190399669</text:p>
          </table:table-cell>
          <table:table-cell/>
          <table:table-cell office:value-type="float" office:value="0.009740457" calcext:value-type="float">
            <text:p>0.009740457</text:p>
          </table:table-cell>
          <table:table-cell office:value-type="float" office:value="0.009771102" calcext:value-type="float">
            <text:p>0.009771102</text:p>
          </table:table-cell>
          <table:table-cell office:value-type="float" office:value="0.009725487" calcext:value-type="float">
            <text:p>0.009725487</text:p>
          </table:table-cell>
          <table:table-cell/>
          <table:table-cell office:value-type="float" office:value="-0.000155376" calcext:value-type="float">
            <text:p>-0.000155376</text:p>
          </table:table-cell>
          <table:table-cell office:value-type="float" office:value="-0.000124732" calcext:value-type="float">
            <text:p>-0.000124732</text:p>
          </table:table-cell>
          <table:table-cell office:value-type="float" office:value="-0.000170346" calcext:value-type="float">
            <text:p>-0.000170346</text:p>
          </table:table-cell>
          <table:table-cell/>
          <table:table-cell office:value-type="float" office:value="25.970205057" calcext:value-type="float">
            <text:p>25.970205057</text:p>
          </table:table-cell>
          <table:table-cell office:value-type="float" office:value="25.970960733" calcext:value-type="float">
            <text:p>25.970960733</text:p>
          </table:table-cell>
          <table:table-cell office:value-type="float" office:value="25.969835925" calcext:value-type="float">
            <text:p>25.969835925</text:p>
          </table:table-cell>
          <table:table-cell/>
          <table:table-cell office:value-type="float" office:value="-0.003938564" calcext:value-type="float">
            <text:p>-0.003938564</text:p>
          </table:table-cell>
          <table:table-cell office:value-type="float" office:value="-0.003161763" calcext:value-type="float">
            <text:p>-0.003161763</text:p>
          </table:table-cell>
          <table:table-cell office:value-type="float" office:value="-0.004318016" calcext:value-type="float">
            <text:p>-0.00431801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11 21:20:49</text:p>
          </table:table-cell>
          <table:table-cell office:value-type="float" office:value="25.96898" calcext:value-type="float">
            <text:p>25.96898</text:p>
          </table:table-cell>
          <table:table-cell office:value-type="float" office:value="1.195327782" calcext:value-type="float">
            <text:p>1.195327782</text:p>
          </table:table-cell>
          <table:table-cell office:value-type="float" office:value="1.193180226" calcext:value-type="float">
            <text:p>1.193180226</text:p>
          </table:table-cell>
          <table:table-cell office:value-type="float" office:value="1.189174794" calcext:value-type="float">
            <text:p>1.189174794</text:p>
          </table:table-cell>
          <table:table-cell/>
          <table:table-cell office:value-type="float" office:value="0.00976575" calcext:value-type="float">
            <text:p>0.00976575</text:p>
          </table:table-cell>
          <table:table-cell office:value-type="float" office:value="0.009748204" calcext:value-type="float">
            <text:p>0.009748204</text:p>
          </table:table-cell>
          <table:table-cell office:value-type="float" office:value="0.00971548" calcext:value-type="float">
            <text:p>0.00971548</text:p>
          </table:table-cell>
          <table:table-cell/>
          <table:table-cell office:value-type="float" office:value="-0.000130083" calcext:value-type="float">
            <text:p>-0.000130083</text:p>
          </table:table-cell>
          <table:table-cell office:value-type="float" office:value="-0.000147629" calcext:value-type="float">
            <text:p>-0.000147629</text:p>
          </table:table-cell>
          <table:table-cell office:value-type="float" office:value="-0.000180353" calcext:value-type="float">
            <text:p>-0.000180353</text:p>
          </table:table-cell>
          <table:table-cell/>
          <table:table-cell office:value-type="float" office:value="25.965774686" calcext:value-type="float">
            <text:p>25.965774686</text:p>
          </table:table-cell>
          <table:table-cell office:value-type="float" office:value="25.965342029" calcext:value-type="float">
            <text:p>25.965342029</text:p>
          </table:table-cell>
          <table:table-cell office:value-type="float" office:value="25.964535074" calcext:value-type="float">
            <text:p>25.964535074</text:p>
          </table:table-cell>
          <table:table-cell/>
          <table:table-cell office:value-type="float" office:value="-0.003297422" calcext:value-type="float">
            <text:p>-0.003297422</text:p>
          </table:table-cell>
          <table:table-cell office:value-type="float" office:value="-0.003742173" calcext:value-type="float">
            <text:p>-0.003742173</text:p>
          </table:table-cell>
          <table:table-cell office:value-type="float" office:value="-0.004571683" calcext:value-type="float">
            <text:p>-0.00457168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11 21:20:51</text:p>
          </table:table-cell>
          <table:table-cell office:value-type="float" office:value="25.96393" calcext:value-type="float">
            <text:p>25.96393</text:p>
          </table:table-cell>
          <table:table-cell office:value-type="float" office:value="1.195561432" calcext:value-type="float">
            <text:p>1.195561432</text:p>
          </table:table-cell>
          <table:table-cell office:value-type="float" office:value="1.189200424" calcext:value-type="float">
            <text:p>1.189200424</text:p>
          </table:table-cell>
          <table:table-cell office:value-type="float" office:value="1.190633916" calcext:value-type="float">
            <text:p>1.190633916</text:p>
          </table:table-cell>
          <table:table-cell/>
          <table:table-cell office:value-type="float" office:value="0.009767659" calcext:value-type="float">
            <text:p>0.009767659</text:p>
          </table:table-cell>
          <table:table-cell office:value-type="float" office:value="0.00971569" calcext:value-type="float">
            <text:p>0.00971569</text:p>
          </table:table-cell>
          <table:table-cell office:value-type="float" office:value="0.009727401" calcext:value-type="float">
            <text:p>0.009727401</text:p>
          </table:table-cell>
          <table:table-cell/>
          <table:table-cell office:value-type="float" office:value="-0.000128175" calcext:value-type="float">
            <text:p>-0.000128175</text:p>
          </table:table-cell>
          <table:table-cell office:value-type="float" office:value="-0.000180144" calcext:value-type="float">
            <text:p>-0.000180144</text:p>
          </table:table-cell>
          <table:table-cell office:value-type="float" office:value="-0.000168432" calcext:value-type="float">
            <text:p>-0.000168432</text:p>
          </table:table-cell>
          <table:table-cell/>
          <table:table-cell office:value-type="float" office:value="25.960767682" calcext:value-type="float">
            <text:p>25.960767682</text:p>
          </table:table-cell>
          <table:table-cell office:value-type="float" office:value="25.959486155" calcext:value-type="float">
            <text:p>25.959486155</text:p>
          </table:table-cell>
          <table:table-cell office:value-type="float" office:value="25.959774955" calcext:value-type="float">
            <text:p>25.959774955</text:p>
          </table:table-cell>
          <table:table-cell/>
          <table:table-cell office:value-type="float" office:value="-0.003249034" calcext:value-type="float">
            <text:p>-0.003249034</text:p>
          </table:table-cell>
          <table:table-cell office:value-type="float" office:value="-0.004566375" calcext:value-type="float">
            <text:p>-0.004566375</text:p>
          </table:table-cell>
          <table:table-cell office:value-type="float" office:value="-0.004269504" calcext:value-type="float">
            <text:p>-0.00426950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11 21:20:52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1.194330596" calcext:value-type="float">
            <text:p>1.194330596</text:p>
          </table:table-cell>
          <table:table-cell office:value-type="float" office:value="1.188137673" calcext:value-type="float">
            <text:p>1.188137673</text:p>
          </table:table-cell>
          <table:table-cell office:value-type="float" office:value="1.192875647" calcext:value-type="float">
            <text:p>1.192875647</text:p>
          </table:table-cell>
          <table:table-cell/>
          <table:table-cell office:value-type="float" office:value="0.009757603" calcext:value-type="float">
            <text:p>0.009757603</text:p>
          </table:table-cell>
          <table:table-cell office:value-type="float" office:value="0.009707007" calcext:value-type="float">
            <text:p>0.009707007</text:p>
          </table:table-cell>
          <table:table-cell office:value-type="float" office:value="0.009745716" calcext:value-type="float">
            <text:p>0.009745716</text:p>
          </table:table-cell>
          <table:table-cell/>
          <table:table-cell office:value-type="float" office:value="-0.00013823" calcext:value-type="float">
            <text:p>-0.00013823</text:p>
          </table:table-cell>
          <table:table-cell office:value-type="float" office:value="-0.000188826" calcext:value-type="float">
            <text:p>-0.000188826</text:p>
          </table:table-cell>
          <table:table-cell office:value-type="float" office:value="-0.000150117" calcext:value-type="float">
            <text:p>-0.000150117</text:p>
          </table:table-cell>
          <table:table-cell/>
          <table:table-cell office:value-type="float" office:value="25.975681943" calcext:value-type="float">
            <text:p>25.975681943</text:p>
          </table:table-cell>
          <table:table-cell office:value-type="float" office:value="25.974434297" calcext:value-type="float">
            <text:p>25.974434297</text:p>
          </table:table-cell>
          <table:table-cell office:value-type="float" office:value="25.975388825" calcext:value-type="float">
            <text:p>25.975388825</text:p>
          </table:table-cell>
          <table:table-cell/>
          <table:table-cell office:value-type="float" office:value="-0.003503936" calcext:value-type="float">
            <text:p>-0.003503936</text:p>
          </table:table-cell>
          <table:table-cell office:value-type="float" office:value="-0.004786467" calcext:value-type="float">
            <text:p>-0.004786467</text:p>
          </table:table-cell>
          <table:table-cell office:value-type="float" office:value="-0.00380525" calcext:value-type="float">
            <text:p>-0.0038052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11 21:20:53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1.191734218" calcext:value-type="float">
            <text:p>1.191734218</text:p>
          </table:table-cell>
          <table:table-cell office:value-type="float" office:value="1.189522289" calcext:value-type="float">
            <text:p>1.189522289</text:p>
          </table:table-cell>
          <table:table-cell office:value-type="float" office:value="1.196009063" calcext:value-type="float">
            <text:p>1.196009063</text:p>
          </table:table-cell>
          <table:table-cell/>
          <table:table-cell office:value-type="float" office:value="0.009736391" calcext:value-type="float">
            <text:p>0.009736391</text:p>
          </table:table-cell>
          <table:table-cell office:value-type="float" office:value="0.009718319" calcext:value-type="float">
            <text:p>0.009718319</text:p>
          </table:table-cell>
          <table:table-cell office:value-type="float" office:value="0.009771316" calcext:value-type="float">
            <text:p>0.009771316</text:p>
          </table:table-cell>
          <table:table-cell/>
          <table:table-cell office:value-type="float" office:value="-0.000159443" calcext:value-type="float">
            <text:p>-0.000159443</text:p>
          </table:table-cell>
          <table:table-cell office:value-type="float" office:value="-0.000177514" calcext:value-type="float">
            <text:p>-0.000177514</text:p>
          </table:table-cell>
          <table:table-cell office:value-type="float" office:value="-0.000124517" calcext:value-type="float">
            <text:p>-0.000124517</text:p>
          </table:table-cell>
          <table:table-cell/>
          <table:table-cell office:value-type="float" office:value="25.975158869" calcext:value-type="float">
            <text:p>25.975158869</text:p>
          </table:table-cell>
          <table:table-cell office:value-type="float" office:value="25.974713246" calcext:value-type="float">
            <text:p>25.974713246</text:p>
          </table:table-cell>
          <table:table-cell office:value-type="float" office:value="25.976020093" calcext:value-type="float">
            <text:p>25.976020093</text:p>
          </table:table-cell>
          <table:table-cell/>
          <table:table-cell office:value-type="float" office:value="-0.004041636" calcext:value-type="float">
            <text:p>-0.004041636</text:p>
          </table:table-cell>
          <table:table-cell office:value-type="float" office:value="-0.004499718" calcext:value-type="float">
            <text:p>-0.004499718</text:p>
          </table:table-cell>
          <table:table-cell office:value-type="float" office:value="-0.003156332" calcext:value-type="float">
            <text:p>-0.00315633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11 21:20:54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89923428" calcext:value-type="float">
            <text:p>1.189923428</text:p>
          </table:table-cell>
          <table:table-cell office:value-type="float" office:value="1.192482256" calcext:value-type="float">
            <text:p>1.192482256</text:p>
          </table:table-cell>
          <table:table-cell office:value-type="float" office:value="1.196523451" calcext:value-type="float">
            <text:p>1.196523451</text:p>
          </table:table-cell>
          <table:table-cell/>
          <table:table-cell office:value-type="float" office:value="0.009721597" calcext:value-type="float">
            <text:p>0.009721597</text:p>
          </table:table-cell>
          <table:table-cell office:value-type="float" office:value="0.009742502" calcext:value-type="float">
            <text:p>0.009742502</text:p>
          </table:table-cell>
          <table:table-cell office:value-type="float" office:value="0.009775518" calcext:value-type="float">
            <text:p>0.009775518</text:p>
          </table:table-cell>
          <table:table-cell/>
          <table:table-cell office:value-type="float" office:value="-0.000174237" calcext:value-type="float">
            <text:p>-0.000174237</text:p>
          </table:table-cell>
          <table:table-cell office:value-type="float" office:value="-0.000153331" calcext:value-type="float">
            <text:p>-0.000153331</text:p>
          </table:table-cell>
          <table:table-cell office:value-type="float" office:value="-0.000120315" calcext:value-type="float">
            <text:p>-0.000120315</text:p>
          </table:table-cell>
          <table:table-cell/>
          <table:table-cell office:value-type="float" office:value="25.979848143" calcext:value-type="float">
            <text:p>25.979848143</text:p>
          </table:table-cell>
          <table:table-cell office:value-type="float" office:value="25.980363651" calcext:value-type="float">
            <text:p>25.980363651</text:p>
          </table:table-cell>
          <table:table-cell office:value-type="float" office:value="25.981177799" calcext:value-type="float">
            <text:p>25.981177799</text:p>
          </table:table-cell>
          <table:table-cell/>
          <table:table-cell office:value-type="float" office:value="-0.004416644" calcext:value-type="float">
            <text:p>-0.004416644</text:p>
          </table:table-cell>
          <table:table-cell office:value-type="float" office:value="-0.00388672" calcext:value-type="float">
            <text:p>-0.00388672</text:p>
          </table:table-cell>
          <table:table-cell office:value-type="float" office:value="-0.003049804" calcext:value-type="float">
            <text:p>-0.00304980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11 21:20:55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1.191414737" calcext:value-type="float">
            <text:p>1.191414737</text:p>
          </table:table-cell>
          <table:table-cell office:value-type="float" office:value="1.195929789" calcext:value-type="float">
            <text:p>1.195929789</text:p>
          </table:table-cell>
          <table:table-cell office:value-type="float" office:value="1.191544079" calcext:value-type="float">
            <text:p>1.191544079</text:p>
          </table:table-cell>
          <table:table-cell/>
          <table:table-cell office:value-type="float" office:value="0.009733781" calcext:value-type="float">
            <text:p>0.009733781</text:p>
          </table:table-cell>
          <table:table-cell office:value-type="float" office:value="0.009770668" calcext:value-type="float">
            <text:p>0.009770668</text:p>
          </table:table-cell>
          <table:table-cell office:value-type="float" office:value="0.009734837" calcext:value-type="float">
            <text:p>0.009734837</text:p>
          </table:table-cell>
          <table:table-cell/>
          <table:table-cell office:value-type="float" office:value="-0.000162053" calcext:value-type="float">
            <text:p>-0.000162053</text:p>
          </table:table-cell>
          <table:table-cell office:value-type="float" office:value="-0.000125165" calcext:value-type="float">
            <text:p>-0.000125165</text:p>
          </table:table-cell>
          <table:table-cell office:value-type="float" office:value="-0.000160996" calcext:value-type="float">
            <text:p>-0.000160996</text:p>
          </table:table-cell>
          <table:table-cell/>
          <table:table-cell office:value-type="float" office:value="25.970040424" calcext:value-type="float">
            <text:p>25.970040424</text:p>
          </table:table-cell>
          <table:table-cell office:value-type="float" office:value="25.970950046" calcext:value-type="float">
            <text:p>25.970950046</text:p>
          </table:table-cell>
          <table:table-cell office:value-type="float" office:value="25.970066482" calcext:value-type="float">
            <text:p>25.970066482</text:p>
          </table:table-cell>
          <table:table-cell/>
          <table:table-cell office:value-type="float" office:value="-0.004107799" calcext:value-type="float">
            <text:p>-0.004107799</text:p>
          </table:table-cell>
          <table:table-cell office:value-type="float" office:value="-0.003172749" calcext:value-type="float">
            <text:p>-0.003172749</text:p>
          </table:table-cell>
          <table:table-cell office:value-type="float" office:value="-0.004081013" calcext:value-type="float">
            <text:p>-0.00408101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11 21:20:57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1.194403314" calcext:value-type="float">
            <text:p>1.194403314</text:p>
          </table:table-cell>
          <table:table-cell office:value-type="float" office:value="1.194353842" calcext:value-type="float">
            <text:p>1.194353842</text:p>
          </table:table-cell>
          <table:table-cell office:value-type="float" office:value="1.188737892" calcext:value-type="float">
            <text:p>1.188737892</text:p>
          </table:table-cell>
          <table:table-cell/>
          <table:table-cell office:value-type="float" office:value="0.009758197" calcext:value-type="float">
            <text:p>0.009758197</text:p>
          </table:table-cell>
          <table:table-cell office:value-type="float" office:value="0.009757793" calcext:value-type="float">
            <text:p>0.009757793</text:p>
          </table:table-cell>
          <table:table-cell office:value-type="float" office:value="0.009711911" calcext:value-type="float">
            <text:p>0.009711911</text:p>
          </table:table-cell>
          <table:table-cell/>
          <table:table-cell office:value-type="float" office:value="-0.000137636" calcext:value-type="float">
            <text:p>-0.000137636</text:p>
          </table:table-cell>
          <table:table-cell office:value-type="float" office:value="-0.000138041" calcext:value-type="float">
            <text:p>-0.000138041</text:p>
          </table:table-cell>
          <table:table-cell office:value-type="float" office:value="-0.000183922" calcext:value-type="float">
            <text:p>-0.000183922</text:p>
          </table:table-cell>
          <table:table-cell/>
          <table:table-cell office:value-type="float" office:value="25.975696593" calcext:value-type="float">
            <text:p>25.975696593</text:p>
          </table:table-cell>
          <table:table-cell office:value-type="float" office:value="25.975686627" calcext:value-type="float">
            <text:p>25.975686627</text:p>
          </table:table-cell>
          <table:table-cell office:value-type="float" office:value="25.974555219" calcext:value-type="float">
            <text:p>25.974555219</text:p>
          </table:table-cell>
          <table:table-cell/>
          <table:table-cell office:value-type="float" office:value="-0.003488876" calcext:value-type="float">
            <text:p>-0.003488876</text:p>
          </table:table-cell>
          <table:table-cell office:value-type="float" office:value="-0.003499122" calcext:value-type="float">
            <text:p>-0.003499122</text:p>
          </table:table-cell>
          <table:table-cell office:value-type="float" office:value="-0.004662164" calcext:value-type="float">
            <text:p>-0.00466216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11 21:20:58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1.1955513" calcext:value-type="float">
            <text:p>1.1955513</text:p>
          </table:table-cell>
          <table:table-cell office:value-type="float" office:value="1.191585802" calcext:value-type="float">
            <text:p>1.191585802</text:p>
          </table:table-cell>
          <table:table-cell office:value-type="float" office:value="1.189175986" calcext:value-type="float">
            <text:p>1.189175986</text:p>
          </table:table-cell>
          <table:table-cell/>
          <table:table-cell office:value-type="float" office:value="0.009767576" calcext:value-type="float">
            <text:p>0.009767576</text:p>
          </table:table-cell>
          <table:table-cell office:value-type="float" office:value="0.009735178" calcext:value-type="float">
            <text:p>0.009735178</text:p>
          </table:table-cell>
          <table:table-cell office:value-type="float" office:value="0.00971549" calcext:value-type="float">
            <text:p>0.00971549</text:p>
          </table:table-cell>
          <table:table-cell/>
          <table:table-cell office:value-type="float" office:value="-0.000128257" calcext:value-type="float">
            <text:p>-0.000128257</text:p>
          </table:table-cell>
          <table:table-cell office:value-type="float" office:value="-0.000160655" calcext:value-type="float">
            <text:p>-0.000160655</text:p>
          </table:table-cell>
          <table:table-cell office:value-type="float" office:value="-0.000180343" calcext:value-type="float">
            <text:p>-0.000180343</text:p>
          </table:table-cell>
          <table:table-cell/>
          <table:table-cell office:value-type="float" office:value="25.970873794" calcext:value-type="float">
            <text:p>25.970873794</text:p>
          </table:table-cell>
          <table:table-cell office:value-type="float" office:value="25.970074888" calcext:value-type="float">
            <text:p>25.970074888</text:p>
          </table:table-cell>
          <table:table-cell office:value-type="float" office:value="25.969589396" calcext:value-type="float">
            <text:p>25.969589396</text:p>
          </table:table-cell>
          <table:table-cell/>
          <table:table-cell office:value-type="float" office:value="-0.003251133" calcext:value-type="float">
            <text:p>-0.003251133</text:p>
          </table:table-cell>
          <table:table-cell office:value-type="float" office:value="-0.004072372" calcext:value-type="float">
            <text:p>-0.004072372</text:p>
          </table:table-cell>
          <table:table-cell office:value-type="float" office:value="-0.004571436" calcext:value-type="float">
            <text:p>-0.00457143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11 21:20:59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5207977" calcext:value-type="float">
            <text:p>1.195207977</text:p>
          </table:table-cell>
          <table:table-cell office:value-type="float" office:value="1.187971972" calcext:value-type="float">
            <text:p>1.187971972</text:p>
          </table:table-cell>
          <table:table-cell office:value-type="float" office:value="1.192003035" calcext:value-type="float">
            <text:p>1.192003035</text:p>
          </table:table-cell>
          <table:table-cell/>
          <table:table-cell office:value-type="float" office:value="0.009764771" calcext:value-type="float">
            <text:p>0.009764771</text:p>
          </table:table-cell>
          <table:table-cell office:value-type="float" office:value="0.009705653" calcext:value-type="float">
            <text:p>0.009705653</text:p>
          </table:table-cell>
          <table:table-cell office:value-type="float" office:value="0.009738587" calcext:value-type="float">
            <text:p>0.009738587</text:p>
          </table:table-cell>
          <table:table-cell/>
          <table:table-cell office:value-type="float" office:value="-0.000131062" calcext:value-type="float">
            <text:p>-0.000131062</text:p>
          </table:table-cell>
          <table:table-cell office:value-type="float" office:value="-0.00019018" calcext:value-type="float">
            <text:p>-0.00019018</text:p>
          </table:table-cell>
          <table:table-cell office:value-type="float" office:value="-0.000157246" calcext:value-type="float">
            <text:p>-0.000157246</text:p>
          </table:table-cell>
          <table:table-cell/>
          <table:table-cell office:value-type="float" office:value="25.980912781" calcext:value-type="float">
            <text:p>25.980912781</text:p>
          </table:table-cell>
          <table:table-cell office:value-type="float" office:value="25.979454998" calcext:value-type="float">
            <text:p>25.979454998</text:p>
          </table:table-cell>
          <table:table-cell office:value-type="float" office:value="25.980267106" calcext:value-type="float">
            <text:p>25.980267106</text:p>
          </table:table-cell>
          <table:table-cell/>
          <table:table-cell office:value-type="float" office:value="-0.003322234" calcext:value-type="float">
            <text:p>-0.003322234</text:p>
          </table:table-cell>
          <table:table-cell office:value-type="float" office:value="-0.004820783" calcext:value-type="float">
            <text:p>-0.004820783</text:p>
          </table:table-cell>
          <table:table-cell office:value-type="float" office:value="-0.003985965" calcext:value-type="float">
            <text:p>-0.00398596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11 21:21:00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1.188402318" calcext:value-type="float">
            <text:p>1.188402318</text:p>
          </table:table-cell>
          <table:table-cell office:value-type="float" office:value="1.19173839" calcext:value-type="float">
            <text:p>1.19173839</text:p>
          </table:table-cell>
          <table:table-cell office:value-type="float" office:value="1.195924425" calcext:value-type="float">
            <text:p>1.195924425</text:p>
          </table:table-cell>
          <table:table-cell/>
          <table:table-cell office:value-type="float" office:value="0.009709169" calcext:value-type="float">
            <text:p>0.009709169</text:p>
          </table:table-cell>
          <table:table-cell office:value-type="float" office:value="0.009736425" calcext:value-type="float">
            <text:p>0.009736425</text:p>
          </table:table-cell>
          <table:table-cell office:value-type="float" office:value="0.009770624" calcext:value-type="float">
            <text:p>0.009770624</text:p>
          </table:table-cell>
          <table:table-cell/>
          <table:table-cell office:value-type="float" office:value="-0.000186664" calcext:value-type="float">
            <text:p>-0.000186664</text:p>
          </table:table-cell>
          <table:table-cell office:value-type="float" office:value="-0.000159409" calcext:value-type="float">
            <text:p>-0.000159409</text:p>
          </table:table-cell>
          <table:table-cell office:value-type="float" office:value="-0.000125209" calcext:value-type="float">
            <text:p>-0.000125209</text:p>
          </table:table-cell>
          <table:table-cell/>
          <table:table-cell office:value-type="float" office:value="25.974487613" calcext:value-type="float">
            <text:p>25.974487613</text:p>
          </table:table-cell>
          <table:table-cell office:value-type="float" office:value="25.975159709" calcext:value-type="float">
            <text:p>25.975159709</text:p>
          </table:table-cell>
          <table:table-cell office:value-type="float" office:value="25.976003041" calcext:value-type="float">
            <text:p>25.976003041</text:p>
          </table:table-cell>
          <table:table-cell/>
          <table:table-cell office:value-type="float" office:value="-0.00473166" calcext:value-type="float">
            <text:p>-0.00473166</text:p>
          </table:table-cell>
          <table:table-cell office:value-type="float" office:value="-0.004040772" calcext:value-type="float">
            <text:p>-0.004040772</text:p>
          </table:table-cell>
          <table:table-cell office:value-type="float" office:value="-0.00317386" calcext:value-type="float">
            <text:p>-0.0031738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11 21:21:02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1.19058802" calcext:value-type="float">
            <text:p>1.19058802</text:p>
          </table:table-cell>
          <table:table-cell office:value-type="float" office:value="1.194146418" calcext:value-type="float">
            <text:p>1.194146418</text:p>
          </table:table-cell>
          <table:table-cell office:value-type="float" office:value="1.19681909" calcext:value-type="float">
            <text:p>1.19681909</text:p>
          </table:table-cell>
          <table:table-cell/>
          <table:table-cell office:value-type="float" office:value="0.009727026" calcext:value-type="float">
            <text:p>0.009727026</text:p>
          </table:table-cell>
          <table:table-cell office:value-type="float" office:value="0.009756098" calcext:value-type="float">
            <text:p>0.009756098</text:p>
          </table:table-cell>
          <table:table-cell office:value-type="float" office:value="0.009777934" calcext:value-type="float">
            <text:p>0.009777934</text:p>
          </table:table-cell>
          <table:table-cell/>
          <table:table-cell office:value-type="float" office:value="-0.000168807" calcext:value-type="float">
            <text:p>-0.000168807</text:p>
          </table:table-cell>
          <table:table-cell office:value-type="float" office:value="-0.000139735" calcext:value-type="float">
            <text:p>-0.000139735</text:p>
          </table:table-cell>
          <table:table-cell office:value-type="float" office:value="-0.0001179" calcext:value-type="float">
            <text:p>-0.0001179</text:p>
          </table:table-cell>
          <table:table-cell/>
          <table:table-cell office:value-type="float" office:value="25.974927952" calcext:value-type="float">
            <text:p>25.974927952</text:p>
          </table:table-cell>
          <table:table-cell office:value-type="float" office:value="25.975644838" calcext:value-type="float">
            <text:p>25.975644838</text:p>
          </table:table-cell>
          <table:table-cell office:value-type="float" office:value="25.976183283" calcext:value-type="float">
            <text:p>25.976183283</text:p>
          </table:table-cell>
          <table:table-cell/>
          <table:table-cell office:value-type="float" office:value="-0.004279009" calcext:value-type="float">
            <text:p>-0.004279009</text:p>
          </table:table-cell>
          <table:table-cell office:value-type="float" office:value="-0.003542078" calcext:value-type="float">
            <text:p>-0.003542078</text:p>
          </table:table-cell>
          <table:table-cell office:value-type="float" office:value="-0.002988578" calcext:value-type="float">
            <text:p>-0.00298857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11 21:21:03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1.19125142" calcext:value-type="float">
            <text:p>1.19125142</text:p>
          </table:table-cell>
          <table:table-cell office:value-type="float" office:value="1.196402454" calcext:value-type="float">
            <text:p>1.196402454</text:p>
          </table:table-cell>
          <table:table-cell office:value-type="float" office:value="1.193661832" calcext:value-type="float">
            <text:p>1.193661832</text:p>
          </table:table-cell>
          <table:table-cell/>
          <table:table-cell office:value-type="float" office:value="0.009732446" calcext:value-type="float">
            <text:p>0.009732446</text:p>
          </table:table-cell>
          <table:table-cell office:value-type="float" office:value="0.00977453" calcext:value-type="float">
            <text:p>0.00977453</text:p>
          </table:table-cell>
          <table:table-cell office:value-type="float" office:value="0.009752139" calcext:value-type="float">
            <text:p>0.009752139</text:p>
          </table:table-cell>
          <table:table-cell/>
          <table:table-cell office:value-type="float" office:value="-0.000163387" calcext:value-type="float">
            <text:p>-0.000163387</text:p>
          </table:table-cell>
          <table:table-cell office:value-type="float" office:value="-0.000121303" calcext:value-type="float">
            <text:p>-0.000121303</text:p>
          </table:table-cell>
          <table:table-cell office:value-type="float" office:value="-0.000143694" calcext:value-type="float">
            <text:p>-0.000143694</text:p>
          </table:table-cell>
          <table:table-cell/>
          <table:table-cell office:value-type="float" office:value="25.975061603" calcext:value-type="float">
            <text:p>25.975061603</text:p>
          </table:table-cell>
          <table:table-cell office:value-type="float" office:value="25.976099347" calcext:value-type="float">
            <text:p>25.976099347</text:p>
          </table:table-cell>
          <table:table-cell office:value-type="float" office:value="25.975547212" calcext:value-type="float">
            <text:p>25.975547212</text:p>
          </table:table-cell>
          <table:table-cell/>
          <table:table-cell office:value-type="float" office:value="-0.004141621" calcext:value-type="float">
            <text:p>-0.004141621</text:p>
          </table:table-cell>
          <table:table-cell office:value-type="float" office:value="-0.003074862" calcext:value-type="float">
            <text:p>-0.003074862</text:p>
          </table:table-cell>
          <table:table-cell office:value-type="float" office:value="-0.003642434" calcext:value-type="float">
            <text:p>-0.00364243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11 21:21:04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5954227" calcext:value-type="float">
            <text:p>1.195954227</text:p>
          </table:table-cell>
          <table:table-cell office:value-type="float" office:value="1.194453382" calcext:value-type="float">
            <text:p>1.194453382</text:p>
          </table:table-cell>
          <table:table-cell office:value-type="float" office:value="1.189955615" calcext:value-type="float">
            <text:p>1.189955615</text:p>
          </table:table-cell>
          <table:table-cell/>
          <table:table-cell office:value-type="float" office:value="0.009770868" calcext:value-type="float">
            <text:p>0.009770868</text:p>
          </table:table-cell>
          <table:table-cell office:value-type="float" office:value="0.009758606" calcext:value-type="float">
            <text:p>0.009758606</text:p>
          </table:table-cell>
          <table:table-cell office:value-type="float" office:value="0.00972186" calcext:value-type="float">
            <text:p>0.00972186</text:p>
          </table:table-cell>
          <table:table-cell/>
          <table:table-cell office:value-type="float" office:value="-0.000124965" calcext:value-type="float">
            <text:p>-0.000124965</text:p>
          </table:table-cell>
          <table:table-cell office:value-type="float" office:value="-0.000137227" calcext:value-type="float">
            <text:p>-0.000137227</text:p>
          </table:table-cell>
          <table:table-cell office:value-type="float" office:value="-0.000173974" calcext:value-type="float">
            <text:p>-0.000173974</text:p>
          </table:table-cell>
          <table:table-cell/>
          <table:table-cell office:value-type="float" office:value="25.981063122" calcext:value-type="float">
            <text:p>25.981063122</text:p>
          </table:table-cell>
          <table:table-cell office:value-type="float" office:value="25.980760758" calcext:value-type="float">
            <text:p>25.980760758</text:p>
          </table:table-cell>
          <table:table-cell office:value-type="float" office:value="25.979854627" calcext:value-type="float">
            <text:p>25.979854627</text:p>
          </table:table-cell>
          <table:table-cell/>
          <table:table-cell office:value-type="float" office:value="-0.003167688" calcext:value-type="float">
            <text:p>-0.003167688</text:p>
          </table:table-cell>
          <table:table-cell office:value-type="float" office:value="-0.003478507" calcext:value-type="float">
            <text:p>-0.003478507</text:p>
          </table:table-cell>
          <table:table-cell office:value-type="float" office:value="-0.004409978" calcext:value-type="float">
            <text:p>-0.00440997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11 21:21:05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5032739" calcext:value-type="float">
            <text:p>1.195032739</text:p>
          </table:table-cell>
          <table:table-cell office:value-type="float" office:value="1.188298009" calcext:value-type="float">
            <text:p>1.188298009</text:p>
          </table:table-cell>
          <table:table-cell office:value-type="float" office:value="1.19430139" calcext:value-type="float">
            <text:p>1.19430139</text:p>
          </table:table-cell>
          <table:table-cell/>
          <table:table-cell office:value-type="float" office:value="0.009763339" calcext:value-type="float">
            <text:p>0.009763339</text:p>
          </table:table-cell>
          <table:table-cell office:value-type="float" office:value="0.009708317" calcext:value-type="float">
            <text:p>0.009708317</text:p>
          </table:table-cell>
          <table:table-cell office:value-type="float" office:value="0.009757364" calcext:value-type="float">
            <text:p>0.009757364</text:p>
          </table:table-cell>
          <table:table-cell/>
          <table:table-cell office:value-type="float" office:value="-0.000132494" calcext:value-type="float">
            <text:p>-0.000132494</text:p>
          </table:table-cell>
          <table:table-cell office:value-type="float" office:value="-0.000187516" calcext:value-type="float">
            <text:p>-0.000187516</text:p>
          </table:table-cell>
          <table:table-cell office:value-type="float" office:value="-0.000138469" calcext:value-type="float">
            <text:p>-0.000138469</text:p>
          </table:table-cell>
          <table:table-cell/>
          <table:table-cell office:value-type="float" office:value="25.980877477" calcext:value-type="float">
            <text:p>25.980877477</text:p>
          </table:table-cell>
          <table:table-cell office:value-type="float" office:value="25.979520682" calcext:value-type="float">
            <text:p>25.979520682</text:p>
          </table:table-cell>
          <table:table-cell office:value-type="float" office:value="25.980730138" calcext:value-type="float">
            <text:p>25.980730138</text:p>
          </table:table-cell>
          <table:table-cell/>
          <table:table-cell office:value-type="float" office:value="-0.003358525" calcext:value-type="float">
            <text:p>-0.003358525</text:p>
          </table:table-cell>
          <table:table-cell office:value-type="float" office:value="-0.004753262" calcext:value-type="float">
            <text:p>-0.004753262</text:p>
          </table:table-cell>
          <table:table-cell office:value-type="float" office:value="-0.003509984" calcext:value-type="float">
            <text:p>-0.00350998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11 21:21:07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89613484" calcext:value-type="float">
            <text:p>1.189613484</text:p>
          </table:table-cell>
          <table:table-cell office:value-type="float" office:value="1.192159199" calcext:value-type="float">
            <text:p>1.192159199</text:p>
          </table:table-cell>
          <table:table-cell office:value-type="float" office:value="1.196501994" calcext:value-type="float">
            <text:p>1.196501994</text:p>
          </table:table-cell>
          <table:table-cell/>
          <table:table-cell office:value-type="float" office:value="0.009719064" calcext:value-type="float">
            <text:p>0.009719064</text:p>
          </table:table-cell>
          <table:table-cell office:value-type="float" office:value="0.009739863" calcext:value-type="float">
            <text:p>0.009739863</text:p>
          </table:table-cell>
          <table:table-cell office:value-type="float" office:value="0.009775343" calcext:value-type="float">
            <text:p>0.009775343</text:p>
          </table:table-cell>
          <table:table-cell/>
          <table:table-cell office:value-type="float" office:value="-0.000176769" calcext:value-type="float">
            <text:p>-0.000176769</text:p>
          </table:table-cell>
          <table:table-cell office:value-type="float" office:value="-0.000155971" calcext:value-type="float">
            <text:p>-0.000155971</text:p>
          </table:table-cell>
          <table:table-cell office:value-type="float" office:value="-0.00012049" calcext:value-type="float">
            <text:p>-0.00012049</text:p>
          </table:table-cell>
          <table:table-cell/>
          <table:table-cell office:value-type="float" office:value="25.979785701" calcext:value-type="float">
            <text:p>25.979785701</text:p>
          </table:table-cell>
          <table:table-cell office:value-type="float" office:value="25.980298567" calcext:value-type="float">
            <text:p>25.980298567</text:p>
          </table:table-cell>
          <table:table-cell office:value-type="float" office:value="25.981173476" calcext:value-type="float">
            <text:p>25.981173476</text:p>
          </table:table-cell>
          <table:table-cell/>
          <table:table-cell office:value-type="float" office:value="-0.004480832" calcext:value-type="float">
            <text:p>-0.004480832</text:p>
          </table:table-cell>
          <table:table-cell office:value-type="float" office:value="-0.003953624" calcext:value-type="float">
            <text:p>-0.003953624</text:p>
          </table:table-cell>
          <table:table-cell office:value-type="float" office:value="-0.003054248" calcext:value-type="float">
            <text:p>-0.00305424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11 21:21:08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2035221" calcext:value-type="float">
            <text:p>1.192035221</text:p>
          </table:table-cell>
          <table:table-cell office:value-type="float" office:value="1.196160459" calcext:value-type="float">
            <text:p>1.196160459</text:p>
          </table:table-cell>
          <table:table-cell office:value-type="float" office:value="1.191502356" calcext:value-type="float">
            <text:p>1.191502356</text:p>
          </table:table-cell>
          <table:table-cell/>
          <table:table-cell office:value-type="float" office:value="0.00973885" calcext:value-type="float">
            <text:p>0.00973885</text:p>
          </table:table-cell>
          <table:table-cell office:value-type="float" office:value="0.009772553" calcext:value-type="float">
            <text:p>0.009772553</text:p>
          </table:table-cell>
          <table:table-cell office:value-type="float" office:value="0.009734496" calcext:value-type="float">
            <text:p>0.009734496</text:p>
          </table:table-cell>
          <table:table-cell/>
          <table:table-cell office:value-type="float" office:value="-0.000156983" calcext:value-type="float">
            <text:p>-0.000156983</text:p>
          </table:table-cell>
          <table:table-cell office:value-type="float" office:value="-0.000123281" calcext:value-type="float">
            <text:p>-0.000123281</text:p>
          </table:table-cell>
          <table:table-cell office:value-type="float" office:value="-0.000161337" calcext:value-type="float">
            <text:p>-0.000161337</text:p>
          </table:table-cell>
          <table:table-cell/>
          <table:table-cell office:value-type="float" office:value="25.98532767" calcext:value-type="float">
            <text:p>25.98532767</text:p>
          </table:table-cell>
          <table:table-cell office:value-type="float" office:value="25.986158747" calcext:value-type="float">
            <text:p>25.986158747</text:p>
          </table:table-cell>
          <table:table-cell office:value-type="float" office:value="25.985220319" calcext:value-type="float">
            <text:p>25.985220319</text:p>
          </table:table-cell>
          <table:table-cell/>
          <table:table-cell office:value-type="float" office:value="-0.003979299" calcext:value-type="float">
            <text:p>-0.003979299</text:p>
          </table:table-cell>
          <table:table-cell office:value-type="float" office:value="-0.003124978" calcext:value-type="float">
            <text:p>-0.003124978</text:p>
          </table:table-cell>
          <table:table-cell office:value-type="float" office:value="-0.004089654" calcext:value-type="float">
            <text:p>-0.00408965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11 21:21:09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5508384" calcext:value-type="float">
            <text:p>1.195508384</text:p>
          </table:table-cell>
          <table:table-cell office:value-type="float" office:value="1.193575405" calcext:value-type="float">
            <text:p>1.193575405</text:p>
          </table:table-cell>
          <table:table-cell office:value-type="float" office:value="1.189021014" calcext:value-type="float">
            <text:p>1.189021014</text:p>
          </table:table-cell>
          <table:table-cell/>
          <table:table-cell office:value-type="float" office:value="0.009767225" calcext:value-type="float">
            <text:p>0.009767225</text:p>
          </table:table-cell>
          <table:table-cell office:value-type="float" office:value="0.009751433" calcext:value-type="float">
            <text:p>0.009751433</text:p>
          </table:table-cell>
          <table:table-cell office:value-type="float" office:value="0.009714224" calcext:value-type="float">
            <text:p>0.009714224</text:p>
          </table:table-cell>
          <table:table-cell/>
          <table:table-cell office:value-type="float" office:value="-0.000128608" calcext:value-type="float">
            <text:p>-0.000128608</text:p>
          </table:table-cell>
          <table:table-cell office:value-type="float" office:value="-0.0001444" calcext:value-type="float">
            <text:p>-0.0001444</text:p>
          </table:table-cell>
          <table:table-cell office:value-type="float" office:value="-0.000181609" calcext:value-type="float">
            <text:p>-0.000181609</text:p>
          </table:table-cell>
          <table:table-cell/>
          <table:table-cell office:value-type="float" office:value="25.980973301" calcext:value-type="float">
            <text:p>25.980973301</text:p>
          </table:table-cell>
          <table:table-cell office:value-type="float" office:value="25.980583879" calcext:value-type="float">
            <text:p>25.980583879</text:p>
          </table:table-cell>
          <table:table-cell office:value-type="float" office:value="25.97966634" calcext:value-type="float">
            <text:p>25.97966634</text:p>
          </table:table-cell>
          <table:table-cell/>
          <table:table-cell office:value-type="float" office:value="-0.00326002" calcext:value-type="float">
            <text:p>-0.00326002</text:p>
          </table:table-cell>
          <table:table-cell office:value-type="float" office:value="-0.003660333" calcext:value-type="float">
            <text:p>-0.003660333</text:p>
          </table:table-cell>
          <table:table-cell office:value-type="float" office:value="-0.00460353" calcext:value-type="float">
            <text:p>-0.004603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11 21:21:10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1.191134595" calcext:value-type="float">
            <text:p>1.191134595</text:p>
          </table:table-cell>
          <table:table-cell office:value-type="float" office:value="1.190514706" calcext:value-type="float">
            <text:p>1.190514706</text:p>
          </table:table-cell>
          <table:table-cell office:value-type="float" office:value="1.196860814" calcext:value-type="float">
            <text:p>1.196860814</text:p>
          </table:table-cell>
          <table:table-cell/>
          <table:table-cell office:value-type="float" office:value="0.009731492" calcext:value-type="float">
            <text:p>0.009731492</text:p>
          </table:table-cell>
          <table:table-cell office:value-type="float" office:value="0.009726427" calcext:value-type="float">
            <text:p>0.009726427</text:p>
          </table:table-cell>
          <table:table-cell office:value-type="float" office:value="0.009778275" calcext:value-type="float">
            <text:p>0.009778275</text:p>
          </table:table-cell>
          <table:table-cell/>
          <table:table-cell office:value-type="float" office:value="-0.000164342" calcext:value-type="float">
            <text:p>-0.000164342</text:p>
          </table:table-cell>
          <table:table-cell office:value-type="float" office:value="-0.000169406" calcext:value-type="float">
            <text:p>-0.000169406</text:p>
          </table:table-cell>
          <table:table-cell office:value-type="float" office:value="-0.000117559" calcext:value-type="float">
            <text:p>-0.000117559</text:p>
          </table:table-cell>
          <table:table-cell/>
          <table:table-cell office:value-type="float" office:value="25.969983986" calcext:value-type="float">
            <text:p>25.969983986</text:p>
          </table:table-cell>
          <table:table-cell office:value-type="float" office:value="25.9698591" calcext:value-type="float">
            <text:p>25.9698591</text:p>
          </table:table-cell>
          <table:table-cell office:value-type="float" office:value="25.971137614" calcext:value-type="float">
            <text:p>25.971137614</text:p>
          </table:table-cell>
          <table:table-cell/>
          <table:table-cell office:value-type="float" office:value="-0.004165816" calcext:value-type="float">
            <text:p>-0.004165816</text:p>
          </table:table-cell>
          <table:table-cell office:value-type="float" office:value="-0.004294192" calcext:value-type="float">
            <text:p>-0.004294192</text:p>
          </table:table-cell>
          <table:table-cell office:value-type="float" office:value="-0.002979938" calcext:value-type="float">
            <text:p>-0.00297993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11 21:21:12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0802597" calcext:value-type="float">
            <text:p>1.190802597</text:p>
          </table:table-cell>
          <table:table-cell office:value-type="float" office:value="1.19620397" calcext:value-type="float">
            <text:p>1.19620397</text:p>
          </table:table-cell>
          <table:table-cell office:value-type="float" office:value="1.192436956" calcext:value-type="float">
            <text:p>1.192436956</text:p>
          </table:table-cell>
          <table:table-cell/>
          <table:table-cell office:value-type="float" office:value="0.009728779" calcext:value-type="float">
            <text:p>0.009728779</text:p>
          </table:table-cell>
          <table:table-cell office:value-type="float" office:value="0.009772908" calcext:value-type="float">
            <text:p>0.009772908</text:p>
          </table:table-cell>
          <table:table-cell office:value-type="float" office:value="0.009742132" calcext:value-type="float">
            <text:p>0.009742132</text:p>
          </table:table-cell>
          <table:table-cell/>
          <table:table-cell office:value-type="float" office:value="-0.000167054" calcext:value-type="float">
            <text:p>-0.000167054</text:p>
          </table:table-cell>
          <table:table-cell office:value-type="float" office:value="-0.000122925" calcext:value-type="float">
            <text:p>-0.000122925</text:p>
          </table:table-cell>
          <table:table-cell office:value-type="float" office:value="-0.000153701" calcext:value-type="float">
            <text:p>-0.000153701</text:p>
          </table:table-cell>
          <table:table-cell/>
          <table:table-cell office:value-type="float" office:value="25.990133426" calcext:value-type="float">
            <text:p>25.990133426</text:p>
          </table:table-cell>
          <table:table-cell office:value-type="float" office:value="25.99122159" calcext:value-type="float">
            <text:p>25.99122159</text:p>
          </table:table-cell>
          <table:table-cell office:value-type="float" office:value="25.990462685" calcext:value-type="float">
            <text:p>25.990462685</text:p>
          </table:table-cell>
          <table:table-cell/>
          <table:table-cell office:value-type="float" office:value="-0.004234571" calcext:value-type="float">
            <text:p>-0.004234571</text:p>
          </table:table-cell>
          <table:table-cell office:value-type="float" office:value="-0.003115967" calcext:value-type="float">
            <text:p>-0.003115967</text:p>
          </table:table-cell>
          <table:table-cell office:value-type="float" office:value="-0.003896101" calcext:value-type="float">
            <text:p>-0.00389610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11 21:21:13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5533418" calcext:value-type="float">
            <text:p>1.195533418</text:p>
          </table:table-cell>
          <table:table-cell office:value-type="float" office:value="1.193920516" calcext:value-type="float">
            <text:p>1.193920516</text:p>
          </table:table-cell>
          <table:table-cell office:value-type="float" office:value="1.189273738" calcext:value-type="float">
            <text:p>1.189273738</text:p>
          </table:table-cell>
          <table:table-cell/>
          <table:table-cell office:value-type="float" office:value="0.00976743" calcext:value-type="float">
            <text:p>0.00976743</text:p>
          </table:table-cell>
          <table:table-cell office:value-type="float" office:value="0.009754253" calcext:value-type="float">
            <text:p>0.009754253</text:p>
          </table:table-cell>
          <table:table-cell office:value-type="float" office:value="0.009716289" calcext:value-type="float">
            <text:p>0.009716289</text:p>
          </table:table-cell>
          <table:table-cell/>
          <table:table-cell office:value-type="float" office:value="-0.000128403" calcext:value-type="float">
            <text:p>-0.000128403</text:p>
          </table:table-cell>
          <table:table-cell office:value-type="float" office:value="-0.000141581" calcext:value-type="float">
            <text:p>-0.000141581</text:p>
          </table:table-cell>
          <table:table-cell office:value-type="float" office:value="-0.000179545" calcext:value-type="float">
            <text:p>-0.000179545</text:p>
          </table:table-cell>
          <table:table-cell/>
          <table:table-cell office:value-type="float" office:value="25.9910865" calcext:value-type="float">
            <text:p>25.9910865</text:p>
          </table:table-cell>
          <table:table-cell office:value-type="float" office:value="25.990761564" calcext:value-type="float">
            <text:p>25.990761564</text:p>
          </table:table-cell>
          <table:table-cell office:value-type="float" office:value="25.989825421" calcext:value-type="float">
            <text:p>25.989825421</text:p>
          </table:table-cell>
          <table:table-cell/>
          <table:table-cell office:value-type="float" office:value="-0.003254836" calcext:value-type="float">
            <text:p>-0.003254836</text:p>
          </table:table-cell>
          <table:table-cell office:value-type="float" office:value="-0.003588862" calcext:value-type="float">
            <text:p>-0.003588862</text:p>
          </table:table-cell>
          <table:table-cell office:value-type="float" office:value="-0.004551192" calcext:value-type="float">
            <text:p>-0.00455119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11 21:21:14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5489311" calcext:value-type="float">
            <text:p>1.195489311</text:p>
          </table:table-cell>
          <table:table-cell office:value-type="float" office:value="1.189627193" calcext:value-type="float">
            <text:p>1.189627193</text:p>
          </table:table-cell>
          <table:table-cell office:value-type="float" office:value="1.190427684" calcext:value-type="float">
            <text:p>1.190427684</text:p>
          </table:table-cell>
          <table:table-cell/>
          <table:table-cell office:value-type="float" office:value="0.00976707" calcext:value-type="float">
            <text:p>0.00976707</text:p>
          </table:table-cell>
          <table:table-cell office:value-type="float" office:value="0.009719176" calcext:value-type="float">
            <text:p>0.009719176</text:p>
          </table:table-cell>
          <table:table-cell office:value-type="float" office:value="0.009725716" calcext:value-type="float">
            <text:p>0.009725716</text:p>
          </table:table-cell>
          <table:table-cell/>
          <table:table-cell office:value-type="float" office:value="-0.000128764" calcext:value-type="float">
            <text:p>-0.000128764</text:p>
          </table:table-cell>
          <table:table-cell office:value-type="float" office:value="-0.000176657" calcext:value-type="float">
            <text:p>-0.000176657</text:p>
          </table:table-cell>
          <table:table-cell office:value-type="float" office:value="-0.000170117" calcext:value-type="float">
            <text:p>-0.000170117</text:p>
          </table:table-cell>
          <table:table-cell/>
          <table:table-cell office:value-type="float" office:value="25.980969459" calcext:value-type="float">
            <text:p>25.980969459</text:p>
          </table:table-cell>
          <table:table-cell office:value-type="float" office:value="25.979788463" calcext:value-type="float">
            <text:p>25.979788463</text:p>
          </table:table-cell>
          <table:table-cell office:value-type="float" office:value="25.979949732" calcext:value-type="float">
            <text:p>25.979949732</text:p>
          </table:table-cell>
          <table:table-cell/>
          <table:table-cell office:value-type="float" office:value="-0.00326397" calcext:value-type="float">
            <text:p>-0.00326397</text:p>
          </table:table-cell>
          <table:table-cell office:value-type="float" office:value="-0.004477993" calcext:value-type="float">
            <text:p>-0.004477993</text:p>
          </table:table-cell>
          <table:table-cell office:value-type="float" office:value="-0.004312214" calcext:value-type="float">
            <text:p>-0.00431221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11 21:21:15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4676899" calcext:value-type="float">
            <text:p>1.194676899</text:p>
          </table:table-cell>
          <table:table-cell office:value-type="float" office:value="1.188188933" calcext:value-type="float">
            <text:p>1.188188933</text:p>
          </table:table-cell>
          <table:table-cell office:value-type="float" office:value="1.191713356" calcext:value-type="float">
            <text:p>1.191713356</text:p>
          </table:table-cell>
          <table:table-cell/>
          <table:table-cell office:value-type="float" office:value="0.009760432" calcext:value-type="float">
            <text:p>0.009760432</text:p>
          </table:table-cell>
          <table:table-cell office:value-type="float" office:value="0.009707426" calcext:value-type="float">
            <text:p>0.009707426</text:p>
          </table:table-cell>
          <table:table-cell office:value-type="float" office:value="0.00973622" calcext:value-type="float">
            <text:p>0.00973622</text:p>
          </table:table-cell>
          <table:table-cell/>
          <table:table-cell office:value-type="float" office:value="-0.000135401" calcext:value-type="float">
            <text:p>-0.000135401</text:p>
          </table:table-cell>
          <table:table-cell office:value-type="float" office:value="-0.000188407" calcext:value-type="float">
            <text:p>-0.000188407</text:p>
          </table:table-cell>
          <table:table-cell office:value-type="float" office:value="-0.000159613" calcext:value-type="float">
            <text:p>-0.000159613</text:p>
          </table:table-cell>
          <table:table-cell/>
          <table:table-cell office:value-type="float" office:value="25.985859867" calcext:value-type="float">
            <text:p>25.985859867</text:p>
          </table:table-cell>
          <table:table-cell office:value-type="float" office:value="25.984552791" calcext:value-type="float">
            <text:p>25.984552791</text:p>
          </table:table-cell>
          <table:table-cell office:value-type="float" office:value="25.985262827" calcext:value-type="float">
            <text:p>25.985262827</text:p>
          </table:table-cell>
          <table:table-cell/>
          <table:table-cell office:value-type="float" office:value="-0.003432218" calcext:value-type="float">
            <text:p>-0.003432218</text:p>
          </table:table-cell>
          <table:table-cell office:value-type="float" office:value="-0.004775851" calcext:value-type="float">
            <text:p>-0.004775851</text:p>
          </table:table-cell>
          <table:table-cell office:value-type="float" office:value="-0.004045956" calcext:value-type="float">
            <text:p>-0.00404595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11 21:21:17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1653751" calcext:value-type="float">
            <text:p>1.191653751</text:p>
          </table:table-cell>
          <table:table-cell office:value-type="float" office:value="1.18904724" calcext:value-type="float">
            <text:p>1.18904724</text:p>
          </table:table-cell>
          <table:table-cell office:value-type="float" office:value="1.195716404" calcext:value-type="float">
            <text:p>1.195716404</text:p>
          </table:table-cell>
          <table:table-cell/>
          <table:table-cell office:value-type="float" office:value="0.009735733" calcext:value-type="float">
            <text:p>0.009735733</text:p>
          </table:table-cell>
          <table:table-cell office:value-type="float" office:value="0.009714438" calcext:value-type="float">
            <text:p>0.009714438</text:p>
          </table:table-cell>
          <table:table-cell office:value-type="float" office:value="0.009768925" calcext:value-type="float">
            <text:p>0.009768925</text:p>
          </table:table-cell>
          <table:table-cell/>
          <table:table-cell office:value-type="float" office:value="-0.0001601" calcext:value-type="float">
            <text:p>-0.0001601</text:p>
          </table:table-cell>
          <table:table-cell office:value-type="float" office:value="-0.000181395" calcext:value-type="float">
            <text:p>-0.000181395</text:p>
          </table:table-cell>
          <table:table-cell office:value-type="float" office:value="-0.000126908" calcext:value-type="float">
            <text:p>-0.000126908</text:p>
          </table:table-cell>
          <table:table-cell/>
          <table:table-cell office:value-type="float" office:value="25.995358982" calcext:value-type="float">
            <text:p>25.995358982</text:p>
          </table:table-cell>
          <table:table-cell office:value-type="float" office:value="25.994833874" calcext:value-type="float">
            <text:p>25.994833874</text:p>
          </table:table-cell>
          <table:table-cell office:value-type="float" office:value="25.996177442" calcext:value-type="float">
            <text:p>25.996177442</text:p>
          </table:table-cell>
          <table:table-cell/>
          <table:table-cell office:value-type="float" office:value="-0.0040583" calcext:value-type="float">
            <text:p>-0.0040583</text:p>
          </table:table-cell>
          <table:table-cell office:value-type="float" office:value="-0.004598099" calcext:value-type="float">
            <text:p>-0.004598099</text:p>
          </table:table-cell>
          <table:table-cell office:value-type="float" office:value="-0.00321694" calcext:value-type="float">
            <text:p>-0.0032169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11 21:21:18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0149926" calcext:value-type="float">
            <text:p>1.190149926</text:p>
          </table:table-cell>
          <table:table-cell office:value-type="float" office:value="1.191816472" calcext:value-type="float">
            <text:p>1.191816472</text:p>
          </table:table-cell>
          <table:table-cell office:value-type="float" office:value="1.19681313" calcext:value-type="float">
            <text:p>1.19681313</text:p>
          </table:table-cell>
          <table:table-cell/>
          <table:table-cell office:value-type="float" office:value="0.009723447" calcext:value-type="float">
            <text:p>0.009723447</text:p>
          </table:table-cell>
          <table:table-cell office:value-type="float" office:value="0.009737063" calcext:value-type="float">
            <text:p>0.009737063</text:p>
          </table:table-cell>
          <table:table-cell office:value-type="float" office:value="0.009777885" calcext:value-type="float">
            <text:p>0.009777885</text:p>
          </table:table-cell>
          <table:table-cell/>
          <table:table-cell office:value-type="float" office:value="-0.000172386" calcext:value-type="float">
            <text:p>-0.000172386</text:p>
          </table:table-cell>
          <table:table-cell office:value-type="float" office:value="-0.000158771" calcext:value-type="float">
            <text:p>-0.000158771</text:p>
          </table:table-cell>
          <table:table-cell office:value-type="float" office:value="-0.000117948" calcext:value-type="float">
            <text:p>-0.000117948</text:p>
          </table:table-cell>
          <table:table-cell/>
          <table:table-cell office:value-type="float" office:value="25.984947856" calcext:value-type="float">
            <text:p>25.984947856</text:p>
          </table:table-cell>
          <table:table-cell office:value-type="float" office:value="25.985283601" calcext:value-type="float">
            <text:p>25.985283601</text:p>
          </table:table-cell>
          <table:table-cell office:value-type="float" office:value="25.986290235" calcext:value-type="float">
            <text:p>25.986290235</text:p>
          </table:table-cell>
          <table:table-cell/>
          <table:table-cell office:value-type="float" office:value="-0.004369737" calcext:value-type="float">
            <text:p>-0.004369737</text:p>
          </table:table-cell>
          <table:table-cell office:value-type="float" office:value="-0.004024601" calcext:value-type="float">
            <text:p>-0.004024601</text:p>
          </table:table-cell>
          <table:table-cell office:value-type="float" office:value="-0.002989813" calcext:value-type="float">
            <text:p>-0.00298981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11 21:21:19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0949224" calcext:value-type="float">
            <text:p>1.190949224</text:p>
          </table:table-cell>
          <table:table-cell office:value-type="float" office:value="1.19604423" calcext:value-type="float">
            <text:p>1.19604423</text:p>
          </table:table-cell>
          <table:table-cell office:value-type="float" office:value="1.194217943" calcext:value-type="float">
            <text:p>1.194217943</text:p>
          </table:table-cell>
          <table:table-cell/>
          <table:table-cell office:value-type="float" office:value="0.009729977" calcext:value-type="float">
            <text:p>0.009729977</text:p>
          </table:table-cell>
          <table:table-cell office:value-type="float" office:value="0.009771603" calcext:value-type="float">
            <text:p>0.009771603</text:p>
          </table:table-cell>
          <table:table-cell office:value-type="float" office:value="0.009756683" calcext:value-type="float">
            <text:p>0.009756683</text:p>
          </table:table-cell>
          <table:table-cell/>
          <table:table-cell office:value-type="float" office:value="-0.000165856" calcext:value-type="float">
            <text:p>-0.000165856</text:p>
          </table:table-cell>
          <table:table-cell office:value-type="float" office:value="-0.00012423" calcext:value-type="float">
            <text:p>-0.00012423</text:p>
          </table:table-cell>
          <table:table-cell office:value-type="float" office:value="-0.000139151" calcext:value-type="float">
            <text:p>-0.000139151</text:p>
          </table:table-cell>
          <table:table-cell/>
          <table:table-cell office:value-type="float" office:value="25.990162966" calcext:value-type="float">
            <text:p>25.990162966</text:p>
          </table:table-cell>
          <table:table-cell office:value-type="float" office:value="25.991189408" calcext:value-type="float">
            <text:p>25.991189408</text:p>
          </table:table-cell>
          <table:table-cell office:value-type="float" office:value="25.990821484" calcext:value-type="float">
            <text:p>25.990821484</text:p>
          </table:table-cell>
          <table:table-cell/>
          <table:table-cell office:value-type="float" office:value="-0.004204205" calcext:value-type="float">
            <text:p>-0.004204205</text:p>
          </table:table-cell>
          <table:table-cell office:value-type="float" office:value="-0.003149049" calcext:value-type="float">
            <text:p>-0.003149049</text:p>
          </table:table-cell>
          <table:table-cell office:value-type="float" office:value="-0.003527266" calcext:value-type="float">
            <text:p>-0.00352726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11 21:21:20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6921014" calcext:value-type="float">
            <text:p>1.196921014</text:p>
          </table:table-cell>
          <table:table-cell office:value-type="float" office:value="1.19238212" calcext:value-type="float">
            <text:p>1.19238212</text:p>
          </table:table-cell>
          <table:table-cell office:value-type="float" office:value="1.190121912" calcext:value-type="float">
            <text:p>1.190121912</text:p>
          </table:table-cell>
          <table:table-cell/>
          <table:table-cell office:value-type="float" office:value="0.009778766" calcext:value-type="float">
            <text:p>0.009778766</text:p>
          </table:table-cell>
          <table:table-cell office:value-type="float" office:value="0.009741684" calcext:value-type="float">
            <text:p>0.009741684</text:p>
          </table:table-cell>
          <table:table-cell office:value-type="float" office:value="0.009723218" calcext:value-type="float">
            <text:p>0.009723218</text:p>
          </table:table-cell>
          <table:table-cell/>
          <table:table-cell office:value-type="float" office:value="-0.000117067" calcext:value-type="float">
            <text:p>-0.000117067</text:p>
          </table:table-cell>
          <table:table-cell office:value-type="float" office:value="-0.000154149" calcext:value-type="float">
            <text:p>-0.000154149</text:p>
          </table:table-cell>
          <table:table-cell office:value-type="float" office:value="-0.000172615" calcext:value-type="float">
            <text:p>-0.000172615</text:p>
          </table:table-cell>
          <table:table-cell/>
          <table:table-cell office:value-type="float" office:value="25.991366046" calcext:value-type="float">
            <text:p>25.991366046</text:p>
          </table:table-cell>
          <table:table-cell office:value-type="float" office:value="25.990451638" calcext:value-type="float">
            <text:p>25.990451638</text:p>
          </table:table-cell>
          <table:table-cell office:value-type="float" office:value="25.989996295" calcext:value-type="float">
            <text:p>25.989996295</text:p>
          </table:table-cell>
          <table:table-cell/>
          <table:table-cell office:value-type="float" office:value="-0.00296747" calcext:value-type="float">
            <text:p>-0.00296747</text:p>
          </table:table-cell>
          <table:table-cell office:value-type="float" office:value="-0.003907458" calcext:value-type="float">
            <text:p>-0.003907458</text:p>
          </table:table-cell>
          <table:table-cell office:value-type="float" office:value="-0.004375538" calcext:value-type="float">
            <text:p>-0.00437553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11 21:21:21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5590639" calcext:value-type="float">
            <text:p>1.195590639</text:p>
          </table:table-cell>
          <table:table-cell office:value-type="float" office:value="1.188663982" calcext:value-type="float">
            <text:p>1.188663982</text:p>
          </table:table-cell>
          <table:table-cell office:value-type="float" office:value="1.191223406" calcext:value-type="float">
            <text:p>1.191223406</text:p>
          </table:table-cell>
          <table:table-cell/>
          <table:table-cell office:value-type="float" office:value="0.009767897" calcext:value-type="float">
            <text:p>0.009767897</text:p>
          </table:table-cell>
          <table:table-cell office:value-type="float" office:value="0.009711307" calcext:value-type="float">
            <text:p>0.009711307</text:p>
          </table:table-cell>
          <table:table-cell office:value-type="float" office:value="0.009732217" calcext:value-type="float">
            <text:p>0.009732217</text:p>
          </table:table-cell>
          <table:table-cell/>
          <table:table-cell office:value-type="float" office:value="-0.000127936" calcext:value-type="float">
            <text:p>-0.000127936</text:p>
          </table:table-cell>
          <table:table-cell office:value-type="float" office:value="-0.000184526" calcext:value-type="float">
            <text:p>-0.000184526</text:p>
          </table:table-cell>
          <table:table-cell office:value-type="float" office:value="-0.000163616" calcext:value-type="float">
            <text:p>-0.000163616</text:p>
          </table:table-cell>
          <table:table-cell/>
          <table:table-cell office:value-type="float" office:value="25.991098028" calcext:value-type="float">
            <text:p>25.991098028</text:p>
          </table:table-cell>
          <table:table-cell office:value-type="float" office:value="25.989702579" calcext:value-type="float">
            <text:p>25.989702579</text:p>
          </table:table-cell>
          <table:table-cell office:value-type="float" office:value="25.990218202" calcext:value-type="float">
            <text:p>25.990218202</text:p>
          </table:table-cell>
          <table:table-cell/>
          <table:table-cell office:value-type="float" office:value="-0.003242986" calcext:value-type="float">
            <text:p>-0.003242986</text:p>
          </table:table-cell>
          <table:table-cell office:value-type="float" office:value="-0.00467747" calcext:value-type="float">
            <text:p>-0.00467747</text:p>
          </table:table-cell>
          <table:table-cell office:value-type="float" office:value="-0.004147423" calcext:value-type="float">
            <text:p>-0.00414742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11 21:21:23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2734384" calcext:value-type="float">
            <text:p>1.192734384</text:p>
          </table:table-cell>
          <table:table-cell office:value-type="float" office:value="1.188516759" calcext:value-type="float">
            <text:p>1.188516759</text:p>
          </table:table-cell>
          <table:table-cell office:value-type="float" office:value="1.194751405" calcext:value-type="float">
            <text:p>1.194751405</text:p>
          </table:table-cell>
          <table:table-cell/>
          <table:table-cell office:value-type="float" office:value="0.009744562" calcext:value-type="float">
            <text:p>0.009744562</text:p>
          </table:table-cell>
          <table:table-cell office:value-type="float" office:value="0.009710104" calcext:value-type="float">
            <text:p>0.009710104</text:p>
          </table:table-cell>
          <table:table-cell office:value-type="float" office:value="0.009761041" calcext:value-type="float">
            <text:p>0.009761041</text:p>
          </table:table-cell>
          <table:table-cell/>
          <table:table-cell office:value-type="float" office:value="-0.000151271" calcext:value-type="float">
            <text:p>-0.000151271</text:p>
          </table:table-cell>
          <table:table-cell office:value-type="float" office:value="-0.000185729" calcext:value-type="float">
            <text:p>-0.000185729</text:p>
          </table:table-cell>
          <table:table-cell office:value-type="float" office:value="-0.000134792" calcext:value-type="float">
            <text:p>-0.000134792</text:p>
          </table:table-cell>
          <table:table-cell/>
          <table:table-cell office:value-type="float" office:value="25.985468525" calcext:value-type="float">
            <text:p>25.985468525</text:p>
          </table:table-cell>
          <table:table-cell office:value-type="float" office:value="25.984618835" calcext:value-type="float">
            <text:p>25.984618835</text:p>
          </table:table-cell>
          <table:table-cell office:value-type="float" office:value="25.985874877" calcext:value-type="float">
            <text:p>25.985874877</text:p>
          </table:table-cell>
          <table:table-cell/>
          <table:table-cell office:value-type="float" office:value="-0.003834505" calcext:value-type="float">
            <text:p>-0.003834505</text:p>
          </table:table-cell>
          <table:table-cell office:value-type="float" office:value="-0.00470796" calcext:value-type="float">
            <text:p>-0.00470796</text:p>
          </table:table-cell>
          <table:table-cell office:value-type="float" office:value="-0.003416788" calcext:value-type="float">
            <text:p>-0.00341678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11 21:21:24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0494441" calcext:value-type="float">
            <text:p>1.190494441</text:p>
          </table:table-cell>
          <table:table-cell office:value-type="float" office:value="1.191268109" calcext:value-type="float">
            <text:p>1.191268109</text:p>
          </table:table-cell>
          <table:table-cell office:value-type="float" office:value="1.196766638" calcext:value-type="float">
            <text:p>1.196766638</text:p>
          </table:table-cell>
          <table:table-cell/>
          <table:table-cell office:value-type="float" office:value="0.009726262" calcext:value-type="float">
            <text:p>0.009726262</text:p>
          </table:table-cell>
          <table:table-cell office:value-type="float" office:value="0.009732583" calcext:value-type="float">
            <text:p>0.009732583</text:p>
          </table:table-cell>
          <table:table-cell office:value-type="float" office:value="0.009777505" calcext:value-type="float">
            <text:p>0.009777505</text:p>
          </table:table-cell>
          <table:table-cell/>
          <table:table-cell office:value-type="float" office:value="-0.000169572" calcext:value-type="float">
            <text:p>-0.000169572</text:p>
          </table:table-cell>
          <table:table-cell office:value-type="float" office:value="-0.000163251" calcext:value-type="float">
            <text:p>-0.000163251</text:p>
          </table:table-cell>
          <table:table-cell office:value-type="float" office:value="-0.000118328" calcext:value-type="float">
            <text:p>-0.000118328</text:p>
          </table:table-cell>
          <table:table-cell/>
          <table:table-cell office:value-type="float" office:value="25.990071345" calcext:value-type="float">
            <text:p>25.990071345</text:p>
          </table:table-cell>
          <table:table-cell office:value-type="float" office:value="25.990227208" calcext:value-type="float">
            <text:p>25.990227208</text:p>
          </table:table-cell>
          <table:table-cell office:value-type="float" office:value="25.991334945" calcext:value-type="float">
            <text:p>25.991334945</text:p>
          </table:table-cell>
          <table:table-cell/>
          <table:table-cell office:value-type="float" office:value="-0.004298389" calcext:value-type="float">
            <text:p>-0.004298389</text:p>
          </table:table-cell>
          <table:table-cell office:value-type="float" office:value="-0.004138165" calcext:value-type="float">
            <text:p>-0.004138165</text:p>
          </table:table-cell>
          <table:table-cell office:value-type="float" office:value="-0.002999441" calcext:value-type="float">
            <text:p>-0.00299944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11 21:21:25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0288805" calcext:value-type="float">
            <text:p>1.190288805</text:p>
          </table:table-cell>
          <table:table-cell office:value-type="float" office:value="1.19485929" calcext:value-type="float">
            <text:p>1.19485929</text:p>
          </table:table-cell>
          <table:table-cell office:value-type="float" office:value="1.195681238" calcext:value-type="float">
            <text:p>1.195681238</text:p>
          </table:table-cell>
          <table:table-cell/>
          <table:table-cell office:value-type="float" office:value="0.009724582" calcext:value-type="float">
            <text:p>0.009724582</text:p>
          </table:table-cell>
          <table:table-cell office:value-type="float" office:value="0.009761922" calcext:value-type="float">
            <text:p>0.009761922</text:p>
          </table:table-cell>
          <table:table-cell office:value-type="float" office:value="0.009768638" calcext:value-type="float">
            <text:p>0.009768638</text:p>
          </table:table-cell>
          <table:table-cell/>
          <table:table-cell office:value-type="float" office:value="-0.000171252" calcext:value-type="float">
            <text:p>-0.000171252</text:p>
          </table:table-cell>
          <table:table-cell office:value-type="float" office:value="-0.000133911" calcext:value-type="float">
            <text:p>-0.000133911</text:p>
          </table:table-cell>
          <table:table-cell office:value-type="float" office:value="-0.000127196" calcext:value-type="float">
            <text:p>-0.000127196</text:p>
          </table:table-cell>
          <table:table-cell/>
          <table:table-cell office:value-type="float" office:value="25.995084" calcext:value-type="float">
            <text:p>25.995084</text:p>
          </table:table-cell>
          <table:table-cell office:value-type="float" office:value="25.996004768" calcext:value-type="float">
            <text:p>25.996004768</text:p>
          </table:table-cell>
          <table:table-cell office:value-type="float" office:value="25.996170357" calcext:value-type="float">
            <text:p>25.996170357</text:p>
          </table:table-cell>
          <table:table-cell/>
          <table:table-cell office:value-type="float" office:value="-0.004340976" calcext:value-type="float">
            <text:p>-0.004340976</text:p>
          </table:table-cell>
          <table:table-cell office:value-type="float" office:value="-0.003394445" calcext:value-type="float">
            <text:p>-0.003394445</text:p>
          </table:table-cell>
          <table:table-cell office:value-type="float" office:value="-0.003224223" calcext:value-type="float">
            <text:p>-0.00322422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019-11-11 21:21:26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1947006" calcext:value-type="float">
            <text:p>1.191947006</text:p>
          </table:table-cell>
          <table:table-cell office:value-type="float" office:value="1.19680717" calcext:value-type="float">
            <text:p>1.19680717</text:p>
          </table:table-cell>
          <table:table-cell office:value-type="float" office:value="1.192364835" calcext:value-type="float">
            <text:p>1.192364835</text:p>
          </table:table-cell>
          <table:table-cell/>
          <table:table-cell office:value-type="float" office:value="0.009738129" calcext:value-type="float">
            <text:p>0.009738129</text:p>
          </table:table-cell>
          <table:table-cell office:value-type="float" office:value="0.009777836" calcext:value-type="float">
            <text:p>0.009777836</text:p>
          </table:table-cell>
          <table:table-cell office:value-type="float" office:value="0.009741543" calcext:value-type="float">
            <text:p>0.009741543</text:p>
          </table:table-cell>
          <table:table-cell/>
          <table:table-cell office:value-type="float" office:value="-0.000157704" calcext:value-type="float">
            <text:p>-0.000157704</text:p>
          </table:table-cell>
          <table:table-cell office:value-type="float" office:value="-0.000117997" calcext:value-type="float">
            <text:p>-0.000117997</text:p>
          </table:table-cell>
          <table:table-cell office:value-type="float" office:value="-0.000154291" calcext:value-type="float">
            <text:p>-0.000154291</text:p>
          </table:table-cell>
          <table:table-cell/>
          <table:table-cell office:value-type="float" office:value="25.995418061" calcext:value-type="float">
            <text:p>25.995418061</text:p>
          </table:table-cell>
          <table:table-cell office:value-type="float" office:value="25.996397187" calcext:value-type="float">
            <text:p>25.996397187</text:p>
          </table:table-cell>
          <table:table-cell office:value-type="float" office:value="25.995502236" calcext:value-type="float">
            <text:p>25.995502236</text:p>
          </table:table-cell>
          <table:table-cell/>
          <table:table-cell office:value-type="float" office:value="-0.003997568" calcext:value-type="float">
            <text:p>-0.003997568</text:p>
          </table:table-cell>
          <table:table-cell office:value-type="float" office:value="-0.002991047" calcext:value-type="float">
            <text:p>-0.002991047</text:p>
          </table:table-cell>
          <table:table-cell office:value-type="float" office:value="-0.003911037" calcext:value-type="float">
            <text:p>-0.00391103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2019-11-11 21:21:28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442954" calcext:value-type="float">
            <text:p>1.19442954</text:p>
          </table:table-cell>
          <table:table-cell office:value-type="float" office:value="1.195276522" calcext:value-type="float">
            <text:p>1.195276522</text:p>
          </table:table-cell>
          <table:table-cell office:value-type="float" office:value="1.189575337" calcext:value-type="float">
            <text:p>1.189575337</text:p>
          </table:table-cell>
          <table:table-cell/>
          <table:table-cell office:value-type="float" office:value="0.009758411" calcext:value-type="float">
            <text:p>0.009758411</text:p>
          </table:table-cell>
          <table:table-cell office:value-type="float" office:value="0.009765331" calcext:value-type="float">
            <text:p>0.009765331</text:p>
          </table:table-cell>
          <table:table-cell office:value-type="float" office:value="0.009718753" calcext:value-type="float">
            <text:p>0.009718753</text:p>
          </table:table-cell>
          <table:table-cell/>
          <table:table-cell office:value-type="float" office:value="-0.000137422" calcext:value-type="float">
            <text:p>-0.000137422</text:p>
          </table:table-cell>
          <table:table-cell office:value-type="float" office:value="-0.000130502" calcext:value-type="float">
            <text:p>-0.000130502</text:p>
          </table:table-cell>
          <table:table-cell office:value-type="float" office:value="-0.000177081" calcext:value-type="float">
            <text:p>-0.000177081</text:p>
          </table:table-cell>
          <table:table-cell/>
          <table:table-cell office:value-type="float" office:value="25.990864112" calcext:value-type="float">
            <text:p>25.990864112</text:p>
          </table:table-cell>
          <table:table-cell office:value-type="float" office:value="25.991034745" calcext:value-type="float">
            <text:p>25.991034745</text:p>
          </table:table-cell>
          <table:table-cell office:value-type="float" office:value="25.989886181" calcext:value-type="float">
            <text:p>25.989886181</text:p>
          </table:table-cell>
          <table:table-cell/>
          <table:table-cell office:value-type="float" office:value="-0.003483445" calcext:value-type="float">
            <text:p>-0.003483445</text:p>
          </table:table-cell>
          <table:table-cell office:value-type="float" office:value="-0.003308038" calcext:value-type="float">
            <text:p>-0.003308038</text:p>
          </table:table-cell>
          <table:table-cell office:value-type="float" office:value="-0.004488732" calcext:value-type="float">
            <text:p>-0.00448873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2019-11-11 21:21:29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5495867" calcext:value-type="float">
            <text:p>1.195495867</text:p>
          </table:table-cell>
          <table:table-cell office:value-type="float" office:value="1.192038797" calcext:value-type="float">
            <text:p>1.192038797</text:p>
          </table:table-cell>
          <table:table-cell office:value-type="float" office:value="1.189282082" calcext:value-type="float">
            <text:p>1.189282082</text:p>
          </table:table-cell>
          <table:table-cell/>
          <table:table-cell office:value-type="float" office:value="0.009767123" calcext:value-type="float">
            <text:p>0.009767123</text:p>
          </table:table-cell>
          <table:table-cell office:value-type="float" office:value="0.009738879" calcext:value-type="float">
            <text:p>0.009738879</text:p>
          </table:table-cell>
          <table:table-cell office:value-type="float" office:value="0.009716357" calcext:value-type="float">
            <text:p>0.009716357</text:p>
          </table:table-cell>
          <table:table-cell/>
          <table:table-cell office:value-type="float" office:value="-0.00012871" calcext:value-type="float">
            <text:p>-0.00012871</text:p>
          </table:table-cell>
          <table:table-cell office:value-type="float" office:value="-0.000156954" calcext:value-type="float">
            <text:p>-0.000156954</text:p>
          </table:table-cell>
          <table:table-cell office:value-type="float" office:value="-0.000179476" calcext:value-type="float">
            <text:p>-0.000179476</text:p>
          </table:table-cell>
          <table:table-cell/>
          <table:table-cell office:value-type="float" office:value="25.991078935" calcext:value-type="float">
            <text:p>25.991078935</text:p>
          </table:table-cell>
          <table:table-cell office:value-type="float" office:value="25.990382472" calcext:value-type="float">
            <text:p>25.990382472</text:p>
          </table:table-cell>
          <table:table-cell office:value-type="float" office:value="25.989827102" calcext:value-type="float">
            <text:p>25.989827102</text:p>
          </table:table-cell>
          <table:table-cell/>
          <table:table-cell office:value-type="float" office:value="-0.003262613" calcext:value-type="float">
            <text:p>-0.003262613</text:p>
          </table:table-cell>
          <table:table-cell office:value-type="float" office:value="-0.003978559" calcext:value-type="float">
            <text:p>-0.003978559</text:p>
          </table:table-cell>
          <table:table-cell office:value-type="float" office:value="-0.004549464" calcext:value-type="float">
            <text:p>-0.00454946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2019-11-11 21:21:30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5623421" calcext:value-type="float">
            <text:p>1.195623421</text:p>
          </table:table-cell>
          <table:table-cell office:value-type="float" office:value="1.188348673" calcext:value-type="float">
            <text:p>1.188348673</text:p>
          </table:table-cell>
          <table:table-cell office:value-type="float" office:value="1.191342019" calcext:value-type="float">
            <text:p>1.191342019</text:p>
          </table:table-cell>
          <table:table-cell/>
          <table:table-cell office:value-type="float" office:value="0.009768165" calcext:value-type="float">
            <text:p>0.009768165</text:p>
          </table:table-cell>
          <table:table-cell office:value-type="float" office:value="0.009708731" calcext:value-type="float">
            <text:p>0.009708731</text:p>
          </table:table-cell>
          <table:table-cell office:value-type="float" office:value="0.009733186" calcext:value-type="float">
            <text:p>0.009733186</text:p>
          </table:table-cell>
          <table:table-cell/>
          <table:table-cell office:value-type="float" office:value="-0.000127668" calcext:value-type="float">
            <text:p>-0.000127668</text:p>
          </table:table-cell>
          <table:table-cell office:value-type="float" office:value="-0.000187102" calcext:value-type="float">
            <text:p>-0.000187102</text:p>
          </table:table-cell>
          <table:table-cell office:value-type="float" office:value="-0.000162647" calcext:value-type="float">
            <text:p>-0.000162647</text:p>
          </table:table-cell>
          <table:table-cell/>
          <table:table-cell office:value-type="float" office:value="25.986050554" calcext:value-type="float">
            <text:p>25.986050554</text:p>
          </table:table-cell>
          <table:table-cell office:value-type="float" office:value="25.984584973" calcext:value-type="float">
            <text:p>25.984584973</text:p>
          </table:table-cell>
          <table:table-cell office:value-type="float" office:value="25.985188017" calcext:value-type="float">
            <text:p>25.985188017</text:p>
          </table:table-cell>
          <table:table-cell/>
          <table:table-cell office:value-type="float" office:value="-0.003236197" calcext:value-type="float">
            <text:p>-0.003236197</text:p>
          </table:table-cell>
          <table:table-cell office:value-type="float" office:value="-0.00474277" calcext:value-type="float">
            <text:p>-0.00474277</text:p>
          </table:table-cell>
          <table:table-cell office:value-type="float" office:value="-0.004122859" calcext:value-type="float">
            <text:p>-0.00412285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2019-11-11 21:21:31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3460368" calcext:value-type="float">
            <text:p>1.193460368</text:p>
          </table:table-cell>
          <table:table-cell office:value-type="float" office:value="1.188433908" calcext:value-type="float">
            <text:p>1.188433908</text:p>
          </table:table-cell>
          <table:table-cell office:value-type="float" office:value="1.194844984" calcext:value-type="float">
            <text:p>1.194844984</text:p>
          </table:table-cell>
          <table:table-cell/>
          <table:table-cell office:value-type="float" office:value="0.009750493" calcext:value-type="float">
            <text:p>0.009750493</text:p>
          </table:table-cell>
          <table:table-cell office:value-type="float" office:value="0.009709427" calcext:value-type="float">
            <text:p>0.009709427</text:p>
          </table:table-cell>
          <table:table-cell office:value-type="float" office:value="0.009761805" calcext:value-type="float">
            <text:p>0.009761805</text:p>
          </table:table-cell>
          <table:table-cell/>
          <table:table-cell office:value-type="float" office:value="-0.00014534" calcext:value-type="float">
            <text:p>-0.00014534</text:p>
          </table:table-cell>
          <table:table-cell office:value-type="float" office:value="-0.000186406" calcext:value-type="float">
            <text:p>-0.000186406</text:p>
          </table:table-cell>
          <table:table-cell office:value-type="float" office:value="-0.000134028" calcext:value-type="float">
            <text:p>-0.000134028</text:p>
          </table:table-cell>
          <table:table-cell/>
          <table:table-cell office:value-type="float" office:value="25.995722942" calcext:value-type="float">
            <text:p>25.995722942</text:p>
          </table:table-cell>
          <table:table-cell office:value-type="float" office:value="25.994710313" calcext:value-type="float">
            <text:p>25.994710313</text:p>
          </table:table-cell>
          <table:table-cell office:value-type="float" office:value="25.996001886" calcext:value-type="float">
            <text:p>25.996001886</text:p>
          </table:table-cell>
          <table:table-cell/>
          <table:table-cell office:value-type="float" office:value="-0.003684157" calcext:value-type="float">
            <text:p>-0.003684157</text:p>
          </table:table-cell>
          <table:table-cell office:value-type="float" office:value="-0.004725118" calcext:value-type="float">
            <text:p>-0.004725118</text:p>
          </table:table-cell>
          <table:table-cell office:value-type="float" office:value="-0.003397408" calcext:value-type="float">
            <text:p>-0.00339740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2019-11-11 21:21:33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028344" calcext:value-type="float">
            <text:p>1.19028344</text:p>
          </table:table-cell>
          <table:table-cell office:value-type="float" office:value="1.190201186" calcext:value-type="float">
            <text:p>1.190201186</text:p>
          </table:table-cell>
          <table:table-cell office:value-type="float" office:value="1.196239733" calcext:value-type="float">
            <text:p>1.196239733</text:p>
          </table:table-cell>
          <table:table-cell/>
          <table:table-cell office:value-type="float" office:value="0.009724538" calcext:value-type="float">
            <text:p>0.009724538</text:p>
          </table:table-cell>
          <table:table-cell office:value-type="float" office:value="0.009723866" calcext:value-type="float">
            <text:p>0.009723866</text:p>
          </table:table-cell>
          <table:table-cell office:value-type="float" office:value="0.0097732" calcext:value-type="float">
            <text:p>0.0097732</text:p>
          </table:table-cell>
          <table:table-cell/>
          <table:table-cell office:value-type="float" office:value="-0.000171295" calcext:value-type="float">
            <text:p>-0.000171295</text:p>
          </table:table-cell>
          <table:table-cell office:value-type="float" office:value="-0.000171967" calcext:value-type="float">
            <text:p>-0.000171967</text:p>
          </table:table-cell>
          <table:table-cell office:value-type="float" office:value="-0.000122633" calcext:value-type="float">
            <text:p>-0.000122633</text:p>
          </table:table-cell>
          <table:table-cell/>
          <table:table-cell office:value-type="float" office:value="25.995082919" calcext:value-type="float">
            <text:p>25.995082919</text:p>
          </table:table-cell>
          <table:table-cell office:value-type="float" office:value="25.995066348" calcext:value-type="float">
            <text:p>25.995066348</text:p>
          </table:table-cell>
          <table:table-cell office:value-type="float" office:value="25.996282872" calcext:value-type="float">
            <text:p>25.996282872</text:p>
          </table:table-cell>
          <table:table-cell/>
          <table:table-cell office:value-type="float" office:value="-0.004342086" calcext:value-type="float">
            <text:p>-0.004342086</text:p>
          </table:table-cell>
          <table:table-cell office:value-type="float" office:value="-0.004359121" calcext:value-type="float">
            <text:p>-0.004359121</text:p>
          </table:table-cell>
          <table:table-cell office:value-type="float" office:value="-0.003108561" calcext:value-type="float">
            <text:p>-0.00310856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2019-11-11 21:21:34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0276884" calcext:value-type="float">
            <text:p>1.190276884</text:p>
          </table:table-cell>
          <table:table-cell office:value-type="float" office:value="1.194251918" calcext:value-type="float">
            <text:p>1.194251918</text:p>
          </table:table-cell>
          <table:table-cell office:value-type="float" office:value="1.196068668" calcext:value-type="float">
            <text:p>1.196068668</text:p>
          </table:table-cell>
          <table:table-cell/>
          <table:table-cell office:value-type="float" office:value="0.009724484" calcext:value-type="float">
            <text:p>0.009724484</text:p>
          </table:table-cell>
          <table:table-cell office:value-type="float" office:value="0.00975696" calcext:value-type="float">
            <text:p>0.00975696</text:p>
          </table:table-cell>
          <table:table-cell office:value-type="float" office:value="0.009771803" calcext:value-type="float">
            <text:p>0.009771803</text:p>
          </table:table-cell>
          <table:table-cell/>
          <table:table-cell office:value-type="float" office:value="-0.000171349" calcext:value-type="float">
            <text:p>-0.000171349</text:p>
          </table:table-cell>
          <table:table-cell office:value-type="float" office:value="-0.000138873" calcext:value-type="float">
            <text:p>-0.000138873</text:p>
          </table:table-cell>
          <table:table-cell office:value-type="float" office:value="-0.00012403" calcext:value-type="float">
            <text:p>-0.00012403</text:p>
          </table:table-cell>
          <table:table-cell/>
          <table:table-cell office:value-type="float" office:value="25.995081598" calcext:value-type="float">
            <text:p>25.995081598</text:p>
          </table:table-cell>
          <table:table-cell office:value-type="float" office:value="25.995882407" calcext:value-type="float">
            <text:p>25.995882407</text:p>
          </table:table-cell>
          <table:table-cell office:value-type="float" office:value="25.996248409" calcext:value-type="float">
            <text:p>25.996248409</text:p>
          </table:table-cell>
          <table:table-cell/>
          <table:table-cell office:value-type="float" office:value="-0.004343444" calcext:value-type="float">
            <text:p>-0.004343444</text:p>
          </table:table-cell>
          <table:table-cell office:value-type="float" office:value="-0.00352023" calcext:value-type="float">
            <text:p>-0.00352023</text:p>
          </table:table-cell>
          <table:table-cell office:value-type="float" office:value="-0.003143988" calcext:value-type="float">
            <text:p>-0.00314398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2019-11-11 21:21:35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1278838" calcext:value-type="float">
            <text:p>1.191278838</text:p>
          </table:table-cell>
          <table:table-cell office:value-type="float" office:value="1.196483516" calcext:value-type="float">
            <text:p>1.196483516</text:p>
          </table:table-cell>
          <table:table-cell office:value-type="float" office:value="1.192926907" calcext:value-type="float">
            <text:p>1.192926907</text:p>
          </table:table-cell>
          <table:table-cell/>
          <table:table-cell office:value-type="float" office:value="0.00973267" calcext:value-type="float">
            <text:p>0.00973267</text:p>
          </table:table-cell>
          <table:table-cell office:value-type="float" office:value="0.009775192" calcext:value-type="float">
            <text:p>0.009775192</text:p>
          </table:table-cell>
          <table:table-cell office:value-type="float" office:value="0.009746135" calcext:value-type="float">
            <text:p>0.009746135</text:p>
          </table:table-cell>
          <table:table-cell/>
          <table:table-cell office:value-type="float" office:value="-0.000163163" calcext:value-type="float">
            <text:p>-0.000163163</text:p>
          </table:table-cell>
          <table:table-cell office:value-type="float" office:value="-0.000120641" calcext:value-type="float">
            <text:p>-0.000120641</text:p>
          </table:table-cell>
          <table:table-cell office:value-type="float" office:value="-0.000149698" calcext:value-type="float">
            <text:p>-0.000149698</text:p>
          </table:table-cell>
          <table:table-cell/>
          <table:table-cell office:value-type="float" office:value="25.99022937" calcext:value-type="float">
            <text:p>25.99022937</text:p>
          </table:table-cell>
          <table:table-cell office:value-type="float" office:value="25.991277907" calcext:value-type="float">
            <text:p>25.991277907</text:p>
          </table:table-cell>
          <table:table-cell office:value-type="float" office:value="25.990561391" calcext:value-type="float">
            <text:p>25.990561391</text:p>
          </table:table-cell>
          <table:table-cell/>
          <table:table-cell office:value-type="float" office:value="-0.004135943" calcext:value-type="float">
            <text:p>-0.004135943</text:p>
          </table:table-cell>
          <table:table-cell office:value-type="float" office:value="-0.003058074" calcext:value-type="float">
            <text:p>-0.003058074</text:p>
          </table:table-cell>
          <table:table-cell office:value-type="float" office:value="-0.003794634" calcext:value-type="float">
            <text:p>-0.00379463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2019-11-11 21:21:36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3910383" calcext:value-type="float">
            <text:p>1.193910383</text:p>
          </table:table-cell>
          <table:table-cell office:value-type="float" office:value="1.195787334" calcext:value-type="float">
            <text:p>1.195787334</text:p>
          </table:table-cell>
          <table:table-cell office:value-type="float" office:value="1.190240525" calcext:value-type="float">
            <text:p>1.190240525</text:p>
          </table:table-cell>
          <table:table-cell/>
          <table:table-cell office:value-type="float" office:value="0.00975417" calcext:value-type="float">
            <text:p>0.00975417</text:p>
          </table:table-cell>
          <table:table-cell office:value-type="float" office:value="0.009769504" calcext:value-type="float">
            <text:p>0.009769504</text:p>
          </table:table-cell>
          <table:table-cell office:value-type="float" office:value="0.009724187" calcext:value-type="float">
            <text:p>0.009724187</text:p>
          </table:table-cell>
          <table:table-cell/>
          <table:table-cell office:value-type="float" office:value="-0.000141664" calcext:value-type="float">
            <text:p>-0.000141664</text:p>
          </table:table-cell>
          <table:table-cell office:value-type="float" office:value="-0.000126329" calcext:value-type="float">
            <text:p>-0.000126329</text:p>
          </table:table-cell>
          <table:table-cell office:value-type="float" office:value="-0.000171646" calcext:value-type="float">
            <text:p>-0.000171646</text:p>
          </table:table-cell>
          <table:table-cell/>
          <table:table-cell office:value-type="float" office:value="25.985705443" calcext:value-type="float">
            <text:p>25.985705443</text:p>
          </table:table-cell>
          <table:table-cell office:value-type="float" office:value="25.986083576" calcext:value-type="float">
            <text:p>25.986083576</text:p>
          </table:table-cell>
          <table:table-cell office:value-type="float" office:value="25.984966108" calcext:value-type="float">
            <text:p>25.984966108</text:p>
          </table:table-cell>
          <table:table-cell/>
          <table:table-cell office:value-type="float" office:value="-0.00359096" calcext:value-type="float">
            <text:p>-0.00359096</text:p>
          </table:table-cell>
          <table:table-cell office:value-type="float" office:value="-0.003202251" calcext:value-type="float">
            <text:p>-0.003202251</text:p>
          </table:table-cell>
          <table:table-cell office:value-type="float" office:value="-0.004350974" calcext:value-type="float">
            <text:p>-0.00435097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2019-11-11 21:21:38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5523881" calcext:value-type="float">
            <text:p>1.195523881</text:p>
          </table:table-cell>
          <table:table-cell office:value-type="float" office:value="1.192498349" calcext:value-type="float">
            <text:p>1.192498349</text:p>
          </table:table-cell>
          <table:table-cell office:value-type="float" office:value="1.189085983" calcext:value-type="float">
            <text:p>1.189085983</text:p>
          </table:table-cell>
          <table:table-cell/>
          <table:table-cell office:value-type="float" office:value="0.009767352" calcext:value-type="float">
            <text:p>0.009767352</text:p>
          </table:table-cell>
          <table:table-cell office:value-type="float" office:value="0.009742634" calcext:value-type="float">
            <text:p>0.009742634</text:p>
          </table:table-cell>
          <table:table-cell office:value-type="float" office:value="0.009714755" calcext:value-type="float">
            <text:p>0.009714755</text:p>
          </table:table-cell>
          <table:table-cell/>
          <table:table-cell office:value-type="float" office:value="-0.000128481" calcext:value-type="float">
            <text:p>-0.000128481</text:p>
          </table:table-cell>
          <table:table-cell office:value-type="float" office:value="-0.0001532" calcext:value-type="float">
            <text:p>-0.0001532</text:p>
          </table:table-cell>
          <table:table-cell office:value-type="float" office:value="-0.000181079" calcext:value-type="float">
            <text:p>-0.000181079</text:p>
          </table:table-cell>
          <table:table-cell/>
          <table:table-cell office:value-type="float" office:value="25.986030501" calcext:value-type="float">
            <text:p>25.986030501</text:p>
          </table:table-cell>
          <table:table-cell office:value-type="float" office:value="25.985420973" calcext:value-type="float">
            <text:p>25.985420973</text:p>
          </table:table-cell>
          <table:table-cell office:value-type="float" office:value="25.984733512" calcext:value-type="float">
            <text:p>25.984733512</text:p>
          </table:table-cell>
          <table:table-cell/>
          <table:table-cell office:value-type="float" office:value="-0.003256811" calcext:value-type="float">
            <text:p>-0.003256811</text:p>
          </table:table-cell>
          <table:table-cell office:value-type="float" office:value="-0.003883387" calcext:value-type="float">
            <text:p>-0.003883387</text:p>
          </table:table-cell>
          <table:table-cell office:value-type="float" office:value="-0.004590076" calcext:value-type="float">
            <text:p>-0.00459007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2019-11-11 21:21:39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5501232" calcext:value-type="float">
            <text:p>1.195501232</text:p>
          </table:table-cell>
          <table:table-cell office:value-type="float" office:value="1.189177774" calcext:value-type="float">
            <text:p>1.189177774</text:p>
          </table:table-cell>
          <table:table-cell office:value-type="float" office:value="1.190859221" calcext:value-type="float">
            <text:p>1.190859221</text:p>
          </table:table-cell>
          <table:table-cell/>
          <table:table-cell office:value-type="float" office:value="0.009767167" calcext:value-type="float">
            <text:p>0.009767167</text:p>
          </table:table-cell>
          <table:table-cell office:value-type="float" office:value="0.009715505" calcext:value-type="float">
            <text:p>0.009715505</text:p>
          </table:table-cell>
          <table:table-cell office:value-type="float" office:value="0.009729242" calcext:value-type="float">
            <text:p>0.009729242</text:p>
          </table:table-cell>
          <table:table-cell/>
          <table:table-cell office:value-type="float" office:value="-0.000128666" calcext:value-type="float">
            <text:p>-0.000128666</text:p>
          </table:table-cell>
          <table:table-cell office:value-type="float" office:value="-0.000180329" calcext:value-type="float">
            <text:p>-0.000180329</text:p>
          </table:table-cell>
          <table:table-cell office:value-type="float" office:value="-0.000166591" calcext:value-type="float">
            <text:p>-0.000166591</text:p>
          </table:table-cell>
          <table:table-cell/>
          <table:table-cell office:value-type="float" office:value="25.986025938" calcext:value-type="float">
            <text:p>25.986025938</text:p>
          </table:table-cell>
          <table:table-cell office:value-type="float" office:value="25.984752005" calcext:value-type="float">
            <text:p>25.984752005</text:p>
          </table:table-cell>
          <table:table-cell office:value-type="float" office:value="25.985090752" calcext:value-type="float">
            <text:p>25.985090752</text:p>
          </table:table-cell>
          <table:table-cell/>
          <table:table-cell office:value-type="float" office:value="-0.003261502" calcext:value-type="float">
            <text:p>-0.003261502</text:p>
          </table:table-cell>
          <table:table-cell office:value-type="float" office:value="-0.004571066" calcext:value-type="float">
            <text:p>-0.004571066</text:p>
          </table:table-cell>
          <table:table-cell office:value-type="float" office:value="-0.004222844" calcext:value-type="float">
            <text:p>-0.00422284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2019-11-11 21:21:40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1539906" calcext:value-type="float">
            <text:p>1.191539906</text:p>
          </table:table-cell>
          <table:table-cell office:value-type="float" office:value="1.189043664" calcext:value-type="float">
            <text:p>1.189043664</text:p>
          </table:table-cell>
          <table:table-cell office:value-type="float" office:value="1.195930385" calcext:value-type="float">
            <text:p>1.195930385</text:p>
          </table:table-cell>
          <table:table-cell/>
          <table:table-cell office:value-type="float" office:value="0.009734803" calcext:value-type="float">
            <text:p>0.009734803</text:p>
          </table:table-cell>
          <table:table-cell office:value-type="float" office:value="0.009714409" calcext:value-type="float">
            <text:p>0.009714409</text:p>
          </table:table-cell>
          <table:table-cell office:value-type="float" office:value="0.009770673" calcext:value-type="float">
            <text:p>0.009770673</text:p>
          </table:table-cell>
          <table:table-cell/>
          <table:table-cell office:value-type="float" office:value="-0.00016103" calcext:value-type="float">
            <text:p>-0.00016103</text:p>
          </table:table-cell>
          <table:table-cell office:value-type="float" office:value="-0.000181424" calcext:value-type="float">
            <text:p>-0.000181424</text:p>
          </table:table-cell>
          <table:table-cell office:value-type="float" office:value="-0.00012516" calcext:value-type="float">
            <text:p>-0.00012516</text:p>
          </table:table-cell>
          <table:table-cell/>
          <table:table-cell office:value-type="float" office:value="25.990281965" calcext:value-type="float">
            <text:p>25.990281965</text:p>
          </table:table-cell>
          <table:table-cell office:value-type="float" office:value="25.98977907" calcext:value-type="float">
            <text:p>25.98977907</text:p>
          </table:table-cell>
          <table:table-cell office:value-type="float" office:value="25.991166473" calcext:value-type="float">
            <text:p>25.991166473</text:p>
          </table:table-cell>
          <table:table-cell/>
          <table:table-cell office:value-type="float" office:value="-0.004081877" calcext:value-type="float">
            <text:p>-0.004081877</text:p>
          </table:table-cell>
          <table:table-cell office:value-type="float" office:value="-0.00459884" calcext:value-type="float">
            <text:p>-0.00459884</text:p>
          </table:table-cell>
          <table:table-cell office:value-type="float" office:value="-0.003172626" calcext:value-type="float">
            <text:p>-0.00317262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2019-11-11 21:21:41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0157079" calcext:value-type="float">
            <text:p>1.190157079</text:p>
          </table:table-cell>
          <table:table-cell office:value-type="float" office:value="1.19228258" calcext:value-type="float">
            <text:p>1.19228258</text:p>
          </table:table-cell>
          <table:table-cell office:value-type="float" office:value="1.196507358" calcext:value-type="float">
            <text:p>1.196507358</text:p>
          </table:table-cell>
          <table:table-cell/>
          <table:table-cell office:value-type="float" office:value="0.009723506" calcext:value-type="float">
            <text:p>0.009723506</text:p>
          </table:table-cell>
          <table:table-cell office:value-type="float" office:value="0.009740871" calcext:value-type="float">
            <text:p>0.009740871</text:p>
          </table:table-cell>
          <table:table-cell office:value-type="float" office:value="0.009775387" calcext:value-type="float">
            <text:p>0.009775387</text:p>
          </table:table-cell>
          <table:table-cell/>
          <table:table-cell office:value-type="float" office:value="-0.000172328" calcext:value-type="float">
            <text:p>-0.000172328</text:p>
          </table:table-cell>
          <table:table-cell office:value-type="float" office:value="-0.000154963" calcext:value-type="float">
            <text:p>-0.000154963</text:p>
          </table:table-cell>
          <table:table-cell office:value-type="float" office:value="-0.000120446" calcext:value-type="float">
            <text:p>-0.000120446</text:p>
          </table:table-cell>
          <table:table-cell/>
          <table:table-cell office:value-type="float" office:value="25.995057462" calcext:value-type="float">
            <text:p>25.995057462</text:p>
          </table:table-cell>
          <table:table-cell office:value-type="float" office:value="25.995485665" calcext:value-type="float">
            <text:p>25.995485665</text:p>
          </table:table-cell>
          <table:table-cell office:value-type="float" office:value="25.996336787" calcext:value-type="float">
            <text:p>25.996336787</text:p>
          </table:table-cell>
          <table:table-cell/>
          <table:table-cell office:value-type="float" office:value="-0.004368256" calcext:value-type="float">
            <text:p>-0.004368256</text:p>
          </table:table-cell>
          <table:table-cell office:value-type="float" office:value="-0.003928072" calcext:value-type="float">
            <text:p>-0.003928072</text:p>
          </table:table-cell>
          <table:table-cell office:value-type="float" office:value="-0.003053137" calcext:value-type="float">
            <text:p>-0.00305313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2019-11-11 21:21:42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0440797" calcext:value-type="float">
            <text:p>1.190440797</text:p>
          </table:table-cell>
          <table:table-cell office:value-type="float" office:value="1.196009063" calcext:value-type="float">
            <text:p>1.196009063</text:p>
          </table:table-cell>
          <table:table-cell office:value-type="float" office:value="1.193809056" calcext:value-type="float">
            <text:p>1.193809056</text:p>
          </table:table-cell>
          <table:table-cell/>
          <table:table-cell office:value-type="float" office:value="0.009725824" calcext:value-type="float">
            <text:p>0.009725824</text:p>
          </table:table-cell>
          <table:table-cell office:value-type="float" office:value="0.009771316" calcext:value-type="float">
            <text:p>0.009771316</text:p>
          </table:table-cell>
          <table:table-cell office:value-type="float" office:value="0.009753342" calcext:value-type="float">
            <text:p>0.009753342</text:p>
          </table:table-cell>
          <table:table-cell/>
          <table:table-cell office:value-type="float" office:value="-0.00017001" calcext:value-type="float">
            <text:p>-0.00017001</text:p>
          </table:table-cell>
          <table:table-cell office:value-type="float" office:value="-0.000124517" calcext:value-type="float">
            <text:p>-0.000124517</text:p>
          </table:table-cell>
          <table:table-cell office:value-type="float" office:value="-0.000142491" calcext:value-type="float">
            <text:p>-0.000142491</text:p>
          </table:table-cell>
          <table:table-cell/>
          <table:table-cell office:value-type="float" office:value="25.99511462" calcext:value-type="float">
            <text:p>25.99511462</text:p>
          </table:table-cell>
          <table:table-cell office:value-type="float" office:value="25.996236401" calcext:value-type="float">
            <text:p>25.996236401</text:p>
          </table:table-cell>
          <table:table-cell office:value-type="float" office:value="25.995793188" calcext:value-type="float">
            <text:p>25.995793188</text:p>
          </table:table-cell>
          <table:table-cell/>
          <table:table-cell office:value-type="float" office:value="-0.004309499" calcext:value-type="float">
            <text:p>-0.004309499</text:p>
          </table:table-cell>
          <table:table-cell office:value-type="float" office:value="-0.003156332" calcext:value-type="float">
            <text:p>-0.003156332</text:p>
          </table:table-cell>
          <table:table-cell office:value-type="float" office:value="-0.003611945" calcext:value-type="float">
            <text:p>-0.00361194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2019-11-11 21:21:44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2600273" calcext:value-type="float">
            <text:p>1.192600273</text:p>
          </table:table-cell>
          <table:table-cell office:value-type="float" office:value="1.196478748" calcext:value-type="float">
            <text:p>1.196478748</text:p>
          </table:table-cell>
          <table:table-cell office:value-type="float" office:value="1.190930151" calcext:value-type="float">
            <text:p>1.190930151</text:p>
          </table:table-cell>
          <table:table-cell/>
          <table:table-cell office:value-type="float" office:value="0.009743466" calcext:value-type="float">
            <text:p>0.009743466</text:p>
          </table:table-cell>
          <table:table-cell office:value-type="float" office:value="0.009775153" calcext:value-type="float">
            <text:p>0.009775153</text:p>
          </table:table-cell>
          <table:table-cell office:value-type="float" office:value="0.009729821" calcext:value-type="float">
            <text:p>0.009729821</text:p>
          </table:table-cell>
          <table:table-cell/>
          <table:table-cell office:value-type="float" office:value="-0.000152367" calcext:value-type="float">
            <text:p>-0.000152367</text:p>
          </table:table-cell>
          <table:table-cell office:value-type="float" office:value="-0.00012068" calcext:value-type="float">
            <text:p>-0.00012068</text:p>
          </table:table-cell>
          <table:table-cell office:value-type="float" office:value="-0.000166012" calcext:value-type="float">
            <text:p>-0.000166012</text:p>
          </table:table-cell>
          <table:table-cell/>
          <table:table-cell office:value-type="float" office:value="25.990495587" calcext:value-type="float">
            <text:p>25.990495587</text:p>
          </table:table-cell>
          <table:table-cell office:value-type="float" office:value="25.991276946" calcext:value-type="float">
            <text:p>25.991276946</text:p>
          </table:table-cell>
          <table:table-cell office:value-type="float" office:value="25.990159123" calcext:value-type="float">
            <text:p>25.990159123</text:p>
          </table:table-cell>
          <table:table-cell/>
          <table:table-cell office:value-type="float" office:value="-0.003862279" calcext:value-type="float">
            <text:p>-0.003862279</text:p>
          </table:table-cell>
          <table:table-cell office:value-type="float" office:value="-0.003059062" calcext:value-type="float">
            <text:p>-0.003059062</text:p>
          </table:table-cell>
          <table:table-cell office:value-type="float" office:value="-0.004208155" calcext:value-type="float">
            <text:p>-0.00420815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2019-11-11 21:21:45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3249368" calcext:value-type="float">
            <text:p>1.193249368</text:p>
          </table:table-cell>
          <table:table-cell office:value-type="float" office:value="1.195224666" calcext:value-type="float">
            <text:p>1.195224666</text:p>
          </table:table-cell>
          <table:table-cell office:value-type="float" office:value="1.189240359" calcext:value-type="float">
            <text:p>1.189240359</text:p>
          </table:table-cell>
          <table:table-cell/>
          <table:table-cell office:value-type="float" office:value="0.009748769" calcext:value-type="float">
            <text:p>0.009748769</text:p>
          </table:table-cell>
          <table:table-cell office:value-type="float" office:value="0.009764907" calcext:value-type="float">
            <text:p>0.009764907</text:p>
          </table:table-cell>
          <table:table-cell office:value-type="float" office:value="0.009716016" calcext:value-type="float">
            <text:p>0.009716016</text:p>
          </table:table-cell>
          <table:table-cell/>
          <table:table-cell office:value-type="float" office:value="-0.000147064" calcext:value-type="float">
            <text:p>-0.000147064</text:p>
          </table:table-cell>
          <table:table-cell office:value-type="float" office:value="-0.000130926" calcext:value-type="float">
            <text:p>-0.000130926</text:p>
          </table:table-cell>
          <table:table-cell office:value-type="float" office:value="-0.000179817" calcext:value-type="float">
            <text:p>-0.000179817</text:p>
          </table:table-cell>
          <table:table-cell/>
          <table:table-cell office:value-type="float" office:value="25.990626354" calcext:value-type="float">
            <text:p>25.990626354</text:p>
          </table:table-cell>
          <table:table-cell office:value-type="float" office:value="25.991024299" calcext:value-type="float">
            <text:p>25.991024299</text:p>
          </table:table-cell>
          <table:table-cell office:value-type="float" office:value="25.989818696" calcext:value-type="float">
            <text:p>25.989818696</text:p>
          </table:table-cell>
          <table:table-cell/>
          <table:table-cell office:value-type="float" office:value="-0.003727854" calcext:value-type="float">
            <text:p>-0.003727854</text:p>
          </table:table-cell>
          <table:table-cell office:value-type="float" office:value="-0.003318777" calcext:value-type="float">
            <text:p>-0.003318777</text:p>
          </table:table-cell>
          <table:table-cell office:value-type="float" office:value="-0.004558105" calcext:value-type="float">
            <text:p>-0.00455810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2019-11-11 21:21:46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6178937" calcext:value-type="float">
            <text:p>1.196178937</text:p>
          </table:table-cell>
          <table:table-cell office:value-type="float" office:value="1.1906363" calcext:value-type="float">
            <text:p>1.1906363</text:p>
          </table:table-cell>
          <table:table-cell office:value-type="float" office:value="1.189692758" calcext:value-type="float">
            <text:p>1.189692758</text:p>
          </table:table-cell>
          <table:table-cell/>
          <table:table-cell office:value-type="float" office:value="0.009772704" calcext:value-type="float">
            <text:p>0.009772704</text:p>
          </table:table-cell>
          <table:table-cell office:value-type="float" office:value="0.009727421" calcext:value-type="float">
            <text:p>0.009727421</text:p>
          </table:table-cell>
          <table:table-cell office:value-type="float" office:value="0.009719712" calcext:value-type="float">
            <text:p>0.009719712</text:p>
          </table:table-cell>
          <table:table-cell/>
          <table:table-cell office:value-type="float" office:value="-0.00012313" calcext:value-type="float">
            <text:p>-0.00012313</text:p>
          </table:table-cell>
          <table:table-cell office:value-type="float" office:value="-0.000168413" calcext:value-type="float">
            <text:p>-0.000168413</text:p>
          </table:table-cell>
          <table:table-cell office:value-type="float" office:value="-0.000176121" calcext:value-type="float">
            <text:p>-0.000176121</text:p>
          </table:table-cell>
          <table:table-cell/>
          <table:table-cell office:value-type="float" office:value="25.996270624" calcext:value-type="float">
            <text:p>25.996270624</text:p>
          </table:table-cell>
          <table:table-cell office:value-type="float" office:value="25.995154006" calcext:value-type="float">
            <text:p>25.995154006</text:p>
          </table:table-cell>
          <table:table-cell office:value-type="float" office:value="25.99496392" calcext:value-type="float">
            <text:p>25.99496392</text:p>
          </table:table-cell>
          <table:table-cell/>
          <table:table-cell office:value-type="float" office:value="-0.003121152" calcext:value-type="float">
            <text:p>-0.003121152</text:p>
          </table:table-cell>
          <table:table-cell office:value-type="float" office:value="-0.004269011" calcext:value-type="float">
            <text:p>-0.004269011</text:p>
          </table:table-cell>
          <table:table-cell office:value-type="float" office:value="-0.004464415" calcext:value-type="float">
            <text:p>-0.00446441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2019-11-11 21:21:47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3039559" calcext:value-type="float">
            <text:p>1.193039559</text:p>
          </table:table-cell>
          <table:table-cell office:value-type="float" office:value="1.188911937" calcext:value-type="float">
            <text:p>1.188911937</text:p>
          </table:table-cell>
          <table:table-cell office:value-type="float" office:value="1.195393943" calcext:value-type="float">
            <text:p>1.195393943</text:p>
          </table:table-cell>
          <table:table-cell/>
          <table:table-cell office:value-type="float" office:value="0.009747055" calcext:value-type="float">
            <text:p>0.009747055</text:p>
          </table:table-cell>
          <table:table-cell office:value-type="float" office:value="0.009713333" calcext:value-type="float">
            <text:p>0.009713333</text:p>
          </table:table-cell>
          <table:table-cell office:value-type="float" office:value="0.00976629" calcext:value-type="float">
            <text:p>0.00976629</text:p>
          </table:table-cell>
          <table:table-cell/>
          <table:table-cell office:value-type="float" office:value="-0.000148778" calcext:value-type="float">
            <text:p>-0.000148778</text:p>
          </table:table-cell>
          <table:table-cell office:value-type="float" office:value="-0.000182501" calcext:value-type="float">
            <text:p>-0.000182501</text:p>
          </table:table-cell>
          <table:table-cell office:value-type="float" office:value="-0.000129543" calcext:value-type="float">
            <text:p>-0.000129543</text:p>
          </table:table-cell>
          <table:table-cell/>
          <table:table-cell office:value-type="float" office:value="25.990584086" calcext:value-type="float">
            <text:p>25.990584086</text:p>
          </table:table-cell>
          <table:table-cell office:value-type="float" office:value="25.989752532" calcext:value-type="float">
            <text:p>25.989752532</text:p>
          </table:table-cell>
          <table:table-cell office:value-type="float" office:value="25.991058401" calcext:value-type="float">
            <text:p>25.991058401</text:p>
          </table:table-cell>
          <table:table-cell/>
          <table:table-cell office:value-type="float" office:value="-0.003771304" calcext:value-type="float">
            <text:p>-0.003771304</text:p>
          </table:table-cell>
          <table:table-cell office:value-type="float" office:value="-0.00462612" calcext:value-type="float">
            <text:p>-0.00462612</text:p>
          </table:table-cell>
          <table:table-cell office:value-type="float" office:value="-0.003283721" calcext:value-type="float">
            <text:p>-0.00328372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2019-11-11 21:21:49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8907585" calcext:value-type="float">
            <text:p>1.18907585</text:p>
          </table:table-cell>
          <table:table-cell office:value-type="float" office:value="1.194396757" calcext:value-type="float">
            <text:p>1.194396757</text:p>
          </table:table-cell>
          <table:table-cell office:value-type="float" office:value="1.195155525" calcext:value-type="float">
            <text:p>1.195155525</text:p>
          </table:table-cell>
          <table:table-cell/>
          <table:table-cell office:value-type="float" office:value="0.009714672" calcext:value-type="float">
            <text:p>0.009714672</text:p>
          </table:table-cell>
          <table:table-cell office:value-type="float" office:value="0.009758143" calcext:value-type="float">
            <text:p>0.009758143</text:p>
          </table:table-cell>
          <table:table-cell office:value-type="float" office:value="0.009764343" calcext:value-type="float">
            <text:p>0.009764343</text:p>
          </table:table-cell>
          <table:table-cell/>
          <table:table-cell office:value-type="float" office:value="-0.000181161" calcext:value-type="float">
            <text:p>-0.000181161</text:p>
          </table:table-cell>
          <table:table-cell office:value-type="float" office:value="-0.00013769" calcext:value-type="float">
            <text:p>-0.00013769</text:p>
          </table:table-cell>
          <table:table-cell office:value-type="float" office:value="-0.000131491" calcext:value-type="float">
            <text:p>-0.000131491</text:p>
          </table:table-cell>
          <table:table-cell/>
          <table:table-cell office:value-type="float" office:value="25.999893722" calcext:value-type="float">
            <text:p>25.999893722</text:p>
          </table:table-cell>
          <table:table-cell office:value-type="float" office:value="26.000965666" calcext:value-type="float">
            <text:p>26.000965666</text:p>
          </table:table-cell>
          <table:table-cell office:value-type="float" office:value="26.001118526" calcext:value-type="float">
            <text:p>26.001118526</text:p>
          </table:table-cell>
          <table:table-cell/>
          <table:table-cell office:value-type="float" office:value="-0.004592174" calcext:value-type="float">
            <text:p>-0.004592174</text:p>
          </table:table-cell>
          <table:table-cell office:value-type="float" office:value="-0.003490234" calcext:value-type="float">
            <text:p>-0.003490234</text:p>
          </table:table-cell>
          <table:table-cell office:value-type="float" office:value="-0.003333096" calcext:value-type="float">
            <text:p>-0.00333309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2019-11-11 21:21:50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4200658" calcext:value-type="float">
            <text:p>1.194200658</text:p>
          </table:table-cell>
          <table:table-cell office:value-type="float" office:value="1.195148968" calcext:value-type="float">
            <text:p>1.195148968</text:p>
          </table:table-cell>
          <table:table-cell office:value-type="float" office:value="1.189157509" calcext:value-type="float">
            <text:p>1.189157509</text:p>
          </table:table-cell>
          <table:table-cell/>
          <table:table-cell office:value-type="float" office:value="0.009756541" calcext:value-type="float">
            <text:p>0.009756541</text:p>
          </table:table-cell>
          <table:table-cell office:value-type="float" office:value="0.009764289" calcext:value-type="float">
            <text:p>0.009764289</text:p>
          </table:table-cell>
          <table:table-cell office:value-type="float" office:value="0.009715339" calcext:value-type="float">
            <text:p>0.009715339</text:p>
          </table:table-cell>
          <table:table-cell/>
          <table:table-cell office:value-type="float" office:value="-0.000139292" calcext:value-type="float">
            <text:p>-0.000139292</text:p>
          </table:table-cell>
          <table:table-cell office:value-type="float" office:value="-0.000131544" calcext:value-type="float">
            <text:p>-0.000131544</text:p>
          </table:table-cell>
          <table:table-cell office:value-type="float" office:value="-0.000180494" calcext:value-type="float">
            <text:p>-0.000180494</text:p>
          </table:table-cell>
          <table:table-cell/>
          <table:table-cell office:value-type="float" office:value="25.985763923" calcext:value-type="float">
            <text:p>25.985763923</text:p>
          </table:table-cell>
          <table:table-cell office:value-type="float" office:value="25.98595497" calcext:value-type="float">
            <text:p>25.98595497</text:p>
          </table:table-cell>
          <table:table-cell office:value-type="float" office:value="25.984747922" calcext:value-type="float">
            <text:p>25.984747922</text:p>
          </table:table-cell>
          <table:table-cell/>
          <table:table-cell office:value-type="float" office:value="-0.003530845" calcext:value-type="float">
            <text:p>-0.003530845</text:p>
          </table:table-cell>
          <table:table-cell office:value-type="float" office:value="-0.003334454" calcext:value-type="float">
            <text:p>-0.003334454</text:p>
          </table:table-cell>
          <table:table-cell office:value-type="float" office:value="-0.004575263" calcext:value-type="float">
            <text:p>-0.00457526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2019-11-11 21:21:51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6060323" calcext:value-type="float">
            <text:p>1.196060323</text:p>
          </table:table-cell>
          <table:table-cell office:value-type="float" office:value="1.189552091" calcext:value-type="float">
            <text:p>1.189552091</text:p>
          </table:table-cell>
          <table:table-cell office:value-type="float" office:value="1.191855215" calcext:value-type="float">
            <text:p>1.191855215</text:p>
          </table:table-cell>
          <table:table-cell/>
          <table:table-cell office:value-type="float" office:value="0.009771735" calcext:value-type="float">
            <text:p>0.009771735</text:p>
          </table:table-cell>
          <table:table-cell office:value-type="float" office:value="0.009718563" calcext:value-type="float">
            <text:p>0.009718563</text:p>
          </table:table-cell>
          <table:table-cell office:value-type="float" office:value="0.009737379" calcext:value-type="float">
            <text:p>0.009737379</text:p>
          </table:table-cell>
          <table:table-cell/>
          <table:table-cell office:value-type="float" office:value="-0.000124099" calcext:value-type="float">
            <text:p>-0.000124099</text:p>
          </table:table-cell>
          <table:table-cell office:value-type="float" office:value="-0.00017727" calcext:value-type="float">
            <text:p>-0.00017727</text:p>
          </table:table-cell>
          <table:table-cell office:value-type="float" office:value="-0.000158454" calcext:value-type="float">
            <text:p>-0.000158454</text:p>
          </table:table-cell>
          <table:table-cell/>
          <table:table-cell office:value-type="float" office:value="25.996246728" calcext:value-type="float">
            <text:p>25.996246728</text:p>
          </table:table-cell>
          <table:table-cell office:value-type="float" office:value="25.994935582" calcext:value-type="float">
            <text:p>25.994935582</text:p>
          </table:table-cell>
          <table:table-cell office:value-type="float" office:value="25.995399568" calcext:value-type="float">
            <text:p>25.995399568</text:p>
          </table:table-cell>
          <table:table-cell/>
          <table:table-cell office:value-type="float" office:value="-0.003145716" calcext:value-type="float">
            <text:p>-0.003145716</text:p>
          </table:table-cell>
          <table:table-cell office:value-type="float" office:value="-0.004493546" calcext:value-type="float">
            <text:p>-0.004493546</text:p>
          </table:table-cell>
          <table:table-cell office:value-type="float" office:value="-0.004016578" calcext:value-type="float">
            <text:p>-0.00401657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2019-11-11 21:21:52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1328906" calcext:value-type="float">
            <text:p>1.191328906</text:p>
          </table:table-cell>
          <table:table-cell office:value-type="float" office:value="1.19030013" calcext:value-type="float">
            <text:p>1.19030013</text:p>
          </table:table-cell>
          <table:table-cell office:value-type="float" office:value="1.197007441" calcext:value-type="float">
            <text:p>1.197007441</text:p>
          </table:table-cell>
          <table:table-cell/>
          <table:table-cell office:value-type="float" office:value="0.009733079" calcext:value-type="float">
            <text:p>0.009733079</text:p>
          </table:table-cell>
          <table:table-cell office:value-type="float" office:value="0.009724674" calcext:value-type="float">
            <text:p>0.009724674</text:p>
          </table:table-cell>
          <table:table-cell office:value-type="float" office:value="0.009779473" calcext:value-type="float">
            <text:p>0.009779473</text:p>
          </table:table-cell>
          <table:table-cell/>
          <table:table-cell office:value-type="float" office:value="-0.000162754" calcext:value-type="float">
            <text:p>-0.000162754</text:p>
          </table:table-cell>
          <table:table-cell office:value-type="float" office:value="-0.000171159" calcext:value-type="float">
            <text:p>-0.000171159</text:p>
          </table:table-cell>
          <table:table-cell office:value-type="float" office:value="-0.000116361" calcext:value-type="float">
            <text:p>-0.000116361</text:p>
          </table:table-cell>
          <table:table-cell/>
          <table:table-cell office:value-type="float" office:value="26.00034762" calcext:value-type="float">
            <text:p>26.00034762</text:p>
          </table:table-cell>
          <table:table-cell office:value-type="float" office:value="26.000140364" calcext:value-type="float">
            <text:p>26.000140364</text:p>
          </table:table-cell>
          <table:table-cell office:value-type="float" office:value="26.001491611" calcext:value-type="float">
            <text:p>26.001491611</text:p>
          </table:table-cell>
          <table:table-cell/>
          <table:table-cell office:value-type="float" office:value="-0.004125574" calcext:value-type="float">
            <text:p>-0.004125574</text:p>
          </table:table-cell>
          <table:table-cell office:value-type="float" office:value="-0.00433863" calcext:value-type="float">
            <text:p>-0.00433863</text:p>
          </table:table-cell>
          <table:table-cell office:value-type="float" office:value="-0.002949572" calcext:value-type="float">
            <text:p>-0.00294957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2019-11-11 21:21:54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0425299" calcext:value-type="float">
            <text:p>1.190425299</text:p>
          </table:table-cell>
          <table:table-cell office:value-type="float" office:value="1.19450345" calcext:value-type="float">
            <text:p>1.19450345</text:p>
          </table:table-cell>
          <table:table-cell office:value-type="float" office:value="1.195972704" calcext:value-type="float">
            <text:p>1.195972704</text:p>
          </table:table-cell>
          <table:table-cell/>
          <table:table-cell office:value-type="float" office:value="0.009725697" calcext:value-type="float">
            <text:p>0.009725697</text:p>
          </table:table-cell>
          <table:table-cell office:value-type="float" office:value="0.009759015" calcext:value-type="float">
            <text:p>0.009759015</text:p>
          </table:table-cell>
          <table:table-cell office:value-type="float" office:value="0.009771019" calcext:value-type="float">
            <text:p>0.009771019</text:p>
          </table:table-cell>
          <table:table-cell/>
          <table:table-cell office:value-type="float" office:value="-0.000170136" calcext:value-type="float">
            <text:p>-0.000170136</text:p>
          </table:table-cell>
          <table:table-cell office:value-type="float" office:value="-0.000136818" calcext:value-type="float">
            <text:p>-0.000136818</text:p>
          </table:table-cell>
          <table:table-cell office:value-type="float" office:value="-0.000124815" calcext:value-type="float">
            <text:p>-0.000124815</text:p>
          </table:table-cell>
          <table:table-cell/>
          <table:table-cell office:value-type="float" office:value="25.990057415" calcext:value-type="float">
            <text:p>25.990057415</text:p>
          </table:table-cell>
          <table:table-cell office:value-type="float" office:value="25.990879002" calcext:value-type="float">
            <text:p>25.990879002</text:p>
          </table:table-cell>
          <table:table-cell office:value-type="float" office:value="25.991174999" calcext:value-type="float">
            <text:p>25.991174999</text:p>
          </table:table-cell>
          <table:table-cell/>
          <table:table-cell office:value-type="float" office:value="-0.004312708" calcext:value-type="float">
            <text:p>-0.004312708</text:p>
          </table:table-cell>
          <table:table-cell office:value-type="float" office:value="-0.003468138" calcext:value-type="float">
            <text:p>-0.003468138</text:p>
          </table:table-cell>
          <table:table-cell office:value-type="float" office:value="-0.003163862" calcext:value-type="float">
            <text:p>-0.00316386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2019-11-11 21:21:55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1834353" calcext:value-type="float">
            <text:p>1.191834353</text:p>
          </table:table-cell>
          <table:table-cell office:value-type="float" office:value="1.196389937" calcext:value-type="float">
            <text:p>1.196389937</text:p>
          </table:table-cell>
          <table:table-cell office:value-type="float" office:value="1.192653917" calcext:value-type="float">
            <text:p>1.192653917</text:p>
          </table:table-cell>
          <table:table-cell/>
          <table:table-cell office:value-type="float" office:value="0.009737209" calcext:value-type="float">
            <text:p>0.009737209</text:p>
          </table:table-cell>
          <table:table-cell office:value-type="float" office:value="0.009774428" calcext:value-type="float">
            <text:p>0.009774428</text:p>
          </table:table-cell>
          <table:table-cell office:value-type="float" office:value="0.009743905" calcext:value-type="float">
            <text:p>0.009743905</text:p>
          </table:table-cell>
          <table:table-cell/>
          <table:table-cell office:value-type="float" office:value="-0.000158625" calcext:value-type="float">
            <text:p>-0.000158625</text:p>
          </table:table-cell>
          <table:table-cell office:value-type="float" office:value="-0.000121406" calcext:value-type="float">
            <text:p>-0.000121406</text:p>
          </table:table-cell>
          <table:table-cell office:value-type="float" office:value="-0.000151929" calcext:value-type="float">
            <text:p>-0.000151929</text:p>
          </table:table-cell>
          <table:table-cell/>
          <table:table-cell office:value-type="float" office:value="25.990341284" calcext:value-type="float">
            <text:p>25.990341284</text:p>
          </table:table-cell>
          <table:table-cell office:value-type="float" office:value="25.991259055" calcext:value-type="float">
            <text:p>25.991259055</text:p>
          </table:table-cell>
          <table:table-cell office:value-type="float" office:value="25.990506394" calcext:value-type="float">
            <text:p>25.990506394</text:p>
          </table:table-cell>
          <table:table-cell/>
          <table:table-cell office:value-type="float" office:value="-0.004020898" calcext:value-type="float">
            <text:p>-0.004020898</text:p>
          </table:table-cell>
          <table:table-cell office:value-type="float" office:value="-0.003077454" calcext:value-type="float">
            <text:p>-0.003077454</text:p>
          </table:table-cell>
          <table:table-cell office:value-type="float" office:value="-0.00385117" calcext:value-type="float">
            <text:p>-0.0038511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2019-11-11 21:21:56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3400764" calcext:value-type="float">
            <text:p>1.193400764</text:p>
          </table:table-cell>
          <table:table-cell office:value-type="float" office:value="1.195002937" calcext:value-type="float">
            <text:p>1.195002937</text:p>
          </table:table-cell>
          <table:table-cell office:value-type="float" office:value="1.189032935" calcext:value-type="float">
            <text:p>1.189032935</text:p>
          </table:table-cell>
          <table:table-cell/>
          <table:table-cell office:value-type="float" office:value="0.009750006" calcext:value-type="float">
            <text:p>0.009750006</text:p>
          </table:table-cell>
          <table:table-cell office:value-type="float" office:value="0.009763096" calcext:value-type="float">
            <text:p>0.009763096</text:p>
          </table:table-cell>
          <table:table-cell office:value-type="float" office:value="0.009714321" calcext:value-type="float">
            <text:p>0.009714321</text:p>
          </table:table-cell>
          <table:table-cell/>
          <table:table-cell office:value-type="float" office:value="-0.000145827" calcext:value-type="float">
            <text:p>-0.000145827</text:p>
          </table:table-cell>
          <table:table-cell office:value-type="float" office:value="-0.000132737" calcext:value-type="float">
            <text:p>-0.000132737</text:p>
          </table:table-cell>
          <table:table-cell office:value-type="float" office:value="-0.000181512" calcext:value-type="float">
            <text:p>-0.000181512</text:p>
          </table:table-cell>
          <table:table-cell/>
          <table:table-cell office:value-type="float" office:value="25.995710934" calcext:value-type="float">
            <text:p>25.995710934</text:p>
          </table:table-cell>
          <table:table-cell office:value-type="float" office:value="25.996033707" calcext:value-type="float">
            <text:p>25.996033707</text:p>
          </table:table-cell>
          <table:table-cell office:value-type="float" office:value="25.994830992" calcext:value-type="float">
            <text:p>25.994830992</text:p>
          </table:table-cell>
          <table:table-cell/>
          <table:table-cell office:value-type="float" office:value="-0.0036965" calcext:value-type="float">
            <text:p>-0.0036965</text:p>
          </table:table-cell>
          <table:table-cell office:value-type="float" office:value="-0.003364697" calcext:value-type="float">
            <text:p>-0.003364697</text:p>
          </table:table-cell>
          <table:table-cell office:value-type="float" office:value="-0.004601062" calcext:value-type="float">
            <text:p>-0.00460106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2019-11-11 21:21:57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6142578" calcext:value-type="float">
            <text:p>1.196142578</text:p>
          </table:table-cell>
          <table:table-cell office:value-type="float" office:value="1.190617822" calcext:value-type="float">
            <text:p>1.190617822</text:p>
          </table:table-cell>
          <table:table-cell office:value-type="float" office:value="1.189482354" calcext:value-type="float">
            <text:p>1.189482354</text:p>
          </table:table-cell>
          <table:table-cell/>
          <table:table-cell office:value-type="float" office:value="0.009772407" calcext:value-type="float">
            <text:p>0.009772407</text:p>
          </table:table-cell>
          <table:table-cell office:value-type="float" office:value="0.00972727" calcext:value-type="float">
            <text:p>0.00972727</text:p>
          </table:table-cell>
          <table:table-cell office:value-type="float" office:value="0.009717993" calcext:value-type="float">
            <text:p>0.009717993</text:p>
          </table:table-cell>
          <table:table-cell/>
          <table:table-cell office:value-type="float" office:value="-0.000123427" calcext:value-type="float">
            <text:p>-0.000123427</text:p>
          </table:table-cell>
          <table:table-cell office:value-type="float" office:value="-0.000168564" calcext:value-type="float">
            <text:p>-0.000168564</text:p>
          </table:table-cell>
          <table:table-cell office:value-type="float" office:value="-0.00017784" calcext:value-type="float">
            <text:p>-0.00017784</text:p>
          </table:table-cell>
          <table:table-cell/>
          <table:table-cell office:value-type="float" office:value="25.996263299" calcext:value-type="float">
            <text:p>25.996263299</text:p>
          </table:table-cell>
          <table:table-cell office:value-type="float" office:value="25.995150284" calcext:value-type="float">
            <text:p>25.995150284</text:p>
          </table:table-cell>
          <table:table-cell office:value-type="float" office:value="25.994921532" calcext:value-type="float">
            <text:p>25.994921532</text:p>
          </table:table-cell>
          <table:table-cell/>
          <table:table-cell office:value-type="float" office:value="-0.003128681" calcext:value-type="float">
            <text:p>-0.003128681</text:p>
          </table:table-cell>
          <table:table-cell office:value-type="float" office:value="-0.004272837" calcext:value-type="float">
            <text:p>-0.004272837</text:p>
          </table:table-cell>
          <table:table-cell office:value-type="float" office:value="-0.004507989" calcext:value-type="float">
            <text:p>-0.00450798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019-11-11 21:21:59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4510006" calcext:value-type="float">
            <text:p>1.194510006</text:p>
          </table:table-cell>
          <table:table-cell office:value-type="float" office:value="1.187909387" calcext:value-type="float">
            <text:p>1.187909387</text:p>
          </table:table-cell>
          <table:table-cell office:value-type="float" office:value="1.191073202" calcext:value-type="float">
            <text:p>1.191073202</text:p>
          </table:table-cell>
          <table:table-cell/>
          <table:table-cell office:value-type="float" office:value="0.009759069" calcext:value-type="float">
            <text:p>0.009759069</text:p>
          </table:table-cell>
          <table:table-cell office:value-type="float" office:value="0.009705142" calcext:value-type="float">
            <text:p>0.009705142</text:p>
          </table:table-cell>
          <table:table-cell office:value-type="float" office:value="0.00973099" calcext:value-type="float">
            <text:p>0.00973099</text:p>
          </table:table-cell>
          <table:table-cell/>
          <table:table-cell office:value-type="float" office:value="-0.000136765" calcext:value-type="float">
            <text:p>-0.000136765</text:p>
          </table:table-cell>
          <table:table-cell office:value-type="float" office:value="-0.000190691" calcext:value-type="float">
            <text:p>-0.000190691</text:p>
          </table:table-cell>
          <table:table-cell office:value-type="float" office:value="-0.000164843" calcext:value-type="float">
            <text:p>-0.000164843</text:p>
          </table:table-cell>
          <table:table-cell/>
          <table:table-cell office:value-type="float" office:value="26.00604256" calcext:value-type="float">
            <text:p>26.00604256</text:p>
          </table:table-cell>
          <table:table-cell office:value-type="float" office:value="26.004712813" calcext:value-type="float">
            <text:p>26.004712813</text:p>
          </table:table-cell>
          <table:table-cell office:value-type="float" office:value="26.005350189" calcext:value-type="float">
            <text:p>26.005350189</text:p>
          </table:table-cell>
          <table:table-cell/>
          <table:table-cell office:value-type="float" office:value="-0.003466781" calcext:value-type="float">
            <text:p>-0.003466781</text:p>
          </table:table-cell>
          <table:table-cell office:value-type="float" office:value="-0.004833744" calcext:value-type="float">
            <text:p>-0.004833744</text:p>
          </table:table-cell>
          <table:table-cell office:value-type="float" office:value="-0.00417853" calcext:value-type="float">
            <text:p>-0.0041785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2019-11-11 21:22:00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1559576" calcext:value-type="float">
            <text:p>1.191559576</text:p>
          </table:table-cell>
          <table:table-cell office:value-type="float" office:value="1.188334964" calcext:value-type="float">
            <text:p>1.188334964</text:p>
          </table:table-cell>
          <table:table-cell office:value-type="float" office:value="1.195234799" calcext:value-type="float">
            <text:p>1.195234799</text:p>
          </table:table-cell>
          <table:table-cell/>
          <table:table-cell office:value-type="float" office:value="0.009734964" calcext:value-type="float">
            <text:p>0.009734964</text:p>
          </table:table-cell>
          <table:table-cell office:value-type="float" office:value="0.009708619" calcext:value-type="float">
            <text:p>0.009708619</text:p>
          </table:table-cell>
          <table:table-cell office:value-type="float" office:value="0.00976499" calcext:value-type="float">
            <text:p>0.00976499</text:p>
          </table:table-cell>
          <table:table-cell/>
          <table:table-cell office:value-type="float" office:value="-0.000160869" calcext:value-type="float">
            <text:p>-0.000160869</text:p>
          </table:table-cell>
          <table:table-cell office:value-type="float" office:value="-0.000187214" calcext:value-type="float">
            <text:p>-0.000187214</text:p>
          </table:table-cell>
          <table:table-cell office:value-type="float" office:value="-0.000130843" calcext:value-type="float">
            <text:p>-0.000130843</text:p>
          </table:table-cell>
          <table:table-cell/>
          <table:table-cell office:value-type="float" office:value="26.000394091" calcext:value-type="float">
            <text:p>26.000394091</text:p>
          </table:table-cell>
          <table:table-cell office:value-type="float" office:value="25.999744464" calcext:value-type="float">
            <text:p>25.999744464</text:p>
          </table:table-cell>
          <table:table-cell office:value-type="float" office:value="26.001134497" calcext:value-type="float">
            <text:p>26.001134497</text:p>
          </table:table-cell>
          <table:table-cell/>
          <table:table-cell office:value-type="float" office:value="-0.004077803" calcext:value-type="float">
            <text:p>-0.004077803</text:p>
          </table:table-cell>
          <table:table-cell office:value-type="float" office:value="-0.004745609" calcext:value-type="float">
            <text:p>-0.004745609</text:p>
          </table:table-cell>
          <table:table-cell office:value-type="float" office:value="-0.003316679" calcext:value-type="float">
            <text:p>-0.00331667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2019-11-11 21:22:01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0151118" calcext:value-type="float">
            <text:p>1.190151118</text:p>
          </table:table-cell>
          <table:table-cell office:value-type="float" office:value="1.192342781" calcext:value-type="float">
            <text:p>1.192342781</text:p>
          </table:table-cell>
          <table:table-cell office:value-type="float" office:value="1.196440601" calcext:value-type="float">
            <text:p>1.196440601</text:p>
          </table:table-cell>
          <table:table-cell/>
          <table:table-cell office:value-type="float" office:value="0.009723457" calcext:value-type="float">
            <text:p>0.009723457</text:p>
          </table:table-cell>
          <table:table-cell office:value-type="float" office:value="0.009741363" calcext:value-type="float">
            <text:p>0.009741363</text:p>
          </table:table-cell>
          <table:table-cell office:value-type="float" office:value="0.009774842" calcext:value-type="float">
            <text:p>0.009774842</text:p>
          </table:table-cell>
          <table:table-cell/>
          <table:table-cell office:value-type="float" office:value="-0.000172376" calcext:value-type="float">
            <text:p>-0.000172376</text:p>
          </table:table-cell>
          <table:table-cell office:value-type="float" office:value="-0.000154471" calcext:value-type="float">
            <text:p>-0.000154471</text:p>
          </table:table-cell>
          <table:table-cell office:value-type="float" office:value="-0.000120992" calcext:value-type="float">
            <text:p>-0.000120992</text:p>
          </table:table-cell>
          <table:table-cell/>
          <table:table-cell office:value-type="float" office:value="26.005164428" calcext:value-type="float">
            <text:p>26.005164428</text:p>
          </table:table-cell>
          <table:table-cell office:value-type="float" office:value="26.005605956" calcext:value-type="float">
            <text:p>26.005605956</text:p>
          </table:table-cell>
          <table:table-cell office:value-type="float" office:value="26.006431494" calcext:value-type="float">
            <text:p>26.006431494</text:p>
          </table:table-cell>
          <table:table-cell/>
          <table:table-cell office:value-type="float" office:value="-0.00436949" calcext:value-type="float">
            <text:p>-0.00436949</text:p>
          </table:table-cell>
          <table:table-cell office:value-type="float" office:value="-0.003915605" calcext:value-type="float">
            <text:p>-0.003915605</text:p>
          </table:table-cell>
          <table:table-cell office:value-type="float" office:value="-0.003066962" calcext:value-type="float">
            <text:p>-0.00306696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2019-11-11 21:22:02</text:p>
          </table:table-cell>
          <table:table-cell office:value-type="float" office:value="26.01447" calcext:value-type="float">
            <text:p>26.01447</text:p>
          </table:table-cell>
          <table:table-cell office:value-type="float" office:value="1.189930581" calcext:value-type="float">
            <text:p>1.189930581</text:p>
          </table:table-cell>
          <table:table-cell office:value-type="float" office:value="1.195401692" calcext:value-type="float">
            <text:p>1.195401692</text:p>
          </table:table-cell>
          <table:table-cell office:value-type="float" office:value="1.193693423" calcext:value-type="float">
            <text:p>1.193693423</text:p>
          </table:table-cell>
          <table:table-cell/>
          <table:table-cell office:value-type="float" office:value="0.009721655" calcext:value-type="float">
            <text:p>0.009721655</text:p>
          </table:table-cell>
          <table:table-cell office:value-type="float" office:value="0.009766354" calcext:value-type="float">
            <text:p>0.009766354</text:p>
          </table:table-cell>
          <table:table-cell office:value-type="float" office:value="0.009752397" calcext:value-type="float">
            <text:p>0.009752397</text:p>
          </table:table-cell>
          <table:table-cell/>
          <table:table-cell office:value-type="float" office:value="-0.000174178" calcext:value-type="float">
            <text:p>-0.000174178</text:p>
          </table:table-cell>
          <table:table-cell office:value-type="float" office:value="-0.00012948" calcext:value-type="float">
            <text:p>-0.00012948</text:p>
          </table:table-cell>
          <table:table-cell office:value-type="float" office:value="-0.000143436" calcext:value-type="float">
            <text:p>-0.000143436</text:p>
          </table:table-cell>
          <table:table-cell/>
          <table:table-cell office:value-type="float" office:value="26.010174083" calcext:value-type="float">
            <text:p>26.010174083</text:p>
          </table:table-cell>
          <table:table-cell office:value-type="float" office:value="26.011276276" calcext:value-type="float">
            <text:p>26.011276276</text:p>
          </table:table-cell>
          <table:table-cell office:value-type="float" office:value="26.010932134" calcext:value-type="float">
            <text:p>26.010932134</text:p>
          </table:table-cell>
          <table:table-cell/>
          <table:table-cell office:value-type="float" office:value="-0.004415162" calcext:value-type="float">
            <text:p>-0.004415162</text:p>
          </table:table-cell>
          <table:table-cell office:value-type="float" office:value="-0.003282116" calcext:value-type="float">
            <text:p>-0.003282116</text:p>
          </table:table-cell>
          <table:table-cell office:value-type="float" office:value="-0.003635892" calcext:value-type="float">
            <text:p>-0.00363589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2019-11-11 21:22:04</text:p>
          </table:table-cell>
          <table:table-cell office:value-type="float" office:value="26.01952" calcext:value-type="float">
            <text:p>26.01952</text:p>
          </table:table-cell>
          <table:table-cell office:value-type="float" office:value="1.192435764" calcext:value-type="float">
            <text:p>1.192435764</text:p>
          </table:table-cell>
          <table:table-cell office:value-type="float" office:value="1.19701519" calcext:value-type="float">
            <text:p>1.19701519</text:p>
          </table:table-cell>
          <table:table-cell office:value-type="float" office:value="1.192307614" calcext:value-type="float">
            <text:p>1.192307614</text:p>
          </table:table-cell>
          <table:table-cell/>
          <table:table-cell office:value-type="float" office:value="0.009742122" calcext:value-type="float">
            <text:p>0.009742122</text:p>
          </table:table-cell>
          <table:table-cell office:value-type="float" office:value="0.009779536" calcext:value-type="float">
            <text:p>0.009779536</text:p>
          </table:table-cell>
          <table:table-cell office:value-type="float" office:value="0.009741075" calcext:value-type="float">
            <text:p>0.009741075</text:p>
          </table:table-cell>
          <table:table-cell/>
          <table:table-cell office:value-type="float" office:value="-0.000153711" calcext:value-type="float">
            <text:p>-0.000153711</text:p>
          </table:table-cell>
          <table:table-cell office:value-type="float" office:value="-0.000116297" calcext:value-type="float">
            <text:p>-0.000116297</text:p>
          </table:table-cell>
          <table:table-cell office:value-type="float" office:value="-0.000154758" calcext:value-type="float">
            <text:p>-0.000154758</text:p>
          </table:table-cell>
          <table:table-cell/>
          <table:table-cell office:value-type="float" office:value="26.015732851" calcext:value-type="float">
            <text:p>26.015732851</text:p>
          </table:table-cell>
          <table:table-cell office:value-type="float" office:value="26.016655404" calcext:value-type="float">
            <text:p>26.016655404</text:p>
          </table:table-cell>
          <table:table-cell office:value-type="float" office:value="26.015707035" calcext:value-type="float">
            <text:p>26.015707035</text:p>
          </table:table-cell>
          <table:table-cell/>
          <table:table-cell office:value-type="float" office:value="-0.003896348" calcext:value-type="float">
            <text:p>-0.003896348</text:p>
          </table:table-cell>
          <table:table-cell office:value-type="float" office:value="-0.002947967" calcext:value-type="float">
            <text:p>-0.002947967</text:p>
          </table:table-cell>
          <table:table-cell office:value-type="float" office:value="-0.003922888" calcext:value-type="float">
            <text:p>-0.00392288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2019-11-11 21:22:05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7653556" calcext:value-type="float">
            <text:p>1.197653556</text:p>
          </table:table-cell>
          <table:table-cell office:value-type="float" office:value="1.190735244" calcext:value-type="float">
            <text:p>1.190735244</text:p>
          </table:table-cell>
          <table:table-cell office:value-type="float" office:value="1.191788458" calcext:value-type="float">
            <text:p>1.191788458</text:p>
          </table:table-cell>
          <table:table-cell/>
          <table:table-cell office:value-type="float" office:value="0.009784751" calcext:value-type="float">
            <text:p>0.009784751</text:p>
          </table:table-cell>
          <table:table-cell office:value-type="float" office:value="0.009728229" calcext:value-type="float">
            <text:p>0.009728229</text:p>
          </table:table-cell>
          <table:table-cell office:value-type="float" office:value="0.009736834" calcext:value-type="float">
            <text:p>0.009736834</text:p>
          </table:table-cell>
          <table:table-cell/>
          <table:table-cell office:value-type="float" office:value="-0.000111082" calcext:value-type="float">
            <text:p>-0.000111082</text:p>
          </table:table-cell>
          <table:table-cell office:value-type="float" office:value="-0.000167604" calcext:value-type="float">
            <text:p>-0.000167604</text:p>
          </table:table-cell>
          <table:table-cell office:value-type="float" office:value="-0.000159" calcext:value-type="float">
            <text:p>-0.000159</text:p>
          </table:table-cell>
          <table:table-cell/>
          <table:table-cell office:value-type="float" office:value="25.9965677" calcext:value-type="float">
            <text:p>25.9965677</text:p>
          </table:table-cell>
          <table:table-cell office:value-type="float" office:value="25.995173939" calcext:value-type="float">
            <text:p>25.995173939</text:p>
          </table:table-cell>
          <table:table-cell office:value-type="float" office:value="25.995386119" calcext:value-type="float">
            <text:p>25.995386119</text:p>
          </table:table-cell>
          <table:table-cell/>
          <table:table-cell office:value-type="float" office:value="-0.002815764" calcext:value-type="float">
            <text:p>-0.002815764</text:p>
          </table:table-cell>
          <table:table-cell office:value-type="float" office:value="-0.00424852" calcext:value-type="float">
            <text:p>-0.00424852</text:p>
          </table:table-cell>
          <table:table-cell office:value-type="float" office:value="-0.004030403" calcext:value-type="float">
            <text:p>-0.00403040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2019-11-11 21:22:06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2673587" calcext:value-type="float">
            <text:p>1.192673587</text:p>
          </table:table-cell>
          <table:table-cell office:value-type="float" office:value="1.189215921" calcext:value-type="float">
            <text:p>1.189215921</text:p>
          </table:table-cell>
          <table:table-cell office:value-type="float" office:value="1.196256423" calcext:value-type="float">
            <text:p>1.196256423</text:p>
          </table:table-cell>
          <table:table-cell/>
          <table:table-cell office:value-type="float" office:value="0.009744065" calcext:value-type="float">
            <text:p>0.009744065</text:p>
          </table:table-cell>
          <table:table-cell office:value-type="float" office:value="0.009715816" calcext:value-type="float">
            <text:p>0.009715816</text:p>
          </table:table-cell>
          <table:table-cell office:value-type="float" office:value="0.009773337" calcext:value-type="float">
            <text:p>0.009773337</text:p>
          </table:table-cell>
          <table:table-cell/>
          <table:table-cell office:value-type="float" office:value="-0.000151768" calcext:value-type="float">
            <text:p>-0.000151768</text:p>
          </table:table-cell>
          <table:table-cell office:value-type="float" office:value="-0.000180017" calcext:value-type="float">
            <text:p>-0.000180017</text:p>
          </table:table-cell>
          <table:table-cell office:value-type="float" office:value="-0.000122497" calcext:value-type="float">
            <text:p>-0.000122497</text:p>
          </table:table-cell>
          <table:table-cell/>
          <table:table-cell office:value-type="float" office:value="26.000618518" calcext:value-type="float">
            <text:p>26.000618518</text:p>
          </table:table-cell>
          <table:table-cell office:value-type="float" office:value="25.999921941" calcext:value-type="float">
            <text:p>25.999921941</text:p>
          </table:table-cell>
          <table:table-cell office:value-type="float" office:value="26.001340312" calcext:value-type="float">
            <text:p>26.001340312</text:p>
          </table:table-cell>
          <table:table-cell/>
          <table:table-cell office:value-type="float" office:value="-0.003847096" calcext:value-type="float">
            <text:p>-0.003847096</text:p>
          </table:table-cell>
          <table:table-cell office:value-type="float" office:value="-0.004563166" calcext:value-type="float">
            <text:p>-0.004563166</text:p>
          </table:table-cell>
          <table:table-cell office:value-type="float" office:value="-0.003105105" calcext:value-type="float">
            <text:p>-0.00310510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2019-11-11 21:22:07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89697527" calcext:value-type="float">
            <text:p>1.189697527</text:p>
          </table:table-cell>
          <table:table-cell office:value-type="float" office:value="1.195625805" calcext:value-type="float">
            <text:p>1.195625805</text:p>
          </table:table-cell>
          <table:table-cell office:value-type="float" office:value="1.194017076" calcext:value-type="float">
            <text:p>1.194017076</text:p>
          </table:table-cell>
          <table:table-cell/>
          <table:table-cell office:value-type="float" office:value="0.009719751" calcext:value-type="float">
            <text:p>0.009719751</text:p>
          </table:table-cell>
          <table:table-cell office:value-type="float" office:value="0.009768185" calcext:value-type="float">
            <text:p>0.009768185</text:p>
          </table:table-cell>
          <table:table-cell office:value-type="float" office:value="0.009755041" calcext:value-type="float">
            <text:p>0.009755041</text:p>
          </table:table-cell>
          <table:table-cell/>
          <table:table-cell office:value-type="float" office:value="-0.000176082" calcext:value-type="float">
            <text:p>-0.000176082</text:p>
          </table:table-cell>
          <table:table-cell office:value-type="float" office:value="-0.000127649" calcext:value-type="float">
            <text:p>-0.000127649</text:p>
          </table:table-cell>
          <table:table-cell office:value-type="float" office:value="-0.000140792" calcext:value-type="float">
            <text:p>-0.000140792</text:p>
          </table:table-cell>
          <table:table-cell/>
          <table:table-cell office:value-type="float" office:value="26.000018964" calcext:value-type="float">
            <text:p>26.000018964</text:p>
          </table:table-cell>
          <table:table-cell office:value-type="float" office:value="26.001213268" calcext:value-type="float">
            <text:p>26.001213268</text:p>
          </table:table-cell>
          <table:table-cell office:value-type="float" office:value="26.000889176" calcext:value-type="float">
            <text:p>26.000889176</text:p>
          </table:table-cell>
          <table:table-cell/>
          <table:table-cell office:value-type="float" office:value="-0.004463427" calcext:value-type="float">
            <text:p>-0.004463427</text:p>
          </table:table-cell>
          <table:table-cell office:value-type="float" office:value="-0.003235703" calcext:value-type="float">
            <text:p>-0.003235703</text:p>
          </table:table-cell>
          <table:table-cell office:value-type="float" office:value="-0.003568865" calcext:value-type="float">
            <text:p>-0.00356886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2019-11-11 21:22:08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4467687" calcext:value-type="float">
            <text:p>1.194467687</text:p>
          </table:table-cell>
          <table:table-cell office:value-type="float" office:value="1.195154333" calcext:value-type="float">
            <text:p>1.195154333</text:p>
          </table:table-cell>
          <table:table-cell office:value-type="float" office:value="1.189052604" calcext:value-type="float">
            <text:p>1.189052604</text:p>
          </table:table-cell>
          <table:table-cell/>
          <table:table-cell office:value-type="float" office:value="0.009758723" calcext:value-type="float">
            <text:p>0.009758723</text:p>
          </table:table-cell>
          <table:table-cell office:value-type="float" office:value="0.009764333" calcext:value-type="float">
            <text:p>0.009764333</text:p>
          </table:table-cell>
          <table:table-cell office:value-type="float" office:value="0.009714482" calcext:value-type="float">
            <text:p>0.009714482</text:p>
          </table:table-cell>
          <table:table-cell/>
          <table:table-cell office:value-type="float" office:value="-0.00013711" calcext:value-type="float">
            <text:p>-0.00013711</text:p>
          </table:table-cell>
          <table:table-cell office:value-type="float" office:value="-0.000131501" calcext:value-type="float">
            <text:p>-0.000131501</text:p>
          </table:table-cell>
          <table:table-cell office:value-type="float" office:value="-0.000181351" calcext:value-type="float">
            <text:p>-0.000181351</text:p>
          </table:table-cell>
          <table:table-cell/>
          <table:table-cell office:value-type="float" office:value="26.000979955" calcext:value-type="float">
            <text:p>26.000979955</text:p>
          </table:table-cell>
          <table:table-cell office:value-type="float" office:value="26.001118286" calcext:value-type="float">
            <text:p>26.001118286</text:p>
          </table:table-cell>
          <table:table-cell office:value-type="float" office:value="25.999889039" calcext:value-type="float">
            <text:p>25.999889039</text:p>
          </table:table-cell>
          <table:table-cell/>
          <table:table-cell office:value-type="float" office:value="-0.003475545" calcext:value-type="float">
            <text:p>-0.003475545</text:p>
          </table:table-cell>
          <table:table-cell office:value-type="float" office:value="-0.003333343" calcext:value-type="float">
            <text:p>-0.003333343</text:p>
          </table:table-cell>
          <table:table-cell office:value-type="float" office:value="-0.004596988" calcext:value-type="float">
            <text:p>-0.00459698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2019-11-11 21:22:10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484558" calcext:value-type="float">
            <text:p>1.19484558</text:p>
          </table:table-cell>
          <table:table-cell office:value-type="float" office:value="1.192926311" calcext:value-type="float">
            <text:p>1.192926311</text:p>
          </table:table-cell>
          <table:table-cell office:value-type="float" office:value="1.188705109" calcext:value-type="float">
            <text:p>1.188705109</text:p>
          </table:table-cell>
          <table:table-cell/>
          <table:table-cell office:value-type="float" office:value="0.00976181" calcext:value-type="float">
            <text:p>0.00976181</text:p>
          </table:table-cell>
          <table:table-cell office:value-type="float" office:value="0.00974613" calcext:value-type="float">
            <text:p>0.00974613</text:p>
          </table:table-cell>
          <table:table-cell office:value-type="float" office:value="0.009711643" calcext:value-type="float">
            <text:p>0.009711643</text:p>
          </table:table-cell>
          <table:table-cell/>
          <table:table-cell office:value-type="float" office:value="-0.000134023" calcext:value-type="float">
            <text:p>-0.000134023</text:p>
          </table:table-cell>
          <table:table-cell office:value-type="float" office:value="-0.000149703" calcext:value-type="float">
            <text:p>-0.000149703</text:p>
          </table:table-cell>
          <table:table-cell office:value-type="float" office:value="-0.00018419" calcext:value-type="float">
            <text:p>-0.00018419</text:p>
          </table:table-cell>
          <table:table-cell/>
          <table:table-cell office:value-type="float" office:value="26.001056085" calcext:value-type="float">
            <text:p>26.001056085</text:p>
          </table:table-cell>
          <table:table-cell office:value-type="float" office:value="26.000669431" calcext:value-type="float">
            <text:p>26.000669431</text:p>
          </table:table-cell>
          <table:table-cell office:value-type="float" office:value="25.999819033" calcext:value-type="float">
            <text:p>25.999819033</text:p>
          </table:table-cell>
          <table:table-cell/>
          <table:table-cell office:value-type="float" office:value="-0.003397284" calcext:value-type="float">
            <text:p>-0.003397284</text:p>
          </table:table-cell>
          <table:table-cell office:value-type="float" office:value="-0.003794758" calcext:value-type="float">
            <text:p>-0.003794758</text:p>
          </table:table-cell>
          <table:table-cell office:value-type="float" office:value="-0.004668953" calcext:value-type="float">
            <text:p>-0.00466895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2019-11-11 21:22:11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5435666" calcext:value-type="float">
            <text:p>1.195435666</text:p>
          </table:table-cell>
          <table:table-cell office:value-type="float" office:value="1.188107275" calcext:value-type="float">
            <text:p>1.188107275</text:p>
          </table:table-cell>
          <table:table-cell office:value-type="float" office:value="1.192057871" calcext:value-type="float">
            <text:p>1.192057871</text:p>
          </table:table-cell>
          <table:table-cell/>
          <table:table-cell office:value-type="float" office:value="0.009766631" calcext:value-type="float">
            <text:p>0.009766631</text:p>
          </table:table-cell>
          <table:table-cell office:value-type="float" office:value="0.009706759" calcext:value-type="float">
            <text:p>0.009706759</text:p>
          </table:table-cell>
          <table:table-cell office:value-type="float" office:value="0.009739035" calcext:value-type="float">
            <text:p>0.009739035</text:p>
          </table:table-cell>
          <table:table-cell/>
          <table:table-cell office:value-type="float" office:value="-0.000129202" calcext:value-type="float">
            <text:p>-0.000129202</text:p>
          </table:table-cell>
          <table:table-cell office:value-type="float" office:value="-0.000189075" calcext:value-type="float">
            <text:p>-0.000189075</text:p>
          </table:table-cell>
          <table:table-cell office:value-type="float" office:value="-0.000156798" calcext:value-type="float">
            <text:p>-0.000156798</text:p>
          </table:table-cell>
          <table:table-cell/>
          <table:table-cell office:value-type="float" office:value="26.001174963" calcext:value-type="float">
            <text:p>26.001174963</text:p>
          </table:table-cell>
          <table:table-cell office:value-type="float" office:value="25.999698594" calcext:value-type="float">
            <text:p>25.999698594</text:p>
          </table:table-cell>
          <table:table-cell office:value-type="float" office:value="26.000494477" calcext:value-type="float">
            <text:p>26.000494477</text:p>
          </table:table-cell>
          <table:table-cell/>
          <table:table-cell office:value-type="float" office:value="-0.00327508" calcext:value-type="float">
            <text:p>-0.00327508</text:p>
          </table:table-cell>
          <table:table-cell office:value-type="float" office:value="-0.004792763" calcext:value-type="float">
            <text:p>-0.004792763</text:p>
          </table:table-cell>
          <table:table-cell office:value-type="float" office:value="-0.003974608" calcext:value-type="float">
            <text:p>-0.00397460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2019-11-11 21:22:12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1852235" calcext:value-type="float">
            <text:p>1.191852235</text:p>
          </table:table-cell>
          <table:table-cell office:value-type="float" office:value="1.189441823" calcext:value-type="float">
            <text:p>1.189441823</text:p>
          </table:table-cell>
          <table:table-cell office:value-type="float" office:value="1.196309471" calcext:value-type="float">
            <text:p>1.196309471</text:p>
          </table:table-cell>
          <table:table-cell/>
          <table:table-cell office:value-type="float" office:value="0.009737355" calcext:value-type="float">
            <text:p>0.009737355</text:p>
          </table:table-cell>
          <table:table-cell office:value-type="float" office:value="0.009717662" calcext:value-type="float">
            <text:p>0.009717662</text:p>
          </table:table-cell>
          <table:table-cell office:value-type="float" office:value="0.00977377" calcext:value-type="float">
            <text:p>0.00977377</text:p>
          </table:table-cell>
          <table:table-cell/>
          <table:table-cell office:value-type="float" office:value="-0.000158478" calcext:value-type="float">
            <text:p>-0.000158478</text:p>
          </table:table-cell>
          <table:table-cell office:value-type="float" office:value="-0.000178171" calcext:value-type="float">
            <text:p>-0.000178171</text:p>
          </table:table-cell>
          <table:table-cell office:value-type="float" office:value="-0.000122063" calcext:value-type="float">
            <text:p>-0.000122063</text:p>
          </table:table-cell>
          <table:table-cell/>
          <table:table-cell office:value-type="float" office:value="26.005507131" calcext:value-type="float">
            <text:p>26.005507131</text:p>
          </table:table-cell>
          <table:table-cell office:value-type="float" office:value="26.005021535" calcext:value-type="float">
            <text:p>26.005021535</text:p>
          </table:table-cell>
          <table:table-cell office:value-type="float" office:value="26.006405076" calcext:value-type="float">
            <text:p>26.006405076</text:p>
          </table:table-cell>
          <table:table-cell/>
          <table:table-cell office:value-type="float" office:value="-0.004017195" calcext:value-type="float">
            <text:p>-0.004017195</text:p>
          </table:table-cell>
          <table:table-cell office:value-type="float" office:value="-0.004516382" calcext:value-type="float">
            <text:p>-0.004516382</text:p>
          </table:table-cell>
          <table:table-cell office:value-type="float" office:value="-0.003094119" calcext:value-type="float">
            <text:p>-0.00309411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2019-11-11 21:22:13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89553283" calcext:value-type="float">
            <text:p>1.189553283</text:p>
          </table:table-cell>
          <table:table-cell office:value-type="float" office:value="1.193902635" calcext:value-type="float">
            <text:p>1.193902635</text:p>
          </table:table-cell>
          <table:table-cell office:value-type="float" office:value="1.196084165" calcext:value-type="float">
            <text:p>1.196084165</text:p>
          </table:table-cell>
          <table:table-cell/>
          <table:table-cell office:value-type="float" office:value="0.009718573" calcext:value-type="float">
            <text:p>0.009718573</text:p>
          </table:table-cell>
          <table:table-cell office:value-type="float" office:value="0.009754106" calcext:value-type="float">
            <text:p>0.009754106</text:p>
          </table:table-cell>
          <table:table-cell office:value-type="float" office:value="0.009771929" calcext:value-type="float">
            <text:p>0.009771929</text:p>
          </table:table-cell>
          <table:table-cell/>
          <table:table-cell office:value-type="float" office:value="-0.000177261" calcext:value-type="float">
            <text:p>-0.000177261</text:p>
          </table:table-cell>
          <table:table-cell office:value-type="float" office:value="-0.000141727" calcext:value-type="float">
            <text:p>-0.000141727</text:p>
          </table:table-cell>
          <table:table-cell office:value-type="float" office:value="-0.000123904" calcext:value-type="float">
            <text:p>-0.000123904</text:p>
          </table:table-cell>
          <table:table-cell/>
          <table:table-cell office:value-type="float" office:value="26.005043989" calcext:value-type="float">
            <text:p>26.005043989</text:p>
          </table:table-cell>
          <table:table-cell office:value-type="float" office:value="26.005920201" calcext:value-type="float">
            <text:p>26.005920201</text:p>
          </table:table-cell>
          <table:table-cell office:value-type="float" office:value="26.006359687" calcext:value-type="float">
            <text:p>26.006359687</text:p>
          </table:table-cell>
          <table:table-cell/>
          <table:table-cell office:value-type="float" office:value="-0.004493299" calcext:value-type="float">
            <text:p>-0.004493299</text:p>
          </table:table-cell>
          <table:table-cell office:value-type="float" office:value="-0.003592565" calcext:value-type="float">
            <text:p>-0.003592565</text:p>
          </table:table-cell>
          <table:table-cell office:value-type="float" office:value="-0.003140778" calcext:value-type="float">
            <text:p>-0.00314077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2019-11-11 21:22:15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2618751" calcext:value-type="float">
            <text:p>1.192618751</text:p>
          </table:table-cell>
          <table:table-cell office:value-type="float" office:value="1.196856045" calcext:value-type="float">
            <text:p>1.196856045</text:p>
          </table:table-cell>
          <table:table-cell office:value-type="float" office:value="1.191363477" calcext:value-type="float">
            <text:p>1.191363477</text:p>
          </table:table-cell>
          <table:table-cell/>
          <table:table-cell office:value-type="float" office:value="0.009743617" calcext:value-type="float">
            <text:p>0.009743617</text:p>
          </table:table-cell>
          <table:table-cell office:value-type="float" office:value="0.009778236" calcext:value-type="float">
            <text:p>0.009778236</text:p>
          </table:table-cell>
          <table:table-cell office:value-type="float" office:value="0.009733362" calcext:value-type="float">
            <text:p>0.009733362</text:p>
          </table:table-cell>
          <table:table-cell/>
          <table:table-cell office:value-type="float" office:value="-0.000152216" calcext:value-type="float">
            <text:p>-0.000152216</text:p>
          </table:table-cell>
          <table:table-cell office:value-type="float" office:value="-0.000117598" calcext:value-type="float">
            <text:p>-0.000117598</text:p>
          </table:table-cell>
          <table:table-cell office:value-type="float" office:value="-0.000162472" calcext:value-type="float">
            <text:p>-0.000162472</text:p>
          </table:table-cell>
          <table:table-cell/>
          <table:table-cell office:value-type="float" office:value="26.000607471" calcext:value-type="float">
            <text:p>26.000607471</text:p>
          </table:table-cell>
          <table:table-cell office:value-type="float" office:value="26.001461111" calcext:value-type="float">
            <text:p>26.001461111</text:p>
          </table:table-cell>
          <table:table-cell office:value-type="float" office:value="26.000354585" calcext:value-type="float">
            <text:p>26.000354585</text:p>
          </table:table-cell>
          <table:table-cell/>
          <table:table-cell office:value-type="float" office:value="-0.003858452" calcext:value-type="float">
            <text:p>-0.003858452</text:p>
          </table:table-cell>
          <table:table-cell office:value-type="float" office:value="-0.002980925" calcext:value-type="float">
            <text:p>-0.002980925</text:p>
          </table:table-cell>
          <table:table-cell office:value-type="float" office:value="-0.004118415" calcext:value-type="float">
            <text:p>-0.00411841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019-11-11 21:22:16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6103239" calcext:value-type="float">
            <text:p>1.196103239</text:p>
          </table:table-cell>
          <table:table-cell office:value-type="float" office:value="1.192826771" calcext:value-type="float">
            <text:p>1.192826771</text:p>
          </table:table-cell>
          <table:table-cell office:value-type="float" office:value="1.189440631" calcext:value-type="float">
            <text:p>1.189440631</text:p>
          </table:table-cell>
          <table:table-cell/>
          <table:table-cell office:value-type="float" office:value="0.009772085" calcext:value-type="float">
            <text:p>0.009772085</text:p>
          </table:table-cell>
          <table:table-cell office:value-type="float" office:value="0.009745317" calcext:value-type="float">
            <text:p>0.009745317</text:p>
          </table:table-cell>
          <table:table-cell office:value-type="float" office:value="0.009717652" calcext:value-type="float">
            <text:p>0.009717652</text:p>
          </table:table-cell>
          <table:table-cell/>
          <table:table-cell office:value-type="float" office:value="-0.000123748" calcext:value-type="float">
            <text:p>-0.000123748</text:p>
          </table:table-cell>
          <table:table-cell office:value-type="float" office:value="-0.000150517" calcext:value-type="float">
            <text:p>-0.000150517</text:p>
          </table:table-cell>
          <table:table-cell office:value-type="float" office:value="-0.000178181" calcext:value-type="float">
            <text:p>-0.000178181</text:p>
          </table:table-cell>
          <table:table-cell/>
          <table:table-cell office:value-type="float" office:value="25.996255374" calcext:value-type="float">
            <text:p>25.996255374</text:p>
          </table:table-cell>
          <table:table-cell office:value-type="float" office:value="25.995595298" calcext:value-type="float">
            <text:p>25.995595298</text:p>
          </table:table-cell>
          <table:table-cell office:value-type="float" office:value="25.994913127" calcext:value-type="float">
            <text:p>25.994913127</text:p>
          </table:table-cell>
          <table:table-cell/>
          <table:table-cell office:value-type="float" office:value="-0.003136828" calcext:value-type="float">
            <text:p>-0.003136828</text:p>
          </table:table-cell>
          <table:table-cell office:value-type="float" office:value="-0.003815372" calcext:value-type="float">
            <text:p>-0.003815372</text:p>
          </table:table-cell>
          <table:table-cell office:value-type="float" office:value="-0.004516629" calcext:value-type="float">
            <text:p>-0.00451662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2019-11-11 21:22:17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4353246" calcext:value-type="float">
            <text:p>1.194353246</text:p>
          </table:table-cell>
          <table:table-cell office:value-type="float" office:value="1.187892102" calcext:value-type="float">
            <text:p>1.187892102</text:p>
          </table:table-cell>
          <table:table-cell office:value-type="float" office:value="1.194341325" calcext:value-type="float">
            <text:p>1.194341325</text:p>
          </table:table-cell>
          <table:table-cell/>
          <table:table-cell office:value-type="float" office:value="0.009757788" calcext:value-type="float">
            <text:p>0.009757788</text:p>
          </table:table-cell>
          <table:table-cell office:value-type="float" office:value="0.009705001" calcext:value-type="float">
            <text:p>0.009705001</text:p>
          </table:table-cell>
          <table:table-cell office:value-type="float" office:value="0.009757691" calcext:value-type="float">
            <text:p>0.009757691</text:p>
          </table:table-cell>
          <table:table-cell/>
          <table:table-cell office:value-type="float" office:value="-0.000138045" calcext:value-type="float">
            <text:p>-0.000138045</text:p>
          </table:table-cell>
          <table:table-cell office:value-type="float" office:value="-0.000190833" calcext:value-type="float">
            <text:p>-0.000190833</text:p>
          </table:table-cell>
          <table:table-cell office:value-type="float" office:value="-0.000138143" calcext:value-type="float">
            <text:p>-0.000138143</text:p>
          </table:table-cell>
          <table:table-cell/>
          <table:table-cell office:value-type="float" office:value="25.985794663" calcext:value-type="float">
            <text:p>25.985794663</text:p>
          </table:table-cell>
          <table:table-cell office:value-type="float" office:value="25.984492991" calcext:value-type="float">
            <text:p>25.984492991</text:p>
          </table:table-cell>
          <table:table-cell office:value-type="float" office:value="25.985792262" calcext:value-type="float">
            <text:p>25.985792262</text:p>
          </table:table-cell>
          <table:table-cell/>
          <table:table-cell office:value-type="float" office:value="-0.003499245" calcext:value-type="float">
            <text:p>-0.003499245</text:p>
          </table:table-cell>
          <table:table-cell office:value-type="float" office:value="-0.004837324" calcext:value-type="float">
            <text:p>-0.004837324</text:p>
          </table:table-cell>
          <table:table-cell office:value-type="float" office:value="-0.003501714" calcext:value-type="float">
            <text:p>-0.00350171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2019-11-11 21:22:18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1523217" calcext:value-type="float">
            <text:p>1.191523217</text:p>
          </table:table-cell>
          <table:table-cell office:value-type="float" office:value="1.189609312" calcext:value-type="float">
            <text:p>1.189609312</text:p>
          </table:table-cell>
          <table:table-cell office:value-type="float" office:value="1.196612262" calcext:value-type="float">
            <text:p>1.196612262</text:p>
          </table:table-cell>
          <table:table-cell/>
          <table:table-cell office:value-type="float" office:value="0.009734667" calcext:value-type="float">
            <text:p>0.009734667</text:p>
          </table:table-cell>
          <table:table-cell office:value-type="float" office:value="0.00971903" calcext:value-type="float">
            <text:p>0.00971903</text:p>
          </table:table-cell>
          <table:table-cell office:value-type="float" office:value="0.009776244" calcext:value-type="float">
            <text:p>0.009776244</text:p>
          </table:table-cell>
          <table:table-cell/>
          <table:table-cell office:value-type="float" office:value="-0.000161167" calcext:value-type="float">
            <text:p>-0.000161167</text:p>
          </table:table-cell>
          <table:table-cell office:value-type="float" office:value="-0.000176803" calcext:value-type="float">
            <text:p>-0.000176803</text:p>
          </table:table-cell>
          <table:table-cell office:value-type="float" office:value="-0.000119589" calcext:value-type="float">
            <text:p>-0.000119589</text:p>
          </table:table-cell>
          <table:table-cell/>
          <table:table-cell office:value-type="float" office:value="25.990278603" calcext:value-type="float">
            <text:p>25.990278603</text:p>
          </table:table-cell>
          <table:table-cell office:value-type="float" office:value="25.989893026" calcext:value-type="float">
            <text:p>25.989893026</text:p>
          </table:table-cell>
          <table:table-cell office:value-type="float" office:value="25.991303844" calcext:value-type="float">
            <text:p>25.991303844</text:p>
          </table:table-cell>
          <table:table-cell/>
          <table:table-cell office:value-type="float" office:value="-0.004085333" calcext:value-type="float">
            <text:p>-0.004085333</text:p>
          </table:table-cell>
          <table:table-cell office:value-type="float" office:value="-0.004481696" calcext:value-type="float">
            <text:p>-0.004481696</text:p>
          </table:table-cell>
          <table:table-cell office:value-type="float" office:value="-0.003031412" calcext:value-type="float">
            <text:p>-0.00303141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019-11-11 21:22:20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89872764" calcext:value-type="float">
            <text:p>1.189872764</text:p>
          </table:table-cell>
          <table:table-cell office:value-type="float" office:value="1.194925451" calcext:value-type="float">
            <text:p>1.194925451</text:p>
          </table:table-cell>
          <table:table-cell office:value-type="float" office:value="1.194681668" calcext:value-type="float">
            <text:p>1.194681668</text:p>
          </table:table-cell>
          <table:table-cell/>
          <table:table-cell office:value-type="float" office:value="0.009721183" calcext:value-type="float">
            <text:p>0.009721183</text:p>
          </table:table-cell>
          <table:table-cell office:value-type="float" office:value="0.009762463" calcext:value-type="float">
            <text:p>0.009762463</text:p>
          </table:table-cell>
          <table:table-cell office:value-type="float" office:value="0.009760471" calcext:value-type="float">
            <text:p>0.009760471</text:p>
          </table:table-cell>
          <table:table-cell/>
          <table:table-cell office:value-type="float" office:value="-0.000174651" calcext:value-type="float">
            <text:p>-0.000174651</text:p>
          </table:table-cell>
          <table:table-cell office:value-type="float" office:value="-0.000133371" calcext:value-type="float">
            <text:p>-0.000133371</text:p>
          </table:table-cell>
          <table:table-cell office:value-type="float" office:value="-0.000135362" calcext:value-type="float">
            <text:p>-0.000135362</text:p>
          </table:table-cell>
          <table:table-cell/>
          <table:table-cell office:value-type="float" office:value="25.989946101" calcext:value-type="float">
            <text:p>25.989946101</text:p>
          </table:table-cell>
          <table:table-cell office:value-type="float" office:value="25.990964018" calcext:value-type="float">
            <text:p>25.990964018</text:p>
          </table:table-cell>
          <table:table-cell office:value-type="float" office:value="25.990914906" calcext:value-type="float">
            <text:p>25.990914906</text:p>
          </table:table-cell>
          <table:table-cell/>
          <table:table-cell office:value-type="float" office:value="-0.004427136" calcext:value-type="float">
            <text:p>-0.004427136</text:p>
          </table:table-cell>
          <table:table-cell office:value-type="float" office:value="-0.003380744" calcext:value-type="float">
            <text:p>-0.003380744</text:p>
          </table:table-cell>
          <table:table-cell office:value-type="float" office:value="-0.00343123" calcext:value-type="float">
            <text:p>-0.0034312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2019-11-11 21:22:21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4502258" calcext:value-type="float">
            <text:p>1.194502258</text:p>
          </table:table-cell>
          <table:table-cell office:value-type="float" office:value="1.19489684" calcext:value-type="float">
            <text:p>1.19489684</text:p>
          </table:table-cell>
          <table:table-cell office:value-type="float" office:value="1.189226054" calcext:value-type="float">
            <text:p>1.189226054</text:p>
          </table:table-cell>
          <table:table-cell/>
          <table:table-cell office:value-type="float" office:value="0.009759005" calcext:value-type="float">
            <text:p>0.009759005</text:p>
          </table:table-cell>
          <table:table-cell office:value-type="float" office:value="0.009762229" calcext:value-type="float">
            <text:p>0.009762229</text:p>
          </table:table-cell>
          <table:table-cell office:value-type="float" office:value="0.009715899" calcext:value-type="float">
            <text:p>0.009715899</text:p>
          </table:table-cell>
          <table:table-cell/>
          <table:table-cell office:value-type="float" office:value="-0.000136828" calcext:value-type="float">
            <text:p>-0.000136828</text:p>
          </table:table-cell>
          <table:table-cell office:value-type="float" office:value="-0.000133604" calcext:value-type="float">
            <text:p>-0.000133604</text:p>
          </table:table-cell>
          <table:table-cell office:value-type="float" office:value="-0.000179934" calcext:value-type="float">
            <text:p>-0.000179934</text:p>
          </table:table-cell>
          <table:table-cell/>
          <table:table-cell office:value-type="float" office:value="26.00098692" calcext:value-type="float">
            <text:p>26.00098692</text:p>
          </table:table-cell>
          <table:table-cell office:value-type="float" office:value="26.001066412" calcext:value-type="float">
            <text:p>26.001066412</text:p>
          </table:table-cell>
          <table:table-cell office:value-type="float" office:value="25.999923982" calcext:value-type="float">
            <text:p>25.999923982</text:p>
          </table:table-cell>
          <table:table-cell/>
          <table:table-cell office:value-type="float" office:value="-0.003468385" calcext:value-type="float">
            <text:p>-0.003468385</text:p>
          </table:table-cell>
          <table:table-cell office:value-type="float" office:value="-0.003386669" calcext:value-type="float">
            <text:p>-0.003386669</text:p>
          </table:table-cell>
          <table:table-cell office:value-type="float" office:value="-0.004561067" calcext:value-type="float">
            <text:p>-0.00456106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019-11-11 21:22:22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6047806" calcext:value-type="float">
            <text:p>1.196047806</text:p>
          </table:table-cell>
          <table:table-cell office:value-type="float" office:value="1.189698719" calcext:value-type="float">
            <text:p>1.189698719</text:p>
          </table:table-cell>
          <table:table-cell office:value-type="float" office:value="1.191293739" calcext:value-type="float">
            <text:p>1.191293739</text:p>
          </table:table-cell>
          <table:table-cell/>
          <table:table-cell office:value-type="float" office:value="0.009771632" calcext:value-type="float">
            <text:p>0.009771632</text:p>
          </table:table-cell>
          <table:table-cell office:value-type="float" office:value="0.009719761" calcext:value-type="float">
            <text:p>0.009719761</text:p>
          </table:table-cell>
          <table:table-cell office:value-type="float" office:value="0.009732792" calcext:value-type="float">
            <text:p>0.009732792</text:p>
          </table:table-cell>
          <table:table-cell/>
          <table:table-cell office:value-type="float" office:value="-0.000124201" calcext:value-type="float">
            <text:p>-0.000124201</text:p>
          </table:table-cell>
          <table:table-cell office:value-type="float" office:value="-0.000176073" calcext:value-type="float">
            <text:p>-0.000176073</text:p>
          </table:table-cell>
          <table:table-cell office:value-type="float" office:value="-0.000163041" calcext:value-type="float">
            <text:p>-0.000163041</text:p>
          </table:table-cell>
          <table:table-cell/>
          <table:table-cell office:value-type="float" office:value="25.991190129" calcext:value-type="float">
            <text:p>25.991190129</text:p>
          </table:table-cell>
          <table:table-cell office:value-type="float" office:value="25.989911038" calcext:value-type="float">
            <text:p>25.989911038</text:p>
          </table:table-cell>
          <table:table-cell office:value-type="float" office:value="25.990232372" calcext:value-type="float">
            <text:p>25.990232372</text:p>
          </table:table-cell>
          <table:table-cell/>
          <table:table-cell office:value-type="float" office:value="-0.003148308" calcext:value-type="float">
            <text:p>-0.003148308</text:p>
          </table:table-cell>
          <table:table-cell office:value-type="float" office:value="-0.00446318" calcext:value-type="float">
            <text:p>-0.00446318</text:p>
          </table:table-cell>
          <table:table-cell office:value-type="float" office:value="-0.004132857" calcext:value-type="float">
            <text:p>-0.00413285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2019-11-11 21:22:23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058206" calcext:value-type="float">
            <text:p>1.19058206</text:p>
          </table:table-cell>
          <table:table-cell office:value-type="float" office:value="1.189988993" calcext:value-type="float">
            <text:p>1.189988993</text:p>
          </table:table-cell>
          <table:table-cell office:value-type="float" office:value="1.196468019" calcext:value-type="float">
            <text:p>1.196468019</text:p>
          </table:table-cell>
          <table:table-cell/>
          <table:table-cell office:value-type="float" office:value="0.009726978" calcext:value-type="float">
            <text:p>0.009726978</text:p>
          </table:table-cell>
          <table:table-cell office:value-type="float" office:value="0.009722132" calcext:value-type="float">
            <text:p>0.009722132</text:p>
          </table:table-cell>
          <table:table-cell office:value-type="float" office:value="0.009775066" calcext:value-type="float">
            <text:p>0.009775066</text:p>
          </table:table-cell>
          <table:table-cell/>
          <table:table-cell office:value-type="float" office:value="-0.000168856" calcext:value-type="float">
            <text:p>-0.000168856</text:p>
          </table:table-cell>
          <table:table-cell office:value-type="float" office:value="-0.000173701" calcext:value-type="float">
            <text:p>-0.000173701</text:p>
          </table:table-cell>
          <table:table-cell office:value-type="float" office:value="-0.000120768" calcext:value-type="float">
            <text:p>-0.000120768</text:p>
          </table:table-cell>
          <table:table-cell/>
          <table:table-cell office:value-type="float" office:value="25.985034914" calcext:value-type="float">
            <text:p>25.985034914</text:p>
          </table:table-cell>
          <table:table-cell office:value-type="float" office:value="25.984915434" calcext:value-type="float">
            <text:p>25.984915434</text:p>
          </table:table-cell>
          <table:table-cell office:value-type="float" office:value="25.986220708" calcext:value-type="float">
            <text:p>25.986220708</text:p>
          </table:table-cell>
          <table:table-cell/>
          <table:table-cell office:value-type="float" office:value="-0.004280244" calcext:value-type="float">
            <text:p>-0.004280244</text:p>
          </table:table-cell>
          <table:table-cell office:value-type="float" office:value="-0.004403065" calcext:value-type="float">
            <text:p>-0.004403065</text:p>
          </table:table-cell>
          <table:table-cell office:value-type="float" office:value="-0.003061284" calcext:value-type="float">
            <text:p>-0.00306128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2019-11-11 21:22:25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2463779" calcext:value-type="float">
            <text:p>1.192463779</text:p>
          </table:table-cell>
          <table:table-cell office:value-type="float" office:value="1.195279502" calcext:value-type="float">
            <text:p>1.195279502</text:p>
          </table:table-cell>
          <table:table-cell office:value-type="float" office:value="1.189344071" calcext:value-type="float">
            <text:p>1.189344071</text:p>
          </table:table-cell>
          <table:table-cell/>
          <table:table-cell office:value-type="float" office:value="0.009742351" calcext:value-type="float">
            <text:p>0.009742351</text:p>
          </table:table-cell>
          <table:table-cell office:value-type="float" office:value="0.009765355" calcext:value-type="float">
            <text:p>0.009765355</text:p>
          </table:table-cell>
          <table:table-cell office:value-type="float" office:value="0.009716863" calcext:value-type="float">
            <text:p>0.009716863</text:p>
          </table:table-cell>
          <table:table-cell/>
          <table:table-cell office:value-type="float" office:value="-0.000153482" calcext:value-type="float">
            <text:p>-0.000153482</text:p>
          </table:table-cell>
          <table:table-cell office:value-type="float" office:value="-0.000130478" calcext:value-type="float">
            <text:p>-0.000130478</text:p>
          </table:table-cell>
          <table:table-cell office:value-type="float" office:value="-0.00017897" calcext:value-type="float">
            <text:p>-0.00017897</text:p>
          </table:table-cell>
          <table:table-cell/>
          <table:table-cell office:value-type="float" office:value="25.980359928" calcext:value-type="float">
            <text:p>25.980359928</text:p>
          </table:table-cell>
          <table:table-cell office:value-type="float" office:value="25.98092719" calcext:value-type="float">
            <text:p>25.98092719</text:p>
          </table:table-cell>
          <table:table-cell office:value-type="float" office:value="25.979731424" calcext:value-type="float">
            <text:p>25.979731424</text:p>
          </table:table-cell>
          <table:table-cell/>
          <table:table-cell office:value-type="float" office:value="-0.003890547" calcext:value-type="float">
            <text:p>-0.003890547</text:p>
          </table:table-cell>
          <table:table-cell office:value-type="float" office:value="-0.003307421" calcext:value-type="float">
            <text:p>-0.003307421</text:p>
          </table:table-cell>
          <table:table-cell office:value-type="float" office:value="-0.004536626" calcext:value-type="float">
            <text:p>-0.00453662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2019-11-11 21:22:26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6012043" calcext:value-type="float">
            <text:p>1.196012043</text:p>
          </table:table-cell>
          <table:table-cell office:value-type="float" office:value="1.191327118" calcext:value-type="float">
            <text:p>1.191327118</text:p>
          </table:table-cell>
          <table:table-cell office:value-type="float" office:value="1.189583682" calcext:value-type="float">
            <text:p>1.189583682</text:p>
          </table:table-cell>
          <table:table-cell/>
          <table:table-cell office:value-type="float" office:value="0.00977134" calcext:value-type="float">
            <text:p>0.00977134</text:p>
          </table:table-cell>
          <table:table-cell office:value-type="float" office:value="0.009733065" calcext:value-type="float">
            <text:p>0.009733065</text:p>
          </table:table-cell>
          <table:table-cell office:value-type="float" office:value="0.009718821" calcext:value-type="float">
            <text:p>0.009718821</text:p>
          </table:table-cell>
          <table:table-cell/>
          <table:table-cell office:value-type="float" office:value="-0.000124493" calcext:value-type="float">
            <text:p>-0.000124493</text:p>
          </table:table-cell>
          <table:table-cell office:value-type="float" office:value="-0.000162769" calcext:value-type="float">
            <text:p>-0.000162769</text:p>
          </table:table-cell>
          <table:table-cell office:value-type="float" office:value="-0.000177012" calcext:value-type="float">
            <text:p>-0.000177012</text:p>
          </table:table-cell>
          <table:table-cell/>
          <table:table-cell office:value-type="float" office:value="25.986128847" calcext:value-type="float">
            <text:p>25.986128847</text:p>
          </table:table-cell>
          <table:table-cell office:value-type="float" office:value="25.985185015" calcext:value-type="float">
            <text:p>25.985185015</text:p>
          </table:table-cell>
          <table:table-cell office:value-type="float" office:value="25.98483378" calcext:value-type="float">
            <text:p>25.98483378</text:p>
          </table:table-cell>
          <table:table-cell/>
          <table:table-cell office:value-type="float" office:value="-0.003155715" calcext:value-type="float">
            <text:p>-0.003155715</text:p>
          </table:table-cell>
          <table:table-cell office:value-type="float" office:value="-0.004125945" calcext:value-type="float">
            <text:p>-0.004125945</text:p>
          </table:table-cell>
          <table:table-cell office:value-type="float" office:value="-0.004487004" calcext:value-type="float">
            <text:p>-0.00448700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2019-11-11 21:22:27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4788956" calcext:value-type="float">
            <text:p>1.194788956</text:p>
          </table:table-cell>
          <table:table-cell office:value-type="float" office:value="1.187967204" calcext:value-type="float">
            <text:p>1.187967204</text:p>
          </table:table-cell>
          <table:table-cell office:value-type="float" office:value="1.192303442" calcext:value-type="float">
            <text:p>1.192303442</text:p>
          </table:table-cell>
          <table:table-cell/>
          <table:table-cell office:value-type="float" office:value="0.009761348" calcext:value-type="float">
            <text:p>0.009761348</text:p>
          </table:table-cell>
          <table:table-cell office:value-type="float" office:value="0.009705614" calcext:value-type="float">
            <text:p>0.009705614</text:p>
          </table:table-cell>
          <table:table-cell office:value-type="float" office:value="0.009741041" calcext:value-type="float">
            <text:p>0.009741041</text:p>
          </table:table-cell>
          <table:table-cell/>
          <table:table-cell office:value-type="float" office:value="-0.000134486" calcext:value-type="float">
            <text:p>-0.000134486</text:p>
          </table:table-cell>
          <table:table-cell office:value-type="float" office:value="-0.000190219" calcext:value-type="float">
            <text:p>-0.000190219</text:p>
          </table:table-cell>
          <table:table-cell office:value-type="float" office:value="-0.000154792" calcext:value-type="float">
            <text:p>-0.000154792</text:p>
          </table:table-cell>
          <table:table-cell/>
          <table:table-cell office:value-type="float" office:value="25.99093652" calcext:value-type="float">
            <text:p>25.99093652</text:p>
          </table:table-cell>
          <table:table-cell office:value-type="float" office:value="25.989562206" calcext:value-type="float">
            <text:p>25.989562206</text:p>
          </table:table-cell>
          <table:table-cell office:value-type="float" office:value="25.990435787" calcext:value-type="float">
            <text:p>25.990435787</text:p>
          </table:table-cell>
          <table:table-cell/>
          <table:table-cell office:value-type="float" office:value="-0.003409011" calcext:value-type="float">
            <text:p>-0.003409011</text:p>
          </table:table-cell>
          <table:table-cell office:value-type="float" office:value="-0.004821771" calcext:value-type="float">
            <text:p>-0.004821771</text:p>
          </table:table-cell>
          <table:table-cell office:value-type="float" office:value="-0.003923752" calcext:value-type="float">
            <text:p>-0.00392375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2019-11-11 21:22:28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0961145" calcext:value-type="float">
            <text:p>1.190961145</text:p>
          </table:table-cell>
          <table:table-cell office:value-type="float" office:value="1.189727329" calcext:value-type="float">
            <text:p>1.189727329</text:p>
          </table:table-cell>
          <table:table-cell office:value-type="float" office:value="1.196172976" calcext:value-type="float">
            <text:p>1.196172976</text:p>
          </table:table-cell>
          <table:table-cell/>
          <table:table-cell office:value-type="float" office:value="0.009730075" calcext:value-type="float">
            <text:p>0.009730075</text:p>
          </table:table-cell>
          <table:table-cell office:value-type="float" office:value="0.009719995" calcext:value-type="float">
            <text:p>0.009719995</text:p>
          </table:table-cell>
          <table:table-cell office:value-type="float" office:value="0.009772655" calcext:value-type="float">
            <text:p>0.009772655</text:p>
          </table:table-cell>
          <table:table-cell/>
          <table:table-cell office:value-type="float" office:value="-0.000165759" calcext:value-type="float">
            <text:p>-0.000165759</text:p>
          </table:table-cell>
          <table:table-cell office:value-type="float" office:value="-0.000175839" calcext:value-type="float">
            <text:p>-0.000175839</text:p>
          </table:table-cell>
          <table:table-cell office:value-type="float" office:value="-0.000123178" calcext:value-type="float">
            <text:p>-0.000123178</text:p>
          </table:table-cell>
          <table:table-cell/>
          <table:table-cell office:value-type="float" office:value="25.980057204" calcext:value-type="float">
            <text:p>25.980057204</text:p>
          </table:table-cell>
          <table:table-cell office:value-type="float" office:value="25.979808636" calcext:value-type="float">
            <text:p>25.979808636</text:p>
          </table:table-cell>
          <table:table-cell office:value-type="float" office:value="25.981107192" calcext:value-type="float">
            <text:p>25.981107192</text:p>
          </table:table-cell>
          <table:table-cell/>
          <table:table-cell office:value-type="float" office:value="-0.004201736" calcext:value-type="float">
            <text:p>-0.004201736</text:p>
          </table:table-cell>
          <table:table-cell office:value-type="float" office:value="-0.004457255" calcext:value-type="float">
            <text:p>-0.004457255</text:p>
          </table:table-cell>
          <table:table-cell office:value-type="float" office:value="-0.003122386" calcext:value-type="float">
            <text:p>-0.00312238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2019-11-11 21:22:29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89164065" calcext:value-type="float">
            <text:p>1.189164065</text:p>
          </table:table-cell>
          <table:table-cell office:value-type="float" office:value="1.194070124" calcext:value-type="float">
            <text:p>1.194070124</text:p>
          </table:table-cell>
          <table:table-cell office:value-type="float" office:value="1.194980883" calcext:value-type="float">
            <text:p>1.194980883</text:p>
          </table:table-cell>
          <table:table-cell/>
          <table:table-cell office:value-type="float" office:value="0.009715393" calcext:value-type="float">
            <text:p>0.009715393</text:p>
          </table:table-cell>
          <table:table-cell office:value-type="float" office:value="0.009755475" calcext:value-type="float">
            <text:p>0.009755475</text:p>
          </table:table-cell>
          <table:table-cell office:value-type="float" office:value="0.009762916" calcext:value-type="float">
            <text:p>0.009762916</text:p>
          </table:table-cell>
          <table:table-cell/>
          <table:table-cell office:value-type="float" office:value="-0.000180441" calcext:value-type="float">
            <text:p>-0.000180441</text:p>
          </table:table-cell>
          <table:table-cell office:value-type="float" office:value="-0.000140358" calcext:value-type="float">
            <text:p>-0.000140358</text:p>
          </table:table-cell>
          <table:table-cell office:value-type="float" office:value="-0.000132918" calcext:value-type="float">
            <text:p>-0.000132918</text:p>
          </table:table-cell>
          <table:table-cell/>
          <table:table-cell office:value-type="float" office:value="25.989803326" calcext:value-type="float">
            <text:p>25.989803326</text:p>
          </table:table-cell>
          <table:table-cell office:value-type="float" office:value="25.990791704" calcext:value-type="float">
            <text:p>25.990791704</text:p>
          </table:table-cell>
          <table:table-cell office:value-type="float" office:value="25.990975186" calcext:value-type="float">
            <text:p>25.990975186</text:p>
          </table:table-cell>
          <table:table-cell/>
          <table:table-cell office:value-type="float" office:value="-0.004573905" calcext:value-type="float">
            <text:p>-0.004573905</text:p>
          </table:table-cell>
          <table:table-cell office:value-type="float" office:value="-0.003557879" calcext:value-type="float">
            <text:p>-0.003557879</text:p>
          </table:table-cell>
          <table:table-cell office:value-type="float" office:value="-0.003369264" calcext:value-type="float">
            <text:p>-0.00336926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019-11-11 21:22:31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2563318" calcext:value-type="float">
            <text:p>1.192563318</text:p>
          </table:table-cell>
          <table:table-cell office:value-type="float" office:value="1.196161651" calcext:value-type="float">
            <text:p>1.196161651</text:p>
          </table:table-cell>
          <table:table-cell office:value-type="float" office:value="1.190209531" calcext:value-type="float">
            <text:p>1.190209531</text:p>
          </table:table-cell>
          <table:table-cell/>
          <table:table-cell office:value-type="float" office:value="0.009743164" calcext:value-type="float">
            <text:p>0.009743164</text:p>
          </table:table-cell>
          <table:table-cell office:value-type="float" office:value="0.009772563" calcext:value-type="float">
            <text:p>0.009772563</text:p>
          </table:table-cell>
          <table:table-cell office:value-type="float" office:value="0.009723934" calcext:value-type="float">
            <text:p>0.009723934</text:p>
          </table:table-cell>
          <table:table-cell/>
          <table:table-cell office:value-type="float" office:value="-0.000152669" calcext:value-type="float">
            <text:p>-0.000152669</text:p>
          </table:table-cell>
          <table:table-cell office:value-type="float" office:value="-0.000123271" calcext:value-type="float">
            <text:p>-0.000123271</text:p>
          </table:table-cell>
          <table:table-cell office:value-type="float" office:value="-0.000171899" calcext:value-type="float">
            <text:p>-0.000171899</text:p>
          </table:table-cell>
          <table:table-cell/>
          <table:table-cell office:value-type="float" office:value="25.995542223" calcext:value-type="float">
            <text:p>25.995542223</text:p>
          </table:table-cell>
          <table:table-cell office:value-type="float" office:value="25.996267141" calcext:value-type="float">
            <text:p>25.996267141</text:p>
          </table:table-cell>
          <table:table-cell office:value-type="float" office:value="25.995068029" calcext:value-type="float">
            <text:p>25.995068029</text:p>
          </table:table-cell>
          <table:table-cell/>
          <table:table-cell office:value-type="float" office:value="-0.003869932" calcext:value-type="float">
            <text:p>-0.003869932</text:p>
          </table:table-cell>
          <table:table-cell office:value-type="float" office:value="-0.003124731" calcext:value-type="float">
            <text:p>-0.003124731</text:p>
          </table:table-cell>
          <table:table-cell office:value-type="float" office:value="-0.004357393" calcext:value-type="float">
            <text:p>-0.00435739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2019-11-11 21:22:32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5194268" calcext:value-type="float">
            <text:p>1.195194268</text:p>
          </table:table-cell>
          <table:table-cell office:value-type="float" office:value="1.193804883" calcext:value-type="float">
            <text:p>1.193804883</text:p>
          </table:table-cell>
          <table:table-cell office:value-type="float" office:value="1.188764714" calcext:value-type="float">
            <text:p>1.188764714</text:p>
          </table:table-cell>
          <table:table-cell/>
          <table:table-cell office:value-type="float" office:value="0.009764659" calcext:value-type="float">
            <text:p>0.009764659</text:p>
          </table:table-cell>
          <table:table-cell office:value-type="float" office:value="0.009753308" calcext:value-type="float">
            <text:p>0.009753308</text:p>
          </table:table-cell>
          <table:table-cell office:value-type="float" office:value="0.00971213" calcext:value-type="float">
            <text:p>0.00971213</text:p>
          </table:table-cell>
          <table:table-cell/>
          <table:table-cell office:value-type="float" office:value="-0.000131174" calcext:value-type="float">
            <text:p>-0.000131174</text:p>
          </table:table-cell>
          <table:table-cell office:value-type="float" office:value="-0.000142525" calcext:value-type="float">
            <text:p>-0.000142525</text:p>
          </table:table-cell>
          <table:table-cell office:value-type="float" office:value="-0.000183703" calcext:value-type="float">
            <text:p>-0.000183703</text:p>
          </table:table-cell>
          <table:table-cell/>
          <table:table-cell office:value-type="float" office:value="25.985964097" calcext:value-type="float">
            <text:p>25.985964097</text:p>
          </table:table-cell>
          <table:table-cell office:value-type="float" office:value="25.985684189" calcext:value-type="float">
            <text:p>25.985684189</text:p>
          </table:table-cell>
          <table:table-cell office:value-type="float" office:value="25.984668789" calcext:value-type="float">
            <text:p>25.984668789</text:p>
          </table:table-cell>
          <table:table-cell/>
          <table:table-cell office:value-type="float" office:value="-0.003325073" calcext:value-type="float">
            <text:p>-0.003325073</text:p>
          </table:table-cell>
          <table:table-cell office:value-type="float" office:value="-0.003612809" calcext:value-type="float">
            <text:p>-0.003612809</text:p>
          </table:table-cell>
          <table:table-cell office:value-type="float" office:value="-0.004656609" calcext:value-type="float">
            <text:p>-0.00465660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019-11-11 21:22:33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6069264" calcext:value-type="float">
            <text:p>1.196069264</text:p>
          </table:table-cell>
          <table:table-cell office:value-type="float" office:value="1.190058731" calcext:value-type="float">
            <text:p>1.190058731</text:p>
          </table:table-cell>
          <table:table-cell office:value-type="float" office:value="1.190408014" calcext:value-type="float">
            <text:p>1.190408014</text:p>
          </table:table-cell>
          <table:table-cell/>
          <table:table-cell office:value-type="float" office:value="0.009771808" calcext:value-type="float">
            <text:p>0.009771808</text:p>
          </table:table-cell>
          <table:table-cell office:value-type="float" office:value="0.009722702" calcext:value-type="float">
            <text:p>0.009722702</text:p>
          </table:table-cell>
          <table:table-cell office:value-type="float" office:value="0.009725556" calcext:value-type="float">
            <text:p>0.009725556</text:p>
          </table:table-cell>
          <table:table-cell/>
          <table:table-cell office:value-type="float" office:value="-0.000124026" calcext:value-type="float">
            <text:p>-0.000124026</text:p>
          </table:table-cell>
          <table:table-cell office:value-type="float" office:value="-0.000173131" calcext:value-type="float">
            <text:p>-0.000173131</text:p>
          </table:table-cell>
          <table:table-cell office:value-type="float" office:value="-0.000170278" calcext:value-type="float">
            <text:p>-0.000170278</text:p>
          </table:table-cell>
          <table:table-cell/>
          <table:table-cell office:value-type="float" office:value="25.991194452" calcext:value-type="float">
            <text:p>25.991194452</text:p>
          </table:table-cell>
          <table:table-cell office:value-type="float" office:value="25.989983566" calcext:value-type="float">
            <text:p>25.989983566</text:p>
          </table:table-cell>
          <table:table-cell office:value-type="float" office:value="25.990053933" calcext:value-type="float">
            <text:p>25.990053933</text:p>
          </table:table-cell>
          <table:table-cell/>
          <table:table-cell office:value-type="float" office:value="-0.003143864" calcext:value-type="float">
            <text:p>-0.003143864</text:p>
          </table:table-cell>
          <table:table-cell office:value-type="float" office:value="-0.004388623" calcext:value-type="float">
            <text:p>-0.004388623</text:p>
          </table:table-cell>
          <table:table-cell office:value-type="float" office:value="-0.004316288" calcext:value-type="float">
            <text:p>-0.00431628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2019-11-11 21:22:34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3111681" calcext:value-type="float">
            <text:p>1.193111681</text:p>
          </table:table-cell>
          <table:table-cell office:value-type="float" office:value="1.187786005" calcext:value-type="float">
            <text:p>1.187786005</text:p>
          </table:table-cell>
          <table:table-cell office:value-type="float" office:value="1.194101714" calcext:value-type="float">
            <text:p>1.194101714</text:p>
          </table:table-cell>
          <table:table-cell/>
          <table:table-cell office:value-type="float" office:value="0.009747644" calcext:value-type="float">
            <text:p>0.009747644</text:p>
          </table:table-cell>
          <table:table-cell office:value-type="float" office:value="0.009704134" calcext:value-type="float">
            <text:p>0.009704134</text:p>
          </table:table-cell>
          <table:table-cell office:value-type="float" office:value="0.009755733" calcext:value-type="float">
            <text:p>0.009755733</text:p>
          </table:table-cell>
          <table:table-cell/>
          <table:table-cell office:value-type="float" office:value="-0.000148189" calcext:value-type="float">
            <text:p>-0.000148189</text:p>
          </table:table-cell>
          <table:table-cell office:value-type="float" office:value="-0.000191699" calcext:value-type="float">
            <text:p>-0.000191699</text:p>
          </table:table-cell>
          <table:table-cell office:value-type="float" office:value="-0.0001401" calcext:value-type="float">
            <text:p>-0.0001401</text:p>
          </table:table-cell>
          <table:table-cell/>
          <table:table-cell office:value-type="float" office:value="25.990598615" calcext:value-type="float">
            <text:p>25.990598615</text:p>
          </table:table-cell>
          <table:table-cell office:value-type="float" office:value="25.989525701" calcext:value-type="float">
            <text:p>25.989525701</text:p>
          </table:table-cell>
          <table:table-cell office:value-type="float" office:value="25.990798068" calcext:value-type="float">
            <text:p>25.990798068</text:p>
          </table:table-cell>
          <table:table-cell/>
          <table:table-cell office:value-type="float" office:value="-0.003756368" calcext:value-type="float">
            <text:p>-0.003756368</text:p>
          </table:table-cell>
          <table:table-cell office:value-type="float" office:value="-0.004859296" calcext:value-type="float">
            <text:p>-0.004859296</text:p>
          </table:table-cell>
          <table:table-cell office:value-type="float" office:value="-0.003551336" calcext:value-type="float">
            <text:p>-0.00355133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019-11-11 21:22:36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0428876" calcext:value-type="float">
            <text:p>1.190428876</text:p>
          </table:table-cell>
          <table:table-cell office:value-type="float" office:value="1.19071319" calcext:value-type="float">
            <text:p>1.19071319</text:p>
          </table:table-cell>
          <table:table-cell office:value-type="float" office:value="1.196365499" calcext:value-type="float">
            <text:p>1.196365499</text:p>
          </table:table-cell>
          <table:table-cell/>
          <table:table-cell office:value-type="float" office:value="0.009725726" calcext:value-type="float">
            <text:p>0.009725726</text:p>
          </table:table-cell>
          <table:table-cell office:value-type="float" office:value="0.009728049" calcext:value-type="float">
            <text:p>0.009728049</text:p>
          </table:table-cell>
          <table:table-cell office:value-type="float" office:value="0.009774228" calcext:value-type="float">
            <text:p>0.009774228</text:p>
          </table:table-cell>
          <table:table-cell/>
          <table:table-cell office:value-type="float" office:value="-0.000170107" calcext:value-type="float">
            <text:p>-0.000170107</text:p>
          </table:table-cell>
          <table:table-cell office:value-type="float" office:value="-0.000167784" calcext:value-type="float">
            <text:p>-0.000167784</text:p>
          </table:table-cell>
          <table:table-cell office:value-type="float" office:value="-0.000121605" calcext:value-type="float">
            <text:p>-0.000121605</text:p>
          </table:table-cell>
          <table:table-cell/>
          <table:table-cell office:value-type="float" office:value="25.990058136" calcext:value-type="float">
            <text:p>25.990058136</text:p>
          </table:table-cell>
          <table:table-cell office:value-type="float" office:value="25.990115414" calcext:value-type="float">
            <text:p>25.990115414</text:p>
          </table:table-cell>
          <table:table-cell office:value-type="float" office:value="25.991254131" calcext:value-type="float">
            <text:p>25.991254131</text:p>
          </table:table-cell>
          <table:table-cell/>
          <table:table-cell office:value-type="float" office:value="-0.004311967" calcext:value-type="float">
            <text:p>-0.004311967</text:p>
          </table:table-cell>
          <table:table-cell office:value-type="float" office:value="-0.004253087" calcext:value-type="float">
            <text:p>-0.004253087</text:p>
          </table:table-cell>
          <table:table-cell office:value-type="float" office:value="-0.003082515" calcext:value-type="float">
            <text:p>-0.00308251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2019-11-11 21:22:37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89691566" calcext:value-type="float">
            <text:p>1.189691566</text:p>
          </table:table-cell>
          <table:table-cell office:value-type="float" office:value="1.194793724" calcext:value-type="float">
            <text:p>1.194793724</text:p>
          </table:table-cell>
          <table:table-cell office:value-type="float" office:value="1.194984459" calcext:value-type="float">
            <text:p>1.194984459</text:p>
          </table:table-cell>
          <table:table-cell/>
          <table:table-cell office:value-type="float" office:value="0.009719702" calcext:value-type="float">
            <text:p>0.009719702</text:p>
          </table:table-cell>
          <table:table-cell office:value-type="float" office:value="0.009761387" calcext:value-type="float">
            <text:p>0.009761387</text:p>
          </table:table-cell>
          <table:table-cell office:value-type="float" office:value="0.009762945" calcext:value-type="float">
            <text:p>0.009762945</text:p>
          </table:table-cell>
          <table:table-cell/>
          <table:table-cell office:value-type="float" office:value="-0.000176131" calcext:value-type="float">
            <text:p>-0.000176131</text:p>
          </table:table-cell>
          <table:table-cell office:value-type="float" office:value="-0.000134447" calcext:value-type="float">
            <text:p>-0.000134447</text:p>
          </table:table-cell>
          <table:table-cell office:value-type="float" office:value="-0.000132888" calcext:value-type="float">
            <text:p>-0.000132888</text:p>
          </table:table-cell>
          <table:table-cell/>
          <table:table-cell office:value-type="float" office:value="25.989909597" calcext:value-type="float">
            <text:p>25.989909597</text:p>
          </table:table-cell>
          <table:table-cell office:value-type="float" office:value="25.990937481" calcext:value-type="float">
            <text:p>25.990937481</text:p>
          </table:table-cell>
          <table:table-cell office:value-type="float" office:value="25.990975906" calcext:value-type="float">
            <text:p>25.990975906</text:p>
          </table:table-cell>
          <table:table-cell/>
          <table:table-cell office:value-type="float" office:value="-0.004464661" calcext:value-type="float">
            <text:p>-0.004464661</text:p>
          </table:table-cell>
          <table:table-cell office:value-type="float" office:value="-0.003408024" calcext:value-type="float">
            <text:p>-0.003408024</text:p>
          </table:table-cell>
          <table:table-cell office:value-type="float" office:value="-0.003368523" calcext:value-type="float">
            <text:p>-0.00336852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2019-11-11 21:22:38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23851" calcext:value-type="float">
            <text:p>1.1923851</text:p>
          </table:table-cell>
          <table:table-cell office:value-type="float" office:value="1.195886278" calcext:value-type="float">
            <text:p>1.195886278</text:p>
          </table:table-cell>
          <table:table-cell office:value-type="float" office:value="1.190374039" calcext:value-type="float">
            <text:p>1.190374039</text:p>
          </table:table-cell>
          <table:table-cell/>
          <table:table-cell office:value-type="float" office:value="0.009741708" calcext:value-type="float">
            <text:p>0.009741708</text:p>
          </table:table-cell>
          <table:table-cell office:value-type="float" office:value="0.009770313" calcext:value-type="float">
            <text:p>0.009770313</text:p>
          </table:table-cell>
          <table:table-cell office:value-type="float" office:value="0.009725278" calcext:value-type="float">
            <text:p>0.009725278</text:p>
          </table:table-cell>
          <table:table-cell/>
          <table:table-cell office:value-type="float" office:value="-0.000154125" calcext:value-type="float">
            <text:p>-0.000154125</text:p>
          </table:table-cell>
          <table:table-cell office:value-type="float" office:value="-0.000125521" calcext:value-type="float">
            <text:p>-0.000125521</text:p>
          </table:table-cell>
          <table:table-cell office:value-type="float" office:value="-0.000170555" calcext:value-type="float">
            <text:p>-0.000170555</text:p>
          </table:table-cell>
          <table:table-cell/>
          <table:table-cell office:value-type="float" office:value="25.990452238" calcext:value-type="float">
            <text:p>25.990452238</text:p>
          </table:table-cell>
          <table:table-cell office:value-type="float" office:value="25.991157587" calcext:value-type="float">
            <text:p>25.991157587</text:p>
          </table:table-cell>
          <table:table-cell office:value-type="float" office:value="25.990047089" calcext:value-type="float">
            <text:p>25.990047089</text:p>
          </table:table-cell>
          <table:table-cell/>
          <table:table-cell office:value-type="float" office:value="-0.00390684" calcext:value-type="float">
            <text:p>-0.00390684</text:p>
          </table:table-cell>
          <table:table-cell office:value-type="float" office:value="-0.00318176" calcext:value-type="float">
            <text:p>-0.00318176</text:p>
          </table:table-cell>
          <table:table-cell office:value-type="float" office:value="-0.004323324" calcext:value-type="float">
            <text:p>-0.00432332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2019-11-11 21:22:39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5078039" calcext:value-type="float">
            <text:p>1.195078039</text:p>
          </table:table-cell>
          <table:table-cell office:value-type="float" office:value="1.193462753" calcext:value-type="float">
            <text:p>1.193462753</text:p>
          </table:table-cell>
          <table:table-cell office:value-type="float" office:value="1.188780807" calcext:value-type="float">
            <text:p>1.188780807</text:p>
          </table:table-cell>
          <table:table-cell/>
          <table:table-cell office:value-type="float" office:value="0.009763709" calcext:value-type="float">
            <text:p>0.009763709</text:p>
          </table:table-cell>
          <table:table-cell office:value-type="float" office:value="0.009750513" calcext:value-type="float">
            <text:p>0.009750513</text:p>
          </table:table-cell>
          <table:table-cell office:value-type="float" office:value="0.009712261" calcext:value-type="float">
            <text:p>0.009712261</text:p>
          </table:table-cell>
          <table:table-cell/>
          <table:table-cell office:value-type="float" office:value="-0.000132124" calcext:value-type="float">
            <text:p>-0.000132124</text:p>
          </table:table-cell>
          <table:table-cell office:value-type="float" office:value="-0.000145321" calcext:value-type="float">
            <text:p>-0.000145321</text:p>
          </table:table-cell>
          <table:table-cell office:value-type="float" office:value="-0.000183572" calcext:value-type="float">
            <text:p>-0.000183572</text:p>
          </table:table-cell>
          <table:table-cell/>
          <table:table-cell office:value-type="float" office:value="25.980886603" calcext:value-type="float">
            <text:p>25.980886603</text:p>
          </table:table-cell>
          <table:table-cell office:value-type="float" office:value="25.980561184" calcext:value-type="float">
            <text:p>25.980561184</text:p>
          </table:table-cell>
          <table:table-cell office:value-type="float" office:value="25.979617948" calcext:value-type="float">
            <text:p>25.979617948</text:p>
          </table:table-cell>
          <table:table-cell/>
          <table:table-cell office:value-type="float" office:value="-0.003349143" calcext:value-type="float">
            <text:p>-0.003349143</text:p>
          </table:table-cell>
          <table:table-cell office:value-type="float" office:value="-0.003683663" calcext:value-type="float">
            <text:p>-0.003683663</text:p>
          </table:table-cell>
          <table:table-cell office:value-type="float" office:value="-0.004653276" calcext:value-type="float">
            <text:p>-0.00465327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2019-11-11 21:22:41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562819" calcext:value-type="float">
            <text:p>1.19562819</text:p>
          </table:table-cell>
          <table:table-cell office:value-type="float" office:value="1.189535402" calcext:value-type="float">
            <text:p>1.189535402</text:p>
          </table:table-cell>
          <table:table-cell office:value-type="float" office:value="1.190620207" calcext:value-type="float">
            <text:p>1.190620207</text:p>
          </table:table-cell>
          <table:table-cell/>
          <table:table-cell office:value-type="float" office:value="0.009768204" calcext:value-type="float">
            <text:p>0.009768204</text:p>
          </table:table-cell>
          <table:table-cell office:value-type="float" office:value="0.009718426" calcext:value-type="float">
            <text:p>0.009718426</text:p>
          </table:table-cell>
          <table:table-cell office:value-type="float" office:value="0.009727289" calcext:value-type="float">
            <text:p>0.009727289</text:p>
          </table:table-cell>
          <table:table-cell/>
          <table:table-cell office:value-type="float" office:value="-0.000127629" calcext:value-type="float">
            <text:p>-0.000127629</text:p>
          </table:table-cell>
          <table:table-cell office:value-type="float" office:value="-0.000177407" calcext:value-type="float">
            <text:p>-0.000177407</text:p>
          </table:table-cell>
          <table:table-cell office:value-type="float" office:value="-0.000168544" calcext:value-type="float">
            <text:p>-0.000168544</text:p>
          </table:table-cell>
          <table:table-cell/>
          <table:table-cell office:value-type="float" office:value="25.991105593" calcext:value-type="float">
            <text:p>25.991105593</text:p>
          </table:table-cell>
          <table:table-cell office:value-type="float" office:value="25.989878136" calcext:value-type="float">
            <text:p>25.989878136</text:p>
          </table:table-cell>
          <table:table-cell office:value-type="float" office:value="25.990096682" calcext:value-type="float">
            <text:p>25.990096682</text:p>
          </table:table-cell>
          <table:table-cell/>
          <table:table-cell office:value-type="float" office:value="-0.003235209" calcext:value-type="float">
            <text:p>-0.003235209</text:p>
          </table:table-cell>
          <table:table-cell office:value-type="float" office:value="-0.004497002" calcext:value-type="float">
            <text:p>-0.004497002</text:p>
          </table:table-cell>
          <table:table-cell office:value-type="float" office:value="-0.004272343" calcext:value-type="float">
            <text:p>-0.00427234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019-11-11 21:22:42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379177" calcext:value-type="float">
            <text:p>1.19379177</text:p>
          </table:table-cell>
          <table:table-cell office:value-type="float" office:value="1.188032173" calcext:value-type="float">
            <text:p>1.188032173</text:p>
          </table:table-cell>
          <table:table-cell office:value-type="float" office:value="1.193905019" calcext:value-type="float">
            <text:p>1.193905019</text:p>
          </table:table-cell>
          <table:table-cell/>
          <table:table-cell office:value-type="float" office:value="0.009753201" calcext:value-type="float">
            <text:p>0.009753201</text:p>
          </table:table-cell>
          <table:table-cell office:value-type="float" office:value="0.009706145" calcext:value-type="float">
            <text:p>0.009706145</text:p>
          </table:table-cell>
          <table:table-cell office:value-type="float" office:value="0.009754126" calcext:value-type="float">
            <text:p>0.009754126</text:p>
          </table:table-cell>
          <table:table-cell/>
          <table:table-cell office:value-type="float" office:value="-0.000142633" calcext:value-type="float">
            <text:p>-0.000142633</text:p>
          </table:table-cell>
          <table:table-cell office:value-type="float" office:value="-0.000189688" calcext:value-type="float">
            <text:p>-0.000189688</text:p>
          </table:table-cell>
          <table:table-cell office:value-type="float" office:value="-0.000141707" calcext:value-type="float">
            <text:p>-0.000141707</text:p>
          </table:table-cell>
          <table:table-cell/>
          <table:table-cell office:value-type="float" office:value="25.990735627" calcext:value-type="float">
            <text:p>25.990735627</text:p>
          </table:table-cell>
          <table:table-cell office:value-type="float" office:value="25.989575294" calcext:value-type="float">
            <text:p>25.989575294</text:p>
          </table:table-cell>
          <table:table-cell office:value-type="float" office:value="25.990758442" calcext:value-type="float">
            <text:p>25.990758442</text:p>
          </table:table-cell>
          <table:table-cell/>
          <table:table-cell office:value-type="float" office:value="-0.003615525" calcext:value-type="float">
            <text:p>-0.003615525</text:p>
          </table:table-cell>
          <table:table-cell office:value-type="float" office:value="-0.004808316" calcext:value-type="float">
            <text:p>-0.004808316</text:p>
          </table:table-cell>
          <table:table-cell office:value-type="float" office:value="-0.003592071" calcext:value-type="float">
            <text:p>-0.00359207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2019-11-11 21:22:43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0208339" calcext:value-type="float">
            <text:p>1.190208339</text:p>
          </table:table-cell>
          <table:table-cell office:value-type="float" office:value="1.189830445" calcext:value-type="float">
            <text:p>1.189830445</text:p>
          </table:table-cell>
          <table:table-cell office:value-type="float" office:value="1.196145558" calcext:value-type="float">
            <text:p>1.196145558</text:p>
          </table:table-cell>
          <table:table-cell/>
          <table:table-cell office:value-type="float" office:value="0.009723924" calcext:value-type="float">
            <text:p>0.009723924</text:p>
          </table:table-cell>
          <table:table-cell office:value-type="float" office:value="0.009720837" calcext:value-type="float">
            <text:p>0.009720837</text:p>
          </table:table-cell>
          <table:table-cell office:value-type="float" office:value="0.009772431" calcext:value-type="float">
            <text:p>0.009772431</text:p>
          </table:table-cell>
          <table:table-cell/>
          <table:table-cell office:value-type="float" office:value="-0.000171909" calcext:value-type="float">
            <text:p>-0.000171909</text:p>
          </table:table-cell>
          <table:table-cell office:value-type="float" office:value="-0.000174996" calcext:value-type="float">
            <text:p>-0.000174996</text:p>
          </table:table-cell>
          <table:table-cell office:value-type="float" office:value="-0.000123402" calcext:value-type="float">
            <text:p>-0.000123402</text:p>
          </table:table-cell>
          <table:table-cell/>
          <table:table-cell office:value-type="float" office:value="25.995067789" calcext:value-type="float">
            <text:p>25.995067789</text:p>
          </table:table-cell>
          <table:table-cell office:value-type="float" office:value="25.994991659" calcext:value-type="float">
            <text:p>25.994991659</text:p>
          </table:table-cell>
          <table:table-cell office:value-type="float" office:value="25.996263899" calcext:value-type="float">
            <text:p>25.996263899</text:p>
          </table:table-cell>
          <table:table-cell/>
          <table:table-cell office:value-type="float" office:value="-0.00435764" calcext:value-type="float">
            <text:p>-0.00435764</text:p>
          </table:table-cell>
          <table:table-cell office:value-type="float" office:value="-0.0044359" calcext:value-type="float">
            <text:p>-0.0044359</text:p>
          </table:table-cell>
          <table:table-cell office:value-type="float" office:value="-0.003128064" calcext:value-type="float">
            <text:p>-0.00312806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2019-11-11 21:22:44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8997588" calcext:value-type="float">
            <text:p>1.18997588</text:p>
          </table:table-cell>
          <table:table-cell office:value-type="float" office:value="1.194850349" calcext:value-type="float">
            <text:p>1.194850349</text:p>
          </table:table-cell>
          <table:table-cell office:value-type="float" office:value="1.195318841" calcext:value-type="float">
            <text:p>1.195318841</text:p>
          </table:table-cell>
          <table:table-cell/>
          <table:table-cell office:value-type="float" office:value="0.009722025" calcext:value-type="float">
            <text:p>0.009722025</text:p>
          </table:table-cell>
          <table:table-cell office:value-type="float" office:value="0.009761849" calcext:value-type="float">
            <text:p>0.009761849</text:p>
          </table:table-cell>
          <table:table-cell office:value-type="float" office:value="0.009765677" calcext:value-type="float">
            <text:p>0.009765677</text:p>
          </table:table-cell>
          <table:table-cell/>
          <table:table-cell office:value-type="float" office:value="-0.000173808" calcext:value-type="float">
            <text:p>-0.000173808</text:p>
          </table:table-cell>
          <table:table-cell office:value-type="float" office:value="-0.000133984" calcext:value-type="float">
            <text:p>-0.000133984</text:p>
          </table:table-cell>
          <table:table-cell office:value-type="float" office:value="-0.000130157" calcext:value-type="float">
            <text:p>-0.000130157</text:p>
          </table:table-cell>
          <table:table-cell/>
          <table:table-cell office:value-type="float" office:value="25.989966875" calcext:value-type="float">
            <text:p>25.989966875</text:p>
          </table:table-cell>
          <table:table-cell office:value-type="float" office:value="25.990948888" calcext:value-type="float">
            <text:p>25.990948888</text:p>
          </table:table-cell>
          <table:table-cell office:value-type="float" office:value="25.991043271" calcext:value-type="float">
            <text:p>25.991043271</text:p>
          </table:table-cell>
          <table:table-cell/>
          <table:table-cell office:value-type="float" office:value="-0.004405781" calcext:value-type="float">
            <text:p>-0.004405781</text:p>
          </table:table-cell>
          <table:table-cell office:value-type="float" office:value="-0.003396297" calcext:value-type="float">
            <text:p>-0.003396297</text:p>
          </table:table-cell>
          <table:table-cell office:value-type="float" office:value="-0.003299274" calcext:value-type="float">
            <text:p>-0.00329927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2019-11-11 21:22:46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2503118" calcext:value-type="float">
            <text:p>1.192503118</text:p>
          </table:table-cell>
          <table:table-cell office:value-type="float" office:value="1.196372056" calcext:value-type="float">
            <text:p>1.196372056</text:p>
          </table:table-cell>
          <table:table-cell office:value-type="float" office:value="1.190856837" calcext:value-type="float">
            <text:p>1.190856837</text:p>
          </table:table-cell>
          <table:table-cell/>
          <table:table-cell office:value-type="float" office:value="0.009742673" calcext:value-type="float">
            <text:p>0.009742673</text:p>
          </table:table-cell>
          <table:table-cell office:value-type="float" office:value="0.009774281" calcext:value-type="float">
            <text:p>0.009774281</text:p>
          </table:table-cell>
          <table:table-cell office:value-type="float" office:value="0.009729223" calcext:value-type="float">
            <text:p>0.009729223</text:p>
          </table:table-cell>
          <table:table-cell/>
          <table:table-cell office:value-type="float" office:value="-0.000153161" calcext:value-type="float">
            <text:p>-0.000153161</text:p>
          </table:table-cell>
          <table:table-cell office:value-type="float" office:value="-0.000121552" calcext:value-type="float">
            <text:p>-0.000121552</text:p>
          </table:table-cell>
          <table:table-cell office:value-type="float" office:value="-0.000166611" calcext:value-type="float">
            <text:p>-0.000166611</text:p>
          </table:table-cell>
          <table:table-cell/>
          <table:table-cell office:value-type="float" office:value="25.990476014" calcext:value-type="float">
            <text:p>25.990476014</text:p>
          </table:table-cell>
          <table:table-cell office:value-type="float" office:value="25.991255452" calcext:value-type="float">
            <text:p>25.991255452</text:p>
          </table:table-cell>
          <table:table-cell office:value-type="float" office:value="25.990144353" calcext:value-type="float">
            <text:p>25.990144353</text:p>
          </table:table-cell>
          <table:table-cell/>
          <table:table-cell office:value-type="float" office:value="-0.0038824" calcext:value-type="float">
            <text:p>-0.0038824</text:p>
          </table:table-cell>
          <table:table-cell office:value-type="float" office:value="-0.003081157" calcext:value-type="float">
            <text:p>-0.003081157</text:p>
          </table:table-cell>
          <table:table-cell office:value-type="float" office:value="-0.004223338" calcext:value-type="float">
            <text:p>-0.00422333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2019-11-11 21:22:47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5132875" calcext:value-type="float">
            <text:p>1.195132875</text:p>
          </table:table-cell>
          <table:table-cell office:value-type="float" office:value="1.192636036" calcext:value-type="float">
            <text:p>1.192636036</text:p>
          </table:table-cell>
          <table:table-cell office:value-type="float" office:value="1.188938163" calcext:value-type="float">
            <text:p>1.188938163</text:p>
          </table:table-cell>
          <table:table-cell/>
          <table:table-cell office:value-type="float" office:value="0.009764157" calcext:value-type="float">
            <text:p>0.009764157</text:p>
          </table:table-cell>
          <table:table-cell office:value-type="float" office:value="0.009743758" calcext:value-type="float">
            <text:p>0.009743758</text:p>
          </table:table-cell>
          <table:table-cell office:value-type="float" office:value="0.009713547" calcext:value-type="float">
            <text:p>0.009713547</text:p>
          </table:table-cell>
          <table:table-cell/>
          <table:table-cell office:value-type="float" office:value="-0.000131676" calcext:value-type="float">
            <text:p>-0.000131676</text:p>
          </table:table-cell>
          <table:table-cell office:value-type="float" office:value="-0.000152075" calcext:value-type="float">
            <text:p>-0.000152075</text:p>
          </table:table-cell>
          <table:table-cell office:value-type="float" office:value="-0.000182286" calcext:value-type="float">
            <text:p>-0.000182286</text:p>
          </table:table-cell>
          <table:table-cell/>
          <table:table-cell office:value-type="float" office:value="26.001113963" calcext:value-type="float">
            <text:p>26.001113963</text:p>
          </table:table-cell>
          <table:table-cell office:value-type="float" office:value="26.000610953" calcext:value-type="float">
            <text:p>26.000610953</text:p>
          </table:table-cell>
          <table:table-cell office:value-type="float" office:value="25.999865984" calcext:value-type="float">
            <text:p>25.999865984</text:p>
          </table:table-cell>
          <table:table-cell/>
          <table:table-cell office:value-type="float" office:value="-0.003337787" calcext:value-type="float">
            <text:p>-0.003337787</text:p>
          </table:table-cell>
          <table:table-cell office:value-type="float" office:value="-0.003854873" calcext:value-type="float">
            <text:p>-0.003854873</text:p>
          </table:table-cell>
          <table:table-cell office:value-type="float" office:value="-0.004620688" calcext:value-type="float">
            <text:p>-0.00462068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19-11-11 21:22:48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5805215" calcext:value-type="float">
            <text:p>1.195805215</text:p>
          </table:table-cell>
          <table:table-cell office:value-type="float" office:value="1.189251684" calcext:value-type="float">
            <text:p>1.189251684</text:p>
          </table:table-cell>
          <table:table-cell office:value-type="float" office:value="1.190872334" calcext:value-type="float">
            <text:p>1.190872334</text:p>
          </table:table-cell>
          <table:table-cell/>
          <table:table-cell office:value-type="float" office:value="0.00976965" calcext:value-type="float">
            <text:p>0.00976965</text:p>
          </table:table-cell>
          <table:table-cell office:value-type="float" office:value="0.009716109" calcext:value-type="float">
            <text:p>0.009716109</text:p>
          </table:table-cell>
          <table:table-cell office:value-type="float" office:value="0.009729349" calcext:value-type="float">
            <text:p>0.009729349</text:p>
          </table:table-cell>
          <table:table-cell/>
          <table:table-cell office:value-type="float" office:value="-0.000126183" calcext:value-type="float">
            <text:p>-0.000126183</text:p>
          </table:table-cell>
          <table:table-cell office:value-type="float" office:value="-0.000179725" calcext:value-type="float">
            <text:p>-0.000179725</text:p>
          </table:table-cell>
          <table:table-cell office:value-type="float" office:value="-0.000166484" calcext:value-type="float">
            <text:p>-0.000166484</text:p>
          </table:table-cell>
          <table:table-cell/>
          <table:table-cell office:value-type="float" office:value="26.001249412" calcext:value-type="float">
            <text:p>26.001249412</text:p>
          </table:table-cell>
          <table:table-cell office:value-type="float" office:value="25.999929145" calcext:value-type="float">
            <text:p>25.999929145</text:p>
          </table:table-cell>
          <table:table-cell office:value-type="float" office:value="26.00025564" calcext:value-type="float">
            <text:p>26.00025564</text:p>
          </table:table-cell>
          <table:table-cell/>
          <table:table-cell office:value-type="float" office:value="-0.003198548" calcext:value-type="float">
            <text:p>-0.003198548</text:p>
          </table:table-cell>
          <table:table-cell office:value-type="float" office:value="-0.004555759" calcext:value-type="float">
            <text:p>-0.004555759</text:p>
          </table:table-cell>
          <table:table-cell office:value-type="float" office:value="-0.004220129" calcext:value-type="float">
            <text:p>-0.00422012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2019-11-11 21:22:49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3520569" calcext:value-type="float">
            <text:p>1.193520569</text:p>
          </table:table-cell>
          <table:table-cell office:value-type="float" office:value="1.188443445" calcext:value-type="float">
            <text:p>1.188443445</text:p>
          </table:table-cell>
          <table:table-cell office:value-type="float" office:value="1.194307946" calcext:value-type="float">
            <text:p>1.194307946</text:p>
          </table:table-cell>
          <table:table-cell/>
          <table:table-cell office:value-type="float" office:value="0.009750985" calcext:value-type="float">
            <text:p>0.009750985</text:p>
          </table:table-cell>
          <table:table-cell office:value-type="float" office:value="0.009709505" calcext:value-type="float">
            <text:p>0.009709505</text:p>
          </table:table-cell>
          <table:table-cell office:value-type="float" office:value="0.009757418" calcext:value-type="float">
            <text:p>0.009757418</text:p>
          </table:table-cell>
          <table:table-cell/>
          <table:table-cell office:value-type="float" office:value="-0.000144848" calcext:value-type="float">
            <text:p>-0.000144848</text:p>
          </table:table-cell>
          <table:table-cell office:value-type="float" office:value="-0.000186328" calcext:value-type="float">
            <text:p>-0.000186328</text:p>
          </table:table-cell>
          <table:table-cell office:value-type="float" office:value="-0.000138415" calcext:value-type="float">
            <text:p>-0.000138415</text:p>
          </table:table-cell>
          <table:table-cell/>
          <table:table-cell office:value-type="float" office:value="25.99068099" calcext:value-type="float">
            <text:p>25.99068099</text:p>
          </table:table-cell>
          <table:table-cell office:value-type="float" office:value="25.98965815" calcext:value-type="float">
            <text:p>25.98965815</text:p>
          </table:table-cell>
          <table:table-cell office:value-type="float" office:value="25.990839616" calcext:value-type="float">
            <text:p>25.990839616</text:p>
          </table:table-cell>
          <table:table-cell/>
          <table:table-cell office:value-type="float" office:value="-0.003671689" calcext:value-type="float">
            <text:p>-0.003671689</text:p>
          </table:table-cell>
          <table:table-cell office:value-type="float" office:value="-0.004723143" calcext:value-type="float">
            <text:p>-0.004723143</text:p>
          </table:table-cell>
          <table:table-cell office:value-type="float" office:value="-0.003508626" calcext:value-type="float">
            <text:p>-0.00350862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2019-11-11 21:22:51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079306" calcext:value-type="float">
            <text:p>1.19079306</text:p>
          </table:table-cell>
          <table:table-cell office:value-type="float" office:value="1.19017496" calcext:value-type="float">
            <text:p>1.19017496</text:p>
          </table:table-cell>
          <table:table-cell office:value-type="float" office:value="1.1964859" calcext:value-type="float">
            <text:p>1.1964859</text:p>
          </table:table-cell>
          <table:table-cell/>
          <table:table-cell office:value-type="float" office:value="0.009728701" calcext:value-type="float">
            <text:p>0.009728701</text:p>
          </table:table-cell>
          <table:table-cell office:value-type="float" office:value="0.009723652" calcext:value-type="float">
            <text:p>0.009723652</text:p>
          </table:table-cell>
          <table:table-cell office:value-type="float" office:value="0.009775212" calcext:value-type="float">
            <text:p>0.009775212</text:p>
          </table:table-cell>
          <table:table-cell/>
          <table:table-cell office:value-type="float" office:value="-0.000167132" calcext:value-type="float">
            <text:p>-0.000167132</text:p>
          </table:table-cell>
          <table:table-cell office:value-type="float" office:value="-0.000172182" calcext:value-type="float">
            <text:p>-0.000172182</text:p>
          </table:table-cell>
          <table:table-cell office:value-type="float" office:value="-0.000120622" calcext:value-type="float">
            <text:p>-0.000120622</text:p>
          </table:table-cell>
          <table:table-cell/>
          <table:table-cell office:value-type="float" office:value="25.995185587" calcext:value-type="float">
            <text:p>25.995185587</text:p>
          </table:table-cell>
          <table:table-cell office:value-type="float" office:value="25.995061065" calcext:value-type="float">
            <text:p>25.995061065</text:p>
          </table:table-cell>
          <table:table-cell office:value-type="float" office:value="25.996332464" calcext:value-type="float">
            <text:p>25.996332464</text:p>
          </table:table-cell>
          <table:table-cell/>
          <table:table-cell office:value-type="float" office:value="-0.004236546" calcext:value-type="float">
            <text:p>-0.004236546</text:p>
          </table:table-cell>
          <table:table-cell office:value-type="float" office:value="-0.004364552" calcext:value-type="float">
            <text:p>-0.004364552</text:p>
          </table:table-cell>
          <table:table-cell office:value-type="float" office:value="-0.003057581" calcext:value-type="float">
            <text:p>-0.00305758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019-11-11 21:22:52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89872764" calcext:value-type="float">
            <text:p>1.189872764</text:p>
          </table:table-cell>
          <table:table-cell office:value-type="float" office:value="1.194442057" calcext:value-type="float">
            <text:p>1.194442057</text:p>
          </table:table-cell>
          <table:table-cell office:value-type="float" office:value="1.195247316" calcext:value-type="float">
            <text:p>1.195247316</text:p>
          </table:table-cell>
          <table:table-cell/>
          <table:table-cell office:value-type="float" office:value="0.009721183" calcext:value-type="float">
            <text:p>0.009721183</text:p>
          </table:table-cell>
          <table:table-cell office:value-type="float" office:value="0.009758514" calcext:value-type="float">
            <text:p>0.009758514</text:p>
          </table:table-cell>
          <table:table-cell office:value-type="float" office:value="0.009765092" calcext:value-type="float">
            <text:p>0.009765092</text:p>
          </table:table-cell>
          <table:table-cell/>
          <table:table-cell office:value-type="float" office:value="-0.000174651" calcext:value-type="float">
            <text:p>-0.000174651</text:p>
          </table:table-cell>
          <table:table-cell office:value-type="float" office:value="-0.00013732" calcext:value-type="float">
            <text:p>-0.00013732</text:p>
          </table:table-cell>
          <table:table-cell office:value-type="float" office:value="-0.000130741" calcext:value-type="float">
            <text:p>-0.000130741</text:p>
          </table:table-cell>
          <table:table-cell/>
          <table:table-cell office:value-type="float" office:value="25.995000184" calcext:value-type="float">
            <text:p>25.995000184</text:p>
          </table:table-cell>
          <table:table-cell office:value-type="float" office:value="25.995920713" calcext:value-type="float">
            <text:p>25.995920713</text:p>
          </table:table-cell>
          <table:table-cell office:value-type="float" office:value="25.99608294" calcext:value-type="float">
            <text:p>25.99608294</text:p>
          </table:table-cell>
          <table:table-cell/>
          <table:table-cell office:value-type="float" office:value="-0.004427136" calcext:value-type="float">
            <text:p>-0.004427136</text:p>
          </table:table-cell>
          <table:table-cell office:value-type="float" office:value="-0.003480853" calcext:value-type="float">
            <text:p>-0.003480853</text:p>
          </table:table-cell>
          <table:table-cell office:value-type="float" office:value="-0.003314087" calcext:value-type="float">
            <text:p>-0.00331408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2019-11-11 21:22:53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2131781" calcext:value-type="float">
            <text:p>1.192131781</text:p>
          </table:table-cell>
          <table:table-cell office:value-type="float" office:value="1.196676635" calcext:value-type="float">
            <text:p>1.196676635</text:p>
          </table:table-cell>
          <table:table-cell office:value-type="float" office:value="1.191986941" calcext:value-type="float">
            <text:p>1.191986941</text:p>
          </table:table-cell>
          <table:table-cell/>
          <table:table-cell office:value-type="float" office:value="0.009739639" calcext:value-type="float">
            <text:p>0.009739639</text:p>
          </table:table-cell>
          <table:table-cell office:value-type="float" office:value="0.00977677" calcext:value-type="float">
            <text:p>0.00977677</text:p>
          </table:table-cell>
          <table:table-cell office:value-type="float" office:value="0.009738455" calcext:value-type="float">
            <text:p>0.009738455</text:p>
          </table:table-cell>
          <table:table-cell/>
          <table:table-cell office:value-type="float" office:value="-0.000156195" calcext:value-type="float">
            <text:p>-0.000156195</text:p>
          </table:table-cell>
          <table:table-cell office:value-type="float" office:value="-0.000119063" calcext:value-type="float">
            <text:p>-0.000119063</text:p>
          </table:table-cell>
          <table:table-cell office:value-type="float" office:value="-0.000157378" calcext:value-type="float">
            <text:p>-0.000157378</text:p>
          </table:table-cell>
          <table:table-cell/>
          <table:table-cell office:value-type="float" office:value="25.990401204" calcext:value-type="float">
            <text:p>25.990401204</text:p>
          </table:table-cell>
          <table:table-cell office:value-type="float" office:value="25.991316813" calcext:value-type="float">
            <text:p>25.991316813</text:p>
          </table:table-cell>
          <table:table-cell office:value-type="float" office:value="25.990372025" calcext:value-type="float">
            <text:p>25.990372025</text:p>
          </table:table-cell>
          <table:table-cell/>
          <table:table-cell office:value-type="float" office:value="-0.003959302" calcext:value-type="float">
            <text:p>-0.003959302</text:p>
          </table:table-cell>
          <table:table-cell office:value-type="float" office:value="-0.00301808" calcext:value-type="float">
            <text:p>-0.00301808</text:p>
          </table:table-cell>
          <table:table-cell office:value-type="float" office:value="-0.003989298" calcext:value-type="float">
            <text:p>-0.00398929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019-11-11 21:22:54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4791936" calcext:value-type="float">
            <text:p>1.194791936</text:p>
          </table:table-cell>
          <table:table-cell office:value-type="float" office:value="1.19442954" calcext:value-type="float">
            <text:p>1.19442954</text:p>
          </table:table-cell>
          <table:table-cell office:value-type="float" office:value="1.189267181" calcext:value-type="float">
            <text:p>1.189267181</text:p>
          </table:table-cell>
          <table:table-cell/>
          <table:table-cell office:value-type="float" office:value="0.009761372" calcext:value-type="float">
            <text:p>0.009761372</text:p>
          </table:table-cell>
          <table:table-cell office:value-type="float" office:value="0.009758411" calcext:value-type="float">
            <text:p>0.009758411</text:p>
          </table:table-cell>
          <table:table-cell office:value-type="float" office:value="0.009716235" calcext:value-type="float">
            <text:p>0.009716235</text:p>
          </table:table-cell>
          <table:table-cell/>
          <table:table-cell office:value-type="float" office:value="-0.000134461" calcext:value-type="float">
            <text:p>-0.000134461</text:p>
          </table:table-cell>
          <table:table-cell office:value-type="float" office:value="-0.000137422" calcext:value-type="float">
            <text:p>-0.000137422</text:p>
          </table:table-cell>
          <table:table-cell office:value-type="float" office:value="-0.000179598" calcext:value-type="float">
            <text:p>-0.000179598</text:p>
          </table:table-cell>
          <table:table-cell/>
          <table:table-cell office:value-type="float" office:value="25.985883042" calcext:value-type="float">
            <text:p>25.985883042</text:p>
          </table:table-cell>
          <table:table-cell office:value-type="float" office:value="25.985810033" calcext:value-type="float">
            <text:p>25.985810033</text:p>
          </table:table-cell>
          <table:table-cell office:value-type="float" office:value="25.984770017" calcext:value-type="float">
            <text:p>25.984770017</text:p>
          </table:table-cell>
          <table:table-cell/>
          <table:table-cell office:value-type="float" office:value="-0.003408394" calcext:value-type="float">
            <text:p>-0.003408394</text:p>
          </table:table-cell>
          <table:table-cell office:value-type="float" office:value="-0.003483445" calcext:value-type="float">
            <text:p>-0.003483445</text:p>
          </table:table-cell>
          <table:table-cell office:value-type="float" office:value="-0.00455255" calcext:value-type="float">
            <text:p>-0.0045525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2019-11-11 21:22:55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6136021" calcext:value-type="float">
            <text:p>1.196136021</text:p>
          </table:table-cell>
          <table:table-cell office:value-type="float" office:value="1.189744018" calcext:value-type="float">
            <text:p>1.189744018</text:p>
          </table:table-cell>
          <table:table-cell office:value-type="float" office:value="1.189696931" calcext:value-type="float">
            <text:p>1.189696931</text:p>
          </table:table-cell>
          <table:table-cell/>
          <table:table-cell office:value-type="float" office:value="0.009772353" calcext:value-type="float">
            <text:p>0.009772353</text:p>
          </table:table-cell>
          <table:table-cell office:value-type="float" office:value="0.009720131" calcext:value-type="float">
            <text:p>0.009720131</text:p>
          </table:table-cell>
          <table:table-cell office:value-type="float" office:value="0.009719746" calcext:value-type="float">
            <text:p>0.009719746</text:p>
          </table:table-cell>
          <table:table-cell/>
          <table:table-cell office:value-type="float" office:value="-0.00012348" calcext:value-type="float">
            <text:p>-0.00012348</text:p>
          </table:table-cell>
          <table:table-cell office:value-type="float" office:value="-0.000175702" calcext:value-type="float">
            <text:p>-0.000175702</text:p>
          </table:table-cell>
          <table:table-cell office:value-type="float" office:value="-0.000176087" calcext:value-type="float">
            <text:p>-0.000176087</text:p>
          </table:table-cell>
          <table:table-cell/>
          <table:table-cell office:value-type="float" office:value="25.991207901" calcext:value-type="float">
            <text:p>25.991207901</text:p>
          </table:table-cell>
          <table:table-cell office:value-type="float" office:value="25.989920164" calcext:value-type="float">
            <text:p>25.989920164</text:p>
          </table:table-cell>
          <table:table-cell office:value-type="float" office:value="25.989910678" calcext:value-type="float">
            <text:p>25.989910678</text:p>
          </table:table-cell>
          <table:table-cell/>
          <table:table-cell office:value-type="float" office:value="-0.003130039" calcext:value-type="float">
            <text:p>-0.003130039</text:p>
          </table:table-cell>
          <table:table-cell office:value-type="float" office:value="-0.004453799" calcext:value-type="float">
            <text:p>-0.004453799</text:p>
          </table:table-cell>
          <table:table-cell office:value-type="float" office:value="-0.004463551" calcext:value-type="float">
            <text:p>-0.00446355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2019-11-11 21:22:57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3126582" calcext:value-type="float">
            <text:p>1.193126582</text:p>
          </table:table-cell>
          <table:table-cell office:value-type="float" office:value="1.18748381" calcext:value-type="float">
            <text:p>1.18748381</text:p>
          </table:table-cell>
          <table:table-cell office:value-type="float" office:value="1.193187379" calcext:value-type="float">
            <text:p>1.193187379</text:p>
          </table:table-cell>
          <table:table-cell/>
          <table:table-cell office:value-type="float" office:value="0.009747766" calcext:value-type="float">
            <text:p>0.009747766</text:p>
          </table:table-cell>
          <table:table-cell office:value-type="float" office:value="0.009701665" calcext:value-type="float">
            <text:p>0.009701665</text:p>
          </table:table-cell>
          <table:table-cell office:value-type="float" office:value="0.009748263" calcext:value-type="float">
            <text:p>0.009748263</text:p>
          </table:table-cell>
          <table:table-cell/>
          <table:table-cell office:value-type="float" office:value="-0.000148067" calcext:value-type="float">
            <text:p>-0.000148067</text:p>
          </table:table-cell>
          <table:table-cell office:value-type="float" office:value="-0.000194168" calcext:value-type="float">
            <text:p>-0.000194168</text:p>
          </table:table-cell>
          <table:table-cell office:value-type="float" office:value="-0.00014757" calcext:value-type="float">
            <text:p>-0.00014757</text:p>
          </table:table-cell>
          <table:table-cell/>
          <table:table-cell office:value-type="float" office:value="25.995655698" calcext:value-type="float">
            <text:p>25.995655698</text:p>
          </table:table-cell>
          <table:table-cell office:value-type="float" office:value="25.994518906" calcext:value-type="float">
            <text:p>25.994518906</text:p>
          </table:table-cell>
          <table:table-cell office:value-type="float" office:value="25.995667946" calcext:value-type="float">
            <text:p>25.995667946</text:p>
          </table:table-cell>
          <table:table-cell/>
          <table:table-cell office:value-type="float" office:value="-0.003753282" calcext:value-type="float">
            <text:p>-0.003753282</text:p>
          </table:table-cell>
          <table:table-cell office:value-type="float" office:value="-0.00492188" calcext:value-type="float">
            <text:p>-0.00492188</text:p>
          </table:table-cell>
          <table:table-cell office:value-type="float" office:value="-0.003740692" calcext:value-type="float">
            <text:p>-0.00374069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019-11-11 21:22:58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89516329" calcext:value-type="float">
            <text:p>1.189516329</text:p>
          </table:table-cell>
          <table:table-cell office:value-type="float" office:value="1.190142773" calcext:value-type="float">
            <text:p>1.190142773</text:p>
          </table:table-cell>
          <table:table-cell office:value-type="float" office:value="1.196122312" calcext:value-type="float">
            <text:p>1.196122312</text:p>
          </table:table-cell>
          <table:table-cell/>
          <table:table-cell office:value-type="float" office:value="0.009718271" calcext:value-type="float">
            <text:p>0.009718271</text:p>
          </table:table-cell>
          <table:table-cell office:value-type="float" office:value="0.009723389" calcext:value-type="float">
            <text:p>0.009723389</text:p>
          </table:table-cell>
          <table:table-cell office:value-type="float" office:value="0.009772241" calcext:value-type="float">
            <text:p>0.009772241</text:p>
          </table:table-cell>
          <table:table-cell/>
          <table:table-cell office:value-type="float" office:value="-0.000177563" calcext:value-type="float">
            <text:p>-0.000177563</text:p>
          </table:table-cell>
          <table:table-cell office:value-type="float" office:value="-0.000172445" calcext:value-type="float">
            <text:p>-0.000172445</text:p>
          </table:table-cell>
          <table:table-cell office:value-type="float" office:value="-0.000123592" calcext:value-type="float">
            <text:p>-0.000123592</text:p>
          </table:table-cell>
          <table:table-cell/>
          <table:table-cell office:value-type="float" office:value="25.989874293" calcext:value-type="float">
            <text:p>25.989874293</text:p>
          </table:table-cell>
          <table:table-cell office:value-type="float" office:value="25.990000497" calcext:value-type="float">
            <text:p>25.990000497</text:p>
          </table:table-cell>
          <table:table-cell office:value-type="float" office:value="25.991205139" calcext:value-type="float">
            <text:p>25.991205139</text:p>
          </table:table-cell>
          <table:table-cell/>
          <table:table-cell office:value-type="float" office:value="-0.004500953" calcext:value-type="float">
            <text:p>-0.004500953</text:p>
          </table:table-cell>
          <table:table-cell office:value-type="float" office:value="-0.004371218" calcext:value-type="float">
            <text:p>-0.004371218</text:p>
          </table:table-cell>
          <table:table-cell office:value-type="float" office:value="-0.003132878" calcext:value-type="float">
            <text:p>-0.00313287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2019-11-11 21:22:59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0009259" calcext:value-type="float">
            <text:p>1.190009259</text:p>
          </table:table-cell>
          <table:table-cell office:value-type="float" office:value="1.194750809" calcext:value-type="float">
            <text:p>1.194750809</text:p>
          </table:table-cell>
          <table:table-cell office:value-type="float" office:value="1.194782996" calcext:value-type="float">
            <text:p>1.194782996</text:p>
          </table:table-cell>
          <table:table-cell/>
          <table:table-cell office:value-type="float" office:value="0.009722298" calcext:value-type="float">
            <text:p>0.009722298</text:p>
          </table:table-cell>
          <table:table-cell office:value-type="float" office:value="0.009761036" calcext:value-type="float">
            <text:p>0.009761036</text:p>
          </table:table-cell>
          <table:table-cell office:value-type="float" office:value="0.009761299" calcext:value-type="float">
            <text:p>0.009761299</text:p>
          </table:table-cell>
          <table:table-cell/>
          <table:table-cell office:value-type="float" office:value="-0.000173535" calcext:value-type="float">
            <text:p>-0.000173535</text:p>
          </table:table-cell>
          <table:table-cell office:value-type="float" office:value="-0.000134797" calcext:value-type="float">
            <text:p>-0.000134797</text:p>
          </table:table-cell>
          <table:table-cell office:value-type="float" office:value="-0.000134534" calcext:value-type="float">
            <text:p>-0.000134534</text:p>
          </table:table-cell>
          <table:table-cell/>
          <table:table-cell office:value-type="float" office:value="25.995027682" calcext:value-type="float">
            <text:p>25.995027682</text:p>
          </table:table-cell>
          <table:table-cell office:value-type="float" office:value="25.995982914" calcext:value-type="float">
            <text:p>25.995982914</text:p>
          </table:table-cell>
          <table:table-cell office:value-type="float" office:value="25.995989398" calcext:value-type="float">
            <text:p>25.995989398</text:p>
          </table:table-cell>
          <table:table-cell/>
          <table:table-cell office:value-type="float" office:value="-0.004398868" calcext:value-type="float">
            <text:p>-0.004398868</text:p>
          </table:table-cell>
          <table:table-cell office:value-type="float" office:value="-0.003416911" calcext:value-type="float">
            <text:p>-0.003416911</text:p>
          </table:table-cell>
          <table:table-cell office:value-type="float" office:value="-0.003410246" calcext:value-type="float">
            <text:p>-0.00341024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019-11-11 21:23:00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2609214" calcext:value-type="float">
            <text:p>1.192609214</text:p>
          </table:table-cell>
          <table:table-cell office:value-type="float" office:value="1.19587078" calcext:value-type="float">
            <text:p>1.19587078</text:p>
          </table:table-cell>
          <table:table-cell office:value-type="float" office:value="1.190800213" calcext:value-type="float">
            <text:p>1.190800213</text:p>
          </table:table-cell>
          <table:table-cell/>
          <table:table-cell office:value-type="float" office:value="0.009743539" calcext:value-type="float">
            <text:p>0.009743539</text:p>
          </table:table-cell>
          <table:table-cell office:value-type="float" office:value="0.009770186" calcext:value-type="float">
            <text:p>0.009770186</text:p>
          </table:table-cell>
          <table:table-cell office:value-type="float" office:value="0.00972876" calcext:value-type="float">
            <text:p>0.00972876</text:p>
          </table:table-cell>
          <table:table-cell/>
          <table:table-cell office:value-type="float" office:value="-0.000152294" calcext:value-type="float">
            <text:p>-0.000152294</text:p>
          </table:table-cell>
          <table:table-cell office:value-type="float" office:value="-0.000125647" calcext:value-type="float">
            <text:p>-0.000125647</text:p>
          </table:table-cell>
          <table:table-cell office:value-type="float" office:value="-0.000167073" calcext:value-type="float">
            <text:p>-0.000167073</text:p>
          </table:table-cell>
          <table:table-cell/>
          <table:table-cell office:value-type="float" office:value="25.995551469" calcext:value-type="float">
            <text:p>25.995551469</text:p>
          </table:table-cell>
          <table:table-cell office:value-type="float" office:value="25.996208543" calcext:value-type="float">
            <text:p>25.996208543</text:p>
          </table:table-cell>
          <table:table-cell office:value-type="float" office:value="25.995187028" calcext:value-type="float">
            <text:p>25.995187028</text:p>
          </table:table-cell>
          <table:table-cell/>
          <table:table-cell office:value-type="float" office:value="-0.003860427" calcext:value-type="float">
            <text:p>-0.003860427</text:p>
          </table:table-cell>
          <table:table-cell office:value-type="float" office:value="-0.00318497" calcext:value-type="float">
            <text:p>-0.00318497</text:p>
          </table:table-cell>
          <table:table-cell office:value-type="float" office:value="-0.004235065" calcext:value-type="float">
            <text:p>-0.00423506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2019-11-11 21:23:02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5107841" calcext:value-type="float">
            <text:p>1.195107841</text:p>
          </table:table-cell>
          <table:table-cell office:value-type="float" office:value="1.193518781" calcext:value-type="float">
            <text:p>1.193518781</text:p>
          </table:table-cell>
          <table:table-cell office:value-type="float" office:value="1.188693188" calcext:value-type="float">
            <text:p>1.188693188</text:p>
          </table:table-cell>
          <table:table-cell/>
          <table:table-cell office:value-type="float" office:value="0.009763953" calcext:value-type="float">
            <text:p>0.009763953</text:p>
          </table:table-cell>
          <table:table-cell office:value-type="float" office:value="0.00975097" calcext:value-type="float">
            <text:p>0.00975097</text:p>
          </table:table-cell>
          <table:table-cell office:value-type="float" office:value="0.009711546" calcext:value-type="float">
            <text:p>0.009711546</text:p>
          </table:table-cell>
          <table:table-cell/>
          <table:table-cell office:value-type="float" office:value="-0.00013188" calcext:value-type="float">
            <text:p>-0.00013188</text:p>
          </table:table-cell>
          <table:table-cell office:value-type="float" office:value="-0.000144863" calcext:value-type="float">
            <text:p>-0.000144863</text:p>
          </table:table-cell>
          <table:table-cell office:value-type="float" office:value="-0.000184288" calcext:value-type="float">
            <text:p>-0.000184288</text:p>
          </table:table-cell>
          <table:table-cell/>
          <table:table-cell office:value-type="float" office:value="25.991000763" calcext:value-type="float">
            <text:p>25.991000763</text:p>
          </table:table-cell>
          <table:table-cell office:value-type="float" office:value="25.99068063" calcext:value-type="float">
            <text:p>25.99068063</text:p>
          </table:table-cell>
          <table:table-cell office:value-type="float" office:value="25.989708463" calcext:value-type="float">
            <text:p>25.989708463</text:p>
          </table:table-cell>
          <table:table-cell/>
          <table:table-cell office:value-type="float" office:value="-0.003342971" calcext:value-type="float">
            <text:p>-0.003342971</text:p>
          </table:table-cell>
          <table:table-cell office:value-type="float" office:value="-0.00367206" calcext:value-type="float">
            <text:p>-0.00367206</text:p>
          </table:table-cell>
          <table:table-cell office:value-type="float" office:value="-0.004671422" calcext:value-type="float">
            <text:p>-0.00467142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019-11-11 21:23:03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5907735" calcext:value-type="float">
            <text:p>1.195907735</text:p>
          </table:table-cell>
          <table:table-cell office:value-type="float" office:value="1.189019226" calcext:value-type="float">
            <text:p>1.189019226</text:p>
          </table:table-cell>
          <table:table-cell office:value-type="float" office:value="1.191101812" calcext:value-type="float">
            <text:p>1.191101812</text:p>
          </table:table-cell>
          <table:table-cell/>
          <table:table-cell office:value-type="float" office:value="0.009770488" calcext:value-type="float">
            <text:p>0.009770488</text:p>
          </table:table-cell>
          <table:table-cell office:value-type="float" office:value="0.009714209" calcext:value-type="float">
            <text:p>0.009714209</text:p>
          </table:table-cell>
          <table:table-cell office:value-type="float" office:value="0.009731224" calcext:value-type="float">
            <text:p>0.009731224</text:p>
          </table:table-cell>
          <table:table-cell/>
          <table:table-cell office:value-type="float" office:value="-0.000125345" calcext:value-type="float">
            <text:p>-0.000125345</text:p>
          </table:table-cell>
          <table:table-cell office:value-type="float" office:value="-0.000181624" calcext:value-type="float">
            <text:p>-0.000181624</text:p>
          </table:table-cell>
          <table:table-cell office:value-type="float" office:value="-0.000164609" calcext:value-type="float">
            <text:p>-0.000164609</text:p>
          </table:table-cell>
          <table:table-cell/>
          <table:table-cell office:value-type="float" office:value="25.996215988" calcext:value-type="float">
            <text:p>25.996215988</text:p>
          </table:table-cell>
          <table:table-cell office:value-type="float" office:value="25.994828231" calcext:value-type="float">
            <text:p>25.994828231</text:p>
          </table:table-cell>
          <table:table-cell office:value-type="float" office:value="25.995247788" calcext:value-type="float">
            <text:p>25.995247788</text:p>
          </table:table-cell>
          <table:table-cell/>
          <table:table-cell office:value-type="float" office:value="-0.003177316" calcext:value-type="float">
            <text:p>-0.003177316</text:p>
          </table:table-cell>
          <table:table-cell office:value-type="float" office:value="-0.004603901" calcext:value-type="float">
            <text:p>-0.004603901</text:p>
          </table:table-cell>
          <table:table-cell office:value-type="float" office:value="-0.004172605" calcext:value-type="float">
            <text:p>-0.00417260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019-11-11 21:23:04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2975783" calcext:value-type="float">
            <text:p>1.192975783</text:p>
          </table:table-cell>
          <table:table-cell office:value-type="float" office:value="1.188043498" calcext:value-type="float">
            <text:p>1.188043498</text:p>
          </table:table-cell>
          <table:table-cell office:value-type="float" office:value="1.194519543" calcext:value-type="float">
            <text:p>1.194519543</text:p>
          </table:table-cell>
          <table:table-cell/>
          <table:table-cell office:value-type="float" office:value="0.009746534" calcext:value-type="float">
            <text:p>0.009746534</text:p>
          </table:table-cell>
          <table:table-cell office:value-type="float" office:value="0.009706238" calcext:value-type="float">
            <text:p>0.009706238</text:p>
          </table:table-cell>
          <table:table-cell office:value-type="float" office:value="0.009759147" calcext:value-type="float">
            <text:p>0.009759147</text:p>
          </table:table-cell>
          <table:table-cell/>
          <table:table-cell office:value-type="float" office:value="-0.000149299" calcext:value-type="float">
            <text:p>-0.000149299</text:p>
          </table:table-cell>
          <table:table-cell office:value-type="float" office:value="-0.000189596" calcext:value-type="float">
            <text:p>-0.000189596</text:p>
          </table:table-cell>
          <table:table-cell office:value-type="float" office:value="-0.000136687" calcext:value-type="float">
            <text:p>-0.000136687</text:p>
          </table:table-cell>
          <table:table-cell/>
          <table:table-cell office:value-type="float" office:value="25.985517157" calcext:value-type="float">
            <text:p>25.985517157</text:p>
          </table:table-cell>
          <table:table-cell office:value-type="float" office:value="25.984523492" calcext:value-type="float">
            <text:p>25.984523492</text:p>
          </table:table-cell>
          <table:table-cell office:value-type="float" office:value="25.985828166" calcext:value-type="float">
            <text:p>25.985828166</text:p>
          </table:table-cell>
          <table:table-cell/>
          <table:table-cell office:value-type="float" office:value="-0.003784512" calcext:value-type="float">
            <text:p>-0.003784512</text:p>
          </table:table-cell>
          <table:table-cell office:value-type="float" office:value="-0.004805971" calcext:value-type="float">
            <text:p>-0.004805971</text:p>
          </table:table-cell>
          <table:table-cell office:value-type="float" office:value="-0.003464806" calcext:value-type="float">
            <text:p>-0.00346480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2019-11-11 21:23:05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0327548" calcext:value-type="float">
            <text:p>1.190327548</text:p>
          </table:table-cell>
          <table:table-cell office:value-type="float" office:value="1.190896176" calcext:value-type="float">
            <text:p>1.190896176</text:p>
          </table:table-cell>
          <table:table-cell office:value-type="float" office:value="1.196709418" calcext:value-type="float">
            <text:p>1.196709418</text:p>
          </table:table-cell>
          <table:table-cell/>
          <table:table-cell office:value-type="float" office:value="0.009724898" calcext:value-type="float">
            <text:p>0.009724898</text:p>
          </table:table-cell>
          <table:table-cell office:value-type="float" office:value="0.009729544" calcext:value-type="float">
            <text:p>0.009729544</text:p>
          </table:table-cell>
          <table:table-cell office:value-type="float" office:value="0.009777038" calcext:value-type="float">
            <text:p>0.009777038</text:p>
          </table:table-cell>
          <table:table-cell/>
          <table:table-cell office:value-type="float" office:value="-0.000170935" calcext:value-type="float">
            <text:p>-0.000170935</text:p>
          </table:table-cell>
          <table:table-cell office:value-type="float" office:value="-0.000166289" calcext:value-type="float">
            <text:p>-0.000166289</text:p>
          </table:table-cell>
          <table:table-cell office:value-type="float" office:value="-0.000118796" calcext:value-type="float">
            <text:p>-0.000118796</text:p>
          </table:table-cell>
          <table:table-cell/>
          <table:table-cell office:value-type="float" office:value="26.000145888" calcext:value-type="float">
            <text:p>26.000145888</text:p>
          </table:table-cell>
          <table:table-cell office:value-type="float" office:value="26.000260443" calcext:value-type="float">
            <text:p>26.000260443</text:p>
          </table:table-cell>
          <table:table-cell office:value-type="float" office:value="26.001431571" calcext:value-type="float">
            <text:p>26.001431571</text:p>
          </table:table-cell>
          <table:table-cell/>
          <table:table-cell office:value-type="float" office:value="-0.004332952" calcext:value-type="float">
            <text:p>-0.004332952</text:p>
          </table:table-cell>
          <table:table-cell office:value-type="float" office:value="-0.004215191" calcext:value-type="float">
            <text:p>-0.004215191</text:p>
          </table:table-cell>
          <table:table-cell office:value-type="float" office:value="-0.003011291" calcext:value-type="float">
            <text:p>-0.00301129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2019-11-11 21:23:07</text:p>
          </table:table-cell>
          <table:table-cell office:value-type="float" office:value="26.01447" calcext:value-type="float">
            <text:p>26.01447</text:p>
          </table:table-cell>
          <table:table-cell office:value-type="float" office:value="1.189339899" calcext:value-type="float">
            <text:p>1.189339899</text:p>
          </table:table-cell>
          <table:table-cell office:value-type="float" office:value="1.194398546" calcext:value-type="float">
            <text:p>1.194398546</text:p>
          </table:table-cell>
          <table:table-cell office:value-type="float" office:value="1.194928431" calcext:value-type="float">
            <text:p>1.194928431</text:p>
          </table:table-cell>
          <table:table-cell/>
          <table:table-cell office:value-type="float" office:value="0.009716829" calcext:value-type="float">
            <text:p>0.009716829</text:p>
          </table:table-cell>
          <table:table-cell office:value-type="float" office:value="0.009758158" calcext:value-type="float">
            <text:p>0.009758158</text:p>
          </table:table-cell>
          <table:table-cell office:value-type="float" office:value="0.009762487" calcext:value-type="float">
            <text:p>0.009762487</text:p>
          </table:table-cell>
          <table:table-cell/>
          <table:table-cell office:value-type="float" office:value="-0.000179004" calcext:value-type="float">
            <text:p>-0.000179004</text:p>
          </table:table-cell>
          <table:table-cell office:value-type="float" office:value="-0.000137675" calcext:value-type="float">
            <text:p>-0.000137675</text:p>
          </table:table-cell>
          <table:table-cell office:value-type="float" office:value="-0.000133346" calcext:value-type="float">
            <text:p>-0.000133346</text:p>
          </table:table-cell>
          <table:table-cell/>
          <table:table-cell office:value-type="float" office:value="26.010055086" calcext:value-type="float">
            <text:p>26.010055086</text:p>
          </table:table-cell>
          <table:table-cell office:value-type="float" office:value="26.011074185" calcext:value-type="float">
            <text:p>26.011074185</text:p>
          </table:table-cell>
          <table:table-cell office:value-type="float" office:value="26.011180934" calcext:value-type="float">
            <text:p>26.011180934</text:p>
          </table:table-cell>
          <table:table-cell/>
          <table:table-cell office:value-type="float" office:value="-0.004537491" calcext:value-type="float">
            <text:p>-0.004537491</text:p>
          </table:table-cell>
          <table:table-cell office:value-type="float" office:value="-0.003489864" calcext:value-type="float">
            <text:p>-0.003489864</text:p>
          </table:table-cell>
          <table:table-cell office:value-type="float" office:value="-0.003380126" calcext:value-type="float">
            <text:p>-0.00338012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019-11-11 21:23:08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2636036" calcext:value-type="float">
            <text:p>1.192636036</text:p>
          </table:table-cell>
          <table:table-cell office:value-type="float" office:value="1.196117544" calcext:value-type="float">
            <text:p>1.196117544</text:p>
          </table:table-cell>
          <table:table-cell office:value-type="float" office:value="1.190211915" calcext:value-type="float">
            <text:p>1.190211915</text:p>
          </table:table-cell>
          <table:table-cell/>
          <table:table-cell office:value-type="float" office:value="0.009743758" calcext:value-type="float">
            <text:p>0.009743758</text:p>
          </table:table-cell>
          <table:table-cell office:value-type="float" office:value="0.009772202" calcext:value-type="float">
            <text:p>0.009772202</text:p>
          </table:table-cell>
          <table:table-cell office:value-type="float" office:value="0.009723954" calcext:value-type="float">
            <text:p>0.009723954</text:p>
          </table:table-cell>
          <table:table-cell/>
          <table:table-cell office:value-type="float" office:value="-0.000152075" calcext:value-type="float">
            <text:p>-0.000152075</text:p>
          </table:table-cell>
          <table:table-cell office:value-type="float" office:value="-0.000123631" calcext:value-type="float">
            <text:p>-0.000123631</text:p>
          </table:table-cell>
          <table:table-cell office:value-type="float" office:value="-0.00017188" calcext:value-type="float">
            <text:p>-0.00017188</text:p>
          </table:table-cell>
          <table:table-cell/>
          <table:table-cell office:value-type="float" office:value="26.000610953" calcext:value-type="float">
            <text:p>26.000610953</text:p>
          </table:table-cell>
          <table:table-cell office:value-type="float" office:value="26.001312333" calcext:value-type="float">
            <text:p>26.001312333</text:p>
          </table:table-cell>
          <table:table-cell office:value-type="float" office:value="26.000122592" calcext:value-type="float">
            <text:p>26.000122592</text:p>
          </table:table-cell>
          <table:table-cell/>
          <table:table-cell office:value-type="float" office:value="-0.003854873" calcext:value-type="float">
            <text:p>-0.003854873</text:p>
          </table:table-cell>
          <table:table-cell office:value-type="float" office:value="-0.003133866" calcext:value-type="float">
            <text:p>-0.003133866</text:p>
          </table:table-cell>
          <table:table-cell office:value-type="float" office:value="-0.004356899" calcext:value-type="float">
            <text:p>-0.00435689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019-11-11 21:23:09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6833396" calcext:value-type="float">
            <text:p>1.196833396</text:p>
          </table:table-cell>
          <table:table-cell office:value-type="float" office:value="1.191312813" calcext:value-type="float">
            <text:p>1.191312813</text:p>
          </table:table-cell>
          <table:table-cell office:value-type="float" office:value="1.190241717" calcext:value-type="float">
            <text:p>1.190241717</text:p>
          </table:table-cell>
          <table:table-cell/>
          <table:table-cell office:value-type="float" office:value="0.009778051" calcext:value-type="float">
            <text:p>0.009778051</text:p>
          </table:table-cell>
          <table:table-cell office:value-type="float" office:value="0.009732948" calcext:value-type="float">
            <text:p>0.009732948</text:p>
          </table:table-cell>
          <table:table-cell office:value-type="float" office:value="0.009724197" calcext:value-type="float">
            <text:p>0.009724197</text:p>
          </table:table-cell>
          <table:table-cell/>
          <table:table-cell office:value-type="float" office:value="-0.000117783" calcext:value-type="float">
            <text:p>-0.000117783</text:p>
          </table:table-cell>
          <table:table-cell office:value-type="float" office:value="-0.000162886" calcext:value-type="float">
            <text:p>-0.000162886</text:p>
          </table:table-cell>
          <table:table-cell office:value-type="float" office:value="-0.000171636" calcext:value-type="float">
            <text:p>-0.000171636</text:p>
          </table:table-cell>
          <table:table-cell/>
          <table:table-cell office:value-type="float" office:value="25.991348394" calcext:value-type="float">
            <text:p>25.991348394</text:p>
          </table:table-cell>
          <table:table-cell office:value-type="float" office:value="25.990236214" calcext:value-type="float">
            <text:p>25.990236214</text:p>
          </table:table-cell>
          <table:table-cell office:value-type="float" office:value="25.990020431" calcext:value-type="float">
            <text:p>25.990020431</text:p>
          </table:table-cell>
          <table:table-cell/>
          <table:table-cell office:value-type="float" office:value="-0.002985616" calcext:value-type="float">
            <text:p>-0.002985616</text:p>
          </table:table-cell>
          <table:table-cell office:value-type="float" office:value="-0.004128907" calcext:value-type="float">
            <text:p>-0.004128907</text:p>
          </table:table-cell>
          <table:table-cell office:value-type="float" office:value="-0.004350727" calcext:value-type="float">
            <text:p>-0.00435072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2019-11-11 21:23:10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4479608" calcext:value-type="float">
            <text:p>1.194479608</text:p>
          </table:table-cell>
          <table:table-cell office:value-type="float" office:value="1.187507652" calcext:value-type="float">
            <text:p>1.187507652</text:p>
          </table:table-cell>
          <table:table-cell office:value-type="float" office:value="1.193482422" calcext:value-type="float">
            <text:p>1.193482422</text:p>
          </table:table-cell>
          <table:table-cell/>
          <table:table-cell office:value-type="float" office:value="0.00975882" calcext:value-type="float">
            <text:p>0.00975882</text:p>
          </table:table-cell>
          <table:table-cell office:value-type="float" office:value="0.00970186" calcext:value-type="float">
            <text:p>0.00970186</text:p>
          </table:table-cell>
          <table:table-cell office:value-type="float" office:value="0.009750673" calcext:value-type="float">
            <text:p>0.009750673</text:p>
          </table:table-cell>
          <table:table-cell/>
          <table:table-cell office:value-type="float" office:value="-0.000137013" calcext:value-type="float">
            <text:p>-0.000137013</text:p>
          </table:table-cell>
          <table:table-cell office:value-type="float" office:value="-0.000193973" calcext:value-type="float">
            <text:p>-0.000193973</text:p>
          </table:table-cell>
          <table:table-cell office:value-type="float" office:value="-0.00014516" calcext:value-type="float">
            <text:p>-0.00014516</text:p>
          </table:table-cell>
          <table:table-cell/>
          <table:table-cell office:value-type="float" office:value="25.995928278" calcext:value-type="float">
            <text:p>25.995928278</text:p>
          </table:table-cell>
          <table:table-cell office:value-type="float" office:value="25.994523709" calcext:value-type="float">
            <text:p>25.994523709</text:p>
          </table:table-cell>
          <table:table-cell office:value-type="float" office:value="25.995727385" calcext:value-type="float">
            <text:p>25.995727385</text:p>
          </table:table-cell>
          <table:table-cell/>
          <table:table-cell office:value-type="float" office:value="-0.003473076" calcext:value-type="float">
            <text:p>-0.003473076</text:p>
          </table:table-cell>
          <table:table-cell office:value-type="float" office:value="-0.004916942" calcext:value-type="float">
            <text:p>-0.004916942</text:p>
          </table:table-cell>
          <table:table-cell office:value-type="float" office:value="-0.003679589" calcext:value-type="float">
            <text:p>-0.00367958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2019-11-11 21:23:12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060769" calcext:value-type="float">
            <text:p>1.19060769</text:p>
          </table:table-cell>
          <table:table-cell office:value-type="float" office:value="1.189476393" calcext:value-type="float">
            <text:p>1.189476393</text:p>
          </table:table-cell>
          <table:table-cell office:value-type="float" office:value="1.196035885" calcext:value-type="float">
            <text:p>1.196035885</text:p>
          </table:table-cell>
          <table:table-cell/>
          <table:table-cell office:value-type="float" office:value="0.009727187" calcext:value-type="float">
            <text:p>0.009727187</text:p>
          </table:table-cell>
          <table:table-cell office:value-type="float" office:value="0.009717944" calcext:value-type="float">
            <text:p>0.009717944</text:p>
          </table:table-cell>
          <table:table-cell office:value-type="float" office:value="0.009771535" calcext:value-type="float">
            <text:p>0.009771535</text:p>
          </table:table-cell>
          <table:table-cell/>
          <table:table-cell office:value-type="float" office:value="-0.000168646" calcext:value-type="float">
            <text:p>-0.000168646</text:p>
          </table:table-cell>
          <table:table-cell office:value-type="float" office:value="-0.000177889" calcext:value-type="float">
            <text:p>-0.000177889</text:p>
          </table:table-cell>
          <table:table-cell office:value-type="float" office:value="-0.000124298" calcext:value-type="float">
            <text:p>-0.000124298</text:p>
          </table:table-cell>
          <table:table-cell/>
          <table:table-cell office:value-type="float" office:value="26.000202325" calcext:value-type="float">
            <text:p>26.000202325</text:p>
          </table:table-cell>
          <table:table-cell office:value-type="float" office:value="25.999974415" calcext:value-type="float">
            <text:p>25.999974415</text:p>
          </table:table-cell>
          <table:table-cell office:value-type="float" office:value="26.001295882" calcext:value-type="float">
            <text:p>26.001295882</text:p>
          </table:table-cell>
          <table:table-cell/>
          <table:table-cell office:value-type="float" office:value="-0.004274936" calcext:value-type="float">
            <text:p>-0.004274936</text:p>
          </table:table-cell>
          <table:table-cell office:value-type="float" office:value="-0.004509223" calcext:value-type="float">
            <text:p>-0.004509223</text:p>
          </table:table-cell>
          <table:table-cell office:value-type="float" office:value="-0.003150777" calcext:value-type="float">
            <text:p>-0.00315077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2019-11-11 21:23:13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89147972" calcext:value-type="float">
            <text:p>1.189147972</text:p>
          </table:table-cell>
          <table:table-cell office:value-type="float" office:value="1.193930053" calcext:value-type="float">
            <text:p>1.193930053</text:p>
          </table:table-cell>
          <table:table-cell office:value-type="float" office:value="1.195196056" calcext:value-type="float">
            <text:p>1.195196056</text:p>
          </table:table-cell>
          <table:table-cell/>
          <table:table-cell office:value-type="float" office:value="0.009715261" calcext:value-type="float">
            <text:p>0.009715261</text:p>
          </table:table-cell>
          <table:table-cell office:value-type="float" office:value="0.00975433" calcext:value-type="float">
            <text:p>0.00975433</text:p>
          </table:table-cell>
          <table:table-cell office:value-type="float" office:value="0.009764674" calcext:value-type="float">
            <text:p>0.009764674</text:p>
          </table:table-cell>
          <table:table-cell/>
          <table:table-cell office:value-type="float" office:value="-0.000180572" calcext:value-type="float">
            <text:p>-0.000180572</text:p>
          </table:table-cell>
          <table:table-cell office:value-type="float" office:value="-0.000141503" calcext:value-type="float">
            <text:p>-0.000141503</text:p>
          </table:table-cell>
          <table:table-cell office:value-type="float" office:value="-0.00013116" calcext:value-type="float">
            <text:p>-0.00013116</text:p>
          </table:table-cell>
          <table:table-cell/>
          <table:table-cell office:value-type="float" office:value="25.999908252" calcext:value-type="float">
            <text:p>25.999908252</text:p>
          </table:table-cell>
          <table:table-cell office:value-type="float" office:value="26.000871644" calcext:value-type="float">
            <text:p>26.000871644</text:p>
          </table:table-cell>
          <table:table-cell office:value-type="float" office:value="26.001126691" calcext:value-type="float">
            <text:p>26.001126691</text:p>
          </table:table-cell>
          <table:table-cell/>
          <table:table-cell office:value-type="float" office:value="-0.004577238" calcext:value-type="float">
            <text:p>-0.004577238</text:p>
          </table:table-cell>
          <table:table-cell office:value-type="float" office:value="-0.003586887" calcext:value-type="float">
            <text:p>-0.003586887</text:p>
          </table:table-cell>
          <table:table-cell office:value-type="float" office:value="-0.003324702" calcext:value-type="float">
            <text:p>-0.00332470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2019-11-11 21:23:14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3369173" calcext:value-type="float">
            <text:p>1.193369173</text:p>
          </table:table-cell>
          <table:table-cell office:value-type="float" office:value="1.195998334" calcext:value-type="float">
            <text:p>1.195998334</text:p>
          </table:table-cell>
          <table:table-cell office:value-type="float" office:value="1.189804219" calcext:value-type="float">
            <text:p>1.189804219</text:p>
          </table:table-cell>
          <table:table-cell/>
          <table:table-cell office:value-type="float" office:value="0.009749748" calcext:value-type="float">
            <text:p>0.009749748</text:p>
          </table:table-cell>
          <table:table-cell office:value-type="float" office:value="0.009771228" calcext:value-type="float">
            <text:p>0.009771228</text:p>
          </table:table-cell>
          <table:table-cell office:value-type="float" office:value="0.009720623" calcext:value-type="float">
            <text:p>0.009720623</text:p>
          </table:table-cell>
          <table:table-cell/>
          <table:table-cell office:value-type="float" office:value="-0.000146085" calcext:value-type="float">
            <text:p>-0.000146085</text:p>
          </table:table-cell>
          <table:table-cell office:value-type="float" office:value="-0.000124605" calcext:value-type="float">
            <text:p>-0.000124605</text:p>
          </table:table-cell>
          <table:table-cell office:value-type="float" office:value="-0.000175211" calcext:value-type="float">
            <text:p>-0.000175211</text:p>
          </table:table-cell>
          <table:table-cell/>
          <table:table-cell office:value-type="float" office:value="26.00075865" calcext:value-type="float">
            <text:p>26.00075865</text:p>
          </table:table-cell>
          <table:table-cell office:value-type="float" office:value="26.001288317" calcext:value-type="float">
            <text:p>26.001288317</text:p>
          </table:table-cell>
          <table:table-cell office:value-type="float" office:value="26.000040459" calcext:value-type="float">
            <text:p>26.000040459</text:p>
          </table:table-cell>
          <table:table-cell/>
          <table:table-cell office:value-type="float" office:value="-0.003703043" calcext:value-type="float">
            <text:p>-0.003703043</text:p>
          </table:table-cell>
          <table:table-cell office:value-type="float" office:value="-0.003158554" calcext:value-type="float">
            <text:p>-0.003158554</text:p>
          </table:table-cell>
          <table:table-cell office:value-type="float" office:value="-0.004441331" calcext:value-type="float">
            <text:p>-0.00444133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2019-11-11 21:23:15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6688556" calcext:value-type="float">
            <text:p>1.196688556</text:p>
          </table:table-cell>
          <table:table-cell office:value-type="float" office:value="1.191973232" calcext:value-type="float">
            <text:p>1.191973232</text:p>
          </table:table-cell>
          <table:table-cell office:value-type="float" office:value="1.189956211" calcext:value-type="float">
            <text:p>1.189956211</text:p>
          </table:table-cell>
          <table:table-cell/>
          <table:table-cell office:value-type="float" office:value="0.009776867" calcext:value-type="float">
            <text:p>0.009776867</text:p>
          </table:table-cell>
          <table:table-cell office:value-type="float" office:value="0.009738343" calcext:value-type="float">
            <text:p>0.009738343</text:p>
          </table:table-cell>
          <table:table-cell office:value-type="float" office:value="0.009721864" calcext:value-type="float">
            <text:p>0.009721864</text:p>
          </table:table-cell>
          <table:table-cell/>
          <table:table-cell office:value-type="float" office:value="-0.000118966" calcext:value-type="float">
            <text:p>-0.000118966</text:p>
          </table:table-cell>
          <table:table-cell office:value-type="float" office:value="-0.00015749" calcext:value-type="float">
            <text:p>-0.00015749</text:p>
          </table:table-cell>
          <table:table-cell office:value-type="float" office:value="-0.000173969" calcext:value-type="float">
            <text:p>-0.000173969</text:p>
          </table:table-cell>
          <table:table-cell/>
          <table:table-cell office:value-type="float" office:value="26.001427369" calcext:value-type="float">
            <text:p>26.001427369</text:p>
          </table:table-cell>
          <table:table-cell office:value-type="float" office:value="26.000477425" calcext:value-type="float">
            <text:p>26.000477425</text:p>
          </table:table-cell>
          <table:table-cell office:value-type="float" office:value="26.000071079" calcext:value-type="float">
            <text:p>26.000071079</text:p>
          </table:table-cell>
          <table:table-cell/>
          <table:table-cell office:value-type="float" office:value="-0.003015611" calcext:value-type="float">
            <text:p>-0.003015611</text:p>
          </table:table-cell>
          <table:table-cell office:value-type="float" office:value="-0.003992137" calcext:value-type="float">
            <text:p>-0.003992137</text:p>
          </table:table-cell>
          <table:table-cell office:value-type="float" office:value="-0.004409855" calcext:value-type="float">
            <text:p>-0.00440985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019-11-11 21:23:16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3800115" calcext:value-type="float">
            <text:p>1.193800115</text:p>
          </table:table-cell>
          <table:table-cell office:value-type="float" office:value="1.188289069" calcext:value-type="float">
            <text:p>1.188289069</text:p>
          </table:table-cell>
          <table:table-cell office:value-type="float" office:value="1.194486164" calcext:value-type="float">
            <text:p>1.194486164</text:p>
          </table:table-cell>
          <table:table-cell/>
          <table:table-cell office:value-type="float" office:value="0.009753269" calcext:value-type="float">
            <text:p>0.009753269</text:p>
          </table:table-cell>
          <table:table-cell office:value-type="float" office:value="0.009708244" calcext:value-type="float">
            <text:p>0.009708244</text:p>
          </table:table-cell>
          <table:table-cell office:value-type="float" office:value="0.009758874" calcext:value-type="float">
            <text:p>0.009758874</text:p>
          </table:table-cell>
          <table:table-cell/>
          <table:table-cell office:value-type="float" office:value="-0.000142564" calcext:value-type="float">
            <text:p>-0.000142564</text:p>
          </table:table-cell>
          <table:table-cell office:value-type="float" office:value="-0.000187589" calcext:value-type="float">
            <text:p>-0.000187589</text:p>
          </table:table-cell>
          <table:table-cell office:value-type="float" office:value="-0.000136959" calcext:value-type="float">
            <text:p>-0.000136959</text:p>
          </table:table-cell>
          <table:table-cell/>
          <table:table-cell office:value-type="float" office:value="26.000845467" calcext:value-type="float">
            <text:p>26.000845467</text:p>
          </table:table-cell>
          <table:table-cell office:value-type="float" office:value="25.999735218" calcext:value-type="float">
            <text:p>25.999735218</text:p>
          </table:table-cell>
          <table:table-cell office:value-type="float" office:value="26.000983678" calcext:value-type="float">
            <text:p>26.000983678</text:p>
          </table:table-cell>
          <table:table-cell/>
          <table:table-cell office:value-type="float" office:value="-0.003613796" calcext:value-type="float">
            <text:p>-0.003613796</text:p>
          </table:table-cell>
          <table:table-cell office:value-type="float" office:value="-0.004755114" calcext:value-type="float">
            <text:p>-0.004755114</text:p>
          </table:table-cell>
          <table:table-cell office:value-type="float" office:value="-0.003471718" calcext:value-type="float">
            <text:p>-0.00347171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019-11-11 21:23:18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0005087" calcext:value-type="float">
            <text:p>1.190005087</text:p>
          </table:table-cell>
          <table:table-cell office:value-type="float" office:value="1.19120016" calcext:value-type="float">
            <text:p>1.19120016</text:p>
          </table:table-cell>
          <table:table-cell office:value-type="float" office:value="1.196481728" calcext:value-type="float">
            <text:p>1.196481728</text:p>
          </table:table-cell>
          <table:table-cell/>
          <table:table-cell office:value-type="float" office:value="0.009722264" calcext:value-type="float">
            <text:p>0.009722264</text:p>
          </table:table-cell>
          <table:table-cell office:value-type="float" office:value="0.009732027" calcext:value-type="float">
            <text:p>0.009732027</text:p>
          </table:table-cell>
          <table:table-cell office:value-type="float" office:value="0.009775178" calcext:value-type="float">
            <text:p>0.009775178</text:p>
          </table:table-cell>
          <table:table-cell/>
          <table:table-cell office:value-type="float" office:value="-0.00017357" calcext:value-type="float">
            <text:p>-0.00017357</text:p>
          </table:table-cell>
          <table:table-cell office:value-type="float" office:value="-0.000163806" calcext:value-type="float">
            <text:p>-0.000163806</text:p>
          </table:table-cell>
          <table:table-cell office:value-type="float" office:value="-0.000120656" calcext:value-type="float">
            <text:p>-0.000120656</text:p>
          </table:table-cell>
          <table:table-cell/>
          <table:table-cell office:value-type="float" office:value="26.000080925" calcext:value-type="float">
            <text:p>26.000080925</text:p>
          </table:table-cell>
          <table:table-cell office:value-type="float" office:value="26.000321683" calcext:value-type="float">
            <text:p>26.000321683</text:p>
          </table:table-cell>
          <table:table-cell office:value-type="float" office:value="26.001385701" calcext:value-type="float">
            <text:p>26.001385701</text:p>
          </table:table-cell>
          <table:table-cell/>
          <table:table-cell office:value-type="float" office:value="-0.004399733" calcext:value-type="float">
            <text:p>-0.004399733</text:p>
          </table:table-cell>
          <table:table-cell office:value-type="float" office:value="-0.004152237" calcext:value-type="float">
            <text:p>-0.004152237</text:p>
          </table:table-cell>
          <table:table-cell office:value-type="float" office:value="-0.003058445" calcext:value-type="float">
            <text:p>-0.00305844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2019-11-11 21:23:19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0598153" calcext:value-type="float">
            <text:p>1.190598153</text:p>
          </table:table-cell>
          <table:table-cell office:value-type="float" office:value="1.196134829" calcext:value-type="float">
            <text:p>1.196134829</text:p>
          </table:table-cell>
          <table:table-cell office:value-type="float" office:value="1.19343295" calcext:value-type="float">
            <text:p>1.19343295</text:p>
          </table:table-cell>
          <table:table-cell/>
          <table:table-cell office:value-type="float" office:value="0.009727109" calcext:value-type="float">
            <text:p>0.009727109</text:p>
          </table:table-cell>
          <table:table-cell office:value-type="float" office:value="0.009772343" calcext:value-type="float">
            <text:p>0.009772343</text:p>
          </table:table-cell>
          <table:table-cell office:value-type="float" office:value="0.009750269" calcext:value-type="float">
            <text:p>0.009750269</text:p>
          </table:table-cell>
          <table:table-cell/>
          <table:table-cell office:value-type="float" office:value="-0.000168724" calcext:value-type="float">
            <text:p>-0.000168724</text:p>
          </table:table-cell>
          <table:table-cell office:value-type="float" office:value="-0.00012349" calcext:value-type="float">
            <text:p>-0.00012349</text:p>
          </table:table-cell>
          <table:table-cell office:value-type="float" office:value="-0.000145564" calcext:value-type="float">
            <text:p>-0.000145564</text:p>
          </table:table-cell>
          <table:table-cell/>
          <table:table-cell office:value-type="float" office:value="26.005254487" calcext:value-type="float">
            <text:p>26.005254487</text:p>
          </table:table-cell>
          <table:table-cell office:value-type="float" office:value="26.006369893" calcext:value-type="float">
            <text:p>26.006369893</text:p>
          </table:table-cell>
          <table:table-cell office:value-type="float" office:value="26.005825579" calcext:value-type="float">
            <text:p>26.005825579</text:p>
          </table:table-cell>
          <table:table-cell/>
          <table:table-cell office:value-type="float" office:value="-0.004276911" calcext:value-type="float">
            <text:p>-0.004276911</text:p>
          </table:table-cell>
          <table:table-cell office:value-type="float" office:value="-0.003130286" calcext:value-type="float">
            <text:p>-0.003130286</text:p>
          </table:table-cell>
          <table:table-cell office:value-type="float" office:value="-0.003689835" calcext:value-type="float">
            <text:p>-0.00368983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2019-11-11 21:23:20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3655276" calcext:value-type="float">
            <text:p>1.193655276</text:p>
          </table:table-cell>
          <table:table-cell office:value-type="float" office:value="1.195357584" calcext:value-type="float">
            <text:p>1.195357584</text:p>
          </table:table-cell>
          <table:table-cell office:value-type="float" office:value="1.189273738" calcext:value-type="float">
            <text:p>1.189273738</text:p>
          </table:table-cell>
          <table:table-cell/>
          <table:table-cell office:value-type="float" office:value="0.009752086" calcext:value-type="float">
            <text:p>0.009752086</text:p>
          </table:table-cell>
          <table:table-cell office:value-type="float" office:value="0.009765993" calcext:value-type="float">
            <text:p>0.009765993</text:p>
          </table:table-cell>
          <table:table-cell office:value-type="float" office:value="0.009716289" calcext:value-type="float">
            <text:p>0.009716289</text:p>
          </table:table-cell>
          <table:table-cell/>
          <table:table-cell office:value-type="float" office:value="-0.000143748" calcext:value-type="float">
            <text:p>-0.000143748</text:p>
          </table:table-cell>
          <table:table-cell office:value-type="float" office:value="-0.00012984" calcext:value-type="float">
            <text:p>-0.00012984</text:p>
          </table:table-cell>
          <table:table-cell office:value-type="float" office:value="-0.000179545" calcext:value-type="float">
            <text:p>-0.000179545</text:p>
          </table:table-cell>
          <table:table-cell/>
          <table:table-cell office:value-type="float" office:value="26.005870368" calcext:value-type="float">
            <text:p>26.005870368</text:p>
          </table:table-cell>
          <table:table-cell office:value-type="float" office:value="26.006213311" calcext:value-type="float">
            <text:p>26.006213311</text:p>
          </table:table-cell>
          <table:table-cell office:value-type="float" office:value="26.004987673" calcext:value-type="float">
            <text:p>26.004987673</text:p>
          </table:table-cell>
          <table:table-cell/>
          <table:table-cell office:value-type="float" office:value="-0.003643792" calcext:value-type="float">
            <text:p>-0.003643792</text:p>
          </table:table-cell>
          <table:table-cell office:value-type="float" office:value="-0.00329125" calcext:value-type="float">
            <text:p>-0.00329125</text:p>
          </table:table-cell>
          <table:table-cell office:value-type="float" office:value="-0.004551192" calcext:value-type="float">
            <text:p>-0.00455119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2019-11-11 21:23:21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6291589" calcext:value-type="float">
            <text:p>1.196291589</text:p>
          </table:table-cell>
          <table:table-cell office:value-type="float" office:value="1.190311455" calcext:value-type="float">
            <text:p>1.190311455</text:p>
          </table:table-cell>
          <table:table-cell office:value-type="float" office:value="1.190189861" calcext:value-type="float">
            <text:p>1.190189861</text:p>
          </table:table-cell>
          <table:table-cell/>
          <table:table-cell office:value-type="float" office:value="0.009773624" calcext:value-type="float">
            <text:p>0.009773624</text:p>
          </table:table-cell>
          <table:table-cell office:value-type="float" office:value="0.009724767" calcext:value-type="float">
            <text:p>0.009724767</text:p>
          </table:table-cell>
          <table:table-cell office:value-type="float" office:value="0.009723773" calcext:value-type="float">
            <text:p>0.009723773</text:p>
          </table:table-cell>
          <table:table-cell/>
          <table:table-cell office:value-type="float" office:value="-0.000122209" calcext:value-type="float">
            <text:p>-0.000122209</text:p>
          </table:table-cell>
          <table:table-cell office:value-type="float" office:value="-0.000171067" calcext:value-type="float">
            <text:p>-0.000171067</text:p>
          </table:table-cell>
          <table:table-cell office:value-type="float" office:value="-0.00017206" calcext:value-type="float">
            <text:p>-0.00017206</text:p>
          </table:table-cell>
          <table:table-cell/>
          <table:table-cell office:value-type="float" office:value="26.006401474" calcext:value-type="float">
            <text:p>26.006401474</text:p>
          </table:table-cell>
          <table:table-cell office:value-type="float" office:value="26.005196729" calcext:value-type="float">
            <text:p>26.005196729</text:p>
          </table:table-cell>
          <table:table-cell office:value-type="float" office:value="26.005172233" calcext:value-type="float">
            <text:p>26.005172233</text:p>
          </table:table-cell>
          <table:table-cell/>
          <table:table-cell office:value-type="float" office:value="-0.003097822" calcext:value-type="float">
            <text:p>-0.003097822</text:p>
          </table:table-cell>
          <table:table-cell office:value-type="float" office:value="-0.004336285" calcext:value-type="float">
            <text:p>-0.004336285</text:p>
          </table:table-cell>
          <table:table-cell office:value-type="float" office:value="-0.004361466" calcext:value-type="float">
            <text:p>-0.00436146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2019-11-11 21:23:23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3361425" calcext:value-type="float">
            <text:p>1.193361425</text:p>
          </table:table-cell>
          <table:table-cell office:value-type="float" office:value="1.188239001" calcext:value-type="float">
            <text:p>1.188239001</text:p>
          </table:table-cell>
          <table:table-cell office:value-type="float" office:value="1.194601201" calcext:value-type="float">
            <text:p>1.194601201</text:p>
          </table:table-cell>
          <table:table-cell/>
          <table:table-cell office:value-type="float" office:value="0.009749685" calcext:value-type="float">
            <text:p>0.009749685</text:p>
          </table:table-cell>
          <table:table-cell office:value-type="float" office:value="0.009707835" calcext:value-type="float">
            <text:p>0.009707835</text:p>
          </table:table-cell>
          <table:table-cell office:value-type="float" office:value="0.009759814" calcext:value-type="float">
            <text:p>0.009759814</text:p>
          </table:table-cell>
          <table:table-cell/>
          <table:table-cell office:value-type="float" office:value="-0.000146148" calcext:value-type="float">
            <text:p>-0.000146148</text:p>
          </table:table-cell>
          <table:table-cell office:value-type="float" office:value="-0.000187998" calcext:value-type="float">
            <text:p>-0.000187998</text:p>
          </table:table-cell>
          <table:table-cell office:value-type="float" office:value="-0.00013602" calcext:value-type="float">
            <text:p>-0.00013602</text:p>
          </table:table-cell>
          <table:table-cell/>
          <table:table-cell office:value-type="float" office:value="26.000757089" calcext:value-type="float">
            <text:p>26.000757089</text:p>
          </table:table-cell>
          <table:table-cell office:value-type="float" office:value="25.999725131" calcext:value-type="float">
            <text:p>25.999725131</text:p>
          </table:table-cell>
          <table:table-cell office:value-type="float" office:value="26.001006853" calcext:value-type="float">
            <text:p>26.001006853</text:p>
          </table:table-cell>
          <table:table-cell/>
          <table:table-cell office:value-type="float" office:value="-0.003704647" calcext:value-type="float">
            <text:p>-0.003704647</text:p>
          </table:table-cell>
          <table:table-cell office:value-type="float" office:value="-0.004765483" calcext:value-type="float">
            <text:p>-0.004765483</text:p>
          </table:table-cell>
          <table:table-cell office:value-type="float" office:value="-0.003447894" calcext:value-type="float">
            <text:p>-0.00344789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2019-11-11 21:23:24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8943467" calcext:value-type="float">
            <text:p>1.18943467</text:p>
          </table:table-cell>
          <table:table-cell office:value-type="float" office:value="1.191654347" calcext:value-type="float">
            <text:p>1.191654347</text:p>
          </table:table-cell>
          <table:table-cell office:value-type="float" office:value="1.196085357" calcext:value-type="float">
            <text:p>1.196085357</text:p>
          </table:table-cell>
          <table:table-cell/>
          <table:table-cell office:value-type="float" office:value="0.009717604" calcext:value-type="float">
            <text:p>0.009717604</text:p>
          </table:table-cell>
          <table:table-cell office:value-type="float" office:value="0.009735738" calcext:value-type="float">
            <text:p>0.009735738</text:p>
          </table:table-cell>
          <table:table-cell office:value-type="float" office:value="0.009771939" calcext:value-type="float">
            <text:p>0.009771939</text:p>
          </table:table-cell>
          <table:table-cell/>
          <table:table-cell office:value-type="float" office:value="-0.00017823" calcext:value-type="float">
            <text:p>-0.00017823</text:p>
          </table:table-cell>
          <table:table-cell office:value-type="float" office:value="-0.000160095" calcext:value-type="float">
            <text:p>-0.000160095</text:p>
          </table:table-cell>
          <table:table-cell office:value-type="float" office:value="-0.000123894" calcext:value-type="float">
            <text:p>-0.000123894</text:p>
          </table:table-cell>
          <table:table-cell/>
          <table:table-cell office:value-type="float" office:value="25.99996601" calcext:value-type="float">
            <text:p>25.99996601</text:p>
          </table:table-cell>
          <table:table-cell office:value-type="float" office:value="26.000413183" calcext:value-type="float">
            <text:p>26.000413183</text:p>
          </table:table-cell>
          <table:table-cell office:value-type="float" office:value="26.001305849" calcext:value-type="float">
            <text:p>26.001305849</text:p>
          </table:table-cell>
          <table:table-cell/>
          <table:table-cell office:value-type="float" office:value="-0.004517864" calcext:value-type="float">
            <text:p>-0.004517864</text:p>
          </table:table-cell>
          <table:table-cell office:value-type="float" office:value="-0.004058177" calcext:value-type="float">
            <text:p>-0.004058177</text:p>
          </table:table-cell>
          <table:table-cell office:value-type="float" office:value="-0.003140532" calcext:value-type="float">
            <text:p>-0.00314053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2019-11-11 21:23:25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1175722" calcext:value-type="float">
            <text:p>1.191175722</text:p>
          </table:table-cell>
          <table:table-cell office:value-type="float" office:value="1.19619801" calcext:value-type="float">
            <text:p>1.19619801</text:p>
          </table:table-cell>
          <table:table-cell office:value-type="float" office:value="1.192541861" calcext:value-type="float">
            <text:p>1.192541861</text:p>
          </table:table-cell>
          <table:table-cell/>
          <table:table-cell office:value-type="float" office:value="0.009731828" calcext:value-type="float">
            <text:p>0.009731828</text:p>
          </table:table-cell>
          <table:table-cell office:value-type="float" office:value="0.00977286" calcext:value-type="float">
            <text:p>0.00977286</text:p>
          </table:table-cell>
          <table:table-cell office:value-type="float" office:value="0.009742989" calcext:value-type="float">
            <text:p>0.009742989</text:p>
          </table:table-cell>
          <table:table-cell/>
          <table:table-cell office:value-type="float" office:value="-0.000164006" calcext:value-type="float">
            <text:p>-0.000164006</text:p>
          </table:table-cell>
          <table:table-cell office:value-type="float" office:value="-0.000122974" calcext:value-type="float">
            <text:p>-0.000122974</text:p>
          </table:table-cell>
          <table:table-cell office:value-type="float" office:value="-0.000152844" calcext:value-type="float">
            <text:p>-0.000152844</text:p>
          </table:table-cell>
          <table:table-cell/>
          <table:table-cell office:value-type="float" office:value="25.990208596" calcext:value-type="float">
            <text:p>25.990208596</text:p>
          </table:table-cell>
          <table:table-cell office:value-type="float" office:value="25.991220389" calcext:value-type="float">
            <text:p>25.991220389</text:p>
          </table:table-cell>
          <table:table-cell office:value-type="float" office:value="25.990483819" calcext:value-type="float">
            <text:p>25.990483819</text:p>
          </table:table-cell>
          <table:table-cell/>
          <table:table-cell office:value-type="float" office:value="-0.004157298" calcext:value-type="float">
            <text:p>-0.004157298</text:p>
          </table:table-cell>
          <table:table-cell office:value-type="float" office:value="-0.003117202" calcext:value-type="float">
            <text:p>-0.003117202</text:p>
          </table:table-cell>
          <table:table-cell office:value-type="float" office:value="-0.003874376" calcext:value-type="float">
            <text:p>-0.00387437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2019-11-11 21:23:26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4891476" calcext:value-type="float">
            <text:p>1.194891476</text:p>
          </table:table-cell>
          <table:table-cell office:value-type="float" office:value="1.194416427" calcext:value-type="float">
            <text:p>1.194416427</text:p>
          </table:table-cell>
          <table:table-cell office:value-type="float" office:value="1.189441823" calcext:value-type="float">
            <text:p>1.189441823</text:p>
          </table:table-cell>
          <table:table-cell/>
          <table:table-cell office:value-type="float" office:value="0.009762185" calcext:value-type="float">
            <text:p>0.009762185</text:p>
          </table:table-cell>
          <table:table-cell office:value-type="float" office:value="0.009758304" calcext:value-type="float">
            <text:p>0.009758304</text:p>
          </table:table-cell>
          <table:table-cell office:value-type="float" office:value="0.009717662" calcext:value-type="float">
            <text:p>0.009717662</text:p>
          </table:table-cell>
          <table:table-cell/>
          <table:table-cell office:value-type="float" office:value="-0.000133648" calcext:value-type="float">
            <text:p>-0.000133648</text:p>
          </table:table-cell>
          <table:table-cell office:value-type="float" office:value="-0.000137529" calcext:value-type="float">
            <text:p>-0.000137529</text:p>
          </table:table-cell>
          <table:table-cell office:value-type="float" office:value="-0.000178171" calcext:value-type="float">
            <text:p>-0.000178171</text:p>
          </table:table-cell>
          <table:table-cell/>
          <table:table-cell office:value-type="float" office:value="26.001065331" calcext:value-type="float">
            <text:p>26.001065331</text:p>
          </table:table-cell>
          <table:table-cell office:value-type="float" office:value="26.000969628" calcext:value-type="float">
            <text:p>26.000969628</text:p>
          </table:table-cell>
          <table:table-cell office:value-type="float" office:value="25.999967451" calcext:value-type="float">
            <text:p>25.999967451</text:p>
          </table:table-cell>
          <table:table-cell/>
          <table:table-cell office:value-type="float" office:value="-0.00338778" calcext:value-type="float">
            <text:p>-0.00338778</text:p>
          </table:table-cell>
          <table:table-cell office:value-type="float" office:value="-0.003486161" calcext:value-type="float">
            <text:p>-0.003486161</text:p>
          </table:table-cell>
          <table:table-cell office:value-type="float" office:value="-0.004516382" calcext:value-type="float">
            <text:p>-0.00451638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2019-11-11 21:23:28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6168804" calcext:value-type="float">
            <text:p>1.196168804</text:p>
          </table:table-cell>
          <table:table-cell office:value-type="float" office:value="1.189559244" calcext:value-type="float">
            <text:p>1.189559244</text:p>
          </table:table-cell>
          <table:table-cell office:value-type="float" office:value="1.190963529" calcext:value-type="float">
            <text:p>1.190963529</text:p>
          </table:table-cell>
          <table:table-cell/>
          <table:table-cell office:value-type="float" office:value="0.009772621" calcext:value-type="float">
            <text:p>0.009772621</text:p>
          </table:table-cell>
          <table:table-cell office:value-type="float" office:value="0.009718621" calcext:value-type="float">
            <text:p>0.009718621</text:p>
          </table:table-cell>
          <table:table-cell office:value-type="float" office:value="0.009730094" calcext:value-type="float">
            <text:p>0.009730094</text:p>
          </table:table-cell>
          <table:table-cell/>
          <table:table-cell office:value-type="float" office:value="-0.000123212" calcext:value-type="float">
            <text:p>-0.000123212</text:p>
          </table:table-cell>
          <table:table-cell office:value-type="float" office:value="-0.000177212" calcext:value-type="float">
            <text:p>-0.000177212</text:p>
          </table:table-cell>
          <table:table-cell office:value-type="float" office:value="-0.000165739" calcext:value-type="float">
            <text:p>-0.000165739</text:p>
          </table:table-cell>
          <table:table-cell/>
          <table:table-cell office:value-type="float" office:value="26.00132266" calcext:value-type="float">
            <text:p>26.00132266</text:p>
          </table:table-cell>
          <table:table-cell office:value-type="float" office:value="25.999991106" calcext:value-type="float">
            <text:p>25.999991106</text:p>
          </table:table-cell>
          <table:table-cell office:value-type="float" office:value="26.000274012" calcext:value-type="float">
            <text:p>26.000274012</text:p>
          </table:table-cell>
          <table:table-cell/>
          <table:table-cell office:value-type="float" office:value="-0.00312325" calcext:value-type="float">
            <text:p>-0.00312325</text:p>
          </table:table-cell>
          <table:table-cell office:value-type="float" office:value="-0.004492065" calcext:value-type="float">
            <text:p>-0.004492065</text:p>
          </table:table-cell>
          <table:table-cell office:value-type="float" office:value="-0.004201243" calcext:value-type="float">
            <text:p>-0.00420124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019-11-11 21:23:29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1630506" calcext:value-type="float">
            <text:p>1.191630506</text:p>
          </table:table-cell>
          <table:table-cell office:value-type="float" office:value="1.189143799" calcext:value-type="float">
            <text:p>1.189143799</text:p>
          </table:table-cell>
          <table:table-cell office:value-type="float" office:value="1.196094894" calcext:value-type="float">
            <text:p>1.196094894</text:p>
          </table:table-cell>
          <table:table-cell/>
          <table:table-cell office:value-type="float" office:value="0.009735543" calcext:value-type="float">
            <text:p>0.009735543</text:p>
          </table:table-cell>
          <table:table-cell office:value-type="float" office:value="0.009715227" calcext:value-type="float">
            <text:p>0.009715227</text:p>
          </table:table-cell>
          <table:table-cell office:value-type="float" office:value="0.009772017" calcext:value-type="float">
            <text:p>0.009772017</text:p>
          </table:table-cell>
          <table:table-cell/>
          <table:table-cell office:value-type="float" office:value="-0.00016029" calcext:value-type="float">
            <text:p>-0.00016029</text:p>
          </table:table-cell>
          <table:table-cell office:value-type="float" office:value="-0.000180606" calcext:value-type="float">
            <text:p>-0.000180606</text:p>
          </table:table-cell>
          <table:table-cell office:value-type="float" office:value="-0.000123816" calcext:value-type="float">
            <text:p>-0.000123816</text:p>
          </table:table-cell>
          <table:table-cell/>
          <table:table-cell office:value-type="float" office:value="26.005462462" calcext:value-type="float">
            <text:p>26.005462462</text:p>
          </table:table-cell>
          <table:table-cell office:value-type="float" office:value="26.004961495" calcext:value-type="float">
            <text:p>26.004961495</text:p>
          </table:table-cell>
          <table:table-cell office:value-type="float" office:value="26.006361848" calcext:value-type="float">
            <text:p>26.006361848</text:p>
          </table:table-cell>
          <table:table-cell/>
          <table:table-cell office:value-type="float" office:value="-0.004063114" calcext:value-type="float">
            <text:p>-0.004063114</text:p>
          </table:table-cell>
          <table:table-cell office:value-type="float" office:value="-0.004578102" calcext:value-type="float">
            <text:p>-0.004578102</text:p>
          </table:table-cell>
          <table:table-cell office:value-type="float" office:value="-0.003138557" calcext:value-type="float">
            <text:p>-0.00313855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2019-11-11 21:23:30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0486096" calcext:value-type="float">
            <text:p>1.190486096</text:p>
          </table:table-cell>
          <table:table-cell office:value-type="float" office:value="1.19252994" calcext:value-type="float">
            <text:p>1.19252994</text:p>
          </table:table-cell>
          <table:table-cell office:value-type="float" office:value="1.196741604" calcext:value-type="float">
            <text:p>1.196741604</text:p>
          </table:table-cell>
          <table:table-cell/>
          <table:table-cell office:value-type="float" office:value="0.009726194" calcext:value-type="float">
            <text:p>0.009726194</text:p>
          </table:table-cell>
          <table:table-cell office:value-type="float" office:value="0.009742892" calcext:value-type="float">
            <text:p>0.009742892</text:p>
          </table:table-cell>
          <table:table-cell office:value-type="float" office:value="0.009777301" calcext:value-type="float">
            <text:p>0.009777301</text:p>
          </table:table-cell>
          <table:table-cell/>
          <table:table-cell office:value-type="float" office:value="-0.00016964" calcext:value-type="float">
            <text:p>-0.00016964</text:p>
          </table:table-cell>
          <table:table-cell office:value-type="float" office:value="-0.000152942" calcext:value-type="float">
            <text:p>-0.000152942</text:p>
          </table:table-cell>
          <table:table-cell office:value-type="float" office:value="-0.000118533" calcext:value-type="float">
            <text:p>-0.000118533</text:p>
          </table:table-cell>
          <table:table-cell/>
          <table:table-cell office:value-type="float" office:value="25.995123746" calcext:value-type="float">
            <text:p>25.995123746</text:p>
          </table:table-cell>
          <table:table-cell office:value-type="float" office:value="25.995535498" calcext:value-type="float">
            <text:p>25.995535498</text:p>
          </table:table-cell>
          <table:table-cell office:value-type="float" office:value="25.996383978" calcext:value-type="float">
            <text:p>25.996383978</text:p>
          </table:table-cell>
          <table:table-cell/>
          <table:table-cell office:value-type="float" office:value="-0.004300117" calcext:value-type="float">
            <text:p>-0.004300117</text:p>
          </table:table-cell>
          <table:table-cell office:value-type="float" office:value="-0.003876845" calcext:value-type="float">
            <text:p>-0.003876845</text:p>
          </table:table-cell>
          <table:table-cell office:value-type="float" office:value="-0.003004625" calcext:value-type="float">
            <text:p>-0.00300462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2019-11-11 21:23:31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1033267" calcext:value-type="float">
            <text:p>1.191033267</text:p>
          </table:table-cell>
          <table:table-cell office:value-type="float" office:value="1.196290993" calcext:value-type="float">
            <text:p>1.196290993</text:p>
          </table:table-cell>
          <table:table-cell office:value-type="float" office:value="1.193763756" calcext:value-type="float">
            <text:p>1.193763756</text:p>
          </table:table-cell>
          <table:table-cell/>
          <table:table-cell office:value-type="float" office:value="0.009730664" calcext:value-type="float">
            <text:p>0.009730664</text:p>
          </table:table-cell>
          <table:table-cell office:value-type="float" office:value="0.009773619" calcext:value-type="float">
            <text:p>0.009773619</text:p>
          </table:table-cell>
          <table:table-cell office:value-type="float" office:value="0.009752972" calcext:value-type="float">
            <text:p>0.009752972</text:p>
          </table:table-cell>
          <table:table-cell/>
          <table:table-cell office:value-type="float" office:value="-0.000165169" calcext:value-type="float">
            <text:p>-0.000165169</text:p>
          </table:table-cell>
          <table:table-cell office:value-type="float" office:value="-0.000122214" calcext:value-type="float">
            <text:p>-0.000122214</text:p>
          </table:table-cell>
          <table:table-cell office:value-type="float" office:value="-0.000142861" calcext:value-type="float">
            <text:p>-0.000142861</text:p>
          </table:table-cell>
          <table:table-cell/>
          <table:table-cell office:value-type="float" office:value="25.995233979" calcext:value-type="float">
            <text:p>25.995233979</text:p>
          </table:table-cell>
          <table:table-cell office:value-type="float" office:value="25.996293199" calcext:value-type="float">
            <text:p>25.996293199</text:p>
          </table:table-cell>
          <table:table-cell office:value-type="float" office:value="25.995784062" calcext:value-type="float">
            <text:p>25.995784062</text:p>
          </table:table-cell>
          <table:table-cell/>
          <table:table-cell office:value-type="float" office:value="-0.0041868" calcext:value-type="float">
            <text:p>-0.0041868</text:p>
          </table:table-cell>
          <table:table-cell office:value-type="float" office:value="-0.003097945" calcext:value-type="float">
            <text:p>-0.003097945</text:p>
          </table:table-cell>
          <table:table-cell office:value-type="float" office:value="-0.003621326" calcext:value-type="float">
            <text:p>-0.00362132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2019-11-11 21:23:33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4152974" calcext:value-type="float">
            <text:p>1.194152974</text:p>
          </table:table-cell>
          <table:table-cell office:value-type="float" office:value="1.195914292" calcext:value-type="float">
            <text:p>1.195914292</text:p>
          </table:table-cell>
          <table:table-cell office:value-type="float" office:value="1.189741038" calcext:value-type="float">
            <text:p>1.189741038</text:p>
          </table:table-cell>
          <table:table-cell/>
          <table:table-cell office:value-type="float" office:value="0.009756152" calcext:value-type="float">
            <text:p>0.009756152</text:p>
          </table:table-cell>
          <table:table-cell office:value-type="float" office:value="0.009770542" calcext:value-type="float">
            <text:p>0.009770542</text:p>
          </table:table-cell>
          <table:table-cell office:value-type="float" office:value="0.009720107" calcext:value-type="float">
            <text:p>0.009720107</text:p>
          </table:table-cell>
          <table:table-cell/>
          <table:table-cell office:value-type="float" office:value="-0.000139682" calcext:value-type="float">
            <text:p>-0.000139682</text:p>
          </table:table-cell>
          <table:table-cell office:value-type="float" office:value="-0.000125292" calcext:value-type="float">
            <text:p>-0.000125292</text:p>
          </table:table-cell>
          <table:table-cell office:value-type="float" office:value="-0.000175727" calcext:value-type="float">
            <text:p>-0.000175727</text:p>
          </table:table-cell>
          <table:table-cell/>
          <table:table-cell office:value-type="float" office:value="25.990808395" calcext:value-type="float">
            <text:p>25.990808395</text:p>
          </table:table-cell>
          <table:table-cell office:value-type="float" office:value="25.991163231" calcext:value-type="float">
            <text:p>25.991163231</text:p>
          </table:table-cell>
          <table:table-cell office:value-type="float" office:value="25.989919564" calcext:value-type="float">
            <text:p>25.989919564</text:p>
          </table:table-cell>
          <table:table-cell/>
          <table:table-cell office:value-type="float" office:value="-0.003540721" calcext:value-type="float">
            <text:p>-0.003540721</text:p>
          </table:table-cell>
          <table:table-cell office:value-type="float" office:value="-0.003175959" calcext:value-type="float">
            <text:p>-0.003175959</text:p>
          </table:table-cell>
          <table:table-cell office:value-type="float" office:value="-0.004454416" calcext:value-type="float">
            <text:p>-0.00445441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2019-11-11 21:23:34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6473383" calcext:value-type="float">
            <text:p>1.196473383</text:p>
          </table:table-cell>
          <table:table-cell office:value-type="float" office:value="1.191168569" calcext:value-type="float">
            <text:p>1.191168569</text:p>
          </table:table-cell>
          <table:table-cell office:value-type="float" office:value="1.190107011" calcext:value-type="float">
            <text:p>1.190107011</text:p>
          </table:table-cell>
          <table:table-cell/>
          <table:table-cell office:value-type="float" office:value="0.009775109" calcext:value-type="float">
            <text:p>0.009775109</text:p>
          </table:table-cell>
          <table:table-cell office:value-type="float" office:value="0.009731769" calcext:value-type="float">
            <text:p>0.009731769</text:p>
          </table:table-cell>
          <table:table-cell office:value-type="float" office:value="0.009723096" calcext:value-type="float">
            <text:p>0.009723096</text:p>
          </table:table-cell>
          <table:table-cell/>
          <table:table-cell office:value-type="float" office:value="-0.000120724" calcext:value-type="float">
            <text:p>-0.000120724</text:p>
          </table:table-cell>
          <table:table-cell office:value-type="float" office:value="-0.000164064" calcext:value-type="float">
            <text:p>-0.000164064</text:p>
          </table:table-cell>
          <table:table-cell office:value-type="float" office:value="-0.000172737" calcext:value-type="float">
            <text:p>-0.000172737</text:p>
          </table:table-cell>
          <table:table-cell/>
          <table:table-cell office:value-type="float" office:value="25.991275866" calcext:value-type="float">
            <text:p>25.991275866</text:p>
          </table:table-cell>
          <table:table-cell office:value-type="float" office:value="25.990207155" calcext:value-type="float">
            <text:p>25.990207155</text:p>
          </table:table-cell>
          <table:table-cell office:value-type="float" office:value="25.989993293" calcext:value-type="float">
            <text:p>25.989993293</text:p>
          </table:table-cell>
          <table:table-cell/>
          <table:table-cell office:value-type="float" office:value="-0.003060173" calcext:value-type="float">
            <text:p>-0.003060173</text:p>
          </table:table-cell>
          <table:table-cell office:value-type="float" office:value="-0.004158779" calcext:value-type="float">
            <text:p>-0.004158779</text:p>
          </table:table-cell>
          <table:table-cell office:value-type="float" office:value="-0.004378624" calcext:value-type="float">
            <text:p>-0.00437862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2019-11-11 21:23:35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4618487" calcext:value-type="float">
            <text:p>1.194618487</text:p>
          </table:table-cell>
          <table:table-cell office:value-type="float" office:value="1.188100122" calcext:value-type="float">
            <text:p>1.188100122</text:p>
          </table:table-cell>
          <table:table-cell office:value-type="float" office:value="1.193097376" calcext:value-type="float">
            <text:p>1.193097376</text:p>
          </table:table-cell>
          <table:table-cell/>
          <table:table-cell office:value-type="float" office:value="0.009759955" calcext:value-type="float">
            <text:p>0.009759955</text:p>
          </table:table-cell>
          <table:table-cell office:value-type="float" office:value="0.0097067" calcext:value-type="float">
            <text:p>0.0097067</text:p>
          </table:table-cell>
          <table:table-cell office:value-type="float" office:value="0.009747528" calcext:value-type="float">
            <text:p>0.009747528</text:p>
          </table:table-cell>
          <table:table-cell/>
          <table:table-cell office:value-type="float" office:value="-0.000135878" calcext:value-type="float">
            <text:p>-0.000135878</text:p>
          </table:table-cell>
          <table:table-cell office:value-type="float" office:value="-0.000189133" calcext:value-type="float">
            <text:p>-0.000189133</text:p>
          </table:table-cell>
          <table:table-cell office:value-type="float" office:value="-0.000148306" calcext:value-type="float">
            <text:p>-0.000148306</text:p>
          </table:table-cell>
          <table:table-cell/>
          <table:table-cell office:value-type="float" office:value="25.995956256" calcext:value-type="float">
            <text:p>25.995956256</text:p>
          </table:table-cell>
          <table:table-cell office:value-type="float" office:value="25.994643068" calcext:value-type="float">
            <text:p>25.994643068</text:p>
          </table:table-cell>
          <table:table-cell office:value-type="float" office:value="25.995649814" calcext:value-type="float">
            <text:p>25.995649814</text:p>
          </table:table-cell>
          <table:table-cell/>
          <table:table-cell office:value-type="float" office:value="-0.003444315" calcext:value-type="float">
            <text:p>-0.003444315</text:p>
          </table:table-cell>
          <table:table-cell office:value-type="float" office:value="-0.004794244" calcext:value-type="float">
            <text:p>-0.004794244</text:p>
          </table:table-cell>
          <table:table-cell office:value-type="float" office:value="-0.003759331" calcext:value-type="float">
            <text:p>-0.00375933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2019-11-11 21:23:36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1347383" calcext:value-type="float">
            <text:p>1.191347383</text:p>
          </table:table-cell>
          <table:table-cell office:value-type="float" office:value="1.189655803" calcext:value-type="float">
            <text:p>1.189655803</text:p>
          </table:table-cell>
          <table:table-cell office:value-type="float" office:value="1.196158075" calcext:value-type="float">
            <text:p>1.196158075</text:p>
          </table:table-cell>
          <table:table-cell/>
          <table:table-cell office:value-type="float" office:value="0.00973323" calcext:value-type="float">
            <text:p>0.00973323</text:p>
          </table:table-cell>
          <table:table-cell office:value-type="float" office:value="0.00971941" calcext:value-type="float">
            <text:p>0.00971941</text:p>
          </table:table-cell>
          <table:table-cell office:value-type="float" office:value="0.009772533" calcext:value-type="float">
            <text:p>0.009772533</text:p>
          </table:table-cell>
          <table:table-cell/>
          <table:table-cell office:value-type="float" office:value="-0.000162603" calcext:value-type="float">
            <text:p>-0.000162603</text:p>
          </table:table-cell>
          <table:table-cell office:value-type="float" office:value="-0.000176423" calcext:value-type="float">
            <text:p>-0.000176423</text:p>
          </table:table-cell>
          <table:table-cell office:value-type="float" office:value="-0.0001233" calcext:value-type="float">
            <text:p>-0.0001233</text:p>
          </table:table-cell>
          <table:table-cell/>
          <table:table-cell office:value-type="float" office:value="26.005405425" calcext:value-type="float">
            <text:p>26.005405425</text:p>
          </table:table-cell>
          <table:table-cell office:value-type="float" office:value="26.005064643" calcext:value-type="float">
            <text:p>26.005064643</text:p>
          </table:table-cell>
          <table:table-cell office:value-type="float" office:value="26.006374576" calcext:value-type="float">
            <text:p>26.006374576</text:p>
          </table:table-cell>
          <table:table-cell/>
          <table:table-cell office:value-type="float" office:value="-0.004121748" calcext:value-type="float">
            <text:p>-0.004121748</text:p>
          </table:table-cell>
          <table:table-cell office:value-type="float" office:value="-0.004472068" calcext:value-type="float">
            <text:p>-0.004472068</text:p>
          </table:table-cell>
          <table:table-cell office:value-type="float" office:value="-0.003125472" calcext:value-type="float">
            <text:p>-0.00312547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2019-11-11 21:23:37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89522885" calcext:value-type="float">
            <text:p>1.189522885</text:p>
          </table:table-cell>
          <table:table-cell office:value-type="float" office:value="1.19358077" calcext:value-type="float">
            <text:p>1.19358077</text:p>
          </table:table-cell>
          <table:table-cell office:value-type="float" office:value="1.196372056" calcext:value-type="float">
            <text:p>1.196372056</text:p>
          </table:table-cell>
          <table:table-cell/>
          <table:table-cell office:value-type="float" office:value="0.009718324" calcext:value-type="float">
            <text:p>0.009718324</text:p>
          </table:table-cell>
          <table:table-cell office:value-type="float" office:value="0.009751477" calcext:value-type="float">
            <text:p>0.009751477</text:p>
          </table:table-cell>
          <table:table-cell office:value-type="float" office:value="0.009774281" calcext:value-type="float">
            <text:p>0.009774281</text:p>
          </table:table-cell>
          <table:table-cell/>
          <table:table-cell office:value-type="float" office:value="-0.000177509" calcext:value-type="float">
            <text:p>-0.000177509</text:p>
          </table:table-cell>
          <table:table-cell office:value-type="float" office:value="-0.000144356" calcext:value-type="float">
            <text:p>-0.000144356</text:p>
          </table:table-cell>
          <table:table-cell office:value-type="float" office:value="-0.000121552" calcext:value-type="float">
            <text:p>-0.000121552</text:p>
          </table:table-cell>
          <table:table-cell/>
          <table:table-cell office:value-type="float" office:value="25.999983781" calcext:value-type="float">
            <text:p>25.999983781</text:p>
          </table:table-cell>
          <table:table-cell office:value-type="float" office:value="26.000801278" calcext:value-type="float">
            <text:p>26.000801278</text:p>
          </table:table-cell>
          <table:table-cell office:value-type="float" office:value="26.001363607" calcext:value-type="float">
            <text:p>26.001363607</text:p>
          </table:table-cell>
          <table:table-cell/>
          <table:table-cell office:value-type="float" office:value="-0.004499595" calcext:value-type="float">
            <text:p>-0.004499595</text:p>
          </table:table-cell>
          <table:table-cell office:value-type="float" office:value="-0.003659222" calcext:value-type="float">
            <text:p>-0.003659222</text:p>
          </table:table-cell>
          <table:table-cell office:value-type="float" office:value="-0.003081157" calcext:value-type="float">
            <text:p>-0.00308115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019-11-11 21:23:39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166746" calcext:value-type="float">
            <text:p>1.19166746</text:p>
          </table:table-cell>
          <table:table-cell office:value-type="float" office:value="1.196417951" calcext:value-type="float">
            <text:p>1.196417951</text:p>
          </table:table-cell>
          <table:table-cell office:value-type="float" office:value="1.192520403" calcext:value-type="float">
            <text:p>1.192520403</text:p>
          </table:table-cell>
          <table:table-cell/>
          <table:table-cell office:value-type="float" office:value="0.009735845" calcext:value-type="float">
            <text:p>0.009735845</text:p>
          </table:table-cell>
          <table:table-cell office:value-type="float" office:value="0.009774656" calcext:value-type="float">
            <text:p>0.009774656</text:p>
          </table:table-cell>
          <table:table-cell office:value-type="float" office:value="0.009742814" calcext:value-type="float">
            <text:p>0.009742814</text:p>
          </table:table-cell>
          <table:table-cell/>
          <table:table-cell office:value-type="float" office:value="-0.000159988" calcext:value-type="float">
            <text:p>-0.000159988</text:p>
          </table:table-cell>
          <table:table-cell office:value-type="float" office:value="-0.000121177" calcext:value-type="float">
            <text:p>-0.000121177</text:p>
          </table:table-cell>
          <table:table-cell office:value-type="float" office:value="-0.00015302" calcext:value-type="float">
            <text:p>-0.00015302</text:p>
          </table:table-cell>
          <table:table-cell/>
          <table:table-cell office:value-type="float" office:value="25.990307662" calcext:value-type="float">
            <text:p>25.990307662</text:p>
          </table:table-cell>
          <table:table-cell office:value-type="float" office:value="25.991264698" calcext:value-type="float">
            <text:p>25.991264698</text:p>
          </table:table-cell>
          <table:table-cell office:value-type="float" office:value="25.990479496" calcext:value-type="float">
            <text:p>25.990479496</text:p>
          </table:table-cell>
          <table:table-cell/>
          <table:table-cell office:value-type="float" office:value="-0.004055461" calcext:value-type="float">
            <text:p>-0.004055461</text:p>
          </table:table-cell>
          <table:table-cell office:value-type="float" office:value="-0.003071653" calcext:value-type="float">
            <text:p>-0.003071653</text:p>
          </table:table-cell>
          <table:table-cell office:value-type="float" office:value="-0.00387882" calcext:value-type="float">
            <text:p>-0.0038788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2019-11-11 21:23:40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3415665" calcext:value-type="float">
            <text:p>1.193415665</text:p>
          </table:table-cell>
          <table:table-cell office:value-type="float" office:value="1.195340895" calcext:value-type="float">
            <text:p>1.195340895</text:p>
          </table:table-cell>
          <table:table-cell office:value-type="float" office:value="1.189584278" calcext:value-type="float">
            <text:p>1.189584278</text:p>
          </table:table-cell>
          <table:table-cell/>
          <table:table-cell office:value-type="float" office:value="0.009750128" calcext:value-type="float">
            <text:p>0.009750128</text:p>
          </table:table-cell>
          <table:table-cell office:value-type="float" office:value="0.009765857" calcext:value-type="float">
            <text:p>0.009765857</text:p>
          </table:table-cell>
          <table:table-cell office:value-type="float" office:value="0.009718826" calcext:value-type="float">
            <text:p>0.009718826</text:p>
          </table:table-cell>
          <table:table-cell/>
          <table:table-cell office:value-type="float" office:value="-0.000145705" calcext:value-type="float">
            <text:p>-0.000145705</text:p>
          </table:table-cell>
          <table:table-cell office:value-type="float" office:value="-0.000129976" calcext:value-type="float">
            <text:p>-0.000129976</text:p>
          </table:table-cell>
          <table:table-cell office:value-type="float" office:value="-0.000177008" calcext:value-type="float">
            <text:p>-0.000177008</text:p>
          </table:table-cell>
          <table:table-cell/>
          <table:table-cell office:value-type="float" office:value="26.000768016" calcext:value-type="float">
            <text:p>26.000768016</text:p>
          </table:table-cell>
          <table:table-cell office:value-type="float" office:value="26.001155871" calcext:value-type="float">
            <text:p>26.001155871</text:p>
          </table:table-cell>
          <table:table-cell office:value-type="float" office:value="25.999996149" calcext:value-type="float">
            <text:p>25.999996149</text:p>
          </table:table-cell>
          <table:table-cell/>
          <table:table-cell office:value-type="float" office:value="-0.003693414" calcext:value-type="float">
            <text:p>-0.003693414</text:p>
          </table:table-cell>
          <table:table-cell office:value-type="float" office:value="-0.003294707" calcext:value-type="float">
            <text:p>-0.003294707</text:p>
          </table:table-cell>
          <table:table-cell office:value-type="float" office:value="-0.00448688" calcext:value-type="float">
            <text:p>-0.0044868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019-11-11 21:23:41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4319867" calcext:value-type="float">
            <text:p>1.194319867</text:p>
          </table:table-cell>
          <table:table-cell office:value-type="float" office:value="1.193672561" calcext:value-type="float">
            <text:p>1.193672561</text:p>
          </table:table-cell>
          <table:table-cell office:value-type="float" office:value="1.188918494" calcext:value-type="float">
            <text:p>1.188918494</text:p>
          </table:table-cell>
          <table:table-cell/>
          <table:table-cell office:value-type="float" office:value="0.009757515" calcext:value-type="float">
            <text:p>0.009757515</text:p>
          </table:table-cell>
          <table:table-cell office:value-type="float" office:value="0.009752227" calcext:value-type="float">
            <text:p>0.009752227</text:p>
          </table:table-cell>
          <table:table-cell office:value-type="float" office:value="0.009713386" calcext:value-type="float">
            <text:p>0.009713386</text:p>
          </table:table-cell>
          <table:table-cell/>
          <table:table-cell office:value-type="float" office:value="-0.000138318" calcext:value-type="float">
            <text:p>-0.000138318</text:p>
          </table:table-cell>
          <table:table-cell office:value-type="float" office:value="-0.000143607" calcext:value-type="float">
            <text:p>-0.000143607</text:p>
          </table:table-cell>
          <table:table-cell office:value-type="float" office:value="-0.000182447" calcext:value-type="float">
            <text:p>-0.000182447</text:p>
          </table:table-cell>
          <table:table-cell/>
          <table:table-cell office:value-type="float" office:value="25.990842017" calcext:value-type="float">
            <text:p>25.990842017</text:p>
          </table:table-cell>
          <table:table-cell office:value-type="float" office:value="25.990711611" calcext:value-type="float">
            <text:p>25.990711611</text:p>
          </table:table-cell>
          <table:table-cell office:value-type="float" office:value="25.989753853" calcext:value-type="float">
            <text:p>25.989753853</text:p>
          </table:table-cell>
          <table:table-cell/>
          <table:table-cell office:value-type="float" office:value="-0.003506158" calcext:value-type="float">
            <text:p>-0.003506158</text:p>
          </table:table-cell>
          <table:table-cell office:value-type="float" office:value="-0.003640212" calcext:value-type="float">
            <text:p>-0.003640212</text:p>
          </table:table-cell>
          <table:table-cell office:value-type="float" office:value="-0.004624762" calcext:value-type="float">
            <text:p>-0.00462476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2019-11-11 21:23:42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4631004" calcext:value-type="float">
            <text:p>1.194631004</text:p>
          </table:table-cell>
          <table:table-cell office:value-type="float" office:value="1.188746236" calcext:value-type="float">
            <text:p>1.188746236</text:p>
          </table:table-cell>
          <table:table-cell office:value-type="float" office:value="1.194012307" calcext:value-type="float">
            <text:p>1.194012307</text:p>
          </table:table-cell>
          <table:table-cell/>
          <table:table-cell office:value-type="float" office:value="0.009760057" calcext:value-type="float">
            <text:p>0.009760057</text:p>
          </table:table-cell>
          <table:table-cell office:value-type="float" office:value="0.009711979" calcext:value-type="float">
            <text:p>0.009711979</text:p>
          </table:table-cell>
          <table:table-cell office:value-type="float" office:value="0.009755003" calcext:value-type="float">
            <text:p>0.009755003</text:p>
          </table:table-cell>
          <table:table-cell/>
          <table:table-cell office:value-type="float" office:value="-0.000135776" calcext:value-type="float">
            <text:p>-0.000135776</text:p>
          </table:table-cell>
          <table:table-cell office:value-type="float" office:value="-0.000183854" calcext:value-type="float">
            <text:p>-0.000183854</text:p>
          </table:table-cell>
          <table:table-cell office:value-type="float" office:value="-0.000140831" calcext:value-type="float">
            <text:p>-0.000140831</text:p>
          </table:table-cell>
          <table:table-cell/>
          <table:table-cell office:value-type="float" office:value="25.985850621" calcext:value-type="float">
            <text:p>25.985850621</text:p>
          </table:table-cell>
          <table:table-cell office:value-type="float" office:value="25.984665066" calcext:value-type="float">
            <text:p>25.984665066</text:p>
          </table:table-cell>
          <table:table-cell office:value-type="float" office:value="25.985725977" calcext:value-type="float">
            <text:p>25.985725977</text:p>
          </table:table-cell>
          <table:table-cell/>
          <table:table-cell office:value-type="float" office:value="-0.003441723" calcext:value-type="float">
            <text:p>-0.003441723</text:p>
          </table:table-cell>
          <table:table-cell office:value-type="float" office:value="-0.004660436" calcext:value-type="float">
            <text:p>-0.004660436</text:p>
          </table:table-cell>
          <table:table-cell office:value-type="float" office:value="-0.003569852" calcext:value-type="float">
            <text:p>-0.00356985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019-11-11 21:23:44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89418577" calcext:value-type="float">
            <text:p>1.189418577</text:p>
          </table:table-cell>
          <table:table-cell office:value-type="float" office:value="1.193103933" calcext:value-type="float">
            <text:p>1.193103933</text:p>
          </table:table-cell>
          <table:table-cell office:value-type="float" office:value="1.19596734" calcext:value-type="float">
            <text:p>1.19596734</text:p>
          </table:table-cell>
          <table:table-cell/>
          <table:table-cell office:value-type="float" office:value="0.009717472" calcext:value-type="float">
            <text:p>0.009717472</text:p>
          </table:table-cell>
          <table:table-cell office:value-type="float" office:value="0.009747581" calcext:value-type="float">
            <text:p>0.009747581</text:p>
          </table:table-cell>
          <table:table-cell office:value-type="float" office:value="0.009770975" calcext:value-type="float">
            <text:p>0.009770975</text:p>
          </table:table-cell>
          <table:table-cell/>
          <table:table-cell office:value-type="float" office:value="-0.000178361" calcext:value-type="float">
            <text:p>-0.000178361</text:p>
          </table:table-cell>
          <table:table-cell office:value-type="float" office:value="-0.000148252" calcext:value-type="float">
            <text:p>-0.000148252</text:p>
          </table:table-cell>
          <table:table-cell office:value-type="float" office:value="-0.000124858" calcext:value-type="float">
            <text:p>-0.000124858</text:p>
          </table:table-cell>
          <table:table-cell/>
          <table:table-cell office:value-type="float" office:value="25.9898546" calcext:value-type="float">
            <text:p>25.9898546</text:p>
          </table:table-cell>
          <table:table-cell office:value-type="float" office:value="25.990597054" calcext:value-type="float">
            <text:p>25.990597054</text:p>
          </table:table-cell>
          <table:table-cell office:value-type="float" office:value="25.991173918" calcext:value-type="float">
            <text:p>25.991173918</text:p>
          </table:table-cell>
          <table:table-cell/>
          <table:table-cell office:value-type="float" office:value="-0.004521197" calcext:value-type="float">
            <text:p>-0.004521197</text:p>
          </table:table-cell>
          <table:table-cell office:value-type="float" office:value="-0.003757973" calcext:value-type="float">
            <text:p>-0.003757973</text:p>
          </table:table-cell>
          <table:table-cell office:value-type="float" office:value="-0.003164972" calcext:value-type="float">
            <text:p>-0.00316497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2019-11-11 21:23:45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4561862" calcext:value-type="float">
            <text:p>1.194561862</text:p>
          </table:table-cell>
          <table:table-cell office:value-type="float" office:value="1.194622063" calcext:value-type="float">
            <text:p>1.194622063</text:p>
          </table:table-cell>
          <table:table-cell office:value-type="float" office:value="1.189393543" calcext:value-type="float">
            <text:p>1.189393543</text:p>
          </table:table-cell>
          <table:table-cell/>
          <table:table-cell office:value-type="float" office:value="0.009759492" calcext:value-type="float">
            <text:p>0.009759492</text:p>
          </table:table-cell>
          <table:table-cell office:value-type="float" office:value="0.009759984" calcext:value-type="float">
            <text:p>0.009759984</text:p>
          </table:table-cell>
          <table:table-cell office:value-type="float" office:value="0.009717268" calcext:value-type="float">
            <text:p>0.009717268</text:p>
          </table:table-cell>
          <table:table-cell/>
          <table:table-cell office:value-type="float" office:value="-0.000136341" calcext:value-type="float">
            <text:p>-0.000136341</text:p>
          </table:table-cell>
          <table:table-cell office:value-type="float" office:value="-0.000135849" calcext:value-type="float">
            <text:p>-0.000135849</text:p>
          </table:table-cell>
          <table:table-cell office:value-type="float" office:value="-0.000178566" calcext:value-type="float">
            <text:p>-0.000178566</text:p>
          </table:table-cell>
          <table:table-cell/>
          <table:table-cell office:value-type="float" office:value="25.99089077" calcext:value-type="float">
            <text:p>25.99089077</text:p>
          </table:table-cell>
          <table:table-cell office:value-type="float" office:value="25.990902898" calcext:value-type="float">
            <text:p>25.990902898</text:p>
          </table:table-cell>
          <table:table-cell office:value-type="float" office:value="25.989849557" calcext:value-type="float">
            <text:p>25.989849557</text:p>
          </table:table-cell>
          <table:table-cell/>
          <table:table-cell office:value-type="float" office:value="-0.003456041" calcext:value-type="float">
            <text:p>-0.003456041</text:p>
          </table:table-cell>
          <table:table-cell office:value-type="float" office:value="-0.003443574" calcext:value-type="float">
            <text:p>-0.003443574</text:p>
          </table:table-cell>
          <table:table-cell office:value-type="float" office:value="-0.004526381" calcext:value-type="float">
            <text:p>-0.00452638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2019-11-11 21:23:46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573965" calcext:value-type="float">
            <text:p>1.19573965</text:p>
          </table:table-cell>
          <table:table-cell office:value-type="float" office:value="1.188709878" calcext:value-type="float">
            <text:p>1.188709878</text:p>
          </table:table-cell>
          <table:table-cell office:value-type="float" office:value="1.192816042" calcext:value-type="float">
            <text:p>1.192816042</text:p>
          </table:table-cell>
          <table:table-cell/>
          <table:table-cell office:value-type="float" office:value="0.009769115" calcext:value-type="float">
            <text:p>0.009769115</text:p>
          </table:table-cell>
          <table:table-cell office:value-type="float" office:value="0.009711682" calcext:value-type="float">
            <text:p>0.009711682</text:p>
          </table:table-cell>
          <table:table-cell office:value-type="float" office:value="0.009745229" calcext:value-type="float">
            <text:p>0.009745229</text:p>
          </table:table-cell>
          <table:table-cell/>
          <table:table-cell office:value-type="float" office:value="-0.000126719" calcext:value-type="float">
            <text:p>-0.000126719</text:p>
          </table:table-cell>
          <table:table-cell office:value-type="float" office:value="-0.000184151" calcext:value-type="float">
            <text:p>-0.000184151</text:p>
          </table:table-cell>
          <table:table-cell office:value-type="float" office:value="-0.000150604" calcext:value-type="float">
            <text:p>-0.000150604</text:p>
          </table:table-cell>
          <table:table-cell/>
          <table:table-cell office:value-type="float" office:value="25.98607397" calcext:value-type="float">
            <text:p>25.98607397</text:p>
          </table:table-cell>
          <table:table-cell office:value-type="float" office:value="25.984657742" calcext:value-type="float">
            <text:p>25.984657742</text:p>
          </table:table-cell>
          <table:table-cell office:value-type="float" office:value="25.985484976" calcext:value-type="float">
            <text:p>25.985484976</text:p>
          </table:table-cell>
          <table:table-cell/>
          <table:table-cell office:value-type="float" office:value="-0.003212126" calcext:value-type="float">
            <text:p>-0.003212126</text:p>
          </table:table-cell>
          <table:table-cell office:value-type="float" office:value="-0.004667966" calcext:value-type="float">
            <text:p>-0.004667966</text:p>
          </table:table-cell>
          <table:table-cell office:value-type="float" office:value="-0.003817594" calcext:value-type="float">
            <text:p>-0.00381759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019-11-11 21:23:47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89171218" calcext:value-type="float">
            <text:p>1.189171218</text:p>
          </table:table-cell>
          <table:table-cell office:value-type="float" office:value="1.191967868" calcext:value-type="float">
            <text:p>1.191967868</text:p>
          </table:table-cell>
          <table:table-cell office:value-type="float" office:value="1.196370863" calcext:value-type="float">
            <text:p>1.196370863</text:p>
          </table:table-cell>
          <table:table-cell/>
          <table:table-cell office:value-type="float" office:value="0.009715451" calcext:value-type="float">
            <text:p>0.009715451</text:p>
          </table:table-cell>
          <table:table-cell office:value-type="float" office:value="0.0097383" calcext:value-type="float">
            <text:p>0.0097383</text:p>
          </table:table-cell>
          <table:table-cell office:value-type="float" office:value="0.009774272" calcext:value-type="float">
            <text:p>0.009774272</text:p>
          </table:table-cell>
          <table:table-cell/>
          <table:table-cell office:value-type="float" office:value="-0.000180382" calcext:value-type="float">
            <text:p>-0.000180382</text:p>
          </table:table-cell>
          <table:table-cell office:value-type="float" office:value="-0.000157534" calcext:value-type="float">
            <text:p>-0.000157534</text:p>
          </table:table-cell>
          <table:table-cell office:value-type="float" office:value="-0.000121562" calcext:value-type="float">
            <text:p>-0.000121562</text:p>
          </table:table-cell>
          <table:table-cell/>
          <table:table-cell office:value-type="float" office:value="25.994858851" calcext:value-type="float">
            <text:p>25.994858851</text:p>
          </table:table-cell>
          <table:table-cell office:value-type="float" office:value="25.995422263" calcext:value-type="float">
            <text:p>25.995422263</text:p>
          </table:table-cell>
          <table:table-cell office:value-type="float" office:value="25.996309289" calcext:value-type="float">
            <text:p>25.996309289</text:p>
          </table:table-cell>
          <table:table-cell/>
          <table:table-cell office:value-type="float" office:value="-0.004572424" calcext:value-type="float">
            <text:p>-0.004572424</text:p>
          </table:table-cell>
          <table:table-cell office:value-type="float" office:value="-0.003993248" calcext:value-type="float">
            <text:p>-0.003993248</text:p>
          </table:table-cell>
          <table:table-cell office:value-type="float" office:value="-0.003081404" calcext:value-type="float">
            <text:p>-0.00308140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019-11-11 21:23:49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3185591" calcext:value-type="float">
            <text:p>1.193185591</text:p>
          </table:table-cell>
          <table:table-cell office:value-type="float" office:value="1.195672297" calcext:value-type="float">
            <text:p>1.195672297</text:p>
          </table:table-cell>
          <table:table-cell office:value-type="float" office:value="1.190076016" calcext:value-type="float">
            <text:p>1.190076016</text:p>
          </table:table-cell>
          <table:table-cell/>
          <table:table-cell office:value-type="float" office:value="0.009748248" calcext:value-type="float">
            <text:p>0.009748248</text:p>
          </table:table-cell>
          <table:table-cell office:value-type="float" office:value="0.009768565" calcext:value-type="float">
            <text:p>0.009768565</text:p>
          </table:table-cell>
          <table:table-cell office:value-type="float" office:value="0.009722843" calcext:value-type="float">
            <text:p>0.009722843</text:p>
          </table:table-cell>
          <table:table-cell/>
          <table:table-cell office:value-type="float" office:value="-0.000147585" calcext:value-type="float">
            <text:p>-0.000147585</text:p>
          </table:table-cell>
          <table:table-cell office:value-type="float" office:value="-0.000127269" calcext:value-type="float">
            <text:p>-0.000127269</text:p>
          </table:table-cell>
          <table:table-cell office:value-type="float" office:value="-0.00017299" calcext:value-type="float">
            <text:p>-0.00017299</text:p>
          </table:table-cell>
          <table:table-cell/>
          <table:table-cell office:value-type="float" office:value="25.995667585" calcext:value-type="float">
            <text:p>25.995667585</text:p>
          </table:table-cell>
          <table:table-cell office:value-type="float" office:value="25.996168556" calcext:value-type="float">
            <text:p>25.996168556</text:p>
          </table:table-cell>
          <table:table-cell office:value-type="float" office:value="25.995041131" calcext:value-type="float">
            <text:p>25.995041131</text:p>
          </table:table-cell>
          <table:table-cell/>
          <table:table-cell office:value-type="float" office:value="-0.003741062" calcext:value-type="float">
            <text:p>-0.003741062</text:p>
          </table:table-cell>
          <table:table-cell office:value-type="float" office:value="-0.003226075" calcext:value-type="float">
            <text:p>-0.003226075</text:p>
          </table:table-cell>
          <table:table-cell office:value-type="float" office:value="-0.004385043" calcext:value-type="float">
            <text:p>-0.00438504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2019-11-11 21:23:50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5209169" calcext:value-type="float">
            <text:p>1.195209169</text:p>
          </table:table-cell>
          <table:table-cell office:value-type="float" office:value="1.189074062" calcext:value-type="float">
            <text:p>1.189074062</text:p>
          </table:table-cell>
          <table:table-cell office:value-type="float" office:value="1.194283509" calcext:value-type="float">
            <text:p>1.194283509</text:p>
          </table:table-cell>
          <table:table-cell/>
          <table:table-cell office:value-type="float" office:value="0.009764781" calcext:value-type="float">
            <text:p>0.009764781</text:p>
          </table:table-cell>
          <table:table-cell office:value-type="float" office:value="0.009714657" calcext:value-type="float">
            <text:p>0.009714657</text:p>
          </table:table-cell>
          <table:table-cell office:value-type="float" office:value="0.009757218" calcext:value-type="float">
            <text:p>0.009757218</text:p>
          </table:table-cell>
          <table:table-cell/>
          <table:table-cell office:value-type="float" office:value="-0.000131053" calcext:value-type="float">
            <text:p>-0.000131053</text:p>
          </table:table-cell>
          <table:table-cell office:value-type="float" office:value="-0.000181176" calcext:value-type="float">
            <text:p>-0.000181176</text:p>
          </table:table-cell>
          <table:table-cell office:value-type="float" office:value="-0.000138615" calcext:value-type="float">
            <text:p>-0.000138615</text:p>
          </table:table-cell>
          <table:table-cell/>
          <table:table-cell office:value-type="float" office:value="25.996075255" calcext:value-type="float">
            <text:p>25.996075255</text:p>
          </table:table-cell>
          <table:table-cell office:value-type="float" office:value="25.994839278" calcext:value-type="float">
            <text:p>25.994839278</text:p>
          </table:table-cell>
          <table:table-cell office:value-type="float" office:value="25.995888772" calcext:value-type="float">
            <text:p>25.995888772</text:p>
          </table:table-cell>
          <table:table-cell/>
          <table:table-cell office:value-type="float" office:value="-0.003321987" calcext:value-type="float">
            <text:p>-0.003321987</text:p>
          </table:table-cell>
          <table:table-cell office:value-type="float" office:value="-0.004592544" calcext:value-type="float">
            <text:p>-0.004592544</text:p>
          </table:table-cell>
          <table:table-cell office:value-type="float" office:value="-0.003513687" calcext:value-type="float">
            <text:p>-0.00351368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2019-11-11 21:23:51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89209365" calcext:value-type="float">
            <text:p>1.189209365</text:p>
          </table:table-cell>
          <table:table-cell office:value-type="float" office:value="1.193074726" calcext:value-type="float">
            <text:p>1.193074726</text:p>
          </table:table-cell>
          <table:table-cell office:value-type="float" office:value="1.195803427" calcext:value-type="float">
            <text:p>1.195803427</text:p>
          </table:table-cell>
          <table:table-cell/>
          <table:table-cell office:value-type="float" office:value="0.009715763" calcext:value-type="float">
            <text:p>0.009715763</text:p>
          </table:table-cell>
          <table:table-cell office:value-type="float" office:value="0.009747343" calcext:value-type="float">
            <text:p>0.009747343</text:p>
          </table:table-cell>
          <table:table-cell office:value-type="float" office:value="0.009769636" calcext:value-type="float">
            <text:p>0.009769636</text:p>
          </table:table-cell>
          <table:table-cell/>
          <table:table-cell office:value-type="float" office:value="-0.000180071" calcext:value-type="float">
            <text:p>-0.000180071</text:p>
          </table:table-cell>
          <table:table-cell office:value-type="float" office:value="-0.000148491" calcext:value-type="float">
            <text:p>-0.000148491</text:p>
          </table:table-cell>
          <table:table-cell office:value-type="float" office:value="-0.000126197" calcext:value-type="float">
            <text:p>-0.000126197</text:p>
          </table:table-cell>
          <table:table-cell/>
          <table:table-cell office:value-type="float" office:value="25.989812452" calcext:value-type="float">
            <text:p>25.989812452</text:p>
          </table:table-cell>
          <table:table-cell office:value-type="float" office:value="25.990591171" calcext:value-type="float">
            <text:p>25.990591171</text:p>
          </table:table-cell>
          <table:table-cell office:value-type="float" office:value="25.991140896" calcext:value-type="float">
            <text:p>25.991140896</text:p>
          </table:table-cell>
          <table:table-cell/>
          <table:table-cell office:value-type="float" office:value="-0.004564524" calcext:value-type="float">
            <text:p>-0.004564524</text:p>
          </table:table-cell>
          <table:table-cell office:value-type="float" office:value="-0.003764022" calcext:value-type="float">
            <text:p>-0.003764022</text:p>
          </table:table-cell>
          <table:table-cell office:value-type="float" office:value="-0.003198918" calcext:value-type="float">
            <text:p>-0.00319891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019-11-11 21:23:52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4546961" calcext:value-type="float">
            <text:p>1.194546961</text:p>
          </table:table-cell>
          <table:table-cell office:value-type="float" office:value="1.195078039" calcext:value-type="float">
            <text:p>1.195078039</text:p>
          </table:table-cell>
          <table:table-cell office:value-type="float" office:value="1.189378642" calcext:value-type="float">
            <text:p>1.189378642</text:p>
          </table:table-cell>
          <table:table-cell/>
          <table:table-cell office:value-type="float" office:value="0.009759371" calcext:value-type="float">
            <text:p>0.009759371</text:p>
          </table:table-cell>
          <table:table-cell office:value-type="float" office:value="0.009763709" calcext:value-type="float">
            <text:p>0.009763709</text:p>
          </table:table-cell>
          <table:table-cell office:value-type="float" office:value="0.009717146" calcext:value-type="float">
            <text:p>0.009717146</text:p>
          </table:table-cell>
          <table:table-cell/>
          <table:table-cell office:value-type="float" office:value="-0.000136463" calcext:value-type="float">
            <text:p>-0.000136463</text:p>
          </table:table-cell>
          <table:table-cell office:value-type="float" office:value="-0.000132124" calcext:value-type="float">
            <text:p>-0.000132124</text:p>
          </table:table-cell>
          <table:table-cell office:value-type="float" office:value="-0.000178688" calcext:value-type="float">
            <text:p>-0.000178688</text:p>
          </table:table-cell>
          <table:table-cell/>
          <table:table-cell office:value-type="float" office:value="25.990887768" calcext:value-type="float">
            <text:p>25.990887768</text:p>
          </table:table-cell>
          <table:table-cell office:value-type="float" office:value="25.990994759" calcext:value-type="float">
            <text:p>25.990994759</text:p>
          </table:table-cell>
          <table:table-cell office:value-type="float" office:value="25.989846555" calcext:value-type="float">
            <text:p>25.989846555</text:p>
          </table:table-cell>
          <table:table-cell/>
          <table:table-cell office:value-type="float" office:value="-0.003459127" calcext:value-type="float">
            <text:p>-0.003459127</text:p>
          </table:table-cell>
          <table:table-cell office:value-type="float" office:value="-0.003349143" calcext:value-type="float">
            <text:p>-0.003349143</text:p>
          </table:table-cell>
          <table:table-cell office:value-type="float" office:value="-0.004529467" calcext:value-type="float">
            <text:p>-0.00452946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2019-11-11 21:23:54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1134595" calcext:value-type="float">
            <text:p>1.191134595</text:p>
          </table:table-cell>
          <table:table-cell office:value-type="float" office:value="1.190457486" calcext:value-type="float">
            <text:p>1.190457486</text:p>
          </table:table-cell>
          <table:table-cell office:value-type="float" office:value="1.196734452" calcext:value-type="float">
            <text:p>1.196734452</text:p>
          </table:table-cell>
          <table:table-cell/>
          <table:table-cell office:value-type="float" office:value="0.009731492" calcext:value-type="float">
            <text:p>0.009731492</text:p>
          </table:table-cell>
          <table:table-cell office:value-type="float" office:value="0.00972596" calcext:value-type="float">
            <text:p>0.00972596</text:p>
          </table:table-cell>
          <table:table-cell office:value-type="float" office:value="0.009777242" calcext:value-type="float">
            <text:p>0.009777242</text:p>
          </table:table-cell>
          <table:table-cell/>
          <table:table-cell office:value-type="float" office:value="-0.000164342" calcext:value-type="float">
            <text:p>-0.000164342</text:p>
          </table:table-cell>
          <table:table-cell office:value-type="float" office:value="-0.000169873" calcext:value-type="float">
            <text:p>-0.000169873</text:p>
          </table:table-cell>
          <table:table-cell office:value-type="float" office:value="-0.000118591" calcext:value-type="float">
            <text:p>-0.000118591</text:p>
          </table:table-cell>
          <table:table-cell/>
          <table:table-cell office:value-type="float" office:value="25.995254392" calcext:value-type="float">
            <text:p>25.995254392</text:p>
          </table:table-cell>
          <table:table-cell office:value-type="float" office:value="25.995117982" calcext:value-type="float">
            <text:p>25.995117982</text:p>
          </table:table-cell>
          <table:table-cell office:value-type="float" office:value="25.996382538" calcext:value-type="float">
            <text:p>25.996382538</text:p>
          </table:table-cell>
          <table:table-cell/>
          <table:table-cell office:value-type="float" office:value="-0.004165816" calcext:value-type="float">
            <text:p>-0.004165816</text:p>
          </table:table-cell>
          <table:table-cell office:value-type="float" office:value="-0.004306042" calcext:value-type="float">
            <text:p>-0.004306042</text:p>
          </table:table-cell>
          <table:table-cell office:value-type="float" office:value="-0.003006107" calcext:value-type="float">
            <text:p>-0.00300610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2019-11-11 21:23:55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89825677" calcext:value-type="float">
            <text:p>1.189825677</text:p>
          </table:table-cell>
          <table:table-cell office:value-type="float" office:value="1.194550537" calcext:value-type="float">
            <text:p>1.194550537</text:p>
          </table:table-cell>
          <table:table-cell office:value-type="float" office:value="1.193768524" calcext:value-type="float">
            <text:p>1.193768524</text:p>
          </table:table-cell>
          <table:table-cell/>
          <table:table-cell office:value-type="float" office:value="0.009720798" calcext:value-type="float">
            <text:p>0.009720798</text:p>
          </table:table-cell>
          <table:table-cell office:value-type="float" office:value="0.0097594" calcext:value-type="float">
            <text:p>0.0097594</text:p>
          </table:table-cell>
          <table:table-cell office:value-type="float" office:value="0.009753011" calcext:value-type="float">
            <text:p>0.009753011</text:p>
          </table:table-cell>
          <table:table-cell/>
          <table:table-cell office:value-type="float" office:value="-0.000175035" calcext:value-type="float">
            <text:p>-0.000175035</text:p>
          </table:table-cell>
          <table:table-cell office:value-type="float" office:value="-0.000136434" calcext:value-type="float">
            <text:p>-0.000136434</text:p>
          </table:table-cell>
          <table:table-cell office:value-type="float" office:value="-0.000142823" calcext:value-type="float">
            <text:p>-0.000142823</text:p>
          </table:table-cell>
          <table:table-cell/>
          <table:table-cell office:value-type="float" office:value="25.989936615" calcext:value-type="float">
            <text:p>25.989936615</text:p>
          </table:table-cell>
          <table:table-cell office:value-type="float" office:value="25.990888488" calcext:value-type="float">
            <text:p>25.990888488</text:p>
          </table:table-cell>
          <table:table-cell office:value-type="float" office:value="25.990730943" calcext:value-type="float">
            <text:p>25.990730943</text:p>
          </table:table-cell>
          <table:table-cell/>
          <table:table-cell office:value-type="float" office:value="-0.004436888" calcext:value-type="float">
            <text:p>-0.004436888</text:p>
          </table:table-cell>
          <table:table-cell office:value-type="float" office:value="-0.003458387" calcext:value-type="float">
            <text:p>-0.003458387</text:p>
          </table:table-cell>
          <table:table-cell office:value-type="float" office:value="-0.003620339" calcext:value-type="float">
            <text:p>-0.00362033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2019-11-11 21:23:56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2990088" calcext:value-type="float">
            <text:p>1.192990088</text:p>
          </table:table-cell>
          <table:table-cell office:value-type="float" office:value="1.195066118" calcext:value-type="float">
            <text:p>1.195066118</text:p>
          </table:table-cell>
          <table:table-cell office:value-type="float" office:value="1.188972734" calcext:value-type="float">
            <text:p>1.188972734</text:p>
          </table:table-cell>
          <table:table-cell/>
          <table:table-cell office:value-type="float" office:value="0.009746651" calcext:value-type="float">
            <text:p>0.009746651</text:p>
          </table:table-cell>
          <table:table-cell office:value-type="float" office:value="0.009763612" calcext:value-type="float">
            <text:p>0.009763612</text:p>
          </table:table-cell>
          <table:table-cell office:value-type="float" office:value="0.00971383" calcext:value-type="float">
            <text:p>0.00971383</text:p>
          </table:table-cell>
          <table:table-cell/>
          <table:table-cell office:value-type="float" office:value="-0.000149182" calcext:value-type="float">
            <text:p>-0.000149182</text:p>
          </table:table-cell>
          <table:table-cell office:value-type="float" office:value="-0.000132221" calcext:value-type="float">
            <text:p>-0.000132221</text:p>
          </table:table-cell>
          <table:table-cell office:value-type="float" office:value="-0.000182004" calcext:value-type="float">
            <text:p>-0.000182004</text:p>
          </table:table-cell>
          <table:table-cell/>
          <table:table-cell office:value-type="float" office:value="25.985520039" calcext:value-type="float">
            <text:p>25.985520039</text:p>
          </table:table-cell>
          <table:table-cell office:value-type="float" office:value="25.985938279" calcext:value-type="float">
            <text:p>25.985938279</text:p>
          </table:table-cell>
          <table:table-cell office:value-type="float" office:value="25.984710697" calcext:value-type="float">
            <text:p>25.984710697</text:p>
          </table:table-cell>
          <table:table-cell/>
          <table:table-cell office:value-type="float" office:value="-0.00378155" calcext:value-type="float">
            <text:p>-0.00378155</text:p>
          </table:table-cell>
          <table:table-cell office:value-type="float" office:value="-0.003351612" calcext:value-type="float">
            <text:p>-0.003351612</text:p>
          </table:table-cell>
          <table:table-cell office:value-type="float" office:value="-0.004613529" calcext:value-type="float">
            <text:p>-0.00461352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2019-11-11 21:23:57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5851707" calcext:value-type="float">
            <text:p>1.195851707</text:p>
          </table:table-cell>
          <table:table-cell office:value-type="float" office:value="1.189449571" calcext:value-type="float">
            <text:p>1.189449571</text:p>
          </table:table-cell>
          <table:table-cell office:value-type="float" office:value="1.190468811" calcext:value-type="float">
            <text:p>1.190468811</text:p>
          </table:table-cell>
          <table:table-cell/>
          <table:table-cell office:value-type="float" office:value="0.00977003" calcext:value-type="float">
            <text:p>0.00977003</text:p>
          </table:table-cell>
          <table:table-cell office:value-type="float" office:value="0.009717725" calcext:value-type="float">
            <text:p>0.009717725</text:p>
          </table:table-cell>
          <table:table-cell office:value-type="float" office:value="0.009726052" calcext:value-type="float">
            <text:p>0.009726052</text:p>
          </table:table-cell>
          <table:table-cell/>
          <table:table-cell office:value-type="float" office:value="-0.000125803" calcext:value-type="float">
            <text:p>-0.000125803</text:p>
          </table:table-cell>
          <table:table-cell office:value-type="float" office:value="-0.000178108" calcext:value-type="float">
            <text:p>-0.000178108</text:p>
          </table:table-cell>
          <table:table-cell office:value-type="float" office:value="-0.000169781" calcext:value-type="float">
            <text:p>-0.000169781</text:p>
          </table:table-cell>
          <table:table-cell/>
          <table:table-cell office:value-type="float" office:value="25.991150623" calcext:value-type="float">
            <text:p>25.991150623</text:p>
          </table:table-cell>
          <table:table-cell office:value-type="float" office:value="25.989860845" calcext:value-type="float">
            <text:p>25.989860845</text:p>
          </table:table-cell>
          <table:table-cell office:value-type="float" office:value="25.990066181" calcext:value-type="float">
            <text:p>25.990066181</text:p>
          </table:table-cell>
          <table:table-cell/>
          <table:table-cell office:value-type="float" office:value="-0.00318892" calcext:value-type="float">
            <text:p>-0.00318892</text:p>
          </table:table-cell>
          <table:table-cell office:value-type="float" office:value="-0.004514778" calcext:value-type="float">
            <text:p>-0.004514778</text:p>
          </table:table-cell>
          <table:table-cell office:value-type="float" office:value="-0.004303697" calcext:value-type="float">
            <text:p>-0.00430369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019-11-11 21:23:59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376614" calcext:value-type="float">
            <text:p>1.19376614</text:p>
          </table:table-cell>
          <table:table-cell office:value-type="float" office:value="1.187043928" calcext:value-type="float">
            <text:p>1.187043928</text:p>
          </table:table-cell>
          <table:table-cell office:value-type="float" office:value="1.193205856" calcext:value-type="float">
            <text:p>1.193205856</text:p>
          </table:table-cell>
          <table:table-cell/>
          <table:table-cell office:value-type="float" office:value="0.009752991" calcext:value-type="float">
            <text:p>0.009752991</text:p>
          </table:table-cell>
          <table:table-cell office:value-type="float" office:value="0.009698071" calcext:value-type="float">
            <text:p>0.009698071</text:p>
          </table:table-cell>
          <table:table-cell office:value-type="float" office:value="0.009748414" calcext:value-type="float">
            <text:p>0.009748414</text:p>
          </table:table-cell>
          <table:table-cell/>
          <table:table-cell office:value-type="float" office:value="-0.000142842" calcext:value-type="float">
            <text:p>-0.000142842</text:p>
          </table:table-cell>
          <table:table-cell office:value-type="float" office:value="-0.000197762" calcext:value-type="float">
            <text:p>-0.000197762</text:p>
          </table:table-cell>
          <table:table-cell office:value-type="float" office:value="-0.000147419" calcext:value-type="float">
            <text:p>-0.000147419</text:p>
          </table:table-cell>
          <table:table-cell/>
          <table:table-cell office:value-type="float" office:value="25.995784543" calcext:value-type="float">
            <text:p>25.995784543</text:p>
          </table:table-cell>
          <table:table-cell office:value-type="float" office:value="25.994430287" calcext:value-type="float">
            <text:p>25.994430287</text:p>
          </table:table-cell>
          <table:table-cell office:value-type="float" office:value="25.995671668" calcext:value-type="float">
            <text:p>25.995671668</text:p>
          </table:table-cell>
          <table:table-cell/>
          <table:table-cell office:value-type="float" office:value="-0.003620832" calcext:value-type="float">
            <text:p>-0.003620832</text:p>
          </table:table-cell>
          <table:table-cell office:value-type="float" office:value="-0.005012978" calcext:value-type="float">
            <text:p>-0.005012978</text:p>
          </table:table-cell>
          <table:table-cell office:value-type="float" office:value="-0.003736865" calcext:value-type="float">
            <text:p>-0.00373686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2019-11-11 21:24:00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89774417" calcext:value-type="float">
            <text:p>1.189774417</text:p>
          </table:table-cell>
          <table:table-cell office:value-type="float" office:value="1.189693354" calcext:value-type="float">
            <text:p>1.189693354</text:p>
          </table:table-cell>
          <table:table-cell office:value-type="float" office:value="1.196088337" calcext:value-type="float">
            <text:p>1.196088337</text:p>
          </table:table-cell>
          <table:table-cell/>
          <table:table-cell office:value-type="float" office:value="0.009720379" calcext:value-type="float">
            <text:p>0.009720379</text:p>
          </table:table-cell>
          <table:table-cell office:value-type="float" office:value="0.009719717" calcext:value-type="float">
            <text:p>0.009719717</text:p>
          </table:table-cell>
          <table:table-cell office:value-type="float" office:value="0.009771964" calcext:value-type="float">
            <text:p>0.009771964</text:p>
          </table:table-cell>
          <table:table-cell/>
          <table:table-cell office:value-type="float" office:value="-0.000175454" calcext:value-type="float">
            <text:p>-0.000175454</text:p>
          </table:table-cell>
          <table:table-cell office:value-type="float" office:value="-0.000176116" calcext:value-type="float">
            <text:p>-0.000176116</text:p>
          </table:table-cell>
          <table:table-cell office:value-type="float" office:value="-0.00012387" calcext:value-type="float">
            <text:p>-0.00012387</text:p>
          </table:table-cell>
          <table:table-cell/>
          <table:table-cell office:value-type="float" office:value="25.989926288" calcext:value-type="float">
            <text:p>25.989926288</text:p>
          </table:table-cell>
          <table:table-cell office:value-type="float" office:value="25.989909957" calcext:value-type="float">
            <text:p>25.989909957</text:p>
          </table:table-cell>
          <table:table-cell office:value-type="float" office:value="25.991198294" calcext:value-type="float">
            <text:p>25.991198294</text:p>
          </table:table-cell>
          <table:table-cell/>
          <table:table-cell office:value-type="float" office:value="-0.004447503" calcext:value-type="float">
            <text:p>-0.004447503</text:p>
          </table:table-cell>
          <table:table-cell office:value-type="float" office:value="-0.004464291" calcext:value-type="float">
            <text:p>-0.004464291</text:p>
          </table:table-cell>
          <table:table-cell office:value-type="float" office:value="-0.003139914" calcext:value-type="float">
            <text:p>-0.00313991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2019-11-11 21:24:01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89674877" calcext:value-type="float">
            <text:p>1.189674877</text:p>
          </table:table-cell>
          <table:table-cell office:value-type="float" office:value="1.19458332" calcext:value-type="float">
            <text:p>1.19458332</text:p>
          </table:table-cell>
          <table:table-cell office:value-type="float" office:value="1.195142412" calcext:value-type="float">
            <text:p>1.195142412</text:p>
          </table:table-cell>
          <table:table-cell/>
          <table:table-cell office:value-type="float" office:value="0.009719566" calcext:value-type="float">
            <text:p>0.009719566</text:p>
          </table:table-cell>
          <table:table-cell office:value-type="float" office:value="0.009759668" calcext:value-type="float">
            <text:p>0.009759668</text:p>
          </table:table-cell>
          <table:table-cell office:value-type="float" office:value="0.009764235" calcext:value-type="float">
            <text:p>0.009764235</text:p>
          </table:table-cell>
          <table:table-cell/>
          <table:table-cell office:value-type="float" office:value="-0.000176267" calcext:value-type="float">
            <text:p>-0.000176267</text:p>
          </table:table-cell>
          <table:table-cell office:value-type="float" office:value="-0.000136166" calcext:value-type="float">
            <text:p>-0.000136166</text:p>
          </table:table-cell>
          <table:table-cell office:value-type="float" office:value="-0.000131598" calcext:value-type="float">
            <text:p>-0.000131598</text:p>
          </table:table-cell>
          <table:table-cell/>
          <table:table-cell office:value-type="float" office:value="25.989906235" calcext:value-type="float">
            <text:p>25.989906235</text:p>
          </table:table-cell>
          <table:table-cell office:value-type="float" office:value="25.990895093" calcext:value-type="float">
            <text:p>25.990895093</text:p>
          </table:table-cell>
          <table:table-cell office:value-type="float" office:value="25.991007728" calcext:value-type="float">
            <text:p>25.991007728</text:p>
          </table:table-cell>
          <table:table-cell/>
          <table:table-cell office:value-type="float" office:value="-0.004468118" calcext:value-type="float">
            <text:p>-0.004468118</text:p>
          </table:table-cell>
          <table:table-cell office:value-type="float" office:value="-0.003451598" calcext:value-type="float">
            <text:p>-0.003451598</text:p>
          </table:table-cell>
          <table:table-cell office:value-type="float" office:value="-0.003335812" calcext:value-type="float">
            <text:p>-0.00333581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019-11-11 21:24:02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2599677" calcext:value-type="float">
            <text:p>1.192599677</text:p>
          </table:table-cell>
          <table:table-cell office:value-type="float" office:value="1.196313047" calcext:value-type="float">
            <text:p>1.196313047</text:p>
          </table:table-cell>
          <table:table-cell office:value-type="float" office:value="1.190771602" calcext:value-type="float">
            <text:p>1.190771602</text:p>
          </table:table-cell>
          <table:table-cell/>
          <table:table-cell office:value-type="float" office:value="0.009743461" calcext:value-type="float">
            <text:p>0.009743461</text:p>
          </table:table-cell>
          <table:table-cell office:value-type="float" office:value="0.009773799" calcext:value-type="float">
            <text:p>0.009773799</text:p>
          </table:table-cell>
          <table:table-cell office:value-type="float" office:value="0.009728526" calcext:value-type="float">
            <text:p>0.009728526</text:p>
          </table:table-cell>
          <table:table-cell/>
          <table:table-cell office:value-type="float" office:value="-0.000152372" calcext:value-type="float">
            <text:p>-0.000152372</text:p>
          </table:table-cell>
          <table:table-cell office:value-type="float" office:value="-0.000122034" calcext:value-type="float">
            <text:p>-0.000122034</text:p>
          </table:table-cell>
          <table:table-cell office:value-type="float" office:value="-0.000167307" calcext:value-type="float">
            <text:p>-0.000167307</text:p>
          </table:table-cell>
          <table:table-cell/>
          <table:table-cell office:value-type="float" office:value="25.995549547" calcext:value-type="float">
            <text:p>25.995549547</text:p>
          </table:table-cell>
          <table:table-cell office:value-type="float" office:value="25.996297641" calcext:value-type="float">
            <text:p>25.996297641</text:p>
          </table:table-cell>
          <table:table-cell office:value-type="float" office:value="25.995181264" calcext:value-type="float">
            <text:p>25.995181264</text:p>
          </table:table-cell>
          <table:table-cell/>
          <table:table-cell office:value-type="float" office:value="-0.003862402" calcext:value-type="float">
            <text:p>-0.003862402</text:p>
          </table:table-cell>
          <table:table-cell office:value-type="float" office:value="-0.003093378" calcext:value-type="float">
            <text:p>-0.003093378</text:p>
          </table:table-cell>
          <table:table-cell office:value-type="float" office:value="-0.00424099" calcext:value-type="float">
            <text:p>-0.0042409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019-11-11 21:24:03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1.195616269" calcext:value-type="float">
            <text:p>1.195616269</text:p>
          </table:table-cell>
          <table:table-cell office:value-type="float" office:value="1.192464375" calcext:value-type="float">
            <text:p>1.192464375</text:p>
          </table:table-cell>
          <table:table-cell office:value-type="float" office:value="1.188877963" calcext:value-type="float">
            <text:p>1.188877963</text:p>
          </table:table-cell>
          <table:table-cell/>
          <table:table-cell office:value-type="float" office:value="0.009768107" calcext:value-type="float">
            <text:p>0.009768107</text:p>
          </table:table-cell>
          <table:table-cell office:value-type="float" office:value="0.009742356" calcext:value-type="float">
            <text:p>0.009742356</text:p>
          </table:table-cell>
          <table:table-cell office:value-type="float" office:value="0.009713055" calcext:value-type="float">
            <text:p>0.009713055</text:p>
          </table:table-cell>
          <table:table-cell/>
          <table:table-cell office:value-type="float" office:value="-0.000127727" calcext:value-type="float">
            <text:p>-0.000127727</text:p>
          </table:table-cell>
          <table:table-cell office:value-type="float" office:value="-0.000153477" calcext:value-type="float">
            <text:p>-0.000153477</text:p>
          </table:table-cell>
          <table:table-cell office:value-type="float" office:value="-0.000182778" calcext:value-type="float">
            <text:p>-0.000182778</text:p>
          </table:table-cell>
          <table:table-cell/>
          <table:table-cell office:value-type="float" office:value="25.975940959" calcext:value-type="float">
            <text:p>25.975940959</text:p>
          </table:table-cell>
          <table:table-cell office:value-type="float" office:value="25.975305968" calcext:value-type="float">
            <text:p>25.975305968</text:p>
          </table:table-cell>
          <table:table-cell office:value-type="float" office:value="25.974583438" calcext:value-type="float">
            <text:p>25.974583438</text:p>
          </table:table-cell>
          <table:table-cell/>
          <table:table-cell office:value-type="float" office:value="-0.003237678" calcext:value-type="float">
            <text:p>-0.003237678</text:p>
          </table:table-cell>
          <table:table-cell office:value-type="float" office:value="-0.003890423" calcext:value-type="float">
            <text:p>-0.003890423</text:p>
          </table:table-cell>
          <table:table-cell office:value-type="float" office:value="-0.004633156" calcext:value-type="float">
            <text:p>-0.00463315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019-11-11 21:24:05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4896244" calcext:value-type="float">
            <text:p>1.194896244</text:p>
          </table:table-cell>
          <table:table-cell office:value-type="float" office:value="1.188246153" calcext:value-type="float">
            <text:p>1.188246153</text:p>
          </table:table-cell>
          <table:table-cell office:value-type="float" office:value="1.192232513" calcext:value-type="float">
            <text:p>1.192232513</text:p>
          </table:table-cell>
          <table:table-cell/>
          <table:table-cell office:value-type="float" office:value="0.009762224" calcext:value-type="float">
            <text:p>0.009762224</text:p>
          </table:table-cell>
          <table:table-cell office:value-type="float" office:value="0.009707893" calcext:value-type="float">
            <text:p>0.009707893</text:p>
          </table:table-cell>
          <table:table-cell office:value-type="float" office:value="0.009740462" calcext:value-type="float">
            <text:p>0.009740462</text:p>
          </table:table-cell>
          <table:table-cell/>
          <table:table-cell office:value-type="float" office:value="-0.000133609" calcext:value-type="float">
            <text:p>-0.000133609</text:p>
          </table:table-cell>
          <table:table-cell office:value-type="float" office:value="-0.00018794" calcext:value-type="float">
            <text:p>-0.00018794</text:p>
          </table:table-cell>
          <table:table-cell office:value-type="float" office:value="-0.000155372" calcext:value-type="float">
            <text:p>-0.000155372</text:p>
          </table:table-cell>
          <table:table-cell/>
          <table:table-cell office:value-type="float" office:value="25.980849978" calcext:value-type="float">
            <text:p>25.980849978</text:p>
          </table:table-cell>
          <table:table-cell office:value-type="float" office:value="25.979510235" calcext:value-type="float">
            <text:p>25.979510235</text:p>
          </table:table-cell>
          <table:table-cell office:value-type="float" office:value="25.980313337" calcext:value-type="float">
            <text:p>25.980313337</text:p>
          </table:table-cell>
          <table:table-cell/>
          <table:table-cell office:value-type="float" office:value="-0.003386792" calcext:value-type="float">
            <text:p>-0.003386792</text:p>
          </table:table-cell>
          <table:table-cell office:value-type="float" office:value="-0.004764001" calcext:value-type="float">
            <text:p>-0.004764001</text:p>
          </table:table-cell>
          <table:table-cell office:value-type="float" office:value="-0.003938441" calcext:value-type="float">
            <text:p>-0.00393844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2019-11-11 21:24:06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0413975" calcext:value-type="float">
            <text:p>1.190413975</text:p>
          </table:table-cell>
          <table:table-cell office:value-type="float" office:value="1.189645671" calcext:value-type="float">
            <text:p>1.189645671</text:p>
          </table:table-cell>
          <table:table-cell office:value-type="float" office:value="1.196103835" calcext:value-type="float">
            <text:p>1.196103835</text:p>
          </table:table-cell>
          <table:table-cell/>
          <table:table-cell office:value-type="float" office:value="0.009725604" calcext:value-type="float">
            <text:p>0.009725604</text:p>
          </table:table-cell>
          <table:table-cell office:value-type="float" office:value="0.009719327" calcext:value-type="float">
            <text:p>0.009719327</text:p>
          </table:table-cell>
          <table:table-cell office:value-type="float" office:value="0.00977209" calcext:value-type="float">
            <text:p>0.00977209</text:p>
          </table:table-cell>
          <table:table-cell/>
          <table:table-cell office:value-type="float" office:value="-0.000170229" calcext:value-type="float">
            <text:p>-0.000170229</text:p>
          </table:table-cell>
          <table:table-cell office:value-type="float" office:value="-0.000176506" calcext:value-type="float">
            <text:p>-0.000176506</text:p>
          </table:table-cell>
          <table:table-cell office:value-type="float" office:value="-0.000123743" calcext:value-type="float">
            <text:p>-0.000123743</text:p>
          </table:table-cell>
          <table:table-cell/>
          <table:table-cell office:value-type="float" office:value="25.97994697" calcext:value-type="float">
            <text:p>25.97994697</text:p>
          </table:table-cell>
          <table:table-cell office:value-type="float" office:value="25.979792185" calcext:value-type="float">
            <text:p>25.979792185</text:p>
          </table:table-cell>
          <table:table-cell office:value-type="float" office:value="25.981093262" calcext:value-type="float">
            <text:p>25.981093262</text:p>
          </table:table-cell>
          <table:table-cell/>
          <table:table-cell office:value-type="float" office:value="-0.004315053" calcext:value-type="float">
            <text:p>-0.004315053</text:p>
          </table:table-cell>
          <table:table-cell office:value-type="float" office:value="-0.004474166" calcext:value-type="float">
            <text:p>-0.004474166</text:p>
          </table:table-cell>
          <table:table-cell office:value-type="float" office:value="-0.003136705" calcext:value-type="float">
            <text:p>-0.00313670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019-11-11 21:24:07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88776039" calcext:value-type="float">
            <text:p>1.188776039</text:p>
          </table:table-cell>
          <table:table-cell office:value-type="float" office:value="1.198982739" calcext:value-type="float">
            <text:p>1.198982739</text:p>
          </table:table-cell>
          <table:table-cell office:value-type="float" office:value="1.197632694" calcext:value-type="float">
            <text:p>1.197632694</text:p>
          </table:table-cell>
          <table:table-cell/>
          <table:table-cell office:value-type="float" office:value="0.009712223" calcext:value-type="float">
            <text:p>0.009712223</text:p>
          </table:table-cell>
          <table:table-cell office:value-type="float" office:value="0.009795611" calcext:value-type="float">
            <text:p>0.009795611</text:p>
          </table:table-cell>
          <table:table-cell office:value-type="float" office:value="0.009784581" calcext:value-type="float">
            <text:p>0.009784581</text:p>
          </table:table-cell>
          <table:table-cell/>
          <table:table-cell office:value-type="float" office:value="-0.000183611" calcext:value-type="float">
            <text:p>-0.000183611</text:p>
          </table:table-cell>
          <table:table-cell office:value-type="float" office:value="-0.000100223" calcext:value-type="float">
            <text:p>-0.000100223</text:p>
          </table:table-cell>
          <table:table-cell office:value-type="float" office:value="-0.000111253" calcext:value-type="float">
            <text:p>-0.000111253</text:p>
          </table:table-cell>
          <table:table-cell/>
          <table:table-cell office:value-type="float" office:value="25.98467107" calcext:value-type="float">
            <text:p>25.98467107</text:p>
          </table:table-cell>
          <table:table-cell office:value-type="float" office:value="25.986727327" calcext:value-type="float">
            <text:p>25.986727327</text:p>
          </table:table-cell>
          <table:table-cell office:value-type="float" office:value="25.986455345" calcext:value-type="float">
            <text:p>25.986455345</text:p>
          </table:table-cell>
          <table:table-cell/>
          <table:table-cell office:value-type="float" office:value="-0.004654264" calcext:value-type="float">
            <text:p>-0.004654264</text:p>
          </table:table-cell>
          <table:table-cell office:value-type="float" office:value="-0.002540495" calcext:value-type="float">
            <text:p>-0.002540495</text:p>
          </table:table-cell>
          <table:table-cell office:value-type="float" office:value="-0.002820084" calcext:value-type="float">
            <text:p>-0.00282008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2019-11-11 21:24:08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7038436" calcext:value-type="float">
            <text:p>1.197038436</text:p>
          </table:table-cell>
          <table:table-cell office:value-type="float" office:value="1.192649149" calcext:value-type="float">
            <text:p>1.192649149</text:p>
          </table:table-cell>
          <table:table-cell office:value-type="float" office:value="1.198671007" calcext:value-type="float">
            <text:p>1.198671007</text:p>
          </table:table-cell>
          <table:table-cell/>
          <table:table-cell office:value-type="float" office:value="0.009779726" calcext:value-type="float">
            <text:p>0.009779726</text:p>
          </table:table-cell>
          <table:table-cell office:value-type="float" office:value="0.009743866" calcext:value-type="float">
            <text:p>0.009743866</text:p>
          </table:table-cell>
          <table:table-cell office:value-type="float" office:value="0.009793064" calcext:value-type="float">
            <text:p>0.009793064</text:p>
          </table:table-cell>
          <table:table-cell/>
          <table:table-cell office:value-type="float" office:value="-0.000116108" calcext:value-type="float">
            <text:p>-0.000116108</text:p>
          </table:table-cell>
          <table:table-cell office:value-type="float" office:value="-0.000151968" calcext:value-type="float">
            <text:p>-0.000151968</text:p>
          </table:table-cell>
          <table:table-cell office:value-type="float" office:value="-0.00010277" calcext:value-type="float">
            <text:p>-0.00010277</text:p>
          </table:table-cell>
          <table:table-cell/>
          <table:table-cell office:value-type="float" office:value="25.981281549" calcext:value-type="float">
            <text:p>25.981281549</text:p>
          </table:table-cell>
          <table:table-cell office:value-type="float" office:value="25.980397273" calcext:value-type="float">
            <text:p>25.980397273</text:p>
          </table:table-cell>
          <table:table-cell office:value-type="float" office:value="25.981610451" calcext:value-type="float">
            <text:p>25.981610451</text:p>
          </table:table-cell>
          <table:table-cell/>
          <table:table-cell office:value-type="float" office:value="-0.002943153" calcext:value-type="float">
            <text:p>-0.002943153</text:p>
          </table:table-cell>
          <table:table-cell office:value-type="float" office:value="-0.003852157" calcext:value-type="float">
            <text:p>-0.003852157</text:p>
          </table:table-cell>
          <table:table-cell office:value-type="float" office:value="-0.002605054" calcext:value-type="float">
            <text:p>-0.00260505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2019-11-11 21:24:10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1038631" calcext:value-type="float">
            <text:p>1.191038631</text:p>
          </table:table-cell>
          <table:table-cell office:value-type="float" office:value="1.19391694" calcext:value-type="float">
            <text:p>1.19391694</text:p>
          </table:table-cell>
          <table:table-cell office:value-type="float" office:value="1.196767234" calcext:value-type="float">
            <text:p>1.196767234</text:p>
          </table:table-cell>
          <table:table-cell/>
          <table:table-cell office:value-type="float" office:value="0.009730708" calcext:value-type="float">
            <text:p>0.009730708</text:p>
          </table:table-cell>
          <table:table-cell office:value-type="float" office:value="0.009754223" calcext:value-type="float">
            <text:p>0.009754223</text:p>
          </table:table-cell>
          <table:table-cell office:value-type="float" office:value="0.00977751" calcext:value-type="float">
            <text:p>0.00977751</text:p>
          </table:table-cell>
          <table:table-cell/>
          <table:table-cell office:value-type="float" office:value="-0.000165126" calcext:value-type="float">
            <text:p>-0.000165126</text:p>
          </table:table-cell>
          <table:table-cell office:value-type="float" office:value="-0.00014161" calcext:value-type="float">
            <text:p>-0.00014161</text:p>
          </table:table-cell>
          <table:table-cell office:value-type="float" office:value="-0.000118323" calcext:value-type="float">
            <text:p>-0.000118323</text:p>
          </table:table-cell>
          <table:table-cell/>
          <table:table-cell office:value-type="float" office:value="25.985126896" calcext:value-type="float">
            <text:p>25.985126896</text:p>
          </table:table-cell>
          <table:table-cell office:value-type="float" office:value="25.985706764" calcext:value-type="float">
            <text:p>25.985706764</text:p>
          </table:table-cell>
          <table:table-cell office:value-type="float" office:value="25.986280989" calcext:value-type="float">
            <text:p>25.986280989</text:p>
          </table:table-cell>
          <table:table-cell/>
          <table:table-cell office:value-type="float" office:value="-0.004185689" calcext:value-type="float">
            <text:p>-0.004185689</text:p>
          </table:table-cell>
          <table:table-cell office:value-type="float" office:value="-0.003589602" calcext:value-type="float">
            <text:p>-0.003589602</text:p>
          </table:table-cell>
          <table:table-cell office:value-type="float" office:value="-0.002999318" calcext:value-type="float">
            <text:p>-0.00299931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2019-11-11 21:24:11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1.190900349" calcext:value-type="float">
            <text:p>1.190900349</text:p>
          </table:table-cell>
          <table:table-cell office:value-type="float" office:value="1.196025157" calcext:value-type="float">
            <text:p>1.196025157</text:p>
          </table:table-cell>
          <table:table-cell office:value-type="float" office:value="1.194425964" calcext:value-type="float">
            <text:p>1.194425964</text:p>
          </table:table-cell>
          <table:table-cell/>
          <table:table-cell office:value-type="float" office:value="0.009729578" calcext:value-type="float">
            <text:p>0.009729578</text:p>
          </table:table-cell>
          <table:table-cell office:value-type="float" office:value="0.009771447" calcext:value-type="float">
            <text:p>0.009771447</text:p>
          </table:table-cell>
          <table:table-cell office:value-type="float" office:value="0.009758382" calcext:value-type="float">
            <text:p>0.009758382</text:p>
          </table:table-cell>
          <table:table-cell/>
          <table:table-cell office:value-type="float" office:value="-0.000166255" calcext:value-type="float">
            <text:p>-0.000166255</text:p>
          </table:table-cell>
          <table:table-cell office:value-type="float" office:value="-0.000124386" calcext:value-type="float">
            <text:p>-0.000124386</text:p>
          </table:table-cell>
          <table:table-cell office:value-type="float" office:value="-0.000137451" calcext:value-type="float">
            <text:p>-0.000137451</text:p>
          </table:table-cell>
          <table:table-cell/>
          <table:table-cell office:value-type="float" office:value="25.974990875" calcext:value-type="float">
            <text:p>25.974990875</text:p>
          </table:table-cell>
          <table:table-cell office:value-type="float" office:value="25.976023335" calcext:value-type="float">
            <text:p>25.976023335</text:p>
          </table:table-cell>
          <table:table-cell office:value-type="float" office:value="25.975701157" calcext:value-type="float">
            <text:p>25.975701157</text:p>
          </table:table-cell>
          <table:table-cell/>
          <table:table-cell office:value-type="float" office:value="-0.004214327" calcext:value-type="float">
            <text:p>-0.004214327</text:p>
          </table:table-cell>
          <table:table-cell office:value-type="float" office:value="-0.003152999" calcext:value-type="float">
            <text:p>-0.003152999</text:p>
          </table:table-cell>
          <table:table-cell office:value-type="float" office:value="-0.003484185" calcext:value-type="float">
            <text:p>-0.00348418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019-11-11 21:24:12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1.194282316" calcext:value-type="float">
            <text:p>1.194282316</text:p>
          </table:table-cell>
          <table:table-cell office:value-type="float" office:value="1.195963168" calcext:value-type="float">
            <text:p>1.195963168</text:p>
          </table:table-cell>
          <table:table-cell office:value-type="float" office:value="1.18994429" calcext:value-type="float">
            <text:p>1.18994429</text:p>
          </table:table-cell>
          <table:table-cell/>
          <table:table-cell office:value-type="float" office:value="0.009757208" calcext:value-type="float">
            <text:p>0.009757208</text:p>
          </table:table-cell>
          <table:table-cell office:value-type="float" office:value="0.009770941" calcext:value-type="float">
            <text:p>0.009770941</text:p>
          </table:table-cell>
          <table:table-cell office:value-type="float" office:value="0.009721767" calcext:value-type="float">
            <text:p>0.009721767</text:p>
          </table:table-cell>
          <table:table-cell/>
          <table:table-cell office:value-type="float" office:value="-0.000138625" calcext:value-type="float">
            <text:p>-0.000138625</text:p>
          </table:table-cell>
          <table:table-cell office:value-type="float" office:value="-0.000124892" calcext:value-type="float">
            <text:p>-0.000124892</text:p>
          </table:table-cell>
          <table:table-cell office:value-type="float" office:value="-0.000174066" calcext:value-type="float">
            <text:p>-0.000174066</text:p>
          </table:table-cell>
          <table:table-cell/>
          <table:table-cell office:value-type="float" office:value="25.975672217" calcext:value-type="float">
            <text:p>25.975672217</text:p>
          </table:table-cell>
          <table:table-cell office:value-type="float" office:value="25.976010847" calcext:value-type="float">
            <text:p>25.976010847</text:p>
          </table:table-cell>
          <table:table-cell office:value-type="float" office:value="25.974798264" calcext:value-type="float">
            <text:p>25.974798264</text:p>
          </table:table-cell>
          <table:table-cell/>
          <table:table-cell office:value-type="float" office:value="-0.003513934" calcext:value-type="float">
            <text:p>-0.003513934</text:p>
          </table:table-cell>
          <table:table-cell office:value-type="float" office:value="-0.003165837" calcext:value-type="float">
            <text:p>-0.003165837</text:p>
          </table:table-cell>
          <table:table-cell office:value-type="float" office:value="-0.004412323" calcext:value-type="float">
            <text:p>-0.00441232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2019-11-11 21:24:13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6341657" calcext:value-type="float">
            <text:p>1.196341657</text:p>
          </table:table-cell>
          <table:table-cell office:value-type="float" office:value="1.190214299" calcext:value-type="float">
            <text:p>1.190214299</text:p>
          </table:table-cell>
          <table:table-cell office:value-type="float" office:value="1.190368675" calcext:value-type="float">
            <text:p>1.190368675</text:p>
          </table:table-cell>
          <table:table-cell/>
          <table:table-cell office:value-type="float" office:value="0.009774033" calcext:value-type="float">
            <text:p>0.009774033</text:p>
          </table:table-cell>
          <table:table-cell office:value-type="float" office:value="0.009723973" calcext:value-type="float">
            <text:p>0.009723973</text:p>
          </table:table-cell>
          <table:table-cell office:value-type="float" office:value="0.009725234" calcext:value-type="float">
            <text:p>0.009725234</text:p>
          </table:table-cell>
          <table:table-cell/>
          <table:table-cell office:value-type="float" office:value="-0.0001218" calcext:value-type="float">
            <text:p>-0.0001218</text:p>
          </table:table-cell>
          <table:table-cell office:value-type="float" office:value="-0.00017186" calcext:value-type="float">
            <text:p>-0.00017186</text:p>
          </table:table-cell>
          <table:table-cell office:value-type="float" office:value="-0.000170599" calcext:value-type="float">
            <text:p>-0.000170599</text:p>
          </table:table-cell>
          <table:table-cell/>
          <table:table-cell office:value-type="float" office:value="25.986195251" calcext:value-type="float">
            <text:p>25.986195251</text:p>
          </table:table-cell>
          <table:table-cell office:value-type="float" office:value="25.984960825" calcext:value-type="float">
            <text:p>25.984960825</text:p>
          </table:table-cell>
          <table:table-cell office:value-type="float" office:value="25.984991926" calcext:value-type="float">
            <text:p>25.984991926</text:p>
          </table:table-cell>
          <table:table-cell/>
          <table:table-cell office:value-type="float" office:value="-0.003087453" calcext:value-type="float">
            <text:p>-0.003087453</text:p>
          </table:table-cell>
          <table:table-cell office:value-type="float" office:value="-0.004356405" calcext:value-type="float">
            <text:p>-0.004356405</text:p>
          </table:table-cell>
          <table:table-cell office:value-type="float" office:value="-0.004324435" calcext:value-type="float">
            <text:p>-0.00432443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2019-11-11 21:24:15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2656898" calcext:value-type="float">
            <text:p>1.192656898</text:p>
          </table:table-cell>
          <table:table-cell office:value-type="float" office:value="1.188473843" calcext:value-type="float">
            <text:p>1.188473843</text:p>
          </table:table-cell>
          <table:table-cell office:value-type="float" office:value="1.195208573" calcext:value-type="float">
            <text:p>1.195208573</text:p>
          </table:table-cell>
          <table:table-cell/>
          <table:table-cell office:value-type="float" office:value="0.009743929" calcext:value-type="float">
            <text:p>0.009743929</text:p>
          </table:table-cell>
          <table:table-cell office:value-type="float" office:value="0.009709754" calcext:value-type="float">
            <text:p>0.009709754</text:p>
          </table:table-cell>
          <table:table-cell office:value-type="float" office:value="0.009764776" calcext:value-type="float">
            <text:p>0.009764776</text:p>
          </table:table-cell>
          <table:table-cell/>
          <table:table-cell office:value-type="float" office:value="-0.000151904" calcext:value-type="float">
            <text:p>-0.000151904</text:p>
          </table:table-cell>
          <table:table-cell office:value-type="float" office:value="-0.00018608" calcext:value-type="float">
            <text:p>-0.00018608</text:p>
          </table:table-cell>
          <table:table-cell office:value-type="float" office:value="-0.000131057" calcext:value-type="float">
            <text:p>-0.000131057</text:p>
          </table:table-cell>
          <table:table-cell/>
          <table:table-cell office:value-type="float" office:value="25.980398834" calcext:value-type="float">
            <text:p>25.980398834</text:p>
          </table:table-cell>
          <table:table-cell office:value-type="float" office:value="25.979556106" calcext:value-type="float">
            <text:p>25.979556106</text:p>
          </table:table-cell>
          <table:table-cell office:value-type="float" office:value="25.980912901" calcext:value-type="float">
            <text:p>25.980912901</text:p>
          </table:table-cell>
          <table:table-cell/>
          <table:table-cell office:value-type="float" office:value="-0.003850552" calcext:value-type="float">
            <text:p>-0.003850552</text:p>
          </table:table-cell>
          <table:table-cell office:value-type="float" office:value="-0.004716848" calcext:value-type="float">
            <text:p>-0.004716848</text:p>
          </table:table-cell>
          <table:table-cell office:value-type="float" office:value="-0.00332211" calcext:value-type="float">
            <text:p>-0.0033221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2019-11-11 21:24:16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1.188784979" calcext:value-type="float">
            <text:p>1.188784979</text:p>
          </table:table-cell>
          <table:table-cell office:value-type="float" office:value="1.192767166" calcext:value-type="float">
            <text:p>1.192767166</text:p>
          </table:table-cell>
          <table:table-cell office:value-type="float" office:value="1.195267581" calcext:value-type="float">
            <text:p>1.195267581</text:p>
          </table:table-cell>
          <table:table-cell/>
          <table:table-cell office:value-type="float" office:value="0.009712296" calcext:value-type="float">
            <text:p>0.009712296</text:p>
          </table:table-cell>
          <table:table-cell office:value-type="float" office:value="0.00974483" calcext:value-type="float">
            <text:p>0.00974483</text:p>
          </table:table-cell>
          <table:table-cell office:value-type="float" office:value="0.009765258" calcext:value-type="float">
            <text:p>0.009765258</text:p>
          </table:table-cell>
          <table:table-cell/>
          <table:table-cell office:value-type="float" office:value="-0.000183538" calcext:value-type="float">
            <text:p>-0.000183538</text:p>
          </table:table-cell>
          <table:table-cell office:value-type="float" office:value="-0.000151004" calcext:value-type="float">
            <text:p>-0.000151004</text:p>
          </table:table-cell>
          <table:table-cell office:value-type="float" office:value="-0.000130575" calcext:value-type="float">
            <text:p>-0.000130575</text:p>
          </table:table-cell>
          <table:table-cell/>
          <table:table-cell office:value-type="float" office:value="25.969510622" calcext:value-type="float">
            <text:p>25.969510622</text:p>
          </table:table-cell>
          <table:table-cell office:value-type="float" office:value="25.970312891" calcext:value-type="float">
            <text:p>25.970312891</text:p>
          </table:table-cell>
          <table:table-cell office:value-type="float" office:value="25.970816635" calcext:value-type="float">
            <text:p>25.970816635</text:p>
          </table:table-cell>
          <table:table-cell/>
          <table:table-cell office:value-type="float" office:value="-0.004652412" calcext:value-type="float">
            <text:p>-0.004652412</text:p>
          </table:table-cell>
          <table:table-cell office:value-type="float" office:value="-0.003827716" calcext:value-type="float">
            <text:p>-0.003827716</text:p>
          </table:table-cell>
          <table:table-cell office:value-type="float" office:value="-0.00330989" calcext:value-type="float">
            <text:p>-0.0033098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2019-11-11 21:24:17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2202114" calcext:value-type="float">
            <text:p>1.192202114</text:p>
          </table:table-cell>
          <table:table-cell office:value-type="float" office:value="1.196130657" calcext:value-type="float">
            <text:p>1.196130657</text:p>
          </table:table-cell>
          <table:table-cell office:value-type="float" office:value="1.190498017" calcext:value-type="float">
            <text:p>1.190498017</text:p>
          </table:table-cell>
          <table:table-cell/>
          <table:table-cell office:value-type="float" office:value="0.009740213" calcext:value-type="float">
            <text:p>0.009740213</text:p>
          </table:table-cell>
          <table:table-cell office:value-type="float" office:value="0.009772309" calcext:value-type="float">
            <text:p>0.009772309</text:p>
          </table:table-cell>
          <table:table-cell office:value-type="float" office:value="0.009726291" calcext:value-type="float">
            <text:p>0.009726291</text:p>
          </table:table-cell>
          <table:table-cell/>
          <table:table-cell office:value-type="float" office:value="-0.00015562" calcext:value-type="float">
            <text:p>-0.00015562</text:p>
          </table:table-cell>
          <table:table-cell office:value-type="float" office:value="-0.000123524" calcext:value-type="float">
            <text:p>-0.000123524</text:p>
          </table:table-cell>
          <table:table-cell office:value-type="float" office:value="-0.000169542" calcext:value-type="float">
            <text:p>-0.000169542</text:p>
          </table:table-cell>
          <table:table-cell/>
          <table:table-cell office:value-type="float" office:value="25.980307213" calcext:value-type="float">
            <text:p>25.980307213</text:p>
          </table:table-cell>
          <table:table-cell office:value-type="float" office:value="25.981098666" calcext:value-type="float">
            <text:p>25.981098666</text:p>
          </table:table-cell>
          <table:table-cell office:value-type="float" office:value="25.979963901" calcext:value-type="float">
            <text:p>25.979963901</text:p>
          </table:table-cell>
          <table:table-cell/>
          <table:table-cell office:value-type="float" office:value="-0.003944736" calcext:value-type="float">
            <text:p>-0.003944736</text:p>
          </table:table-cell>
          <table:table-cell office:value-type="float" office:value="-0.00313115" calcext:value-type="float">
            <text:p>-0.00313115</text:p>
          </table:table-cell>
          <table:table-cell office:value-type="float" office:value="-0.004297648" calcext:value-type="float">
            <text:p>-0.00429764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2019-11-11 21:24:18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573965" calcext:value-type="float">
            <text:p>1.19573965</text:p>
          </table:table-cell>
          <table:table-cell office:value-type="float" office:value="1.192143702" calcext:value-type="float">
            <text:p>1.192143702</text:p>
          </table:table-cell>
          <table:table-cell office:value-type="float" office:value="1.189263009" calcext:value-type="float">
            <text:p>1.189263009</text:p>
          </table:table-cell>
          <table:table-cell/>
          <table:table-cell office:value-type="float" office:value="0.009769115" calcext:value-type="float">
            <text:p>0.009769115</text:p>
          </table:table-cell>
          <table:table-cell office:value-type="float" office:value="0.009739736" calcext:value-type="float">
            <text:p>0.009739736</text:p>
          </table:table-cell>
          <table:table-cell office:value-type="float" office:value="0.009716201" calcext:value-type="float">
            <text:p>0.009716201</text:p>
          </table:table-cell>
          <table:table-cell/>
          <table:table-cell office:value-type="float" office:value="-0.000126719" calcext:value-type="float">
            <text:p>-0.000126719</text:p>
          </table:table-cell>
          <table:table-cell office:value-type="float" office:value="-0.000156097" calcext:value-type="float">
            <text:p>-0.000156097</text:p>
          </table:table-cell>
          <table:table-cell office:value-type="float" office:value="-0.000179632" calcext:value-type="float">
            <text:p>-0.000179632</text:p>
          </table:table-cell>
          <table:table-cell/>
          <table:table-cell office:value-type="float" office:value="25.98607397" calcext:value-type="float">
            <text:p>25.98607397</text:p>
          </table:table-cell>
          <table:table-cell office:value-type="float" office:value="25.985349525" calcext:value-type="float">
            <text:p>25.985349525</text:p>
          </table:table-cell>
          <table:table-cell office:value-type="float" office:value="25.984769176" calcext:value-type="float">
            <text:p>25.984769176</text:p>
          </table:table-cell>
          <table:table-cell/>
          <table:table-cell office:value-type="float" office:value="-0.003212126" calcext:value-type="float">
            <text:p>-0.003212126</text:p>
          </table:table-cell>
          <table:table-cell office:value-type="float" office:value="-0.003956833" calcext:value-type="float">
            <text:p>-0.003956833</text:p>
          </table:table-cell>
          <table:table-cell office:value-type="float" office:value="-0.004553414" calcext:value-type="float">
            <text:p>-0.00455341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2019-11-11 21:24:20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4553518" calcext:value-type="float">
            <text:p>1.194553518</text:p>
          </table:table-cell>
          <table:table-cell office:value-type="float" office:value="1.188167475" calcext:value-type="float">
            <text:p>1.188167475</text:p>
          </table:table-cell>
          <table:table-cell office:value-type="float" office:value="1.193724417" calcext:value-type="float">
            <text:p>1.193724417</text:p>
          </table:table-cell>
          <table:table-cell/>
          <table:table-cell office:value-type="float" office:value="0.009759424" calcext:value-type="float">
            <text:p>0.009759424</text:p>
          </table:table-cell>
          <table:table-cell office:value-type="float" office:value="0.009707251" calcext:value-type="float">
            <text:p>0.009707251</text:p>
          </table:table-cell>
          <table:table-cell office:value-type="float" office:value="0.00975265" calcext:value-type="float">
            <text:p>0.00975265</text:p>
          </table:table-cell>
          <table:table-cell/>
          <table:table-cell office:value-type="float" office:value="-0.000136409" calcext:value-type="float">
            <text:p>-0.000136409</text:p>
          </table:table-cell>
          <table:table-cell office:value-type="float" office:value="-0.000188583" calcext:value-type="float">
            <text:p>-0.000188583</text:p>
          </table:table-cell>
          <table:table-cell office:value-type="float" office:value="-0.000143183" calcext:value-type="float">
            <text:p>-0.000143183</text:p>
          </table:table-cell>
          <table:table-cell/>
          <table:table-cell office:value-type="float" office:value="25.980780932" calcext:value-type="float">
            <text:p>25.980780932</text:p>
          </table:table-cell>
          <table:table-cell office:value-type="float" office:value="25.979494384" calcext:value-type="float">
            <text:p>25.979494384</text:p>
          </table:table-cell>
          <table:table-cell office:value-type="float" office:value="25.980613899" calcext:value-type="float">
            <text:p>25.980613899</text:p>
          </table:table-cell>
          <table:table-cell/>
          <table:table-cell office:value-type="float" office:value="-0.00345777" calcext:value-type="float">
            <text:p>-0.00345777</text:p>
          </table:table-cell>
          <table:table-cell office:value-type="float" office:value="-0.004780295" calcext:value-type="float">
            <text:p>-0.004780295</text:p>
          </table:table-cell>
          <table:table-cell office:value-type="float" office:value="-0.003629473" calcext:value-type="float">
            <text:p>-0.00362947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2019-11-11 21:24:21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89923428" calcext:value-type="float">
            <text:p>1.189923428</text:p>
          </table:table-cell>
          <table:table-cell office:value-type="float" office:value="1.191566132" calcext:value-type="float">
            <text:p>1.191566132</text:p>
          </table:table-cell>
          <table:table-cell office:value-type="float" office:value="1.196455502" calcext:value-type="float">
            <text:p>1.196455502</text:p>
          </table:table-cell>
          <table:table-cell/>
          <table:table-cell office:value-type="float" office:value="0.009721597" calcext:value-type="float">
            <text:p>0.009721597</text:p>
          </table:table-cell>
          <table:table-cell office:value-type="float" office:value="0.009735017" calcext:value-type="float">
            <text:p>0.009735017</text:p>
          </table:table-cell>
          <table:table-cell office:value-type="float" office:value="0.009774963" calcext:value-type="float">
            <text:p>0.009774963</text:p>
          </table:table-cell>
          <table:table-cell/>
          <table:table-cell office:value-type="float" office:value="-0.000174237" calcext:value-type="float">
            <text:p>-0.000174237</text:p>
          </table:table-cell>
          <table:table-cell office:value-type="float" office:value="-0.000160816" calcext:value-type="float">
            <text:p>-0.000160816</text:p>
          </table:table-cell>
          <table:table-cell office:value-type="float" office:value="-0.00012087" calcext:value-type="float">
            <text:p>-0.00012087</text:p>
          </table:table-cell>
          <table:table-cell/>
          <table:table-cell office:value-type="float" office:value="25.984902225" calcext:value-type="float">
            <text:p>25.984902225</text:p>
          </table:table-cell>
          <table:table-cell office:value-type="float" office:value="25.985233167" calcext:value-type="float">
            <text:p>25.985233167</text:p>
          </table:table-cell>
          <table:table-cell office:value-type="float" office:value="25.986218187" calcext:value-type="float">
            <text:p>25.986218187</text:p>
          </table:table-cell>
          <table:table-cell/>
          <table:table-cell office:value-type="float" office:value="-0.004416644" calcext:value-type="float">
            <text:p>-0.004416644</text:p>
          </table:table-cell>
          <table:table-cell office:value-type="float" office:value="-0.004076446" calcext:value-type="float">
            <text:p>-0.004076446</text:p>
          </table:table-cell>
          <table:table-cell office:value-type="float" office:value="-0.003063876" calcext:value-type="float">
            <text:p>-0.00306387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2019-11-11 21:24:22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0611862" calcext:value-type="float">
            <text:p>1.190611862</text:p>
          </table:table-cell>
          <table:table-cell office:value-type="float" office:value="1.196050787" calcext:value-type="float">
            <text:p>1.196050787</text:p>
          </table:table-cell>
          <table:table-cell office:value-type="float" office:value="1.192772531" calcext:value-type="float">
            <text:p>1.192772531</text:p>
          </table:table-cell>
          <table:table-cell/>
          <table:table-cell office:value-type="float" office:value="0.009727221" calcext:value-type="float">
            <text:p>0.009727221</text:p>
          </table:table-cell>
          <table:table-cell office:value-type="float" office:value="0.009771657" calcext:value-type="float">
            <text:p>0.009771657</text:p>
          </table:table-cell>
          <table:table-cell office:value-type="float" office:value="0.009744874" calcext:value-type="float">
            <text:p>0.009744874</text:p>
          </table:table-cell>
          <table:table-cell/>
          <table:table-cell office:value-type="float" office:value="-0.000168612" calcext:value-type="float">
            <text:p>-0.000168612</text:p>
          </table:table-cell>
          <table:table-cell office:value-type="float" office:value="-0.000124177" calcext:value-type="float">
            <text:p>-0.000124177</text:p>
          </table:table-cell>
          <table:table-cell office:value-type="float" office:value="-0.00015096" calcext:value-type="float">
            <text:p>-0.00015096</text:p>
          </table:table-cell>
          <table:table-cell/>
          <table:table-cell office:value-type="float" office:value="25.979986837" calcext:value-type="float">
            <text:p>25.979986837</text:p>
          </table:table-cell>
          <table:table-cell office:value-type="float" office:value="25.981082575" calcext:value-type="float">
            <text:p>25.981082575</text:p>
          </table:table-cell>
          <table:table-cell office:value-type="float" office:value="25.98042213" calcext:value-type="float">
            <text:p>25.98042213</text:p>
          </table:table-cell>
          <table:table-cell/>
          <table:table-cell office:value-type="float" office:value="-0.004274072" calcext:value-type="float">
            <text:p>-0.004274072</text:p>
          </table:table-cell>
          <table:table-cell office:value-type="float" office:value="-0.003147691" calcext:value-type="float">
            <text:p>-0.003147691</text:p>
          </table:table-cell>
          <table:table-cell office:value-type="float" office:value="-0.003826605" calcext:value-type="float">
            <text:p>-0.00382660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2019-11-11 21:24:23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4837236" calcext:value-type="float">
            <text:p>1.194837236</text:p>
          </table:table-cell>
          <table:table-cell office:value-type="float" office:value="1.19448378" calcext:value-type="float">
            <text:p>1.19448378</text:p>
          </table:table-cell>
          <table:table-cell office:value-type="float" office:value="1.189226054" calcext:value-type="float">
            <text:p>1.189226054</text:p>
          </table:table-cell>
          <table:table-cell/>
          <table:table-cell office:value-type="float" office:value="0.009761742" calcext:value-type="float">
            <text:p>0.009761742</text:p>
          </table:table-cell>
          <table:table-cell office:value-type="float" office:value="0.009758854" calcext:value-type="float">
            <text:p>0.009758854</text:p>
          </table:table-cell>
          <table:table-cell office:value-type="float" office:value="0.009715899" calcext:value-type="float">
            <text:p>0.009715899</text:p>
          </table:table-cell>
          <table:table-cell/>
          <table:table-cell office:value-type="float" office:value="-0.000134091" calcext:value-type="float">
            <text:p>-0.000134091</text:p>
          </table:table-cell>
          <table:table-cell office:value-type="float" office:value="-0.000136979" calcext:value-type="float">
            <text:p>-0.000136979</text:p>
          </table:table-cell>
          <table:table-cell office:value-type="float" office:value="-0.000179934" calcext:value-type="float">
            <text:p>-0.000179934</text:p>
          </table:table-cell>
          <table:table-cell/>
          <table:table-cell office:value-type="float" office:value="25.98083809" calcext:value-type="float">
            <text:p>25.98083809</text:p>
          </table:table-cell>
          <table:table-cell office:value-type="float" office:value="25.980766882" calcext:value-type="float">
            <text:p>25.980766882</text:p>
          </table:table-cell>
          <table:table-cell office:value-type="float" office:value="25.979707648" calcext:value-type="float">
            <text:p>25.979707648</text:p>
          </table:table-cell>
          <table:table-cell/>
          <table:table-cell office:value-type="float" office:value="-0.003399013" calcext:value-type="float">
            <text:p>-0.003399013</text:p>
          </table:table-cell>
          <table:table-cell office:value-type="float" office:value="-0.003472212" calcext:value-type="float">
            <text:p>-0.003472212</text:p>
          </table:table-cell>
          <table:table-cell office:value-type="float" office:value="-0.004561067" calcext:value-type="float">
            <text:p>-0.00456106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019-11-11 21:24:25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1.195706868" calcext:value-type="float">
            <text:p>1.195706868</text:p>
          </table:table-cell>
          <table:table-cell office:value-type="float" office:value="1.189115189" calcext:value-type="float">
            <text:p>1.189115189</text:p>
          </table:table-cell>
          <table:table-cell office:value-type="float" office:value="1.190755509" calcext:value-type="float">
            <text:p>1.190755509</text:p>
          </table:table-cell>
          <table:table-cell/>
          <table:table-cell office:value-type="float" office:value="0.009768847" calcext:value-type="float">
            <text:p>0.009768847</text:p>
          </table:table-cell>
          <table:table-cell office:value-type="float" office:value="0.009714993" calcext:value-type="float">
            <text:p>0.009714993</text:p>
          </table:table-cell>
          <table:table-cell office:value-type="float" office:value="0.009728395" calcext:value-type="float">
            <text:p>0.009728395</text:p>
          </table:table-cell>
          <table:table-cell/>
          <table:table-cell office:value-type="float" office:value="-0.000126986" calcext:value-type="float">
            <text:p>-0.000126986</text:p>
          </table:table-cell>
          <table:table-cell office:value-type="float" office:value="-0.00018084" calcext:value-type="float">
            <text:p>-0.00018084</text:p>
          </table:table-cell>
          <table:table-cell office:value-type="float" office:value="-0.000167439" calcext:value-type="float">
            <text:p>-0.000167439</text:p>
          </table:table-cell>
          <table:table-cell/>
          <table:table-cell office:value-type="float" office:value="25.975959212" calcext:value-type="float">
            <text:p>25.975959212</text:p>
          </table:table-cell>
          <table:table-cell office:value-type="float" office:value="25.97463123" calcext:value-type="float">
            <text:p>25.97463123</text:p>
          </table:table-cell>
          <table:table-cell office:value-type="float" office:value="25.974961695" calcext:value-type="float">
            <text:p>25.974961695</text:p>
          </table:table-cell>
          <table:table-cell/>
          <table:table-cell office:value-type="float" office:value="-0.003218915" calcext:value-type="float">
            <text:p>-0.003218915</text:p>
          </table:table-cell>
          <table:table-cell office:value-type="float" office:value="-0.004584027" calcext:value-type="float">
            <text:p>-0.004584027</text:p>
          </table:table-cell>
          <table:table-cell office:value-type="float" office:value="-0.004244323" calcext:value-type="float">
            <text:p>-0.00424432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2019-11-11 21:24:26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2034029" calcext:value-type="float">
            <text:p>1.192034029</text:p>
          </table:table-cell>
          <table:table-cell office:value-type="float" office:value="1.188771866" calcext:value-type="float">
            <text:p>1.188771866</text:p>
          </table:table-cell>
          <table:table-cell office:value-type="float" office:value="1.19534924" calcext:value-type="float">
            <text:p>1.19534924</text:p>
          </table:table-cell>
          <table:table-cell/>
          <table:table-cell office:value-type="float" office:value="0.00973884" calcext:value-type="float">
            <text:p>0.00973884</text:p>
          </table:table-cell>
          <table:table-cell office:value-type="float" office:value="0.009712188" calcext:value-type="float">
            <text:p>0.009712188</text:p>
          </table:table-cell>
          <table:table-cell office:value-type="float" office:value="0.009765925" calcext:value-type="float">
            <text:p>0.009765925</text:p>
          </table:table-cell>
          <table:table-cell/>
          <table:table-cell office:value-type="float" office:value="-0.000156993" calcext:value-type="float">
            <text:p>-0.000156993</text:p>
          </table:table-cell>
          <table:table-cell office:value-type="float" office:value="-0.000183645" calcext:value-type="float">
            <text:p>-0.000183645</text:p>
          </table:table-cell>
          <table:table-cell office:value-type="float" office:value="-0.000129908" calcext:value-type="float">
            <text:p>-0.000129908</text:p>
          </table:table-cell>
          <table:table-cell/>
          <table:table-cell office:value-type="float" office:value="25.98027335" calcext:value-type="float">
            <text:p>25.98027335</text:p>
          </table:table-cell>
          <table:table-cell office:value-type="float" office:value="25.979616146" calcext:value-type="float">
            <text:p>25.979616146</text:p>
          </table:table-cell>
          <table:table-cell office:value-type="float" office:value="25.98094124" calcext:value-type="float">
            <text:p>25.98094124</text:p>
          </table:table-cell>
          <table:table-cell/>
          <table:table-cell office:value-type="float" office:value="-0.003979546" calcext:value-type="float">
            <text:p>-0.003979546</text:p>
          </table:table-cell>
          <table:table-cell office:value-type="float" office:value="-0.004655128" calcext:value-type="float">
            <text:p>-0.004655128</text:p>
          </table:table-cell>
          <table:table-cell office:value-type="float" office:value="-0.003292979" calcext:value-type="float">
            <text:p>-0.00329297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2019-11-11 21:24:27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89361952" calcext:value-type="float">
            <text:p>1.189361952</text:p>
          </table:table-cell>
          <table:table-cell office:value-type="float" office:value="1.193201088" calcext:value-type="float">
            <text:p>1.193201088</text:p>
          </table:table-cell>
          <table:table-cell office:value-type="float" office:value="1.196339869" calcext:value-type="float">
            <text:p>1.196339869</text:p>
          </table:table-cell>
          <table:table-cell/>
          <table:table-cell office:value-type="float" office:value="0.009717009" calcext:value-type="float">
            <text:p>0.009717009</text:p>
          </table:table-cell>
          <table:table-cell office:value-type="float" office:value="0.009748375" calcext:value-type="float">
            <text:p>0.009748375</text:p>
          </table:table-cell>
          <table:table-cell office:value-type="float" office:value="0.009774019" calcext:value-type="float">
            <text:p>0.009774019</text:p>
          </table:table-cell>
          <table:table-cell/>
          <table:table-cell office:value-type="float" office:value="-0.000178824" calcext:value-type="float">
            <text:p>-0.000178824</text:p>
          </table:table-cell>
          <table:table-cell office:value-type="float" office:value="-0.000147458" calcext:value-type="float">
            <text:p>-0.000147458</text:p>
          </table:table-cell>
          <table:table-cell office:value-type="float" office:value="-0.000121815" calcext:value-type="float">
            <text:p>-0.000121815</text:p>
          </table:table-cell>
          <table:table-cell/>
          <table:table-cell office:value-type="float" office:value="25.98478911" calcext:value-type="float">
            <text:p>25.98478911</text:p>
          </table:table-cell>
          <table:table-cell office:value-type="float" office:value="25.985562548" calcext:value-type="float">
            <text:p>25.985562548</text:p>
          </table:table-cell>
          <table:table-cell office:value-type="float" office:value="25.986194891" calcext:value-type="float">
            <text:p>25.986194891</text:p>
          </table:table-cell>
          <table:table-cell/>
          <table:table-cell office:value-type="float" office:value="-0.004532923" calcext:value-type="float">
            <text:p>-0.004532923</text:p>
          </table:table-cell>
          <table:table-cell office:value-type="float" office:value="-0.003737853" calcext:value-type="float">
            <text:p>-0.003737853</text:p>
          </table:table-cell>
          <table:table-cell office:value-type="float" office:value="-0.003087823" calcext:value-type="float">
            <text:p>-0.00308782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2019-11-11 21:24:28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2025684" calcext:value-type="float">
            <text:p>1.192025684</text:p>
          </table:table-cell>
          <table:table-cell office:value-type="float" office:value="1.196363115" calcext:value-type="float">
            <text:p>1.196363115</text:p>
          </table:table-cell>
          <table:table-cell office:value-type="float" office:value="1.191683554" calcext:value-type="float">
            <text:p>1.191683554</text:p>
          </table:table-cell>
          <table:table-cell/>
          <table:table-cell office:value-type="float" office:value="0.009738772" calcext:value-type="float">
            <text:p>0.009738772</text:p>
          </table:table-cell>
          <table:table-cell office:value-type="float" office:value="0.009774208" calcext:value-type="float">
            <text:p>0.009774208</text:p>
          </table:table-cell>
          <table:table-cell office:value-type="float" office:value="0.009735977" calcext:value-type="float">
            <text:p>0.009735977</text:p>
          </table:table-cell>
          <table:table-cell/>
          <table:table-cell office:value-type="float" office:value="-0.000157061" calcext:value-type="float">
            <text:p>-0.000157061</text:p>
          </table:table-cell>
          <table:table-cell office:value-type="float" office:value="-0.000121625" calcext:value-type="float">
            <text:p>-0.000121625</text:p>
          </table:table-cell>
          <table:table-cell office:value-type="float" office:value="-0.000159857" calcext:value-type="float">
            <text:p>-0.000159857</text:p>
          </table:table-cell>
          <table:table-cell/>
          <table:table-cell office:value-type="float" office:value="25.980271669" calcext:value-type="float">
            <text:p>25.980271669</text:p>
          </table:table-cell>
          <table:table-cell office:value-type="float" office:value="25.981145497" calcext:value-type="float">
            <text:p>25.981145497</text:p>
          </table:table-cell>
          <table:table-cell office:value-type="float" office:value="25.980202742" calcext:value-type="float">
            <text:p>25.980202742</text:p>
          </table:table-cell>
          <table:table-cell/>
          <table:table-cell office:value-type="float" office:value="-0.003981274" calcext:value-type="float">
            <text:p>-0.003981274</text:p>
          </table:table-cell>
          <table:table-cell office:value-type="float" office:value="-0.003083009" calcext:value-type="float">
            <text:p>-0.003083009</text:p>
          </table:table-cell>
          <table:table-cell office:value-type="float" office:value="-0.004052128" calcext:value-type="float">
            <text:p>-0.00405212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019-11-11 21:24:29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6000123" calcext:value-type="float">
            <text:p>1.196000123</text:p>
          </table:table-cell>
          <table:table-cell office:value-type="float" office:value="1.19329884" calcext:value-type="float">
            <text:p>1.19329884</text:p>
          </table:table-cell>
          <table:table-cell office:value-type="float" office:value="1.189532422" calcext:value-type="float">
            <text:p>1.189532422</text:p>
          </table:table-cell>
          <table:table-cell/>
          <table:table-cell office:value-type="float" office:value="0.009771243" calcext:value-type="float">
            <text:p>0.009771243</text:p>
          </table:table-cell>
          <table:table-cell office:value-type="float" office:value="0.009749174" calcext:value-type="float">
            <text:p>0.009749174</text:p>
          </table:table-cell>
          <table:table-cell office:value-type="float" office:value="0.009718402" calcext:value-type="float">
            <text:p>0.009718402</text:p>
          </table:table-cell>
          <table:table-cell/>
          <table:table-cell office:value-type="float" office:value="-0.000124591" calcext:value-type="float">
            <text:p>-0.000124591</text:p>
          </table:table-cell>
          <table:table-cell office:value-type="float" office:value="-0.00014666" calcext:value-type="float">
            <text:p>-0.00014666</text:p>
          </table:table-cell>
          <table:table-cell office:value-type="float" office:value="-0.000177431" calcext:value-type="float">
            <text:p>-0.000177431</text:p>
          </table:table-cell>
          <table:table-cell/>
          <table:table-cell office:value-type="float" office:value="25.986126445" calcext:value-type="float">
            <text:p>25.986126445</text:p>
          </table:table-cell>
          <table:table-cell office:value-type="float" office:value="25.985582241" calcext:value-type="float">
            <text:p>25.985582241</text:p>
          </table:table-cell>
          <table:table-cell office:value-type="float" office:value="25.984823453" calcext:value-type="float">
            <text:p>25.984823453</text:p>
          </table:table-cell>
          <table:table-cell/>
          <table:table-cell office:value-type="float" office:value="-0.003158183" calcext:value-type="float">
            <text:p>-0.003158183</text:p>
          </table:table-cell>
          <table:table-cell office:value-type="float" office:value="-0.003717609" calcext:value-type="float">
            <text:p>-0.003717609</text:p>
          </table:table-cell>
          <table:table-cell office:value-type="float" office:value="-0.00449762" calcext:value-type="float">
            <text:p>-0.0044976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2019-11-11 21:24:31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5282483" calcext:value-type="float">
            <text:p>1.195282483</text:p>
          </table:table-cell>
          <table:table-cell office:value-type="float" office:value="1.18873968" calcext:value-type="float">
            <text:p>1.18873968</text:p>
          </table:table-cell>
          <table:table-cell office:value-type="float" office:value="1.191749715" calcext:value-type="float">
            <text:p>1.191749715</text:p>
          </table:table-cell>
          <table:table-cell/>
          <table:table-cell office:value-type="float" office:value="0.00976538" calcext:value-type="float">
            <text:p>0.00976538</text:p>
          </table:table-cell>
          <table:table-cell office:value-type="float" office:value="0.009711925" calcext:value-type="float">
            <text:p>0.009711925</text:p>
          </table:table-cell>
          <table:table-cell office:value-type="float" office:value="0.009736517" calcext:value-type="float">
            <text:p>0.009736517</text:p>
          </table:table-cell>
          <table:table-cell/>
          <table:table-cell office:value-type="float" office:value="-0.000130454" calcext:value-type="float">
            <text:p>-0.000130454</text:p>
          </table:table-cell>
          <table:table-cell office:value-type="float" office:value="-0.000183908" calcext:value-type="float">
            <text:p>-0.000183908</text:p>
          </table:table-cell>
          <table:table-cell office:value-type="float" office:value="-0.000159316" calcext:value-type="float">
            <text:p>-0.000159316</text:p>
          </table:table-cell>
          <table:table-cell/>
          <table:table-cell office:value-type="float" office:value="26.001144103" calcext:value-type="float">
            <text:p>26.001144103</text:p>
          </table:table-cell>
          <table:table-cell office:value-type="float" office:value="25.999825998" calcext:value-type="float">
            <text:p>25.999825998</text:p>
          </table:table-cell>
          <table:table-cell office:value-type="float" office:value="26.000432396" calcext:value-type="float">
            <text:p>26.000432396</text:p>
          </table:table-cell>
          <table:table-cell/>
          <table:table-cell office:value-type="float" office:value="-0.003306804" calcext:value-type="float">
            <text:p>-0.003306804</text:p>
          </table:table-cell>
          <table:table-cell office:value-type="float" office:value="-0.004661794" calcext:value-type="float">
            <text:p>-0.004661794</text:p>
          </table:table-cell>
          <table:table-cell office:value-type="float" office:value="-0.004038426" calcext:value-type="float">
            <text:p>-0.00403842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2019-11-11 21:24:32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0826439" calcext:value-type="float">
            <text:p>1.190826439</text:p>
          </table:table-cell>
          <table:table-cell office:value-type="float" office:value="1.189427518" calcext:value-type="float">
            <text:p>1.189427518</text:p>
          </table:table-cell>
          <table:table-cell office:value-type="float" office:value="1.196045422" calcext:value-type="float">
            <text:p>1.196045422</text:p>
          </table:table-cell>
          <table:table-cell/>
          <table:table-cell office:value-type="float" office:value="0.009728974" calcext:value-type="float">
            <text:p>0.009728974</text:p>
          </table:table-cell>
          <table:table-cell office:value-type="float" office:value="0.009717545" calcext:value-type="float">
            <text:p>0.009717545</text:p>
          </table:table-cell>
          <table:table-cell office:value-type="float" office:value="0.009771613" calcext:value-type="float">
            <text:p>0.009771613</text:p>
          </table:table-cell>
          <table:table-cell/>
          <table:table-cell office:value-type="float" office:value="-0.000166859" calcext:value-type="float">
            <text:p>-0.000166859</text:p>
          </table:table-cell>
          <table:table-cell office:value-type="float" office:value="-0.000178288" calcext:value-type="float">
            <text:p>-0.000178288</text:p>
          </table:table-cell>
          <table:table-cell office:value-type="float" office:value="-0.00012422" calcext:value-type="float">
            <text:p>-0.00012422</text:p>
          </table:table-cell>
          <table:table-cell/>
          <table:table-cell office:value-type="float" office:value="25.990138229" calcext:value-type="float">
            <text:p>25.990138229</text:p>
          </table:table-cell>
          <table:table-cell office:value-type="float" office:value="25.989856402" calcext:value-type="float">
            <text:p>25.989856402</text:p>
          </table:table-cell>
          <table:table-cell office:value-type="float" office:value="25.991189648" calcext:value-type="float">
            <text:p>25.991189648</text:p>
          </table:table-cell>
          <table:table-cell/>
          <table:table-cell office:value-type="float" office:value="-0.004229633" calcext:value-type="float">
            <text:p>-0.004229633</text:p>
          </table:table-cell>
          <table:table-cell office:value-type="float" office:value="-0.004519345" calcext:value-type="float">
            <text:p>-0.004519345</text:p>
          </table:table-cell>
          <table:table-cell office:value-type="float" office:value="-0.003148802" calcext:value-type="float">
            <text:p>-0.00314880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2019-11-11 21:24:33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896111" calcext:value-type="float">
            <text:p>1.1896111</text:p>
          </table:table-cell>
          <table:table-cell office:value-type="float" office:value="1.193980121" calcext:value-type="float">
            <text:p>1.193980121</text:p>
          </table:table-cell>
          <table:table-cell office:value-type="float" office:value="1.195129895" calcext:value-type="float">
            <text:p>1.195129895</text:p>
          </table:table-cell>
          <table:table-cell/>
          <table:table-cell office:value-type="float" office:value="0.009719045" calcext:value-type="float">
            <text:p>0.009719045</text:p>
          </table:table-cell>
          <table:table-cell office:value-type="float" office:value="0.00975474" calcext:value-type="float">
            <text:p>0.00975474</text:p>
          </table:table-cell>
          <table:table-cell office:value-type="float" office:value="0.009764133" calcext:value-type="float">
            <text:p>0.009764133</text:p>
          </table:table-cell>
          <table:table-cell/>
          <table:table-cell office:value-type="float" office:value="-0.000176788" calcext:value-type="float">
            <text:p>-0.000176788</text:p>
          </table:table-cell>
          <table:table-cell office:value-type="float" office:value="-0.000141094" calcext:value-type="float">
            <text:p>-0.000141094</text:p>
          </table:table-cell>
          <table:table-cell office:value-type="float" office:value="-0.0001317" calcext:value-type="float">
            <text:p>-0.0001317</text:p>
          </table:table-cell>
          <table:table-cell/>
          <table:table-cell office:value-type="float" office:value="25.989893386" calcext:value-type="float">
            <text:p>25.989893386</text:p>
          </table:table-cell>
          <table:table-cell office:value-type="float" office:value="25.990773572" calcext:value-type="float">
            <text:p>25.990773572</text:p>
          </table:table-cell>
          <table:table-cell office:value-type="float" office:value="25.991005206" calcext:value-type="float">
            <text:p>25.991005206</text:p>
          </table:table-cell>
          <table:table-cell/>
          <table:table-cell office:value-type="float" office:value="-0.004481326" calcext:value-type="float">
            <text:p>-0.004481326</text:p>
          </table:table-cell>
          <table:table-cell office:value-type="float" office:value="-0.003576518" calcext:value-type="float">
            <text:p>-0.003576518</text:p>
          </table:table-cell>
          <table:table-cell office:value-type="float" office:value="-0.003338404" calcext:value-type="float">
            <text:p>-0.00333840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2019-11-11 21:24:34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0707229" calcext:value-type="float">
            <text:p>1.190707229</text:p>
          </table:table-cell>
          <table:table-cell office:value-type="float" office:value="1.195906543" calcext:value-type="float">
            <text:p>1.195906543</text:p>
          </table:table-cell>
          <table:table-cell office:value-type="float" office:value="1.193928265" calcext:value-type="float">
            <text:p>1.193928265</text:p>
          </table:table-cell>
          <table:table-cell/>
          <table:table-cell office:value-type="float" office:value="0.009728" calcext:value-type="float">
            <text:p>0.009728</text:p>
          </table:table-cell>
          <table:table-cell office:value-type="float" office:value="0.009770478" calcext:value-type="float">
            <text:p>0.009770478</text:p>
          </table:table-cell>
          <table:table-cell office:value-type="float" office:value="0.009754316" calcext:value-type="float">
            <text:p>0.009754316</text:p>
          </table:table-cell>
          <table:table-cell/>
          <table:table-cell office:value-type="float" office:value="-0.000167833" calcext:value-type="float">
            <text:p>-0.000167833</text:p>
          </table:table-cell>
          <table:table-cell office:value-type="float" office:value="-0.000125355" calcext:value-type="float">
            <text:p>-0.000125355</text:p>
          </table:table-cell>
          <table:table-cell office:value-type="float" office:value="-0.000141517" calcext:value-type="float">
            <text:p>-0.000141517</text:p>
          </table:table-cell>
          <table:table-cell/>
          <table:table-cell office:value-type="float" office:value="25.985060131" calcext:value-type="float">
            <text:p>25.985060131</text:p>
          </table:table-cell>
          <table:table-cell office:value-type="float" office:value="25.986107593" calcext:value-type="float">
            <text:p>25.986107593</text:p>
          </table:table-cell>
          <table:table-cell office:value-type="float" office:value="25.985709046" calcext:value-type="float">
            <text:p>25.985709046</text:p>
          </table:table-cell>
          <table:table-cell/>
          <table:table-cell office:value-type="float" office:value="-0.004254321" calcext:value-type="float">
            <text:p>-0.004254321</text:p>
          </table:table-cell>
          <table:table-cell office:value-type="float" office:value="-0.003177563" calcext:value-type="float">
            <text:p>-0.003177563</text:p>
          </table:table-cell>
          <table:table-cell office:value-type="float" office:value="-0.003587257" calcext:value-type="float">
            <text:p>-0.00358725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2019-11-11 21:24:36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4151186" calcext:value-type="float">
            <text:p>1.194151186</text:p>
          </table:table-cell>
          <table:table-cell office:value-type="float" office:value="1.19591608" calcext:value-type="float">
            <text:p>1.19591608</text:p>
          </table:table-cell>
          <table:table-cell office:value-type="float" office:value="1.1899729" calcext:value-type="float">
            <text:p>1.1899729</text:p>
          </table:table-cell>
          <table:table-cell/>
          <table:table-cell office:value-type="float" office:value="0.009756137" calcext:value-type="float">
            <text:p>0.009756137</text:p>
          </table:table-cell>
          <table:table-cell office:value-type="float" office:value="0.009770556" calcext:value-type="float">
            <text:p>0.009770556</text:p>
          </table:table-cell>
          <table:table-cell office:value-type="float" office:value="0.009722001" calcext:value-type="float">
            <text:p>0.009722001</text:p>
          </table:table-cell>
          <table:table-cell/>
          <table:table-cell office:value-type="float" office:value="-0.000139696" calcext:value-type="float">
            <text:p>-0.000139696</text:p>
          </table:table-cell>
          <table:table-cell office:value-type="float" office:value="-0.000125277" calcext:value-type="float">
            <text:p>-0.000125277</text:p>
          </table:table-cell>
          <table:table-cell office:value-type="float" office:value="-0.000173833" calcext:value-type="float">
            <text:p>-0.000173833</text:p>
          </table:table-cell>
          <table:table-cell/>
          <table:table-cell office:value-type="float" office:value="25.995862114" calcext:value-type="float">
            <text:p>25.995862114</text:p>
          </table:table-cell>
          <table:table-cell office:value-type="float" office:value="25.996217669" calcext:value-type="float">
            <text:p>25.996217669</text:p>
          </table:table-cell>
          <table:table-cell office:value-type="float" office:value="25.995020358" calcext:value-type="float">
            <text:p>25.995020358</text:p>
          </table:table-cell>
          <table:table-cell/>
          <table:table-cell office:value-type="float" office:value="-0.003541091" calcext:value-type="float">
            <text:p>-0.003541091</text:p>
          </table:table-cell>
          <table:table-cell office:value-type="float" office:value="-0.003175588" calcext:value-type="float">
            <text:p>-0.003175588</text:p>
          </table:table-cell>
          <table:table-cell office:value-type="float" office:value="-0.004406398" calcext:value-type="float">
            <text:p>-0.00440639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2019-11-11 21:24:37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5960783" calcext:value-type="float">
            <text:p>1.195960783</text:p>
          </table:table-cell>
          <table:table-cell office:value-type="float" office:value="1.190461062" calcext:value-type="float">
            <text:p>1.190461062</text:p>
          </table:table-cell>
          <table:table-cell office:value-type="float" office:value="1.189532422" calcext:value-type="float">
            <text:p>1.189532422</text:p>
          </table:table-cell>
          <table:table-cell/>
          <table:table-cell office:value-type="float" office:value="0.009770921" calcext:value-type="float">
            <text:p>0.009770921</text:p>
          </table:table-cell>
          <table:table-cell office:value-type="float" office:value="0.009725989" calcext:value-type="float">
            <text:p>0.009725989</text:p>
          </table:table-cell>
          <table:table-cell office:value-type="float" office:value="0.009718402" calcext:value-type="float">
            <text:p>0.009718402</text:p>
          </table:table-cell>
          <table:table-cell/>
          <table:table-cell office:value-type="float" office:value="-0.000124912" calcext:value-type="float">
            <text:p>-0.000124912</text:p>
          </table:table-cell>
          <table:table-cell office:value-type="float" office:value="-0.000169844" calcext:value-type="float">
            <text:p>-0.000169844</text:p>
          </table:table-cell>
          <table:table-cell office:value-type="float" office:value="-0.000177431" calcext:value-type="float">
            <text:p>-0.000177431</text:p>
          </table:table-cell>
          <table:table-cell/>
          <table:table-cell office:value-type="float" office:value="25.991172597" calcext:value-type="float">
            <text:p>25.991172597</text:p>
          </table:table-cell>
          <table:table-cell office:value-type="float" office:value="25.99006462" calcext:value-type="float">
            <text:p>25.99006462</text:p>
          </table:table-cell>
          <table:table-cell office:value-type="float" office:value="25.989877536" calcext:value-type="float">
            <text:p>25.989877536</text:p>
          </table:table-cell>
          <table:table-cell/>
          <table:table-cell office:value-type="float" office:value="-0.00316633" calcext:value-type="float">
            <text:p>-0.00316633</text:p>
          </table:table-cell>
          <table:table-cell office:value-type="float" office:value="-0.004305302" calcext:value-type="float">
            <text:p>-0.004305302</text:p>
          </table:table-cell>
          <table:table-cell office:value-type="float" office:value="-0.00449762" calcext:value-type="float">
            <text:p>-0.0044976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2019-11-11 21:24:38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2184233" calcext:value-type="float">
            <text:p>1.192184233</text:p>
          </table:table-cell>
          <table:table-cell office:value-type="float" office:value="1.188221715" calcext:value-type="float">
            <text:p>1.188221715</text:p>
          </table:table-cell>
          <table:table-cell office:value-type="float" office:value="1.194984459" calcext:value-type="float">
            <text:p>1.194984459</text:p>
          </table:table-cell>
          <table:table-cell/>
          <table:table-cell office:value-type="float" office:value="0.009740067" calcext:value-type="float">
            <text:p>0.009740067</text:p>
          </table:table-cell>
          <table:table-cell office:value-type="float" office:value="0.009707694" calcext:value-type="float">
            <text:p>0.009707694</text:p>
          </table:table-cell>
          <table:table-cell office:value-type="float" office:value="0.009762945" calcext:value-type="float">
            <text:p>0.009762945</text:p>
          </table:table-cell>
          <table:table-cell/>
          <table:table-cell office:value-type="float" office:value="-0.000155766" calcext:value-type="float">
            <text:p>-0.000155766</text:p>
          </table:table-cell>
          <table:table-cell office:value-type="float" office:value="-0.00018814" calcext:value-type="float">
            <text:p>-0.00018814</text:p>
          </table:table-cell>
          <table:table-cell office:value-type="float" office:value="-0.000132888" calcext:value-type="float">
            <text:p>-0.000132888</text:p>
          </table:table-cell>
          <table:table-cell/>
          <table:table-cell office:value-type="float" office:value="25.990411771" calcext:value-type="float">
            <text:p>25.990411771</text:p>
          </table:table-cell>
          <table:table-cell office:value-type="float" office:value="25.98961348" calcext:value-type="float">
            <text:p>25.98961348</text:p>
          </table:table-cell>
          <table:table-cell office:value-type="float" office:value="25.990975906" calcext:value-type="float">
            <text:p>25.990975906</text:p>
          </table:table-cell>
          <table:table-cell/>
          <table:table-cell office:value-type="float" office:value="-0.003948439" calcext:value-type="float">
            <text:p>-0.003948439</text:p>
          </table:table-cell>
          <table:table-cell office:value-type="float" office:value="-0.004769062" calcext:value-type="float">
            <text:p>-0.004769062</text:p>
          </table:table-cell>
          <table:table-cell office:value-type="float" office:value="-0.003368523" calcext:value-type="float">
            <text:p>-0.00336852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019-11-11 21:24:39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88953661" calcext:value-type="float">
            <text:p>1.188953661</text:p>
          </table:table-cell>
          <table:table-cell office:value-type="float" office:value="1.193138503" calcext:value-type="float">
            <text:p>1.193138503</text:p>
          </table:table-cell>
          <table:table-cell office:value-type="float" office:value="1.195939326" calcext:value-type="float">
            <text:p>1.195939326</text:p>
          </table:table-cell>
          <table:table-cell/>
          <table:table-cell office:value-type="float" office:value="0.009713674" calcext:value-type="float">
            <text:p>0.009713674</text:p>
          </table:table-cell>
          <table:table-cell office:value-type="float" office:value="0.009747864" calcext:value-type="float">
            <text:p>0.009747864</text:p>
          </table:table-cell>
          <table:table-cell office:value-type="float" office:value="0.009770746" calcext:value-type="float">
            <text:p>0.009770746</text:p>
          </table:table-cell>
          <table:table-cell/>
          <table:table-cell office:value-type="float" office:value="-0.00018216" calcext:value-type="float">
            <text:p>-0.00018216</text:p>
          </table:table-cell>
          <table:table-cell office:value-type="float" office:value="-0.00014797" calcext:value-type="float">
            <text:p>-0.00014797</text:p>
          </table:table-cell>
          <table:table-cell office:value-type="float" office:value="-0.000125087" calcext:value-type="float">
            <text:p>-0.000125087</text:p>
          </table:table-cell>
          <table:table-cell/>
          <table:table-cell office:value-type="float" office:value="25.989760938" calcext:value-type="float">
            <text:p>25.989760938</text:p>
          </table:table-cell>
          <table:table-cell office:value-type="float" office:value="25.990604019" calcext:value-type="float">
            <text:p>25.990604019</text:p>
          </table:table-cell>
          <table:table-cell office:value-type="float" office:value="25.991168274" calcext:value-type="float">
            <text:p>25.991168274</text:p>
          </table:table-cell>
          <table:table-cell/>
          <table:table-cell office:value-type="float" office:value="-0.004617479" calcext:value-type="float">
            <text:p>-0.004617479</text:p>
          </table:table-cell>
          <table:table-cell office:value-type="float" office:value="-0.003750814" calcext:value-type="float">
            <text:p>-0.003750814</text:p>
          </table:table-cell>
          <table:table-cell office:value-type="float" office:value="-0.003170774" calcext:value-type="float">
            <text:p>-0.00317077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019-11-11 21:24:41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0881275" calcext:value-type="float">
            <text:p>1.190881275</text:p>
          </table:table-cell>
          <table:table-cell office:value-type="float" office:value="1.196210527" calcext:value-type="float">
            <text:p>1.196210527</text:p>
          </table:table-cell>
          <table:table-cell office:value-type="float" office:value="1.192444705" calcext:value-type="float">
            <text:p>1.192444705</text:p>
          </table:table-cell>
          <table:table-cell/>
          <table:table-cell office:value-type="float" office:value="0.009729422" calcext:value-type="float">
            <text:p>0.009729422</text:p>
          </table:table-cell>
          <table:table-cell office:value-type="float" office:value="0.009772962" calcext:value-type="float">
            <text:p>0.009772962</text:p>
          </table:table-cell>
          <table:table-cell office:value-type="float" office:value="0.009742195" calcext:value-type="float">
            <text:p>0.009742195</text:p>
          </table:table-cell>
          <table:table-cell/>
          <table:table-cell office:value-type="float" office:value="-0.000166411" calcext:value-type="float">
            <text:p>-0.000166411</text:p>
          </table:table-cell>
          <table:table-cell office:value-type="float" office:value="-0.000122872" calcext:value-type="float">
            <text:p>-0.000122872</text:p>
          </table:table-cell>
          <table:table-cell office:value-type="float" office:value="-0.000153638" calcext:value-type="float">
            <text:p>-0.000153638</text:p>
          </table:table-cell>
          <table:table-cell/>
          <table:table-cell office:value-type="float" office:value="25.980041113" calcext:value-type="float">
            <text:p>25.980041113</text:p>
          </table:table-cell>
          <table:table-cell office:value-type="float" office:value="25.981114757" calcext:value-type="float">
            <text:p>25.981114757</text:p>
          </table:table-cell>
          <table:table-cell office:value-type="float" office:value="25.980356086" calcext:value-type="float">
            <text:p>25.980356086</text:p>
          </table:table-cell>
          <table:table-cell/>
          <table:table-cell office:value-type="float" office:value="-0.004218277" calcext:value-type="float">
            <text:p>-0.004218277</text:p>
          </table:table-cell>
          <table:table-cell office:value-type="float" office:value="-0.003114609" calcext:value-type="float">
            <text:p>-0.003114609</text:p>
          </table:table-cell>
          <table:table-cell office:value-type="float" office:value="-0.003894497" calcext:value-type="float">
            <text:p>-0.00389449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2019-11-11 21:24:42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4396757" calcext:value-type="float">
            <text:p>1.194396757</text:p>
          </table:table-cell>
          <table:table-cell office:value-type="float" office:value="1.195106053" calcext:value-type="float">
            <text:p>1.195106053</text:p>
          </table:table-cell>
          <table:table-cell office:value-type="float" office:value="1.189420365" calcext:value-type="float">
            <text:p>1.189420365</text:p>
          </table:table-cell>
          <table:table-cell/>
          <table:table-cell office:value-type="float" office:value="0.009758143" calcext:value-type="float">
            <text:p>0.009758143</text:p>
          </table:table-cell>
          <table:table-cell office:value-type="float" office:value="0.009763938" calcext:value-type="float">
            <text:p>0.009763938</text:p>
          </table:table-cell>
          <table:table-cell office:value-type="float" office:value="0.009717487" calcext:value-type="float">
            <text:p>0.009717487</text:p>
          </table:table-cell>
          <table:table-cell/>
          <table:table-cell office:value-type="float" office:value="-0.00013769" calcext:value-type="float">
            <text:p>-0.00013769</text:p>
          </table:table-cell>
          <table:table-cell office:value-type="float" office:value="-0.000131895" calcext:value-type="float">
            <text:p>-0.000131895</text:p>
          </table:table-cell>
          <table:table-cell office:value-type="float" office:value="-0.000178347" calcext:value-type="float">
            <text:p>-0.000178347</text:p>
          </table:table-cell>
          <table:table-cell/>
          <table:table-cell office:value-type="float" office:value="25.980749351" calcext:value-type="float">
            <text:p>25.980749351</text:p>
          </table:table-cell>
          <table:table-cell office:value-type="float" office:value="25.980892247" calcext:value-type="float">
            <text:p>25.980892247</text:p>
          </table:table-cell>
          <table:table-cell office:value-type="float" office:value="25.979746795" calcext:value-type="float">
            <text:p>25.979746795</text:p>
          </table:table-cell>
          <table:table-cell/>
          <table:table-cell office:value-type="float" office:value="-0.003490234" calcext:value-type="float">
            <text:p>-0.003490234</text:p>
          </table:table-cell>
          <table:table-cell office:value-type="float" office:value="-0.003343342" calcext:value-type="float">
            <text:p>-0.003343342</text:p>
          </table:table-cell>
          <table:table-cell office:value-type="float" office:value="-0.004520826" calcext:value-type="float">
            <text:p>-0.00452082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2019-11-11 21:24:43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5792102" calcext:value-type="float">
            <text:p>1.195792102</text:p>
          </table:table-cell>
          <table:table-cell office:value-type="float" office:value="1.189428114" calcext:value-type="float">
            <text:p>1.189428114</text:p>
          </table:table-cell>
          <table:table-cell office:value-type="float" office:value="1.190350198" calcext:value-type="float">
            <text:p>1.190350198</text:p>
          </table:table-cell>
          <table:table-cell/>
          <table:table-cell office:value-type="float" office:value="0.009769543" calcext:value-type="float">
            <text:p>0.009769543</text:p>
          </table:table-cell>
          <table:table-cell office:value-type="float" office:value="0.00971755" calcext:value-type="float">
            <text:p>0.00971755</text:p>
          </table:table-cell>
          <table:table-cell office:value-type="float" office:value="0.009725083" calcext:value-type="float">
            <text:p>0.009725083</text:p>
          </table:table-cell>
          <table:table-cell/>
          <table:table-cell office:value-type="float" office:value="-0.00012629" calcext:value-type="float">
            <text:p>-0.00012629</text:p>
          </table:table-cell>
          <table:table-cell office:value-type="float" office:value="-0.000178283" calcext:value-type="float">
            <text:p>-0.000178283</text:p>
          </table:table-cell>
          <table:table-cell office:value-type="float" office:value="-0.00017075" calcext:value-type="float">
            <text:p>-0.00017075</text:p>
          </table:table-cell>
          <table:table-cell/>
          <table:table-cell office:value-type="float" office:value="25.986084537" calcext:value-type="float">
            <text:p>25.986084537</text:p>
          </table:table-cell>
          <table:table-cell office:value-type="float" office:value="25.984802439" calcext:value-type="float">
            <text:p>25.984802439</text:p>
          </table:table-cell>
          <table:table-cell office:value-type="float" office:value="25.984988203" calcext:value-type="float">
            <text:p>25.984988203</text:p>
          </table:table-cell>
          <table:table-cell/>
          <table:table-cell office:value-type="float" office:value="-0.003201264" calcext:value-type="float">
            <text:p>-0.003201264</text:p>
          </table:table-cell>
          <table:table-cell office:value-type="float" office:value="-0.004519222" calcext:value-type="float">
            <text:p>-0.004519222</text:p>
          </table:table-cell>
          <table:table-cell office:value-type="float" office:value="-0.004328261" calcext:value-type="float">
            <text:p>-0.00432826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019-11-11 21:24:44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0421723" calcext:value-type="float">
            <text:p>1.190421723</text:p>
          </table:table-cell>
          <table:table-cell office:value-type="float" office:value="1.189483546" calcext:value-type="float">
            <text:p>1.189483546</text:p>
          </table:table-cell>
          <table:table-cell office:value-type="float" office:value="1.196083569" calcext:value-type="float">
            <text:p>1.196083569</text:p>
          </table:table-cell>
          <table:table-cell/>
          <table:table-cell office:value-type="float" office:value="0.009725668" calcext:value-type="float">
            <text:p>0.009725668</text:p>
          </table:table-cell>
          <table:table-cell office:value-type="float" office:value="0.009718003" calcext:value-type="float">
            <text:p>0.009718003</text:p>
          </table:table-cell>
          <table:table-cell office:value-type="float" office:value="0.009771925" calcext:value-type="float">
            <text:p>0.009771925</text:p>
          </table:table-cell>
          <table:table-cell/>
          <table:table-cell office:value-type="float" office:value="-0.000170166" calcext:value-type="float">
            <text:p>-0.000170166</text:p>
          </table:table-cell>
          <table:table-cell office:value-type="float" office:value="-0.000177831" calcext:value-type="float">
            <text:p>-0.000177831</text:p>
          </table:table-cell>
          <table:table-cell office:value-type="float" office:value="-0.000123909" calcext:value-type="float">
            <text:p>-0.000123909</text:p>
          </table:table-cell>
          <table:table-cell/>
          <table:table-cell office:value-type="float" office:value="25.995110777" calcext:value-type="float">
            <text:p>25.995110777</text:p>
          </table:table-cell>
          <table:table-cell office:value-type="float" office:value="25.994921772" calcext:value-type="float">
            <text:p>25.994921772</text:p>
          </table:table-cell>
          <table:table-cell office:value-type="float" office:value="25.996251411" calcext:value-type="float">
            <text:p>25.996251411</text:p>
          </table:table-cell>
          <table:table-cell/>
          <table:table-cell office:value-type="float" office:value="-0.004313449" calcext:value-type="float">
            <text:p>-0.004313449</text:p>
          </table:table-cell>
          <table:table-cell office:value-type="float" office:value="-0.004507742" calcext:value-type="float">
            <text:p>-0.004507742</text:p>
          </table:table-cell>
          <table:table-cell office:value-type="float" office:value="-0.003140902" calcext:value-type="float">
            <text:p>-0.00314090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019-11-11 21:24:46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89763092" calcext:value-type="float">
            <text:p>1.189763092</text:p>
          </table:table-cell>
          <table:table-cell office:value-type="float" office:value="1.194174432" calcext:value-type="float">
            <text:p>1.194174432</text:p>
          </table:table-cell>
          <table:table-cell office:value-type="float" office:value="1.195438051" calcext:value-type="float">
            <text:p>1.195438051</text:p>
          </table:table-cell>
          <table:table-cell/>
          <table:table-cell office:value-type="float" office:value="0.009720287" calcext:value-type="float">
            <text:p>0.009720287</text:p>
          </table:table-cell>
          <table:table-cell office:value-type="float" office:value="0.009756327" calcext:value-type="float">
            <text:p>0.009756327</text:p>
          </table:table-cell>
          <table:table-cell office:value-type="float" office:value="0.009766651" calcext:value-type="float">
            <text:p>0.009766651</text:p>
          </table:table-cell>
          <table:table-cell/>
          <table:table-cell office:value-type="float" office:value="-0.000175547" calcext:value-type="float">
            <text:p>-0.000175547</text:p>
          </table:table-cell>
          <table:table-cell office:value-type="float" office:value="-0.000139506" calcext:value-type="float">
            <text:p>-0.000139506</text:p>
          </table:table-cell>
          <table:table-cell office:value-type="float" office:value="-0.000129183" calcext:value-type="float">
            <text:p>-0.000129183</text:p>
          </table:table-cell>
          <table:table-cell/>
          <table:table-cell office:value-type="float" office:value="25.989924007" calcext:value-type="float">
            <text:p>25.989924007</text:p>
          </table:table-cell>
          <table:table-cell office:value-type="float" office:value="25.990812718" calcext:value-type="float">
            <text:p>25.990812718</text:p>
          </table:table-cell>
          <table:table-cell office:value-type="float" office:value="25.991067287" calcext:value-type="float">
            <text:p>25.991067287</text:p>
          </table:table-cell>
          <table:table-cell/>
          <table:table-cell office:value-type="float" office:value="-0.004449849" calcext:value-type="float">
            <text:p>-0.004449849</text:p>
          </table:table-cell>
          <table:table-cell office:value-type="float" office:value="-0.003536277" calcext:value-type="float">
            <text:p>-0.003536277</text:p>
          </table:table-cell>
          <table:table-cell office:value-type="float" office:value="-0.003274586" calcext:value-type="float">
            <text:p>-0.00327458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2019-11-11 21:24:47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2262315" calcext:value-type="float">
            <text:p>1.192262315</text:p>
          </table:table-cell>
          <table:table-cell office:value-type="float" office:value="1.195683026" calcext:value-type="float">
            <text:p>1.195683026</text:p>
          </table:table-cell>
          <table:table-cell office:value-type="float" office:value="1.190169596" calcext:value-type="float">
            <text:p>1.190169596</text:p>
          </table:table-cell>
          <table:table-cell/>
          <table:table-cell office:value-type="float" office:value="0.009740705" calcext:value-type="float">
            <text:p>0.009740705</text:p>
          </table:table-cell>
          <table:table-cell office:value-type="float" office:value="0.009768652" calcext:value-type="float">
            <text:p>0.009768652</text:p>
          </table:table-cell>
          <table:table-cell office:value-type="float" office:value="0.009723608" calcext:value-type="float">
            <text:p>0.009723608</text:p>
          </table:table-cell>
          <table:table-cell/>
          <table:table-cell office:value-type="float" office:value="-0.000155128" calcext:value-type="float">
            <text:p>-0.000155128</text:p>
          </table:table-cell>
          <table:table-cell office:value-type="float" office:value="-0.000127181" calcext:value-type="float">
            <text:p>-0.000127181</text:p>
          </table:table-cell>
          <table:table-cell office:value-type="float" office:value="-0.000172226" calcext:value-type="float">
            <text:p>-0.000172226</text:p>
          </table:table-cell>
          <table:table-cell/>
          <table:table-cell office:value-type="float" office:value="25.990427502" calcext:value-type="float">
            <text:p>25.990427502</text:p>
          </table:table-cell>
          <table:table-cell office:value-type="float" office:value="25.99111664" calcext:value-type="float">
            <text:p>25.99111664</text:p>
          </table:table-cell>
          <table:table-cell office:value-type="float" office:value="25.990005901" calcext:value-type="float">
            <text:p>25.990005901</text:p>
          </table:table-cell>
          <table:table-cell/>
          <table:table-cell office:value-type="float" office:value="-0.003932269" calcext:value-type="float">
            <text:p>-0.003932269</text:p>
          </table:table-cell>
          <table:table-cell office:value-type="float" office:value="-0.003223853" calcext:value-type="float">
            <text:p>-0.003223853</text:p>
          </table:table-cell>
          <table:table-cell office:value-type="float" office:value="-0.004365663" calcext:value-type="float">
            <text:p>-0.00436566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2019-11-11 21:24:48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6477556" calcext:value-type="float">
            <text:p>1.196477556</text:p>
          </table:table-cell>
          <table:table-cell office:value-type="float" office:value="1.191575669" calcext:value-type="float">
            <text:p>1.191575669</text:p>
          </table:table-cell>
          <table:table-cell office:value-type="float" office:value="1.189839386" calcext:value-type="float">
            <text:p>1.189839386</text:p>
          </table:table-cell>
          <table:table-cell/>
          <table:table-cell office:value-type="float" office:value="0.009775143" calcext:value-type="float">
            <text:p>0.009775143</text:p>
          </table:table-cell>
          <table:table-cell office:value-type="float" office:value="0.009735095" calcext:value-type="float">
            <text:p>0.009735095</text:p>
          </table:table-cell>
          <table:table-cell office:value-type="float" office:value="0.00972091" calcext:value-type="float">
            <text:p>0.00972091</text:p>
          </table:table-cell>
          <table:table-cell/>
          <table:table-cell office:value-type="float" office:value="-0.00012069" calcext:value-type="float">
            <text:p>-0.00012069</text:p>
          </table:table-cell>
          <table:table-cell office:value-type="float" office:value="-0.000160738" calcext:value-type="float">
            <text:p>-0.000160738</text:p>
          </table:table-cell>
          <table:table-cell office:value-type="float" office:value="-0.000174923" calcext:value-type="float">
            <text:p>-0.000174923</text:p>
          </table:table-cell>
          <table:table-cell/>
          <table:table-cell office:value-type="float" office:value="25.991276706" calcext:value-type="float">
            <text:p>25.991276706</text:p>
          </table:table-cell>
          <table:table-cell office:value-type="float" office:value="25.99028917" calcext:value-type="float">
            <text:p>25.99028917</text:p>
          </table:table-cell>
          <table:table-cell office:value-type="float" office:value="25.989939377" calcext:value-type="float">
            <text:p>25.989939377</text:p>
          </table:table-cell>
          <table:table-cell/>
          <table:table-cell office:value-type="float" office:value="-0.003059309" calcext:value-type="float">
            <text:p>-0.003059309</text:p>
          </table:table-cell>
          <table:table-cell office:value-type="float" office:value="-0.004074471" calcext:value-type="float">
            <text:p>-0.004074471</text:p>
          </table:table-cell>
          <table:table-cell office:value-type="float" office:value="-0.004434049" calcext:value-type="float">
            <text:p>-0.00443404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2019-11-11 21:24:49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1.19461491" calcext:value-type="float">
            <text:p>1.19461491</text:p>
          </table:table-cell>
          <table:table-cell office:value-type="float" office:value="1.188374303" calcext:value-type="float">
            <text:p>1.188374303</text:p>
          </table:table-cell>
          <table:table-cell office:value-type="float" office:value="1.193941974" calcext:value-type="float">
            <text:p>1.193941974</text:p>
          </table:table-cell>
          <table:table-cell/>
          <table:table-cell office:value-type="float" office:value="0.009759926" calcext:value-type="float">
            <text:p>0.009759926</text:p>
          </table:table-cell>
          <table:table-cell office:value-type="float" office:value="0.00970894" calcext:value-type="float">
            <text:p>0.00970894</text:p>
          </table:table-cell>
          <table:table-cell office:value-type="float" office:value="0.009754428" calcext:value-type="float">
            <text:p>0.009754428</text:p>
          </table:table-cell>
          <table:table-cell/>
          <table:table-cell office:value-type="float" office:value="-0.000135908" calcext:value-type="float">
            <text:p>-0.000135908</text:p>
          </table:table-cell>
          <table:table-cell office:value-type="float" office:value="-0.000186893" calcext:value-type="float">
            <text:p>-0.000186893</text:p>
          </table:table-cell>
          <table:table-cell office:value-type="float" office:value="-0.000141405" calcext:value-type="float">
            <text:p>-0.000141405</text:p>
          </table:table-cell>
          <table:table-cell/>
          <table:table-cell office:value-type="float" office:value="25.9807933" calcext:value-type="float">
            <text:p>25.9807933</text:p>
          </table:table-cell>
          <table:table-cell office:value-type="float" office:value="25.979536052" calcext:value-type="float">
            <text:p>25.979536052</text:p>
          </table:table-cell>
          <table:table-cell office:value-type="float" office:value="25.980657729" calcext:value-type="float">
            <text:p>25.980657729</text:p>
          </table:table-cell>
          <table:table-cell/>
          <table:table-cell office:value-type="float" office:value="-0.003445055" calcext:value-type="float">
            <text:p>-0.003445055</text:p>
          </table:table-cell>
          <table:table-cell office:value-type="float" office:value="-0.004737462" calcext:value-type="float">
            <text:p>-0.004737462</text:p>
          </table:table-cell>
          <table:table-cell office:value-type="float" office:value="-0.003584418" calcext:value-type="float">
            <text:p>-0.00358441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019-11-11 21:24:50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89795278" calcext:value-type="float">
            <text:p>1.189795278</text:p>
          </table:table-cell>
          <table:table-cell office:value-type="float" office:value="1.191213273" calcext:value-type="float">
            <text:p>1.191213273</text:p>
          </table:table-cell>
          <table:table-cell office:value-type="float" office:value="1.196929359" calcext:value-type="float">
            <text:p>1.196929359</text:p>
          </table:table-cell>
          <table:table-cell/>
          <table:table-cell office:value-type="float" office:value="0.00972055" calcext:value-type="float">
            <text:p>0.00972055</text:p>
          </table:table-cell>
          <table:table-cell office:value-type="float" office:value="0.009732135" calcext:value-type="float">
            <text:p>0.009732135</text:p>
          </table:table-cell>
          <table:table-cell office:value-type="float" office:value="0.009778835" calcext:value-type="float">
            <text:p>0.009778835</text:p>
          </table:table-cell>
          <table:table-cell/>
          <table:table-cell office:value-type="float" office:value="-0.000175284" calcext:value-type="float">
            <text:p>-0.000175284</text:p>
          </table:table-cell>
          <table:table-cell office:value-type="float" office:value="-0.000163699" calcext:value-type="float">
            <text:p>-0.000163699</text:p>
          </table:table-cell>
          <table:table-cell office:value-type="float" office:value="-0.000116999" calcext:value-type="float">
            <text:p>-0.000116999</text:p>
          </table:table-cell>
          <table:table-cell/>
          <table:table-cell office:value-type="float" office:value="25.989930491" calcext:value-type="float">
            <text:p>25.989930491</text:p>
          </table:table-cell>
          <table:table-cell office:value-type="float" office:value="25.990216161" calcext:value-type="float">
            <text:p>25.990216161</text:p>
          </table:table-cell>
          <table:table-cell office:value-type="float" office:value="25.991367727" calcext:value-type="float">
            <text:p>25.991367727</text:p>
          </table:table-cell>
          <table:table-cell/>
          <table:table-cell office:value-type="float" office:value="-0.004443183" calcext:value-type="float">
            <text:p>-0.004443183</text:p>
          </table:table-cell>
          <table:table-cell office:value-type="float" office:value="-0.004149522" calcext:value-type="float">
            <text:p>-0.004149522</text:p>
          </table:table-cell>
          <table:table-cell office:value-type="float" office:value="-0.002965742" calcext:value-type="float">
            <text:p>-0.00296574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2019-11-11 21:24:52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0956377" calcext:value-type="float">
            <text:p>1.190956377</text:p>
          </table:table-cell>
          <table:table-cell office:value-type="float" office:value="1.195969724" calcext:value-type="float">
            <text:p>1.195969724</text:p>
          </table:table-cell>
          <table:table-cell office:value-type="float" office:value="1.192562126" calcext:value-type="float">
            <text:p>1.192562126</text:p>
          </table:table-cell>
          <table:table-cell/>
          <table:table-cell office:value-type="float" office:value="0.009730036" calcext:value-type="float">
            <text:p>0.009730036</text:p>
          </table:table-cell>
          <table:table-cell office:value-type="float" office:value="0.009770994" calcext:value-type="float">
            <text:p>0.009770994</text:p>
          </table:table-cell>
          <table:table-cell office:value-type="float" office:value="0.009743155" calcext:value-type="float">
            <text:p>0.009743155</text:p>
          </table:table-cell>
          <table:table-cell/>
          <table:table-cell office:value-type="float" office:value="-0.000165798" calcext:value-type="float">
            <text:p>-0.000165798</text:p>
          </table:table-cell>
          <table:table-cell office:value-type="float" office:value="-0.000124839" calcext:value-type="float">
            <text:p>-0.000124839</text:p>
          </table:table-cell>
          <table:table-cell office:value-type="float" office:value="-0.000152679" calcext:value-type="float">
            <text:p>-0.000152679</text:p>
          </table:table-cell>
          <table:table-cell/>
          <table:table-cell office:value-type="float" office:value="25.985110325" calcext:value-type="float">
            <text:p>25.985110325</text:p>
          </table:table-cell>
          <table:table-cell office:value-type="float" office:value="25.986120321" calcext:value-type="float">
            <text:p>25.986120321</text:p>
          </table:table-cell>
          <table:table-cell office:value-type="float" office:value="25.985433822" calcext:value-type="float">
            <text:p>25.985433822</text:p>
          </table:table-cell>
          <table:table-cell/>
          <table:table-cell office:value-type="float" office:value="-0.004202724" calcext:value-type="float">
            <text:p>-0.004202724</text:p>
          </table:table-cell>
          <table:table-cell office:value-type="float" office:value="-0.003164479" calcext:value-type="float">
            <text:p>-0.003164479</text:p>
          </table:table-cell>
          <table:table-cell office:value-type="float" office:value="-0.003870179" calcext:value-type="float">
            <text:p>-0.00387017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2019-11-11 21:24:53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5806407" calcext:value-type="float">
            <text:p>1.195806407</text:p>
          </table:table-cell>
          <table:table-cell office:value-type="float" office:value="1.193403148" calcext:value-type="float">
            <text:p>1.193403148</text:p>
          </table:table-cell>
          <table:table-cell office:value-type="float" office:value="1.189478778" calcext:value-type="float">
            <text:p>1.189478778</text:p>
          </table:table-cell>
          <table:table-cell/>
          <table:table-cell office:value-type="float" office:value="0.00976966" calcext:value-type="float">
            <text:p>0.00976966</text:p>
          </table:table-cell>
          <table:table-cell office:value-type="float" office:value="0.009750026" calcext:value-type="float">
            <text:p>0.009750026</text:p>
          </table:table-cell>
          <table:table-cell office:value-type="float" office:value="0.009717964" calcext:value-type="float">
            <text:p>0.009717964</text:p>
          </table:table-cell>
          <table:table-cell/>
          <table:table-cell office:value-type="float" office:value="-0.000126173" calcext:value-type="float">
            <text:p>-0.000126173</text:p>
          </table:table-cell>
          <table:table-cell office:value-type="float" office:value="-0.000145808" calcext:value-type="float">
            <text:p>-0.000145808</text:p>
          </table:table-cell>
          <table:table-cell office:value-type="float" office:value="-0.000177869" calcext:value-type="float">
            <text:p>-0.000177869</text:p>
          </table:table-cell>
          <table:table-cell/>
          <table:table-cell office:value-type="float" office:value="25.996195574" calcext:value-type="float">
            <text:p>25.996195574</text:p>
          </table:table-cell>
          <table:table-cell office:value-type="float" office:value="25.995711414" calcext:value-type="float">
            <text:p>25.995711414</text:p>
          </table:table-cell>
          <table:table-cell office:value-type="float" office:value="25.994920812" calcext:value-type="float">
            <text:p>25.994920812</text:p>
          </table:table-cell>
          <table:table-cell/>
          <table:table-cell office:value-type="float" office:value="-0.003198301" calcext:value-type="float">
            <text:p>-0.003198301</text:p>
          </table:table-cell>
          <table:table-cell office:value-type="float" office:value="-0.003696007" calcext:value-type="float">
            <text:p>-0.003696007</text:p>
          </table:table-cell>
          <table:table-cell office:value-type="float" office:value="-0.004508729" calcext:value-type="float">
            <text:p>-0.00450872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2019-11-11 21:24:54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5145988" calcext:value-type="float">
            <text:p>1.195145988</text:p>
          </table:table-cell>
          <table:table-cell office:value-type="float" office:value="1.1880733" calcext:value-type="float">
            <text:p>1.1880733</text:p>
          </table:table-cell>
          <table:table-cell office:value-type="float" office:value="1.192113303" calcext:value-type="float">
            <text:p>1.192113303</text:p>
          </table:table-cell>
          <table:table-cell/>
          <table:table-cell office:value-type="float" office:value="0.009764265" calcext:value-type="float">
            <text:p>0.009764265</text:p>
          </table:table-cell>
          <table:table-cell office:value-type="float" office:value="0.009706481" calcext:value-type="float">
            <text:p>0.009706481</text:p>
          </table:table-cell>
          <table:table-cell office:value-type="float" office:value="0.009739488" calcext:value-type="float">
            <text:p>0.009739488</text:p>
          </table:table-cell>
          <table:table-cell/>
          <table:table-cell office:value-type="float" office:value="-0.000131569" calcext:value-type="float">
            <text:p>-0.000131569</text:p>
          </table:table-cell>
          <table:table-cell office:value-type="float" office:value="-0.000189352" calcext:value-type="float">
            <text:p>-0.000189352</text:p>
          </table:table-cell>
          <table:table-cell office:value-type="float" office:value="-0.000156346" calcext:value-type="float">
            <text:p>-0.000156346</text:p>
          </table:table-cell>
          <table:table-cell/>
          <table:table-cell office:value-type="float" office:value="25.991008448" calcext:value-type="float">
            <text:p>25.991008448</text:p>
          </table:table-cell>
          <table:table-cell office:value-type="float" office:value="25.98958358" calcext:value-type="float">
            <text:p>25.98958358</text:p>
          </table:table-cell>
          <table:table-cell office:value-type="float" office:value="25.990397482" calcext:value-type="float">
            <text:p>25.990397482</text:p>
          </table:table-cell>
          <table:table-cell/>
          <table:table-cell office:value-type="float" office:value="-0.003335071" calcext:value-type="float">
            <text:p>-0.003335071</text:p>
          </table:table-cell>
          <table:table-cell office:value-type="float" office:value="-0.004799799" calcext:value-type="float">
            <text:p>-0.004799799</text:p>
          </table:table-cell>
          <table:table-cell office:value-type="float" office:value="-0.003963129" calcext:value-type="float">
            <text:p>-0.00396312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019-11-11 21:24:55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0303706" calcext:value-type="float">
            <text:p>1.190303706</text:p>
          </table:table-cell>
          <table:table-cell office:value-type="float" office:value="1.189093732" calcext:value-type="float">
            <text:p>1.189093732</text:p>
          </table:table-cell>
          <table:table-cell office:value-type="float" office:value="1.195604944" calcext:value-type="float">
            <text:p>1.195604944</text:p>
          </table:table-cell>
          <table:table-cell/>
          <table:table-cell office:value-type="float" office:value="0.009724703" calcext:value-type="float">
            <text:p>0.009724703</text:p>
          </table:table-cell>
          <table:table-cell office:value-type="float" office:value="0.009714818" calcext:value-type="float">
            <text:p>0.009714818</text:p>
          </table:table-cell>
          <table:table-cell office:value-type="float" office:value="0.009768014" calcext:value-type="float">
            <text:p>0.009768014</text:p>
          </table:table-cell>
          <table:table-cell/>
          <table:table-cell office:value-type="float" office:value="-0.00017113" calcext:value-type="float">
            <text:p>-0.00017113</text:p>
          </table:table-cell>
          <table:table-cell office:value-type="float" office:value="-0.000181015" calcext:value-type="float">
            <text:p>-0.000181015</text:p>
          </table:table-cell>
          <table:table-cell office:value-type="float" office:value="-0.000127819" calcext:value-type="float">
            <text:p>-0.000127819</text:p>
          </table:table-cell>
          <table:table-cell/>
          <table:table-cell office:value-type="float" office:value="25.995087002" calcext:value-type="float">
            <text:p>25.995087002</text:p>
          </table:table-cell>
          <table:table-cell office:value-type="float" office:value="25.994843241" calcext:value-type="float">
            <text:p>25.994843241</text:p>
          </table:table-cell>
          <table:table-cell office:value-type="float" office:value="25.996154987" calcext:value-type="float">
            <text:p>25.996154987</text:p>
          </table:table-cell>
          <table:table-cell/>
          <table:table-cell office:value-type="float" office:value="-0.00433789" calcext:value-type="float">
            <text:p>-0.00433789</text:p>
          </table:table-cell>
          <table:table-cell office:value-type="float" office:value="-0.004588471" calcext:value-type="float">
            <text:p>-0.004588471</text:p>
          </table:table-cell>
          <table:table-cell office:value-type="float" office:value="-0.003240023" calcext:value-type="float">
            <text:p>-0.00324002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2019-11-11 21:24:57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89295791" calcext:value-type="float">
            <text:p>1.189295791</text:p>
          </table:table-cell>
          <table:table-cell office:value-type="float" office:value="1.192512058" calcext:value-type="float">
            <text:p>1.192512058</text:p>
          </table:table-cell>
          <table:table-cell office:value-type="float" office:value="1.195868992" calcext:value-type="float">
            <text:p>1.195868992</text:p>
          </table:table-cell>
          <table:table-cell/>
          <table:table-cell office:value-type="float" office:value="0.009716469" calcext:value-type="float">
            <text:p>0.009716469</text:p>
          </table:table-cell>
          <table:table-cell office:value-type="float" office:value="0.009742746" calcext:value-type="float">
            <text:p>0.009742746</text:p>
          </table:table-cell>
          <table:table-cell office:value-type="float" office:value="0.009770172" calcext:value-type="float">
            <text:p>0.009770172</text:p>
          </table:table-cell>
          <table:table-cell/>
          <table:table-cell office:value-type="float" office:value="-0.000179364" calcext:value-type="float">
            <text:p>-0.000179364</text:p>
          </table:table-cell>
          <table:table-cell office:value-type="float" office:value="-0.000153088" calcext:value-type="float">
            <text:p>-0.000153088</text:p>
          </table:table-cell>
          <table:table-cell office:value-type="float" office:value="-0.000125662" calcext:value-type="float">
            <text:p>-0.000125662</text:p>
          </table:table-cell>
          <table:table-cell/>
          <table:table-cell office:value-type="float" office:value="25.989829864" calcext:value-type="float">
            <text:p>25.989829864</text:p>
          </table:table-cell>
          <table:table-cell office:value-type="float" office:value="25.990477815" calcext:value-type="float">
            <text:p>25.990477815</text:p>
          </table:table-cell>
          <table:table-cell office:value-type="float" office:value="25.991154105" calcext:value-type="float">
            <text:p>25.991154105</text:p>
          </table:table-cell>
          <table:table-cell/>
          <table:table-cell office:value-type="float" office:value="-0.004546625" calcext:value-type="float">
            <text:p>-0.004546625</text:p>
          </table:table-cell>
          <table:table-cell office:value-type="float" office:value="-0.003880548" calcext:value-type="float">
            <text:p>-0.003880548</text:p>
          </table:table-cell>
          <table:table-cell office:value-type="float" office:value="-0.00318534" calcext:value-type="float">
            <text:p>-0.0031853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019-11-11 21:24:58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1903495" calcext:value-type="float">
            <text:p>1.191903495</text:p>
          </table:table-cell>
          <table:table-cell office:value-type="float" office:value="1.195928001" calcext:value-type="float">
            <text:p>1.195928001</text:p>
          </table:table-cell>
          <table:table-cell office:value-type="float" office:value="1.190337681" calcext:value-type="float">
            <text:p>1.190337681</text:p>
          </table:table-cell>
          <table:table-cell/>
          <table:table-cell office:value-type="float" office:value="0.009737774" calcext:value-type="float">
            <text:p>0.009737774</text:p>
          </table:table-cell>
          <table:table-cell office:value-type="float" office:value="0.009770654" calcext:value-type="float">
            <text:p>0.009770654</text:p>
          </table:table-cell>
          <table:table-cell office:value-type="float" office:value="0.009724981" calcext:value-type="float">
            <text:p>0.009724981</text:p>
          </table:table-cell>
          <table:table-cell/>
          <table:table-cell office:value-type="float" office:value="-0.00015806" calcext:value-type="float">
            <text:p>-0.00015806</text:p>
          </table:table-cell>
          <table:table-cell office:value-type="float" office:value="-0.00012518" calcext:value-type="float">
            <text:p>-0.00012518</text:p>
          </table:table-cell>
          <table:table-cell office:value-type="float" office:value="-0.000170852" calcext:value-type="float">
            <text:p>-0.000170852</text:p>
          </table:table-cell>
          <table:table-cell/>
          <table:table-cell office:value-type="float" office:value="25.995409295" calcext:value-type="float">
            <text:p>25.995409295</text:p>
          </table:table-cell>
          <table:table-cell office:value-type="float" office:value="25.99622007" calcext:value-type="float">
            <text:p>25.99622007</text:p>
          </table:table-cell>
          <table:table-cell office:value-type="float" office:value="25.995093846" calcext:value-type="float">
            <text:p>25.995093846</text:p>
          </table:table-cell>
          <table:table-cell/>
          <table:table-cell office:value-type="float" office:value="-0.004006579" calcext:value-type="float">
            <text:p>-0.004006579</text:p>
          </table:table-cell>
          <table:table-cell office:value-type="float" office:value="-0.003173119" calcext:value-type="float">
            <text:p>-0.003173119</text:p>
          </table:table-cell>
          <table:table-cell office:value-type="float" office:value="-0.004330854" calcext:value-type="float">
            <text:p>-0.00433085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2019-11-11 21:24:59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6030521" calcext:value-type="float">
            <text:p>1.196030521</text:p>
          </table:table-cell>
          <table:table-cell office:value-type="float" office:value="1.192596101" calcext:value-type="float">
            <text:p>1.192596101</text:p>
          </table:table-cell>
          <table:table-cell office:value-type="float" office:value="1.189347647" calcext:value-type="float">
            <text:p>1.189347647</text:p>
          </table:table-cell>
          <table:table-cell/>
          <table:table-cell office:value-type="float" office:value="0.009771491" calcext:value-type="float">
            <text:p>0.009771491</text:p>
          </table:table-cell>
          <table:table-cell office:value-type="float" office:value="0.009743432" calcext:value-type="float">
            <text:p>0.009743432</text:p>
          </table:table-cell>
          <table:table-cell office:value-type="float" office:value="0.009716893" calcext:value-type="float">
            <text:p>0.009716893</text:p>
          </table:table-cell>
          <table:table-cell/>
          <table:table-cell office:value-type="float" office:value="-0.000124342" calcext:value-type="float">
            <text:p>-0.000124342</text:p>
          </table:table-cell>
          <table:table-cell office:value-type="float" office:value="-0.000152401" calcext:value-type="float">
            <text:p>-0.000152401</text:p>
          </table:table-cell>
          <table:table-cell office:value-type="float" office:value="-0.000178941" calcext:value-type="float">
            <text:p>-0.000178941</text:p>
          </table:table-cell>
          <table:table-cell/>
          <table:table-cell office:value-type="float" office:value="25.996240724" calcext:value-type="float">
            <text:p>25.996240724</text:p>
          </table:table-cell>
          <table:table-cell office:value-type="float" office:value="25.995548827" calcext:value-type="float">
            <text:p>25.995548827</text:p>
          </table:table-cell>
          <table:table-cell office:value-type="float" office:value="25.994894394" calcext:value-type="float">
            <text:p>25.994894394</text:p>
          </table:table-cell>
          <table:table-cell/>
          <table:table-cell office:value-type="float" office:value="-0.003151888" calcext:value-type="float">
            <text:p>-0.003151888</text:p>
          </table:table-cell>
          <table:table-cell office:value-type="float" office:value="-0.003863143" calcext:value-type="float">
            <text:p>-0.003863143</text:p>
          </table:table-cell>
          <table:table-cell office:value-type="float" office:value="-0.004535886" calcext:value-type="float">
            <text:p>-0.00453588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2019-11-11 21:25:00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4381856" calcext:value-type="float">
            <text:p>1.194381856</text:p>
          </table:table-cell>
          <table:table-cell office:value-type="float" office:value="1.18805363" calcext:value-type="float">
            <text:p>1.18805363</text:p>
          </table:table-cell>
          <table:table-cell office:value-type="float" office:value="1.19205191" calcext:value-type="float">
            <text:p>1.19205191</text:p>
          </table:table-cell>
          <table:table-cell/>
          <table:table-cell office:value-type="float" office:value="0.009758022" calcext:value-type="float">
            <text:p>0.009758022</text:p>
          </table:table-cell>
          <table:table-cell office:value-type="float" office:value="0.009706321" calcext:value-type="float">
            <text:p>0.009706321</text:p>
          </table:table-cell>
          <table:table-cell office:value-type="float" office:value="0.009738986" calcext:value-type="float">
            <text:p>0.009738986</text:p>
          </table:table-cell>
          <table:table-cell/>
          <table:table-cell office:value-type="float" office:value="-0.000137812" calcext:value-type="float">
            <text:p>-0.000137812</text:p>
          </table:table-cell>
          <table:table-cell office:value-type="float" office:value="-0.000189513" calcext:value-type="float">
            <text:p>-0.000189513</text:p>
          </table:table-cell>
          <table:table-cell office:value-type="float" office:value="-0.000156847" calcext:value-type="float">
            <text:p>-0.000156847</text:p>
          </table:table-cell>
          <table:table-cell/>
          <table:table-cell office:value-type="float" office:value="25.995908585" calcext:value-type="float">
            <text:p>25.995908585</text:p>
          </table:table-cell>
          <table:table-cell office:value-type="float" office:value="25.994633702" calcext:value-type="float">
            <text:p>25.994633702</text:p>
          </table:table-cell>
          <table:table-cell office:value-type="float" office:value="25.995439195" calcext:value-type="float">
            <text:p>25.995439195</text:p>
          </table:table-cell>
          <table:table-cell/>
          <table:table-cell office:value-type="float" office:value="-0.00349332" calcext:value-type="float">
            <text:p>-0.00349332</text:p>
          </table:table-cell>
          <table:table-cell office:value-type="float" office:value="-0.004803872" calcext:value-type="float">
            <text:p>-0.004803872</text:p>
          </table:table-cell>
          <table:table-cell office:value-type="float" office:value="-0.003975843" calcext:value-type="float">
            <text:p>-0.00397584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2019-11-11 21:25:02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8930056" calcext:value-type="float">
            <text:p>1.18930056</text:p>
          </table:table-cell>
          <table:table-cell office:value-type="float" office:value="1.190278076" calcext:value-type="float">
            <text:p>1.190278076</text:p>
          </table:table-cell>
          <table:table-cell office:value-type="float" office:value="1.196198606" calcext:value-type="float">
            <text:p>1.196198606</text:p>
          </table:table-cell>
          <table:table-cell/>
          <table:table-cell office:value-type="float" office:value="0.009716508" calcext:value-type="float">
            <text:p>0.009716508</text:p>
          </table:table-cell>
          <table:table-cell office:value-type="float" office:value="0.009724494" calcext:value-type="float">
            <text:p>0.009724494</text:p>
          </table:table-cell>
          <table:table-cell office:value-type="float" office:value="0.009772864" calcext:value-type="float">
            <text:p>0.009772864</text:p>
          </table:table-cell>
          <table:table-cell/>
          <table:table-cell office:value-type="float" office:value="-0.000179325" calcext:value-type="float">
            <text:p>-0.000179325</text:p>
          </table:table-cell>
          <table:table-cell office:value-type="float" office:value="-0.000171339" calcext:value-type="float">
            <text:p>-0.000171339</text:p>
          </table:table-cell>
          <table:table-cell office:value-type="float" office:value="-0.000122969" calcext:value-type="float">
            <text:p>-0.000122969</text:p>
          </table:table-cell>
          <table:table-cell/>
          <table:table-cell office:value-type="float" office:value="25.994884908" calcext:value-type="float">
            <text:p>25.994884908</text:p>
          </table:table-cell>
          <table:table-cell office:value-type="float" office:value="25.995081838" calcext:value-type="float">
            <text:p>25.995081838</text:p>
          </table:table-cell>
          <table:table-cell office:value-type="float" office:value="25.996274586" calcext:value-type="float">
            <text:p>25.996274586</text:p>
          </table:table-cell>
          <table:table-cell/>
          <table:table-cell office:value-type="float" office:value="-0.004545637" calcext:value-type="float">
            <text:p>-0.004545637</text:p>
          </table:table-cell>
          <table:table-cell office:value-type="float" office:value="-0.004343197" calcext:value-type="float">
            <text:p>-0.004343197</text:p>
          </table:table-cell>
          <table:table-cell office:value-type="float" office:value="-0.003117078" calcext:value-type="float">
            <text:p>-0.00311707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2019-11-11 21:25:03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0263175" calcext:value-type="float">
            <text:p>1.190263175</text:p>
          </table:table-cell>
          <table:table-cell office:value-type="float" office:value="1.195505404" calcext:value-type="float">
            <text:p>1.195505404</text:p>
          </table:table-cell>
          <table:table-cell office:value-type="float" office:value="1.194088005" calcext:value-type="float">
            <text:p>1.194088005</text:p>
          </table:table-cell>
          <table:table-cell/>
          <table:table-cell office:value-type="float" office:value="0.009724372" calcext:value-type="float">
            <text:p>0.009724372</text:p>
          </table:table-cell>
          <table:table-cell office:value-type="float" office:value="0.009767201" calcext:value-type="float">
            <text:p>0.009767201</text:p>
          </table:table-cell>
          <table:table-cell office:value-type="float" office:value="0.009755621" calcext:value-type="float">
            <text:p>0.009755621</text:p>
          </table:table-cell>
          <table:table-cell/>
          <table:table-cell office:value-type="float" office:value="-0.000171461" calcext:value-type="float">
            <text:p>-0.000171461</text:p>
          </table:table-cell>
          <table:table-cell office:value-type="float" office:value="-0.000128632" calcext:value-type="float">
            <text:p>-0.000128632</text:p>
          </table:table-cell>
          <table:table-cell office:value-type="float" office:value="-0.000140212" calcext:value-type="float">
            <text:p>-0.000140212</text:p>
          </table:table-cell>
          <table:table-cell/>
          <table:table-cell office:value-type="float" office:value="25.990024754" calcext:value-type="float">
            <text:p>25.990024754</text:p>
          </table:table-cell>
          <table:table-cell office:value-type="float" office:value="25.991080856" calcext:value-type="float">
            <text:p>25.991080856</text:p>
          </table:table-cell>
          <table:table-cell office:value-type="float" office:value="25.990795306" calcext:value-type="float">
            <text:p>25.990795306</text:p>
          </table:table-cell>
          <table:table-cell/>
          <table:table-cell office:value-type="float" office:value="-0.004346283" calcext:value-type="float">
            <text:p>-0.004346283</text:p>
          </table:table-cell>
          <table:table-cell office:value-type="float" office:value="-0.003260638" calcext:value-type="float">
            <text:p>-0.003260638</text:p>
          </table:table-cell>
          <table:table-cell office:value-type="float" office:value="-0.003554175" calcext:value-type="float">
            <text:p>-0.00355417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2019-11-11 21:25:04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397118" calcext:value-type="float">
            <text:p>1.19397118</text:p>
          </table:table-cell>
          <table:table-cell office:value-type="float" office:value="1.194824123" calcext:value-type="float">
            <text:p>1.194824123</text:p>
          </table:table-cell>
          <table:table-cell office:value-type="float" office:value="1.189444803" calcext:value-type="float">
            <text:p>1.189444803</text:p>
          </table:table-cell>
          <table:table-cell/>
          <table:table-cell office:value-type="float" office:value="0.009754667" calcext:value-type="float">
            <text:p>0.009754667</text:p>
          </table:table-cell>
          <table:table-cell office:value-type="float" office:value="0.009761635" calcext:value-type="float">
            <text:p>0.009761635</text:p>
          </table:table-cell>
          <table:table-cell office:value-type="float" office:value="0.009717686" calcext:value-type="float">
            <text:p>0.009717686</text:p>
          </table:table-cell>
          <table:table-cell/>
          <table:table-cell office:value-type="float" office:value="-0.000141167" calcext:value-type="float">
            <text:p>-0.000141167</text:p>
          </table:table-cell>
          <table:table-cell office:value-type="float" office:value="-0.000134198" calcext:value-type="float">
            <text:p>-0.000134198</text:p>
          </table:table-cell>
          <table:table-cell office:value-type="float" office:value="-0.000178147" calcext:value-type="float">
            <text:p>-0.000178147</text:p>
          </table:table-cell>
          <table:table-cell/>
          <table:table-cell office:value-type="float" office:value="25.990771771" calcext:value-type="float">
            <text:p>25.990771771</text:p>
          </table:table-cell>
          <table:table-cell office:value-type="float" office:value="25.990943605" calcext:value-type="float">
            <text:p>25.990943605</text:p>
          </table:table-cell>
          <table:table-cell office:value-type="float" office:value="25.989859884" calcext:value-type="float">
            <text:p>25.989859884</text:p>
          </table:table-cell>
          <table:table-cell/>
          <table:table-cell office:value-type="float" office:value="-0.003578369" calcext:value-type="float">
            <text:p>-0.003578369</text:p>
          </table:table-cell>
          <table:table-cell office:value-type="float" office:value="-0.003401728" calcext:value-type="float">
            <text:p>-0.003401728</text:p>
          </table:table-cell>
          <table:table-cell office:value-type="float" office:value="-0.004515765" calcext:value-type="float">
            <text:p>-0.00451576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2019-11-11 21:25:05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5240759" calcext:value-type="float">
            <text:p>1.195240759</text:p>
          </table:table-cell>
          <table:table-cell office:value-type="float" office:value="1.191971444" calcext:value-type="float">
            <text:p>1.191971444</text:p>
          </table:table-cell>
          <table:table-cell office:value-type="float" office:value="1.188797496" calcext:value-type="float">
            <text:p>1.188797496</text:p>
          </table:table-cell>
          <table:table-cell/>
          <table:table-cell office:value-type="float" office:value="0.009765039" calcext:value-type="float">
            <text:p>0.009765039</text:p>
          </table:table-cell>
          <table:table-cell office:value-type="float" office:value="0.009738329" calcext:value-type="float">
            <text:p>0.009738329</text:p>
          </table:table-cell>
          <table:table-cell office:value-type="float" office:value="0.009712398" calcext:value-type="float">
            <text:p>0.009712398</text:p>
          </table:table-cell>
          <table:table-cell/>
          <table:table-cell office:value-type="float" office:value="-0.000130794" calcext:value-type="float">
            <text:p>-0.000130794</text:p>
          </table:table-cell>
          <table:table-cell office:value-type="float" office:value="-0.000157505" calcext:value-type="float">
            <text:p>-0.000157505</text:p>
          </table:table-cell>
          <table:table-cell office:value-type="float" office:value="-0.000183435" calcext:value-type="float">
            <text:p>-0.000183435</text:p>
          </table:table-cell>
          <table:table-cell/>
          <table:table-cell office:value-type="float" office:value="25.996081619" calcext:value-type="float">
            <text:p>25.996081619</text:p>
          </table:table-cell>
          <table:table-cell office:value-type="float" office:value="25.995422984" calcext:value-type="float">
            <text:p>25.995422984</text:p>
          </table:table-cell>
          <table:table-cell office:value-type="float" office:value="25.994783561" calcext:value-type="float">
            <text:p>25.994783561</text:p>
          </table:table-cell>
          <table:table-cell/>
          <table:table-cell office:value-type="float" office:value="-0.003315444" calcext:value-type="float">
            <text:p>-0.003315444</text:p>
          </table:table-cell>
          <table:table-cell office:value-type="float" office:value="-0.003992507" calcext:value-type="float">
            <text:p>-0.003992507</text:p>
          </table:table-cell>
          <table:table-cell office:value-type="float" office:value="-0.00464982" calcext:value-type="float">
            <text:p>-0.0046498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2019-11-11 21:25:07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4933199" calcext:value-type="float">
            <text:p>1.194933199</text:p>
          </table:table-cell>
          <table:table-cell office:value-type="float" office:value="1.18789091" calcext:value-type="float">
            <text:p>1.18789091</text:p>
          </table:table-cell>
          <table:table-cell office:value-type="float" office:value="1.192251586" calcext:value-type="float">
            <text:p>1.192251586</text:p>
          </table:table-cell>
          <table:table-cell/>
          <table:table-cell office:value-type="float" office:value="0.009762526" calcext:value-type="float">
            <text:p>0.009762526</text:p>
          </table:table-cell>
          <table:table-cell office:value-type="float" office:value="0.009704991" calcext:value-type="float">
            <text:p>0.009704991</text:p>
          </table:table-cell>
          <table:table-cell office:value-type="float" office:value="0.009740618" calcext:value-type="float">
            <text:p>0.009740618</text:p>
          </table:table-cell>
          <table:table-cell/>
          <table:table-cell office:value-type="float" office:value="-0.000133307" calcext:value-type="float">
            <text:p>-0.000133307</text:p>
          </table:table-cell>
          <table:table-cell office:value-type="float" office:value="-0.000190842" calcext:value-type="float">
            <text:p>-0.000190842</text:p>
          </table:table-cell>
          <table:table-cell office:value-type="float" office:value="-0.000155216" calcext:value-type="float">
            <text:p>-0.000155216</text:p>
          </table:table-cell>
          <table:table-cell/>
          <table:table-cell office:value-type="float" office:value="26.001073737" calcext:value-type="float">
            <text:p>26.001073737</text:p>
          </table:table-cell>
          <table:table-cell office:value-type="float" office:value="25.999655005" calcext:value-type="float">
            <text:p>25.999655005</text:p>
          </table:table-cell>
          <table:table-cell office:value-type="float" office:value="26.000533502" calcext:value-type="float">
            <text:p>26.000533502</text:p>
          </table:table-cell>
          <table:table-cell/>
          <table:table-cell office:value-type="float" office:value="-0.003379139" calcext:value-type="float">
            <text:p>-0.003379139</text:p>
          </table:table-cell>
          <table:table-cell office:value-type="float" office:value="-0.004837571" calcext:value-type="float">
            <text:p>-0.004837571</text:p>
          </table:table-cell>
          <table:table-cell office:value-type="float" office:value="-0.003934491" calcext:value-type="float">
            <text:p>-0.00393449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2019-11-11 21:25:08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89229034" calcext:value-type="float">
            <text:p>1.189229034</text:p>
          </table:table-cell>
          <table:table-cell office:value-type="float" office:value="1.191038035" calcext:value-type="float">
            <text:p>1.191038035</text:p>
          </table:table-cell>
          <table:table-cell office:value-type="float" office:value="1.196080589" calcext:value-type="float">
            <text:p>1.196080589</text:p>
          </table:table-cell>
          <table:table-cell/>
          <table:table-cell office:value-type="float" office:value="0.009715923" calcext:value-type="float">
            <text:p>0.009715923</text:p>
          </table:table-cell>
          <table:table-cell office:value-type="float" office:value="0.009730703" calcext:value-type="float">
            <text:p>0.009730703</text:p>
          </table:table-cell>
          <table:table-cell office:value-type="float" office:value="0.0097719" calcext:value-type="float">
            <text:p>0.0097719</text:p>
          </table:table-cell>
          <table:table-cell/>
          <table:table-cell office:value-type="float" office:value="-0.00017991" calcext:value-type="float">
            <text:p>-0.00017991</text:p>
          </table:table-cell>
          <table:table-cell office:value-type="float" office:value="-0.00016513" calcext:value-type="float">
            <text:p>-0.00016513</text:p>
          </table:table-cell>
          <table:table-cell office:value-type="float" office:value="-0.000123933" calcext:value-type="float">
            <text:p>-0.000123933</text:p>
          </table:table-cell>
          <table:table-cell/>
          <table:table-cell office:value-type="float" office:value="25.994870499" calcext:value-type="float">
            <text:p>25.994870499</text:p>
          </table:table-cell>
          <table:table-cell office:value-type="float" office:value="25.99523494" calcext:value-type="float">
            <text:p>25.99523494</text:p>
          </table:table-cell>
          <table:table-cell office:value-type="float" office:value="25.996250811" calcext:value-type="float">
            <text:p>25.996250811</text:p>
          </table:table-cell>
          <table:table-cell/>
          <table:table-cell office:value-type="float" office:value="-0.00456045" calcext:value-type="float">
            <text:p>-0.00456045</text:p>
          </table:table-cell>
          <table:table-cell office:value-type="float" office:value="-0.004185813" calcext:value-type="float">
            <text:p>-0.004185813</text:p>
          </table:table-cell>
          <table:table-cell office:value-type="float" office:value="-0.003141519" calcext:value-type="float">
            <text:p>-0.00314151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2019-11-11 21:25:09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0474771" calcext:value-type="float">
            <text:p>1.190474771</text:p>
          </table:table-cell>
          <table:table-cell office:value-type="float" office:value="1.195693755" calcext:value-type="float">
            <text:p>1.195693755</text:p>
          </table:table-cell>
          <table:table-cell office:value-type="float" office:value="1.193548583" calcext:value-type="float">
            <text:p>1.193548583</text:p>
          </table:table-cell>
          <table:table-cell/>
          <table:table-cell office:value-type="float" office:value="0.009726101" calcext:value-type="float">
            <text:p>0.009726101</text:p>
          </table:table-cell>
          <table:table-cell office:value-type="float" office:value="0.00976874" calcext:value-type="float">
            <text:p>0.00976874</text:p>
          </table:table-cell>
          <table:table-cell office:value-type="float" office:value="0.009751214" calcext:value-type="float">
            <text:p>0.009751214</text:p>
          </table:table-cell>
          <table:table-cell/>
          <table:table-cell office:value-type="float" office:value="-0.000169732" calcext:value-type="float">
            <text:p>-0.000169732</text:p>
          </table:table-cell>
          <table:table-cell office:value-type="float" office:value="-0.000127094" calcext:value-type="float">
            <text:p>-0.000127094</text:p>
          </table:table-cell>
          <table:table-cell office:value-type="float" office:value="-0.000144619" calcext:value-type="float">
            <text:p>-0.000144619</text:p>
          </table:table-cell>
          <table:table-cell/>
          <table:table-cell office:value-type="float" office:value="25.9850133" calcext:value-type="float">
            <text:p>25.9850133</text:p>
          </table:table-cell>
          <table:table-cell office:value-type="float" office:value="25.986064724" calcext:value-type="float">
            <text:p>25.986064724</text:p>
          </table:table-cell>
          <table:table-cell office:value-type="float" office:value="25.985632555" calcext:value-type="float">
            <text:p>25.985632555</text:p>
          </table:table-cell>
          <table:table-cell/>
          <table:table-cell office:value-type="float" office:value="-0.004302463" calcext:value-type="float">
            <text:p>-0.004302463</text:p>
          </table:table-cell>
          <table:table-cell office:value-type="float" office:value="-0.003221631" calcext:value-type="float">
            <text:p>-0.003221631</text:p>
          </table:table-cell>
          <table:table-cell office:value-type="float" office:value="-0.003665888" calcext:value-type="float">
            <text:p>-0.00366588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2019-11-11 21:25:10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337871" calcext:value-type="float">
            <text:p>1.19337871</text:p>
          </table:table-cell>
          <table:table-cell office:value-type="float" office:value="1.195459508" calcext:value-type="float">
            <text:p>1.195459508</text:p>
          </table:table-cell>
          <table:table-cell office:value-type="float" office:value="1.189860843" calcext:value-type="float">
            <text:p>1.189860843</text:p>
          </table:table-cell>
          <table:table-cell/>
          <table:table-cell office:value-type="float" office:value="0.009749826" calcext:value-type="float">
            <text:p>0.009749826</text:p>
          </table:table-cell>
          <table:table-cell office:value-type="float" office:value="0.009766826" calcext:value-type="float">
            <text:p>0.009766826</text:p>
          </table:table-cell>
          <table:table-cell office:value-type="float" office:value="0.009721085" calcext:value-type="float">
            <text:p>0.009721085</text:p>
          </table:table-cell>
          <table:table-cell/>
          <table:table-cell office:value-type="float" office:value="-0.000146007" calcext:value-type="float">
            <text:p>-0.000146007</text:p>
          </table:table-cell>
          <table:table-cell office:value-type="float" office:value="-0.000129007" calcext:value-type="float">
            <text:p>-0.000129007</text:p>
          </table:table-cell>
          <table:table-cell office:value-type="float" office:value="-0.000174748" calcext:value-type="float">
            <text:p>-0.000174748</text:p>
          </table:table-cell>
          <table:table-cell/>
          <table:table-cell office:value-type="float" office:value="25.990652411" calcext:value-type="float">
            <text:p>25.990652411</text:p>
          </table:table-cell>
          <table:table-cell office:value-type="float" office:value="25.99107161" calcext:value-type="float">
            <text:p>25.99107161</text:p>
          </table:table-cell>
          <table:table-cell office:value-type="float" office:value="25.9899437" calcext:value-type="float">
            <text:p>25.9899437</text:p>
          </table:table-cell>
          <table:table-cell/>
          <table:table-cell office:value-type="float" office:value="-0.003701068" calcext:value-type="float">
            <text:p>-0.003701068</text:p>
          </table:table-cell>
          <table:table-cell office:value-type="float" office:value="-0.003270142" calcext:value-type="float">
            <text:p>-0.003270142</text:p>
          </table:table-cell>
          <table:table-cell office:value-type="float" office:value="-0.004429605" calcext:value-type="float">
            <text:p>-0.00442960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019-11-11 21:25:12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5493483" calcext:value-type="float">
            <text:p>1.195493483</text:p>
          </table:table-cell>
          <table:table-cell office:value-type="float" office:value="1.191933893" calcext:value-type="float">
            <text:p>1.191933893</text:p>
          </table:table-cell>
          <table:table-cell office:value-type="float" office:value="1.188994192" calcext:value-type="float">
            <text:p>1.188994192</text:p>
          </table:table-cell>
          <table:table-cell/>
          <table:table-cell office:value-type="float" office:value="0.009767104" calcext:value-type="float">
            <text:p>0.009767104</text:p>
          </table:table-cell>
          <table:table-cell office:value-type="float" office:value="0.009738022" calcext:value-type="float">
            <text:p>0.009738022</text:p>
          </table:table-cell>
          <table:table-cell office:value-type="float" office:value="0.009714005" calcext:value-type="float">
            <text:p>0.009714005</text:p>
          </table:table-cell>
          <table:table-cell/>
          <table:table-cell office:value-type="float" office:value="-0.00012873" calcext:value-type="float">
            <text:p>-0.00012873</text:p>
          </table:table-cell>
          <table:table-cell office:value-type="float" office:value="-0.000157811" calcext:value-type="float">
            <text:p>-0.000157811</text:p>
          </table:table-cell>
          <table:table-cell office:value-type="float" office:value="-0.000181828" calcext:value-type="float">
            <text:p>-0.000181828</text:p>
          </table:table-cell>
          <table:table-cell/>
          <table:table-cell office:value-type="float" office:value="25.996132532" calcext:value-type="float">
            <text:p>25.996132532</text:p>
          </table:table-cell>
          <table:table-cell office:value-type="float" office:value="25.995415419" calcext:value-type="float">
            <text:p>25.995415419</text:p>
          </table:table-cell>
          <table:table-cell office:value-type="float" office:value="25.994823187" calcext:value-type="float">
            <text:p>25.994823187</text:p>
          </table:table-cell>
          <table:table-cell/>
          <table:table-cell office:value-type="float" office:value="-0.003263106" calcext:value-type="float">
            <text:p>-0.003263106</text:p>
          </table:table-cell>
          <table:table-cell office:value-type="float" office:value="-0.004000284" calcext:value-type="float">
            <text:p>-0.004000284</text:p>
          </table:table-cell>
          <table:table-cell office:value-type="float" office:value="-0.004609085" calcext:value-type="float">
            <text:p>-0.00460908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019-11-11 21:25:13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4800281" calcext:value-type="float">
            <text:p>1.194800281</text:p>
          </table:table-cell>
          <table:table-cell office:value-type="float" office:value="1.187564276" calcext:value-type="float">
            <text:p>1.187564276</text:p>
          </table:table-cell>
          <table:table-cell office:value-type="float" office:value="1.190967702" calcext:value-type="float">
            <text:p>1.190967702</text:p>
          </table:table-cell>
          <table:table-cell/>
          <table:table-cell office:value-type="float" office:value="0.00976144" calcext:value-type="float">
            <text:p>0.00976144</text:p>
          </table:table-cell>
          <table:table-cell office:value-type="float" office:value="0.009702323" calcext:value-type="float">
            <text:p>0.009702323</text:p>
          </table:table-cell>
          <table:table-cell office:value-type="float" office:value="0.009730128" calcext:value-type="float">
            <text:p>0.009730128</text:p>
          </table:table-cell>
          <table:table-cell/>
          <table:table-cell office:value-type="float" office:value="-0.000134393" calcext:value-type="float">
            <text:p>-0.000134393</text:p>
          </table:table-cell>
          <table:table-cell office:value-type="float" office:value="-0.000193511" calcext:value-type="float">
            <text:p>-0.000193511</text:p>
          </table:table-cell>
          <table:table-cell office:value-type="float" office:value="-0.000165705" calcext:value-type="float">
            <text:p>-0.000165705</text:p>
          </table:table-cell>
          <table:table-cell/>
          <table:table-cell office:value-type="float" office:value="25.990938802" calcext:value-type="float">
            <text:p>25.990938802</text:p>
          </table:table-cell>
          <table:table-cell office:value-type="float" office:value="25.989481032" calcext:value-type="float">
            <text:p>25.989481032</text:p>
          </table:table-cell>
          <table:table-cell office:value-type="float" office:value="25.990166688" calcext:value-type="float">
            <text:p>25.990166688</text:p>
          </table:table-cell>
          <table:table-cell/>
          <table:table-cell office:value-type="float" office:value="-0.003406666" calcext:value-type="float">
            <text:p>-0.003406666</text:p>
          </table:table-cell>
          <table:table-cell office:value-type="float" office:value="-0.004905216" calcext:value-type="float">
            <text:p>-0.004905216</text:p>
          </table:table-cell>
          <table:table-cell office:value-type="float" office:value="-0.004200378" calcext:value-type="float">
            <text:p>-0.00420037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2019-11-11 21:25:14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2642593" calcext:value-type="float">
            <text:p>1.192642593</text:p>
          </table:table-cell>
          <table:table-cell office:value-type="float" office:value="1.188135885" calcext:value-type="float">
            <text:p>1.188135885</text:p>
          </table:table-cell>
          <table:table-cell office:value-type="float" office:value="1.194433712" calcext:value-type="float">
            <text:p>1.194433712</text:p>
          </table:table-cell>
          <table:table-cell/>
          <table:table-cell office:value-type="float" office:value="0.009743812" calcext:value-type="float">
            <text:p>0.009743812</text:p>
          </table:table-cell>
          <table:table-cell office:value-type="float" office:value="0.009706993" calcext:value-type="float">
            <text:p>0.009706993</text:p>
          </table:table-cell>
          <table:table-cell office:value-type="float" office:value="0.009758445" calcext:value-type="float">
            <text:p>0.009758445</text:p>
          </table:table-cell>
          <table:table-cell/>
          <table:table-cell office:value-type="float" office:value="-0.000152021" calcext:value-type="float">
            <text:p>-0.000152021</text:p>
          </table:table-cell>
          <table:table-cell office:value-type="float" office:value="-0.000188841" calcext:value-type="float">
            <text:p>-0.000188841</text:p>
          </table:table-cell>
          <table:table-cell office:value-type="float" office:value="-0.000137388" calcext:value-type="float">
            <text:p>-0.000137388</text:p>
          </table:table-cell>
          <table:table-cell/>
          <table:table-cell office:value-type="float" office:value="25.985450032" calcext:value-type="float">
            <text:p>25.985450032</text:p>
          </table:table-cell>
          <table:table-cell office:value-type="float" office:value="25.984542104" calcext:value-type="float">
            <text:p>25.984542104</text:p>
          </table:table-cell>
          <table:table-cell office:value-type="float" office:value="25.985810874" calcext:value-type="float">
            <text:p>25.985810874</text:p>
          </table:table-cell>
          <table:table-cell/>
          <table:table-cell office:value-type="float" office:value="-0.003853515" calcext:value-type="float">
            <text:p>-0.003853515</text:p>
          </table:table-cell>
          <table:table-cell office:value-type="float" office:value="-0.004786837" calcext:value-type="float">
            <text:p>-0.004786837</text:p>
          </table:table-cell>
          <table:table-cell office:value-type="float" office:value="-0.003482581" calcext:value-type="float">
            <text:p>-0.00348258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2019-11-11 21:25:15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89990782" calcext:value-type="float">
            <text:p>1.189990782</text:p>
          </table:table-cell>
          <table:table-cell office:value-type="float" office:value="1.191997074" calcext:value-type="float">
            <text:p>1.191997074</text:p>
          </table:table-cell>
          <table:table-cell office:value-type="float" office:value="1.196718359" calcext:value-type="float">
            <text:p>1.196718359</text:p>
          </table:table-cell>
          <table:table-cell/>
          <table:table-cell office:value-type="float" office:value="0.009722147" calcext:value-type="float">
            <text:p>0.009722147</text:p>
          </table:table-cell>
          <table:table-cell office:value-type="float" office:value="0.009738538" calcext:value-type="float">
            <text:p>0.009738538</text:p>
          </table:table-cell>
          <table:table-cell office:value-type="float" office:value="0.009777111" calcext:value-type="float">
            <text:p>0.009777111</text:p>
          </table:table-cell>
          <table:table-cell/>
          <table:table-cell office:value-type="float" office:value="-0.000173686" calcext:value-type="float">
            <text:p>-0.000173686</text:p>
          </table:table-cell>
          <table:table-cell office:value-type="float" office:value="-0.000157295" calcext:value-type="float">
            <text:p>-0.000157295</text:p>
          </table:table-cell>
          <table:table-cell office:value-type="float" office:value="-0.000118723" calcext:value-type="float">
            <text:p>-0.000118723</text:p>
          </table:table-cell>
          <table:table-cell/>
          <table:table-cell office:value-type="float" office:value="25.984915794" calcext:value-type="float">
            <text:p>25.984915794</text:p>
          </table:table-cell>
          <table:table-cell office:value-type="float" office:value="25.985319985" calcext:value-type="float">
            <text:p>25.985319985</text:p>
          </table:table-cell>
          <table:table-cell office:value-type="float" office:value="25.986271142" calcext:value-type="float">
            <text:p>25.986271142</text:p>
          </table:table-cell>
          <table:table-cell/>
          <table:table-cell office:value-type="float" office:value="-0.004402695" calcext:value-type="float">
            <text:p>-0.004402695</text:p>
          </table:table-cell>
          <table:table-cell office:value-type="float" office:value="-0.003987199" calcext:value-type="float">
            <text:p>-0.003987199</text:p>
          </table:table-cell>
          <table:table-cell office:value-type="float" office:value="-0.00300944" calcext:value-type="float">
            <text:p>-0.0030094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2019-11-11 21:25:16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0458678" calcext:value-type="float">
            <text:p>1.190458678</text:p>
          </table:table-cell>
          <table:table-cell office:value-type="float" office:value="1.195576333" calcext:value-type="float">
            <text:p>1.195576333</text:p>
          </table:table-cell>
          <table:table-cell office:value-type="float" office:value="1.193934225" calcext:value-type="float">
            <text:p>1.193934225</text:p>
          </table:table-cell>
          <table:table-cell/>
          <table:table-cell office:value-type="float" office:value="0.00972597" calcext:value-type="float">
            <text:p>0.00972597</text:p>
          </table:table-cell>
          <table:table-cell office:value-type="float" office:value="0.009767781" calcext:value-type="float">
            <text:p>0.009767781</text:p>
          </table:table-cell>
          <table:table-cell office:value-type="float" office:value="0.009754365" calcext:value-type="float">
            <text:p>0.009754365</text:p>
          </table:table-cell>
          <table:table-cell/>
          <table:table-cell office:value-type="float" office:value="-0.000169864" calcext:value-type="float">
            <text:p>-0.000169864</text:p>
          </table:table-cell>
          <table:table-cell office:value-type="float" office:value="-0.000128053" calcext:value-type="float">
            <text:p>-0.000128053</text:p>
          </table:table-cell>
          <table:table-cell office:value-type="float" office:value="-0.000141469" calcext:value-type="float">
            <text:p>-0.000141469</text:p>
          </table:table-cell>
          <table:table-cell/>
          <table:table-cell office:value-type="float" office:value="25.99006414" calcext:value-type="float">
            <text:p>25.99006414</text:p>
          </table:table-cell>
          <table:table-cell office:value-type="float" office:value="25.991095146" calcext:value-type="float">
            <text:p>25.991095146</text:p>
          </table:table-cell>
          <table:table-cell office:value-type="float" office:value="25.990764326" calcext:value-type="float">
            <text:p>25.990764326</text:p>
          </table:table-cell>
          <table:table-cell/>
          <table:table-cell office:value-type="float" office:value="-0.004305795" calcext:value-type="float">
            <text:p>-0.004305795</text:p>
          </table:table-cell>
          <table:table-cell office:value-type="float" office:value="-0.003245948" calcext:value-type="float">
            <text:p>-0.003245948</text:p>
          </table:table-cell>
          <table:table-cell office:value-type="float" office:value="-0.003586023" calcext:value-type="float">
            <text:p>-0.00358602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019-11-11 21:25:18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3345927" calcext:value-type="float">
            <text:p>1.193345927</text:p>
          </table:table-cell>
          <table:table-cell office:value-type="float" office:value="1.195618057" calcext:value-type="float">
            <text:p>1.195618057</text:p>
          </table:table-cell>
          <table:table-cell office:value-type="float" office:value="1.189483546" calcext:value-type="float">
            <text:p>1.189483546</text:p>
          </table:table-cell>
          <table:table-cell/>
          <table:table-cell office:value-type="float" office:value="0.009749558" calcext:value-type="float">
            <text:p>0.009749558</text:p>
          </table:table-cell>
          <table:table-cell office:value-type="float" office:value="0.009768121" calcext:value-type="float">
            <text:p>0.009768121</text:p>
          </table:table-cell>
          <table:table-cell office:value-type="float" office:value="0.009718003" calcext:value-type="float">
            <text:p>0.009718003</text:p>
          </table:table-cell>
          <table:table-cell/>
          <table:table-cell office:value-type="float" office:value="-0.000146275" calcext:value-type="float">
            <text:p>-0.000146275</text:p>
          </table:table-cell>
          <table:table-cell office:value-type="float" office:value="-0.000127712" calcext:value-type="float">
            <text:p>-0.000127712</text:p>
          </table:table-cell>
          <table:table-cell office:value-type="float" office:value="-0.000177831" calcext:value-type="float">
            <text:p>-0.000177831</text:p>
          </table:table-cell>
          <table:table-cell/>
          <table:table-cell office:value-type="float" office:value="25.995699887" calcext:value-type="float">
            <text:p>25.995699887</text:p>
          </table:table-cell>
          <table:table-cell office:value-type="float" office:value="25.996157629" calcext:value-type="float">
            <text:p>25.996157629</text:p>
          </table:table-cell>
          <table:table-cell office:value-type="float" office:value="25.994921772" calcext:value-type="float">
            <text:p>25.994921772</text:p>
          </table:table-cell>
          <table:table-cell/>
          <table:table-cell office:value-type="float" office:value="-0.003707857" calcext:value-type="float">
            <text:p>-0.003707857</text:p>
          </table:table-cell>
          <table:table-cell office:value-type="float" office:value="-0.003237308" calcext:value-type="float">
            <text:p>-0.003237308</text:p>
          </table:table-cell>
          <table:table-cell office:value-type="float" office:value="-0.004507742" calcext:value-type="float">
            <text:p>-0.00450774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2019-11-11 21:25:19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6026349" calcext:value-type="float">
            <text:p>1.196026349</text:p>
          </table:table-cell>
          <table:table-cell office:value-type="float" office:value="1.191651367" calcext:value-type="float">
            <text:p>1.191651367</text:p>
          </table:table-cell>
          <table:table-cell office:value-type="float" office:value="1.189227842" calcext:value-type="float">
            <text:p>1.189227842</text:p>
          </table:table-cell>
          <table:table-cell/>
          <table:table-cell office:value-type="float" office:value="0.009771457" calcext:value-type="float">
            <text:p>0.009771457</text:p>
          </table:table-cell>
          <table:table-cell office:value-type="float" office:value="0.009735714" calcext:value-type="float">
            <text:p>0.009735714</text:p>
          </table:table-cell>
          <table:table-cell office:value-type="float" office:value="0.009715914" calcext:value-type="float">
            <text:p>0.009715914</text:p>
          </table:table-cell>
          <table:table-cell/>
          <table:table-cell office:value-type="float" office:value="-0.000124376" calcext:value-type="float">
            <text:p>-0.000124376</text:p>
          </table:table-cell>
          <table:table-cell office:value-type="float" office:value="-0.00016012" calcext:value-type="float">
            <text:p>-0.00016012</text:p>
          </table:table-cell>
          <table:table-cell office:value-type="float" office:value="-0.00017992" calcext:value-type="float">
            <text:p>-0.00017992</text:p>
          </table:table-cell>
          <table:table-cell/>
          <table:table-cell office:value-type="float" office:value="25.991185806" calcext:value-type="float">
            <text:p>25.991185806</text:p>
          </table:table-cell>
          <table:table-cell office:value-type="float" office:value="25.99030442" calcext:value-type="float">
            <text:p>25.99030442</text:p>
          </table:table-cell>
          <table:table-cell office:value-type="float" office:value="25.989816175" calcext:value-type="float">
            <text:p>25.989816175</text:p>
          </table:table-cell>
          <table:table-cell/>
          <table:table-cell office:value-type="float" office:value="-0.003152752" calcext:value-type="float">
            <text:p>-0.003152752</text:p>
          </table:table-cell>
          <table:table-cell office:value-type="float" office:value="-0.004058794" calcext:value-type="float">
            <text:p>-0.004058794</text:p>
          </table:table-cell>
          <table:table-cell office:value-type="float" office:value="-0.004560697" calcext:value-type="float">
            <text:p>-0.00456069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019-11-11 21:25:20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1.194279932" calcext:value-type="float">
            <text:p>1.194279932</text:p>
          </table:table-cell>
          <table:table-cell office:value-type="float" office:value="1.188299798" calcext:value-type="float">
            <text:p>1.188299798</text:p>
          </table:table-cell>
          <table:table-cell office:value-type="float" office:value="1.192978763" calcext:value-type="float">
            <text:p>1.192978763</text:p>
          </table:table-cell>
          <table:table-cell/>
          <table:table-cell office:value-type="float" office:value="0.009757189" calcext:value-type="float">
            <text:p>0.009757189</text:p>
          </table:table-cell>
          <table:table-cell office:value-type="float" office:value="0.009708332" calcext:value-type="float">
            <text:p>0.009708332</text:p>
          </table:table-cell>
          <table:table-cell office:value-type="float" office:value="0.009746559" calcext:value-type="float">
            <text:p>0.009746559</text:p>
          </table:table-cell>
          <table:table-cell/>
          <table:table-cell office:value-type="float" office:value="-0.000138644" calcext:value-type="float">
            <text:p>-0.000138644</text:p>
          </table:table-cell>
          <table:table-cell office:value-type="float" office:value="-0.000187502" calcext:value-type="float">
            <text:p>-0.000187502</text:p>
          </table:table-cell>
          <table:table-cell office:value-type="float" office:value="-0.000149275" calcext:value-type="float">
            <text:p>-0.000149275</text:p>
          </table:table-cell>
          <table:table-cell/>
          <table:table-cell office:value-type="float" office:value="25.985779893" calcext:value-type="float">
            <text:p>25.985779893</text:p>
          </table:table-cell>
          <table:table-cell office:value-type="float" office:value="25.984575126" calcext:value-type="float">
            <text:p>25.984575126</text:p>
          </table:table-cell>
          <table:table-cell office:value-type="float" office:value="25.985517758" calcext:value-type="float">
            <text:p>25.985517758</text:p>
          </table:table-cell>
          <table:table-cell/>
          <table:table-cell office:value-type="float" office:value="-0.003514428" calcext:value-type="float">
            <text:p>-0.003514428</text:p>
          </table:table-cell>
          <table:table-cell office:value-type="float" office:value="-0.004752892" calcext:value-type="float">
            <text:p>-0.004752892</text:p>
          </table:table-cell>
          <table:table-cell office:value-type="float" office:value="-0.003783895" calcext:value-type="float">
            <text:p>-0.00378389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2019-11-11 21:25:21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0552257" calcext:value-type="float">
            <text:p>1.190552257</text:p>
          </table:table-cell>
          <table:table-cell office:value-type="float" office:value="1.190476559" calcext:value-type="float">
            <text:p>1.190476559</text:p>
          </table:table-cell>
          <table:table-cell office:value-type="float" office:value="1.196416759" calcext:value-type="float">
            <text:p>1.196416759</text:p>
          </table:table-cell>
          <table:table-cell/>
          <table:table-cell office:value-type="float" office:value="0.009726734" calcext:value-type="float">
            <text:p>0.009726734</text:p>
          </table:table-cell>
          <table:table-cell office:value-type="float" office:value="0.009726116" calcext:value-type="float">
            <text:p>0.009726116</text:p>
          </table:table-cell>
          <table:table-cell office:value-type="float" office:value="0.009774647" calcext:value-type="float">
            <text:p>0.009774647</text:p>
          </table:table-cell>
          <table:table-cell/>
          <table:table-cell office:value-type="float" office:value="-0.000169099" calcext:value-type="float">
            <text:p>-0.000169099</text:p>
          </table:table-cell>
          <table:table-cell office:value-type="float" office:value="-0.000169718" calcext:value-type="float">
            <text:p>-0.000169718</text:p>
          </table:table-cell>
          <table:table-cell office:value-type="float" office:value="-0.000121187" calcext:value-type="float">
            <text:p>-0.000121187</text:p>
          </table:table-cell>
          <table:table-cell/>
          <table:table-cell office:value-type="float" office:value="25.995137075" calcext:value-type="float">
            <text:p>25.995137075</text:p>
          </table:table-cell>
          <table:table-cell office:value-type="float" office:value="25.995121825" calcext:value-type="float">
            <text:p>25.995121825</text:p>
          </table:table-cell>
          <table:table-cell office:value-type="float" office:value="25.996318535" calcext:value-type="float">
            <text:p>25.996318535</text:p>
          </table:table-cell>
          <table:table-cell/>
          <table:table-cell office:value-type="float" office:value="-0.004286415" calcext:value-type="float">
            <text:p>-0.004286415</text:p>
          </table:table-cell>
          <table:table-cell office:value-type="float" office:value="-0.004302092" calcext:value-type="float">
            <text:p>-0.004302092</text:p>
          </table:table-cell>
          <table:table-cell office:value-type="float" office:value="-0.0030719" calcext:value-type="float">
            <text:p>-0.003071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019-11-11 21:25:23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0480732" calcext:value-type="float">
            <text:p>1.190480732</text:p>
          </table:table-cell>
          <table:table-cell office:value-type="float" office:value="1.195566201" calcext:value-type="float">
            <text:p>1.195566201</text:p>
          </table:table-cell>
          <table:table-cell office:value-type="float" office:value="1.192387485" calcext:value-type="float">
            <text:p>1.192387485</text:p>
          </table:table-cell>
          <table:table-cell/>
          <table:table-cell office:value-type="float" office:value="0.00972615" calcext:value-type="float">
            <text:p>0.00972615</text:p>
          </table:table-cell>
          <table:table-cell office:value-type="float" office:value="0.009767698" calcext:value-type="float">
            <text:p>0.009767698</text:p>
          </table:table-cell>
          <table:table-cell office:value-type="float" office:value="0.009741728" calcext:value-type="float">
            <text:p>0.009741728</text:p>
          </table:table-cell>
          <table:table-cell/>
          <table:table-cell office:value-type="float" office:value="-0.000169684" calcext:value-type="float">
            <text:p>-0.000169684</text:p>
          </table:table-cell>
          <table:table-cell office:value-type="float" office:value="-0.000128136" calcext:value-type="float">
            <text:p>-0.000128136</text:p>
          </table:table-cell>
          <table:table-cell office:value-type="float" office:value="-0.000154106" calcext:value-type="float">
            <text:p>-0.000154106</text:p>
          </table:table-cell>
          <table:table-cell/>
          <table:table-cell office:value-type="float" office:value="25.990068583" calcext:value-type="float">
            <text:p>25.990068583</text:p>
          </table:table-cell>
          <table:table-cell office:value-type="float" office:value="25.991093104" calcext:value-type="float">
            <text:p>25.991093104</text:p>
          </table:table-cell>
          <table:table-cell office:value-type="float" office:value="25.990452718" calcext:value-type="float">
            <text:p>25.990452718</text:p>
          </table:table-cell>
          <table:table-cell/>
          <table:table-cell office:value-type="float" office:value="-0.004301228" calcext:value-type="float">
            <text:p>-0.004301228</text:p>
          </table:table-cell>
          <table:table-cell office:value-type="float" office:value="-0.003248047" calcext:value-type="float">
            <text:p>-0.003248047</text:p>
          </table:table-cell>
          <table:table-cell office:value-type="float" office:value="-0.003906347" calcext:value-type="float">
            <text:p>-0.00390634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019-11-11 21:25:24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5162677" calcext:value-type="float">
            <text:p>1.195162677</text:p>
          </table:table-cell>
          <table:table-cell office:value-type="float" office:value="1.19450941" calcext:value-type="float">
            <text:p>1.19450941</text:p>
          </table:table-cell>
          <table:table-cell office:value-type="float" office:value="1.189416789" calcext:value-type="float">
            <text:p>1.189416789</text:p>
          </table:table-cell>
          <table:table-cell/>
          <table:table-cell office:value-type="float" office:value="0.009764401" calcext:value-type="float">
            <text:p>0.009764401</text:p>
          </table:table-cell>
          <table:table-cell office:value-type="float" office:value="0.009759064" calcext:value-type="float">
            <text:p>0.009759064</text:p>
          </table:table-cell>
          <table:table-cell office:value-type="float" office:value="0.009717457" calcext:value-type="float">
            <text:p>0.009717457</text:p>
          </table:table-cell>
          <table:table-cell/>
          <table:table-cell office:value-type="float" office:value="-0.000131432" calcext:value-type="float">
            <text:p>-0.000131432</text:p>
          </table:table-cell>
          <table:table-cell office:value-type="float" office:value="-0.00013677" calcext:value-type="float">
            <text:p>-0.00013677</text:p>
          </table:table-cell>
          <table:table-cell office:value-type="float" office:value="-0.000178376" calcext:value-type="float">
            <text:p>-0.000178376</text:p>
          </table:table-cell>
          <table:table-cell/>
          <table:table-cell office:value-type="float" office:value="25.996065888" calcext:value-type="float">
            <text:p>25.996065888</text:p>
          </table:table-cell>
          <table:table-cell office:value-type="float" office:value="25.995934282" calcext:value-type="float">
            <text:p>25.995934282</text:p>
          </table:table-cell>
          <table:table-cell office:value-type="float" office:value="25.994908324" calcext:value-type="float">
            <text:p>25.994908324</text:p>
          </table:table-cell>
          <table:table-cell/>
          <table:table-cell office:value-type="float" office:value="-0.003331615" calcext:value-type="float">
            <text:p>-0.003331615</text:p>
          </table:table-cell>
          <table:table-cell office:value-type="float" office:value="-0.003466904" calcext:value-type="float">
            <text:p>-0.003466904</text:p>
          </table:table-cell>
          <table:table-cell office:value-type="float" office:value="-0.004521567" calcext:value-type="float">
            <text:p>-0.00452156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2019-11-11 21:25:25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5997738" calcext:value-type="float">
            <text:p>1.195997738</text:p>
          </table:table-cell>
          <table:table-cell office:value-type="float" office:value="1.189058565" calcext:value-type="float">
            <text:p>1.189058565</text:p>
          </table:table-cell>
          <table:table-cell office:value-type="float" office:value="1.190989159" calcext:value-type="float">
            <text:p>1.190989159</text:p>
          </table:table-cell>
          <table:table-cell/>
          <table:table-cell office:value-type="float" office:value="0.009771223" calcext:value-type="float">
            <text:p>0.009771223</text:p>
          </table:table-cell>
          <table:table-cell office:value-type="float" office:value="0.009714531" calcext:value-type="float">
            <text:p>0.009714531</text:p>
          </table:table-cell>
          <table:table-cell office:value-type="float" office:value="0.009730304" calcext:value-type="float">
            <text:p>0.009730304</text:p>
          </table:table-cell>
          <table:table-cell/>
          <table:table-cell office:value-type="float" office:value="-0.00012461" calcext:value-type="float">
            <text:p>-0.00012461</text:p>
          </table:table-cell>
          <table:table-cell office:value-type="float" office:value="-0.000181303" calcext:value-type="float">
            <text:p>-0.000181303</text:p>
          </table:table-cell>
          <table:table-cell office:value-type="float" office:value="-0.00016553" calcext:value-type="float">
            <text:p>-0.00016553</text:p>
          </table:table-cell>
          <table:table-cell/>
          <table:table-cell office:value-type="float" office:value="25.99623412" calcext:value-type="float">
            <text:p>25.99623412</text:p>
          </table:table-cell>
          <table:table-cell office:value-type="float" office:value="25.994836156" calcext:value-type="float">
            <text:p>25.994836156</text:p>
          </table:table-cell>
          <table:table-cell office:value-type="float" office:value="25.995225093" calcext:value-type="float">
            <text:p>25.995225093</text:p>
          </table:table-cell>
          <table:table-cell/>
          <table:table-cell office:value-type="float" office:value="-0.003158677" calcext:value-type="float">
            <text:p>-0.003158677</text:p>
          </table:table-cell>
          <table:table-cell office:value-type="float" office:value="-0.004595754" calcext:value-type="float">
            <text:p>-0.004595754</text:p>
          </table:table-cell>
          <table:table-cell office:value-type="float" office:value="-0.004195935" calcext:value-type="float">
            <text:p>-0.00419593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019-11-11 21:25:26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1490435" calcext:value-type="float">
            <text:p>1.191490435</text:p>
          </table:table-cell>
          <table:table-cell office:value-type="float" office:value="1.189261221" calcext:value-type="float">
            <text:p>1.189261221</text:p>
          </table:table-cell>
          <table:table-cell office:value-type="float" office:value="1.196185493" calcext:value-type="float">
            <text:p>1.196185493</text:p>
          </table:table-cell>
          <table:table-cell/>
          <table:table-cell office:value-type="float" office:value="0.009734399" calcext:value-type="float">
            <text:p>0.009734399</text:p>
          </table:table-cell>
          <table:table-cell office:value-type="float" office:value="0.009716186" calcext:value-type="float">
            <text:p>0.009716186</text:p>
          </table:table-cell>
          <table:table-cell office:value-type="float" office:value="0.009772757" calcext:value-type="float">
            <text:p>0.009772757</text:p>
          </table:table-cell>
          <table:table-cell/>
          <table:table-cell office:value-type="float" office:value="-0.000161434" calcext:value-type="float">
            <text:p>-0.000161434</text:p>
          </table:table-cell>
          <table:table-cell office:value-type="float" office:value="-0.000179647" calcext:value-type="float">
            <text:p>-0.000179647</text:p>
          </table:table-cell>
          <table:table-cell office:value-type="float" office:value="-0.000123076" calcext:value-type="float">
            <text:p>-0.000123076</text:p>
          </table:table-cell>
          <table:table-cell/>
          <table:table-cell office:value-type="float" office:value="25.99532608" calcext:value-type="float">
            <text:p>25.99532608</text:p>
          </table:table-cell>
          <table:table-cell office:value-type="float" office:value="25.994876983" calcext:value-type="float">
            <text:p>25.994876983</text:p>
          </table:table-cell>
          <table:table-cell office:value-type="float" office:value="25.996271945" calcext:value-type="float">
            <text:p>25.996271945</text:p>
          </table:table-cell>
          <table:table-cell/>
          <table:table-cell office:value-type="float" office:value="-0.004092122" calcext:value-type="float">
            <text:p>-0.004092122</text:p>
          </table:table-cell>
          <table:table-cell office:value-type="float" office:value="-0.004553784" calcext:value-type="float">
            <text:p>-0.004553784</text:p>
          </table:table-cell>
          <table:table-cell office:value-type="float" office:value="-0.003119794" calcext:value-type="float">
            <text:p>-0.00311979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19-11-11 21:25:28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89632558" calcext:value-type="float">
            <text:p>1.189632558</text:p>
          </table:table-cell>
          <table:table-cell office:value-type="float" office:value="1.193110489" calcext:value-type="float">
            <text:p>1.193110489</text:p>
          </table:table-cell>
          <table:table-cell office:value-type="float" office:value="1.196168804" calcext:value-type="float">
            <text:p>1.196168804</text:p>
          </table:table-cell>
          <table:table-cell/>
          <table:table-cell office:value-type="float" office:value="0.00971922" calcext:value-type="float">
            <text:p>0.00971922</text:p>
          </table:table-cell>
          <table:table-cell office:value-type="float" office:value="0.009747635" calcext:value-type="float">
            <text:p>0.009747635</text:p>
          </table:table-cell>
          <table:table-cell office:value-type="float" office:value="0.009772621" calcext:value-type="float">
            <text:p>0.009772621</text:p>
          </table:table-cell>
          <table:table-cell/>
          <table:table-cell office:value-type="float" office:value="-0.000176613" calcext:value-type="float">
            <text:p>-0.000176613</text:p>
          </table:table-cell>
          <table:table-cell office:value-type="float" office:value="-0.000148199" calcext:value-type="float">
            <text:p>-0.000148199</text:p>
          </table:table-cell>
          <table:table-cell office:value-type="float" office:value="-0.000123212" calcext:value-type="float">
            <text:p>-0.000123212</text:p>
          </table:table-cell>
          <table:table-cell/>
          <table:table-cell office:value-type="float" office:value="25.994951792" calcext:value-type="float">
            <text:p>25.994951792</text:p>
          </table:table-cell>
          <table:table-cell office:value-type="float" office:value="25.995652455" calcext:value-type="float">
            <text:p>25.995652455</text:p>
          </table:table-cell>
          <table:table-cell office:value-type="float" office:value="25.996268582" calcext:value-type="float">
            <text:p>25.996268582</text:p>
          </table:table-cell>
          <table:table-cell/>
          <table:table-cell office:value-type="float" office:value="-0.004476882" calcext:value-type="float">
            <text:p>-0.004476882</text:p>
          </table:table-cell>
          <table:table-cell office:value-type="float" office:value="-0.003756615" calcext:value-type="float">
            <text:p>-0.003756615</text:p>
          </table:table-cell>
          <table:table-cell office:value-type="float" office:value="-0.00312325" calcext:value-type="float">
            <text:p>-0.0031232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019-11-11 21:25:29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2157411" calcext:value-type="float">
            <text:p>1.192157411</text:p>
          </table:table-cell>
          <table:table-cell office:value-type="float" office:value="1.19632318" calcext:value-type="float">
            <text:p>1.19632318</text:p>
          </table:table-cell>
          <table:table-cell office:value-type="float" office:value="1.191686534" calcext:value-type="float">
            <text:p>1.191686534</text:p>
          </table:table-cell>
          <table:table-cell/>
          <table:table-cell office:value-type="float" office:value="0.009739848" calcext:value-type="float">
            <text:p>0.009739848</text:p>
          </table:table-cell>
          <table:table-cell office:value-type="float" office:value="0.009773882" calcext:value-type="float">
            <text:p>0.009773882</text:p>
          </table:table-cell>
          <table:table-cell office:value-type="float" office:value="0.009736001" calcext:value-type="float">
            <text:p>0.009736001</text:p>
          </table:table-cell>
          <table:table-cell/>
          <table:table-cell office:value-type="float" office:value="-0.000155985" calcext:value-type="float">
            <text:p>-0.000155985</text:p>
          </table:table-cell>
          <table:table-cell office:value-type="float" office:value="-0.000121951" calcext:value-type="float">
            <text:p>-0.000121951</text:p>
          </table:table-cell>
          <table:table-cell office:value-type="float" office:value="-0.000159832" calcext:value-type="float">
            <text:p>-0.000159832</text:p>
          </table:table-cell>
          <table:table-cell/>
          <table:table-cell office:value-type="float" office:value="25.995460449" calcext:value-type="float">
            <text:p>25.995460449</text:p>
          </table:table-cell>
          <table:table-cell office:value-type="float" office:value="25.996299683" calcext:value-type="float">
            <text:p>25.996299683</text:p>
          </table:table-cell>
          <table:table-cell office:value-type="float" office:value="25.995365586" calcext:value-type="float">
            <text:p>25.995365586</text:p>
          </table:table-cell>
          <table:table-cell/>
          <table:table-cell office:value-type="float" office:value="-0.003953994" calcext:value-type="float">
            <text:p>-0.003953994</text:p>
          </table:table-cell>
          <table:table-cell office:value-type="float" office:value="-0.003091279" calcext:value-type="float">
            <text:p>-0.003091279</text:p>
          </table:table-cell>
          <table:table-cell office:value-type="float" office:value="-0.004051511" calcext:value-type="float">
            <text:p>-0.00405151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2019-11-11 21:25:30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6336889" calcext:value-type="float">
            <text:p>1.196336889</text:p>
          </table:table-cell>
          <table:table-cell office:value-type="float" office:value="1.193124794" calcext:value-type="float">
            <text:p>1.193124794</text:p>
          </table:table-cell>
          <table:table-cell office:value-type="float" office:value="1.189848326" calcext:value-type="float">
            <text:p>1.189848326</text:p>
          </table:table-cell>
          <table:table-cell/>
          <table:table-cell office:value-type="float" office:value="0.009773994" calcext:value-type="float">
            <text:p>0.009773994</text:p>
          </table:table-cell>
          <table:table-cell office:value-type="float" office:value="0.009747752" calcext:value-type="float">
            <text:p>0.009747752</text:p>
          </table:table-cell>
          <table:table-cell office:value-type="float" office:value="0.009720983" calcext:value-type="float">
            <text:p>0.009720983</text:p>
          </table:table-cell>
          <table:table-cell/>
          <table:table-cell office:value-type="float" office:value="-0.000121839" calcext:value-type="float">
            <text:p>-0.000121839</text:p>
          </table:table-cell>
          <table:table-cell office:value-type="float" office:value="-0.000148082" calcext:value-type="float">
            <text:p>-0.000148082</text:p>
          </table:table-cell>
          <table:table-cell office:value-type="float" office:value="-0.00017485" calcext:value-type="float">
            <text:p>-0.00017485</text:p>
          </table:table-cell>
          <table:table-cell/>
          <table:table-cell office:value-type="float" office:value="25.991248367" calcext:value-type="float">
            <text:p>25.991248367</text:p>
          </table:table-cell>
          <table:table-cell office:value-type="float" office:value="25.990601257" calcext:value-type="float">
            <text:p>25.990601257</text:p>
          </table:table-cell>
          <table:table-cell office:value-type="float" office:value="25.989941178" calcext:value-type="float">
            <text:p>25.989941178</text:p>
          </table:table-cell>
          <table:table-cell/>
          <table:table-cell office:value-type="float" office:value="-0.00308844" calcext:value-type="float">
            <text:p>-0.00308844</text:p>
          </table:table-cell>
          <table:table-cell office:value-type="float" office:value="-0.003753653" calcext:value-type="float">
            <text:p>-0.003753653</text:p>
          </table:table-cell>
          <table:table-cell office:value-type="float" office:value="-0.004432197" calcext:value-type="float">
            <text:p>-0.00443219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2019-11-11 21:25:31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4514179" calcext:value-type="float">
            <text:p>1.194514179</text:p>
          </table:table-cell>
          <table:table-cell office:value-type="float" office:value="1.188572787" calcext:value-type="float">
            <text:p>1.188572787</text:p>
          </table:table-cell>
          <table:table-cell office:value-type="float" office:value="1.193419241" calcext:value-type="float">
            <text:p>1.193419241</text:p>
          </table:table-cell>
          <table:table-cell/>
          <table:table-cell office:value-type="float" office:value="0.009759103" calcext:value-type="float">
            <text:p>0.009759103</text:p>
          </table:table-cell>
          <table:table-cell office:value-type="float" office:value="0.009710562" calcext:value-type="float">
            <text:p>0.009710562</text:p>
          </table:table-cell>
          <table:table-cell office:value-type="float" office:value="0.009750157" calcext:value-type="float">
            <text:p>0.009750157</text:p>
          </table:table-cell>
          <table:table-cell/>
          <table:table-cell office:value-type="float" office:value="-0.000136731" calcext:value-type="float">
            <text:p>-0.000136731</text:p>
          </table:table-cell>
          <table:table-cell office:value-type="float" office:value="-0.000185271" calcext:value-type="float">
            <text:p>-0.000185271</text:p>
          </table:table-cell>
          <table:table-cell office:value-type="float" office:value="-0.000145676" calcext:value-type="float">
            <text:p>-0.000145676</text:p>
          </table:table-cell>
          <table:table-cell/>
          <table:table-cell office:value-type="float" office:value="25.995935242" calcext:value-type="float">
            <text:p>25.995935242</text:p>
          </table:table-cell>
          <table:table-cell office:value-type="float" office:value="25.994738291" calcext:value-type="float">
            <text:p>25.994738291</text:p>
          </table:table-cell>
          <table:table-cell office:value-type="float" office:value="25.995714657" calcext:value-type="float">
            <text:p>25.995714657</text:p>
          </table:table-cell>
          <table:table-cell/>
          <table:table-cell office:value-type="float" office:value="-0.003465917" calcext:value-type="float">
            <text:p>-0.003465917</text:p>
          </table:table-cell>
          <table:table-cell office:value-type="float" office:value="-0.004696357" calcext:value-type="float">
            <text:p>-0.004696357</text:p>
          </table:table-cell>
          <table:table-cell office:value-type="float" office:value="-0.003692674" calcext:value-type="float">
            <text:p>-0.00369267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2019-11-11 21:25:33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89292215" calcext:value-type="float">
            <text:p>1.189292215</text:p>
          </table:table-cell>
          <table:table-cell office:value-type="float" office:value="1.194856905" calcext:value-type="float">
            <text:p>1.194856905</text:p>
          </table:table-cell>
          <table:table-cell office:value-type="float" office:value="1.19289472" calcext:value-type="float">
            <text:p>1.19289472</text:p>
          </table:table-cell>
          <table:table-cell/>
          <table:table-cell office:value-type="float" office:value="0.00971644" calcext:value-type="float">
            <text:p>0.00971644</text:p>
          </table:table-cell>
          <table:table-cell office:value-type="float" office:value="0.009761903" calcext:value-type="float">
            <text:p>0.009761903</text:p>
          </table:table-cell>
          <table:table-cell office:value-type="float" office:value="0.009745872" calcext:value-type="float">
            <text:p>0.009745872</text:p>
          </table:table-cell>
          <table:table-cell/>
          <table:table-cell office:value-type="float" office:value="-0.000179394" calcext:value-type="float">
            <text:p>-0.000179394</text:p>
          </table:table-cell>
          <table:table-cell office:value-type="float" office:value="-0.000133931" calcext:value-type="float">
            <text:p>-0.000133931</text:p>
          </table:table-cell>
          <table:table-cell office:value-type="float" office:value="-0.000149961" calcext:value-type="float">
            <text:p>-0.000149961</text:p>
          </table:table-cell>
          <table:table-cell/>
          <table:table-cell office:value-type="float" office:value="25.994883227" calcext:value-type="float">
            <text:p>25.994883227</text:p>
          </table:table-cell>
          <table:table-cell office:value-type="float" office:value="25.996004288" calcext:value-type="float">
            <text:p>25.996004288</text:p>
          </table:table-cell>
          <table:table-cell office:value-type="float" office:value="25.995608987" calcext:value-type="float">
            <text:p>25.995608987</text:p>
          </table:table-cell>
          <table:table-cell/>
          <table:table-cell office:value-type="float" office:value="-0.004547366" calcext:value-type="float">
            <text:p>-0.004547366</text:p>
          </table:table-cell>
          <table:table-cell office:value-type="float" office:value="-0.003394939" calcext:value-type="float">
            <text:p>-0.003394939</text:p>
          </table:table-cell>
          <table:table-cell office:value-type="float" office:value="-0.0038013" calcext:value-type="float">
            <text:p>-0.003801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019-11-11 21:25:34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501903" calcext:value-type="float">
            <text:p>1.19501903</text:p>
          </table:table-cell>
          <table:table-cell office:value-type="float" office:value="1.194228076" calcext:value-type="float">
            <text:p>1.194228076</text:p>
          </table:table-cell>
          <table:table-cell office:value-type="float" office:value="1.189595603" calcext:value-type="float">
            <text:p>1.189595603</text:p>
          </table:table-cell>
          <table:table-cell/>
          <table:table-cell office:value-type="float" office:value="0.009763227" calcext:value-type="float">
            <text:p>0.009763227</text:p>
          </table:table-cell>
          <table:table-cell office:value-type="float" office:value="0.009756765" calcext:value-type="float">
            <text:p>0.009756765</text:p>
          </table:table-cell>
          <table:table-cell office:value-type="float" office:value="0.009718918" calcext:value-type="float">
            <text:p>0.009718918</text:p>
          </table:table-cell>
          <table:table-cell/>
          <table:table-cell office:value-type="float" office:value="-0.000132606" calcext:value-type="float">
            <text:p>-0.000132606</text:p>
          </table:table-cell>
          <table:table-cell office:value-type="float" office:value="-0.000139068" calcext:value-type="float">
            <text:p>-0.000139068</text:p>
          </table:table-cell>
          <table:table-cell office:value-type="float" office:value="-0.000176915" calcext:value-type="float">
            <text:p>-0.000176915</text:p>
          </table:table-cell>
          <table:table-cell/>
          <table:table-cell office:value-type="float" office:value="25.996036949" calcext:value-type="float">
            <text:p>25.996036949</text:p>
          </table:table-cell>
          <table:table-cell office:value-type="float" office:value="25.995877604" calcext:value-type="float">
            <text:p>25.995877604</text:p>
          </table:table-cell>
          <table:table-cell office:value-type="float" office:value="25.994944347" calcext:value-type="float">
            <text:p>25.994944347</text:p>
          </table:table-cell>
          <table:table-cell/>
          <table:table-cell office:value-type="float" office:value="-0.003361364" calcext:value-type="float">
            <text:p>-0.003361364</text:p>
          </table:table-cell>
          <table:table-cell office:value-type="float" office:value="-0.003525167" calcext:value-type="float">
            <text:p>-0.003525167</text:p>
          </table:table-cell>
          <table:table-cell office:value-type="float" office:value="-0.004484535" calcext:value-type="float">
            <text:p>-0.00448453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2019-11-11 21:25:35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6034693" calcext:value-type="float">
            <text:p>1.196034693</text:p>
          </table:table-cell>
          <table:table-cell office:value-type="float" office:value="1.189276122" calcext:value-type="float">
            <text:p>1.189276122</text:p>
          </table:table-cell>
          <table:table-cell office:value-type="float" office:value="1.192011379" calcext:value-type="float">
            <text:p>1.192011379</text:p>
          </table:table-cell>
          <table:table-cell/>
          <table:table-cell office:value-type="float" office:value="0.009771525" calcext:value-type="float">
            <text:p>0.009771525</text:p>
          </table:table-cell>
          <table:table-cell office:value-type="float" office:value="0.009716308" calcext:value-type="float">
            <text:p>0.009716308</text:p>
          </table:table-cell>
          <table:table-cell office:value-type="float" office:value="0.009738655" calcext:value-type="float">
            <text:p>0.009738655</text:p>
          </table:table-cell>
          <table:table-cell/>
          <table:table-cell office:value-type="float" office:value="-0.000124308" calcext:value-type="float">
            <text:p>-0.000124308</text:p>
          </table:table-cell>
          <table:table-cell office:value-type="float" office:value="-0.000179525" calcext:value-type="float">
            <text:p>-0.000179525</text:p>
          </table:table-cell>
          <table:table-cell office:value-type="float" office:value="-0.000157178" calcext:value-type="float">
            <text:p>-0.000157178</text:p>
          </table:table-cell>
          <table:table-cell/>
          <table:table-cell office:value-type="float" office:value="26.00634972" calcext:value-type="float">
            <text:p>26.00634972</text:p>
          </table:table-cell>
          <table:table-cell office:value-type="float" office:value="26.004988153" calcext:value-type="float">
            <text:p>26.004988153</text:p>
          </table:table-cell>
          <table:table-cell office:value-type="float" office:value="26.005539192" calcext:value-type="float">
            <text:p>26.005539192</text:p>
          </table:table-cell>
          <table:table-cell/>
          <table:table-cell office:value-type="float" office:value="-0.003151024" calcext:value-type="float">
            <text:p>-0.003151024</text:p>
          </table:table-cell>
          <table:table-cell office:value-type="float" office:value="-0.004550698" calcext:value-type="float">
            <text:p>-0.004550698</text:p>
          </table:table-cell>
          <table:table-cell office:value-type="float" office:value="-0.003984237" calcext:value-type="float">
            <text:p>-0.00398423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2019-11-11 21:25:36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1803955" calcext:value-type="float">
            <text:p>1.191803955</text:p>
          </table:table-cell>
          <table:table-cell office:value-type="float" office:value="1.189801239" calcext:value-type="float">
            <text:p>1.189801239</text:p>
          </table:table-cell>
          <table:table-cell office:value-type="float" office:value="1.196670079" calcext:value-type="float">
            <text:p>1.196670079</text:p>
          </table:table-cell>
          <table:table-cell/>
          <table:table-cell office:value-type="float" office:value="0.00973696" calcext:value-type="float">
            <text:p>0.00973696</text:p>
          </table:table-cell>
          <table:table-cell office:value-type="float" office:value="0.009720598" calcext:value-type="float">
            <text:p>0.009720598</text:p>
          </table:table-cell>
          <table:table-cell office:value-type="float" office:value="0.009776716" calcext:value-type="float">
            <text:p>0.009776716</text:p>
          </table:table-cell>
          <table:table-cell/>
          <table:table-cell office:value-type="float" office:value="-0.000158873" calcext:value-type="float">
            <text:p>-0.000158873</text:p>
          </table:table-cell>
          <table:table-cell office:value-type="float" office:value="-0.000175235" calcext:value-type="float">
            <text:p>-0.000175235</text:p>
          </table:table-cell>
          <table:table-cell office:value-type="float" office:value="-0.000119117" calcext:value-type="float">
            <text:p>-0.000119117</text:p>
          </table:table-cell>
          <table:table-cell/>
          <table:table-cell office:value-type="float" office:value="26.005497405" calcext:value-type="float">
            <text:p>26.005497405</text:p>
          </table:table-cell>
          <table:table-cell office:value-type="float" office:value="26.005093942" calcext:value-type="float">
            <text:p>26.005093942</text:p>
          </table:table-cell>
          <table:table-cell office:value-type="float" office:value="26.006477724" calcext:value-type="float">
            <text:p>26.006477724</text:p>
          </table:table-cell>
          <table:table-cell/>
          <table:table-cell office:value-type="float" office:value="-0.004027194" calcext:value-type="float">
            <text:p>-0.004027194</text:p>
          </table:table-cell>
          <table:table-cell office:value-type="float" office:value="-0.004441949" calcext:value-type="float">
            <text:p>-0.004441949</text:p>
          </table:table-cell>
          <table:table-cell office:value-type="float" office:value="-0.003019438" calcext:value-type="float">
            <text:p>-0.00301943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2019-11-11 21:25:37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0025352" calcext:value-type="float">
            <text:p>1.190025352</text:p>
          </table:table-cell>
          <table:table-cell office:value-type="float" office:value="1.193681502" calcext:value-type="float">
            <text:p>1.193681502</text:p>
          </table:table-cell>
          <table:table-cell office:value-type="float" office:value="1.196442389" calcext:value-type="float">
            <text:p>1.196442389</text:p>
          </table:table-cell>
          <table:table-cell/>
          <table:table-cell office:value-type="float" office:value="0.009722429" calcext:value-type="float">
            <text:p>0.009722429</text:p>
          </table:table-cell>
          <table:table-cell office:value-type="float" office:value="0.0097523" calcext:value-type="float">
            <text:p>0.0097523</text:p>
          </table:table-cell>
          <table:table-cell office:value-type="float" office:value="0.009774856" calcext:value-type="float">
            <text:p>0.009774856</text:p>
          </table:table-cell>
          <table:table-cell/>
          <table:table-cell office:value-type="float" office:value="-0.000173404" calcext:value-type="float">
            <text:p>-0.000173404</text:p>
          </table:table-cell>
          <table:table-cell office:value-type="float" office:value="-0.000143533" calcext:value-type="float">
            <text:p>-0.000143533</text:p>
          </table:table-cell>
          <table:table-cell office:value-type="float" office:value="-0.000120977" calcext:value-type="float">
            <text:p>-0.000120977</text:p>
          </table:table-cell>
          <table:table-cell/>
          <table:table-cell office:value-type="float" office:value="25.989976842" calcext:value-type="float">
            <text:p>25.989976842</text:p>
          </table:table-cell>
          <table:table-cell office:value-type="float" office:value="25.990713412" calcext:value-type="float">
            <text:p>25.990713412</text:p>
          </table:table-cell>
          <table:table-cell office:value-type="float" office:value="25.991269622" calcext:value-type="float">
            <text:p>25.991269622</text:p>
          </table:table-cell>
          <table:table-cell/>
          <table:table-cell office:value-type="float" office:value="-0.004395536" calcext:value-type="float">
            <text:p>-0.004395536</text:p>
          </table:table-cell>
          <table:table-cell office:value-type="float" office:value="-0.003638361" calcext:value-type="float">
            <text:p>-0.003638361</text:p>
          </table:table-cell>
          <table:table-cell office:value-type="float" office:value="-0.003066592" calcext:value-type="float">
            <text:p>-0.00306659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019-11-11 21:25:39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3001413" calcext:value-type="float">
            <text:p>1.193001413</text:p>
          </table:table-cell>
          <table:table-cell office:value-type="float" office:value="1.196753525" calcext:value-type="float">
            <text:p>1.196753525</text:p>
          </table:table-cell>
          <table:table-cell office:value-type="float" office:value="1.190724515" calcext:value-type="float">
            <text:p>1.190724515</text:p>
          </table:table-cell>
          <table:table-cell/>
          <table:table-cell office:value-type="float" office:value="0.009746744" calcext:value-type="float">
            <text:p>0.009746744</text:p>
          </table:table-cell>
          <table:table-cell office:value-type="float" office:value="0.009777398" calcext:value-type="float">
            <text:p>0.009777398</text:p>
          </table:table-cell>
          <table:table-cell office:value-type="float" office:value="0.009728141" calcext:value-type="float">
            <text:p>0.009728141</text:p>
          </table:table-cell>
          <table:table-cell/>
          <table:table-cell office:value-type="float" office:value="-0.00014909" calcext:value-type="float">
            <text:p>-0.00014909</text:p>
          </table:table-cell>
          <table:table-cell office:value-type="float" office:value="-0.000118435" calcext:value-type="float">
            <text:p>-0.000118435</text:p>
          </table:table-cell>
          <table:table-cell office:value-type="float" office:value="-0.000167692" calcext:value-type="float">
            <text:p>-0.000167692</text:p>
          </table:table-cell>
          <table:table-cell/>
          <table:table-cell office:value-type="float" office:value="26.005738642" calcext:value-type="float">
            <text:p>26.005738642</text:p>
          </table:table-cell>
          <table:table-cell office:value-type="float" office:value="26.006494535" calcext:value-type="float">
            <text:p>26.006494535</text:p>
          </table:table-cell>
          <table:table-cell office:value-type="float" office:value="26.005279943" calcext:value-type="float">
            <text:p>26.005279943</text:p>
          </table:table-cell>
          <table:table-cell/>
          <table:table-cell office:value-type="float" office:value="-0.003779205" calcext:value-type="float">
            <text:p>-0.003779205</text:p>
          </table:table-cell>
          <table:table-cell office:value-type="float" office:value="-0.003002157" calcext:value-type="float">
            <text:p>-0.003002157</text:p>
          </table:table-cell>
          <table:table-cell office:value-type="float" office:value="-0.004250742" calcext:value-type="float">
            <text:p>-0.00425074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2019-11-11 21:25:40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6950221" calcext:value-type="float">
            <text:p>1.196950221</text:p>
          </table:table-cell>
          <table:table-cell office:value-type="float" office:value="1.192424439" calcext:value-type="float">
            <text:p>1.192424439</text:p>
          </table:table-cell>
          <table:table-cell office:value-type="float" office:value="1.189989589" calcext:value-type="float">
            <text:p>1.189989589</text:p>
          </table:table-cell>
          <table:table-cell/>
          <table:table-cell office:value-type="float" office:value="0.009779005" calcext:value-type="float">
            <text:p>0.009779005</text:p>
          </table:table-cell>
          <table:table-cell office:value-type="float" office:value="0.00974203" calcext:value-type="float">
            <text:p>0.00974203</text:p>
          </table:table-cell>
          <table:table-cell office:value-type="float" office:value="0.009722137" calcext:value-type="float">
            <text:p>0.009722137</text:p>
          </table:table-cell>
          <table:table-cell/>
          <table:table-cell office:value-type="float" office:value="-0.000116828" calcext:value-type="float">
            <text:p>-0.000116828</text:p>
          </table:table-cell>
          <table:table-cell office:value-type="float" office:value="-0.000153804" calcext:value-type="float">
            <text:p>-0.000153804</text:p>
          </table:table-cell>
          <table:table-cell office:value-type="float" office:value="-0.000173696" calcext:value-type="float">
            <text:p>-0.000173696</text:p>
          </table:table-cell>
          <table:table-cell/>
          <table:table-cell office:value-type="float" office:value="26.00653416" calcext:value-type="float">
            <text:p>26.00653416</text:p>
          </table:table-cell>
          <table:table-cell office:value-type="float" office:value="26.005622406" calcext:value-type="float">
            <text:p>26.005622406</text:p>
          </table:table-cell>
          <table:table-cell office:value-type="float" office:value="26.005131887" calcext:value-type="float">
            <text:p>26.005131887</text:p>
          </table:table-cell>
          <table:table-cell/>
          <table:table-cell office:value-type="float" office:value="-0.002961422" calcext:value-type="float">
            <text:p>-0.002961422</text:p>
          </table:table-cell>
          <table:table-cell office:value-type="float" office:value="-0.003898694" calcext:value-type="float">
            <text:p>-0.003898694</text:p>
          </table:table-cell>
          <table:table-cell office:value-type="float" office:value="-0.004402942" calcext:value-type="float">
            <text:p>-0.00440294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2019-11-11 21:25:41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4408678" calcext:value-type="float">
            <text:p>1.194408678</text:p>
          </table:table-cell>
          <table:table-cell office:value-type="float" office:value="1.188147806" calcext:value-type="float">
            <text:p>1.188147806</text:p>
          </table:table-cell>
          <table:table-cell office:value-type="float" office:value="1.193739318" calcext:value-type="float">
            <text:p>1.193739318</text:p>
          </table:table-cell>
          <table:table-cell/>
          <table:table-cell office:value-type="float" office:value="0.009758241" calcext:value-type="float">
            <text:p>0.009758241</text:p>
          </table:table-cell>
          <table:table-cell office:value-type="float" office:value="0.00970709" calcext:value-type="float">
            <text:p>0.00970709</text:p>
          </table:table-cell>
          <table:table-cell office:value-type="float" office:value="0.009752772" calcext:value-type="float">
            <text:p>0.009752772</text:p>
          </table:table-cell>
          <table:table-cell/>
          <table:table-cell office:value-type="float" office:value="-0.000137592" calcext:value-type="float">
            <text:p>-0.000137592</text:p>
          </table:table-cell>
          <table:table-cell office:value-type="float" office:value="-0.000188743" calcext:value-type="float">
            <text:p>-0.000188743</text:p>
          </table:table-cell>
          <table:table-cell office:value-type="float" office:value="-0.000143061" calcext:value-type="float">
            <text:p>-0.000143061</text:p>
          </table:table-cell>
          <table:table-cell/>
          <table:table-cell office:value-type="float" office:value="25.995913988" calcext:value-type="float">
            <text:p>25.995913988</text:p>
          </table:table-cell>
          <table:table-cell office:value-type="float" office:value="25.994652674" calcext:value-type="float">
            <text:p>25.994652674</text:p>
          </table:table-cell>
          <table:table-cell office:value-type="float" office:value="25.995779139" calcext:value-type="float">
            <text:p>25.995779139</text:p>
          </table:table-cell>
          <table:table-cell/>
          <table:table-cell office:value-type="float" office:value="-0.003487765" calcext:value-type="float">
            <text:p>-0.003487765</text:p>
          </table:table-cell>
          <table:table-cell office:value-type="float" office:value="-0.004784369" calcext:value-type="float">
            <text:p>-0.004784369</text:p>
          </table:table-cell>
          <table:table-cell office:value-type="float" office:value="-0.003626387" calcext:value-type="float">
            <text:p>-0.00362638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2019-11-11 21:25:42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0092705" calcext:value-type="float">
            <text:p>1.190092705</text:p>
          </table:table-cell>
          <table:table-cell office:value-type="float" office:value="1.191082143" calcext:value-type="float">
            <text:p>1.191082143</text:p>
          </table:table-cell>
          <table:table-cell office:value-type="float" office:value="1.196191453" calcext:value-type="float">
            <text:p>1.196191453</text:p>
          </table:table-cell>
          <table:table-cell/>
          <table:table-cell office:value-type="float" office:value="0.00972298" calcext:value-type="float">
            <text:p>0.00972298</text:p>
          </table:table-cell>
          <table:table-cell office:value-type="float" office:value="0.009731063" calcext:value-type="float">
            <text:p>0.009731063</text:p>
          </table:table-cell>
          <table:table-cell office:value-type="float" office:value="0.009772806" calcext:value-type="float">
            <text:p>0.009772806</text:p>
          </table:table-cell>
          <table:table-cell/>
          <table:table-cell office:value-type="float" office:value="-0.000172854" calcext:value-type="float">
            <text:p>-0.000172854</text:p>
          </table:table-cell>
          <table:table-cell office:value-type="float" office:value="-0.00016477" calcext:value-type="float">
            <text:p>-0.00016477</text:p>
          </table:table-cell>
          <table:table-cell office:value-type="float" office:value="-0.000123027" calcext:value-type="float">
            <text:p>-0.000123027</text:p>
          </table:table-cell>
          <table:table-cell/>
          <table:table-cell office:value-type="float" office:value="26.00515266" calcext:value-type="float">
            <text:p>26.00515266</text:p>
          </table:table-cell>
          <table:table-cell office:value-type="float" office:value="26.00535199" calcext:value-type="float">
            <text:p>26.00535199</text:p>
          </table:table-cell>
          <table:table-cell office:value-type="float" office:value="26.006381301" calcext:value-type="float">
            <text:p>26.006381301</text:p>
          </table:table-cell>
          <table:table-cell/>
          <table:table-cell office:value-type="float" office:value="-0.004381587" calcext:value-type="float">
            <text:p>-0.004381587</text:p>
          </table:table-cell>
          <table:table-cell office:value-type="float" office:value="-0.004176678" calcext:value-type="float">
            <text:p>-0.004176678</text:p>
          </table:table-cell>
          <table:table-cell office:value-type="float" office:value="-0.003118559" calcext:value-type="float">
            <text:p>-0.00311855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019-11-11 21:25:44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1026114" calcext:value-type="float">
            <text:p>1.191026114</text:p>
          </table:table-cell>
          <table:table-cell office:value-type="float" office:value="1.196245098" calcext:value-type="float">
            <text:p>1.196245098</text:p>
          </table:table-cell>
          <table:table-cell office:value-type="float" office:value="1.192908429" calcext:value-type="float">
            <text:p>1.192908429</text:p>
          </table:table-cell>
          <table:table-cell/>
          <table:table-cell office:value-type="float" office:value="0.009730606" calcext:value-type="float">
            <text:p>0.009730606</text:p>
          </table:table-cell>
          <table:table-cell office:value-type="float" office:value="0.009773244" calcext:value-type="float">
            <text:p>0.009773244</text:p>
          </table:table-cell>
          <table:table-cell office:value-type="float" office:value="0.009745984" calcext:value-type="float">
            <text:p>0.009745984</text:p>
          </table:table-cell>
          <table:table-cell/>
          <table:table-cell office:value-type="float" office:value="-0.000165228" calcext:value-type="float">
            <text:p>-0.000165228</text:p>
          </table:table-cell>
          <table:table-cell office:value-type="float" office:value="-0.000122589" calcext:value-type="float">
            <text:p>-0.000122589</text:p>
          </table:table-cell>
          <table:table-cell office:value-type="float" office:value="-0.000149849" calcext:value-type="float">
            <text:p>-0.000149849</text:p>
          </table:table-cell>
          <table:table-cell/>
          <table:table-cell office:value-type="float" office:value="26.005340703" calcext:value-type="float">
            <text:p>26.005340703</text:p>
          </table:table-cell>
          <table:table-cell office:value-type="float" office:value="26.006392108" calcext:value-type="float">
            <text:p>26.006392108</text:p>
          </table:table-cell>
          <table:table-cell office:value-type="float" office:value="26.00571991" calcext:value-type="float">
            <text:p>26.00571991</text:p>
          </table:table-cell>
          <table:table-cell/>
          <table:table-cell office:value-type="float" office:value="-0.004188281" calcext:value-type="float">
            <text:p>-0.004188281</text:p>
          </table:table-cell>
          <table:table-cell office:value-type="float" office:value="-0.00310745" calcext:value-type="float">
            <text:p>-0.00310745</text:p>
          </table:table-cell>
          <table:table-cell office:value-type="float" office:value="-0.003798461" calcext:value-type="float">
            <text:p>-0.00379846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019-11-11 21:25:45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5001745" calcext:value-type="float">
            <text:p>1.195001745</text:p>
          </table:table-cell>
          <table:table-cell office:value-type="float" office:value="1.194595241" calcext:value-type="float">
            <text:p>1.194595241</text:p>
          </table:table-cell>
          <table:table-cell office:value-type="float" office:value="1.189459704" calcext:value-type="float">
            <text:p>1.189459704</text:p>
          </table:table-cell>
          <table:table-cell/>
          <table:table-cell office:value-type="float" office:value="0.009763086" calcext:value-type="float">
            <text:p>0.009763086</text:p>
          </table:table-cell>
          <table:table-cell office:value-type="float" office:value="0.009759765" calcext:value-type="float">
            <text:p>0.009759765</text:p>
          </table:table-cell>
          <table:table-cell office:value-type="float" office:value="0.009717808" calcext:value-type="float">
            <text:p>0.009717808</text:p>
          </table:table-cell>
          <table:table-cell/>
          <table:table-cell office:value-type="float" office:value="-0.000132747" calcext:value-type="float">
            <text:p>-0.000132747</text:p>
          </table:table-cell>
          <table:table-cell office:value-type="float" office:value="-0.000136068" calcext:value-type="float">
            <text:p>-0.000136068</text:p>
          </table:table-cell>
          <table:table-cell office:value-type="float" office:value="-0.000178025" calcext:value-type="float">
            <text:p>-0.000178025</text:p>
          </table:table-cell>
          <table:table-cell/>
          <table:table-cell office:value-type="float" office:value="26.006141625" calcext:value-type="float">
            <text:p>26.006141625</text:p>
          </table:table-cell>
          <table:table-cell office:value-type="float" office:value="26.006059731" calcext:value-type="float">
            <text:p>26.006059731</text:p>
          </table:table-cell>
          <table:table-cell office:value-type="float" office:value="26.005025137" calcext:value-type="float">
            <text:p>26.005025137</text:p>
          </table:table-cell>
          <table:table-cell/>
          <table:table-cell office:value-type="float" office:value="-0.003364944" calcext:value-type="float">
            <text:p>-0.003364944</text:p>
          </table:table-cell>
          <table:table-cell office:value-type="float" office:value="-0.003449129" calcext:value-type="float">
            <text:p>-0.003449129</text:p>
          </table:table-cell>
          <table:table-cell office:value-type="float" office:value="-0.004512679" calcext:value-type="float">
            <text:p>-0.00451267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019-11-11 21:25:46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5925617" calcext:value-type="float">
            <text:p>1.195925617</text:p>
          </table:table-cell>
          <table:table-cell office:value-type="float" office:value="1.188923262" calcext:value-type="float">
            <text:p>1.188923262</text:p>
          </table:table-cell>
          <table:table-cell office:value-type="float" office:value="1.190823459" calcext:value-type="float">
            <text:p>1.190823459</text:p>
          </table:table-cell>
          <table:table-cell/>
          <table:table-cell office:value-type="float" office:value="0.009770634" calcext:value-type="float">
            <text:p>0.009770634</text:p>
          </table:table-cell>
          <table:table-cell office:value-type="float" office:value="0.009713425" calcext:value-type="float">
            <text:p>0.009713425</text:p>
          </table:table-cell>
          <table:table-cell office:value-type="float" office:value="0.00972895" calcext:value-type="float">
            <text:p>0.00972895</text:p>
          </table:table-cell>
          <table:table-cell/>
          <table:table-cell office:value-type="float" office:value="-0.000125199" calcext:value-type="float">
            <text:p>-0.000125199</text:p>
          </table:table-cell>
          <table:table-cell office:value-type="float" office:value="-0.000182408" calcext:value-type="float">
            <text:p>-0.000182408</text:p>
          </table:table-cell>
          <table:table-cell office:value-type="float" office:value="-0.000166884" calcext:value-type="float">
            <text:p>-0.000166884</text:p>
          </table:table-cell>
          <table:table-cell/>
          <table:table-cell office:value-type="float" office:value="26.006327746" calcext:value-type="float">
            <text:p>26.006327746</text:p>
          </table:table-cell>
          <table:table-cell office:value-type="float" office:value="26.004917066" calcext:value-type="float">
            <text:p>26.004917066</text:p>
          </table:table-cell>
          <table:table-cell office:value-type="float" office:value="26.005299876" calcext:value-type="float">
            <text:p>26.005299876</text:p>
          </table:table-cell>
          <table:table-cell/>
          <table:table-cell office:value-type="float" office:value="-0.003173613" calcext:value-type="float">
            <text:p>-0.003173613</text:p>
          </table:table-cell>
          <table:table-cell office:value-type="float" office:value="-0.004623774" calcext:value-type="float">
            <text:p>-0.004623774</text:p>
          </table:table-cell>
          <table:table-cell office:value-type="float" office:value="-0.004230251" calcext:value-type="float">
            <text:p>-0.00423025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2019-11-11 21:25:47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1820644" calcext:value-type="float">
            <text:p>1.191820644</text:p>
          </table:table-cell>
          <table:table-cell office:value-type="float" office:value="1.188985847" calcext:value-type="float">
            <text:p>1.188985847</text:p>
          </table:table-cell>
          <table:table-cell office:value-type="float" office:value="1.195932769" calcext:value-type="float">
            <text:p>1.195932769</text:p>
          </table:table-cell>
          <table:table-cell/>
          <table:table-cell office:value-type="float" office:value="0.009737097" calcext:value-type="float">
            <text:p>0.009737097</text:p>
          </table:table-cell>
          <table:table-cell office:value-type="float" office:value="0.009713937" calcext:value-type="float">
            <text:p>0.009713937</text:p>
          </table:table-cell>
          <table:table-cell office:value-type="float" office:value="0.009770693" calcext:value-type="float">
            <text:p>0.009770693</text:p>
          </table:table-cell>
          <table:table-cell/>
          <table:table-cell office:value-type="float" office:value="-0.000158737" calcext:value-type="float">
            <text:p>-0.000158737</text:p>
          </table:table-cell>
          <table:table-cell office:value-type="float" office:value="-0.000181897" calcext:value-type="float">
            <text:p>-0.000181897</text:p>
          </table:table-cell>
          <table:table-cell office:value-type="float" office:value="-0.000125141" calcext:value-type="float">
            <text:p>-0.000125141</text:p>
          </table:table-cell>
          <table:table-cell/>
          <table:table-cell office:value-type="float" office:value="26.000446685" calcext:value-type="float">
            <text:p>26.000446685</text:p>
          </table:table-cell>
          <table:table-cell office:value-type="float" office:value="25.99987559" calcext:value-type="float">
            <text:p>25.99987559</text:p>
          </table:table-cell>
          <table:table-cell office:value-type="float" office:value="26.001275109" calcext:value-type="float">
            <text:p>26.001275109</text:p>
          </table:table-cell>
          <table:table-cell/>
          <table:table-cell office:value-type="float" office:value="-0.004023737" calcext:value-type="float">
            <text:p>-0.004023737</text:p>
          </table:table-cell>
          <table:table-cell office:value-type="float" office:value="-0.004610813" calcext:value-type="float">
            <text:p>-0.004610813</text:p>
          </table:table-cell>
          <table:table-cell office:value-type="float" office:value="-0.003172132" calcext:value-type="float">
            <text:p>-0.00317213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2019-11-11 21:25:49</text:p>
          </table:table-cell>
          <table:table-cell office:value-type="float" office:value="26.01447" calcext:value-type="float">
            <text:p>26.01447</text:p>
          </table:table-cell>
          <table:table-cell office:value-type="float" office:value="1.189169429" calcext:value-type="float">
            <text:p>1.189169429</text:p>
          </table:table-cell>
          <table:table-cell office:value-type="float" office:value="1.19409337" calcext:value-type="float">
            <text:p>1.19409337</text:p>
          </table:table-cell>
          <table:table-cell office:value-type="float" office:value="1.195088171" calcext:value-type="float">
            <text:p>1.195088171</text:p>
          </table:table-cell>
          <table:table-cell/>
          <table:table-cell office:value-type="float" office:value="0.009715437" calcext:value-type="float">
            <text:p>0.009715437</text:p>
          </table:table-cell>
          <table:table-cell office:value-type="float" office:value="0.009755665" calcext:value-type="float">
            <text:p>0.009755665</text:p>
          </table:table-cell>
          <table:table-cell office:value-type="float" office:value="0.009763792" calcext:value-type="float">
            <text:p>0.009763792</text:p>
          </table:table-cell>
          <table:table-cell/>
          <table:table-cell office:value-type="float" office:value="-0.000180397" calcext:value-type="float">
            <text:p>-0.000180397</text:p>
          </table:table-cell>
          <table:table-cell office:value-type="float" office:value="-0.000140169" calcext:value-type="float">
            <text:p>-0.000140169</text:p>
          </table:table-cell>
          <table:table-cell office:value-type="float" office:value="-0.000132041" calcext:value-type="float">
            <text:p>-0.000132041</text:p>
          </table:table-cell>
          <table:table-cell/>
          <table:table-cell office:value-type="float" office:value="26.010020743" calcext:value-type="float">
            <text:p>26.010020743</text:p>
          </table:table-cell>
          <table:table-cell office:value-type="float" office:value="26.011012706" calcext:value-type="float">
            <text:p>26.011012706</text:p>
          </table:table-cell>
          <table:table-cell office:value-type="float" office:value="26.011213115" calcext:value-type="float">
            <text:p>26.011213115</text:p>
          </table:table-cell>
          <table:table-cell/>
          <table:table-cell office:value-type="float" office:value="-0.004572794" calcext:value-type="float">
            <text:p>-0.004572794</text:p>
          </table:table-cell>
          <table:table-cell office:value-type="float" office:value="-0.003553064" calcext:value-type="float">
            <text:p>-0.003553064</text:p>
          </table:table-cell>
          <table:table-cell office:value-type="float" office:value="-0.003347045" calcext:value-type="float">
            <text:p>-0.00334704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019-11-11 21:25:50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2749881" calcext:value-type="float">
            <text:p>1.192749881</text:p>
          </table:table-cell>
          <table:table-cell office:value-type="float" office:value="1.19598999" calcext:value-type="float">
            <text:p>1.19598999</text:p>
          </table:table-cell>
          <table:table-cell office:value-type="float" office:value="1.18983879" calcext:value-type="float">
            <text:p>1.18983879</text:p>
          </table:table-cell>
          <table:table-cell/>
          <table:table-cell office:value-type="float" office:value="0.009744689" calcext:value-type="float">
            <text:p>0.009744689</text:p>
          </table:table-cell>
          <table:table-cell office:value-type="float" office:value="0.00977116" calcext:value-type="float">
            <text:p>0.00977116</text:p>
          </table:table-cell>
          <table:table-cell office:value-type="float" office:value="0.009720905" calcext:value-type="float">
            <text:p>0.009720905</text:p>
          </table:table-cell>
          <table:table-cell/>
          <table:table-cell office:value-type="float" office:value="-0.000151145" calcext:value-type="float">
            <text:p>-0.000151145</text:p>
          </table:table-cell>
          <table:table-cell office:value-type="float" office:value="-0.000124673" calcext:value-type="float">
            <text:p>-0.000124673</text:p>
          </table:table-cell>
          <table:table-cell office:value-type="float" office:value="-0.000174928" calcext:value-type="float">
            <text:p>-0.000174928</text:p>
          </table:table-cell>
          <table:table-cell/>
          <table:table-cell office:value-type="float" office:value="26.005687969" calcext:value-type="float">
            <text:p>26.005687969</text:p>
          </table:table-cell>
          <table:table-cell office:value-type="float" office:value="26.006340714" calcext:value-type="float">
            <text:p>26.006340714</text:p>
          </table:table-cell>
          <table:table-cell office:value-type="float" office:value="26.005101507" calcext:value-type="float">
            <text:p>26.005101507</text:p>
          </table:table-cell>
          <table:table-cell/>
          <table:table-cell office:value-type="float" office:value="-0.003831296" calcext:value-type="float">
            <text:p>-0.003831296</text:p>
          </table:table-cell>
          <table:table-cell office:value-type="float" office:value="-0.003160282" calcext:value-type="float">
            <text:p>-0.003160282</text:p>
          </table:table-cell>
          <table:table-cell office:value-type="float" office:value="-0.004434172" calcext:value-type="float">
            <text:p>-0.00443417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2019-11-11 21:25:51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6586036" calcext:value-type="float">
            <text:p>1.196586036</text:p>
          </table:table-cell>
          <table:table-cell office:value-type="float" office:value="1.192041778" calcext:value-type="float">
            <text:p>1.192041778</text:p>
          </table:table-cell>
          <table:table-cell office:value-type="float" office:value="1.189910315" calcext:value-type="float">
            <text:p>1.189910315</text:p>
          </table:table-cell>
          <table:table-cell/>
          <table:table-cell office:value-type="float" office:value="0.00977603" calcext:value-type="float">
            <text:p>0.00977603</text:p>
          </table:table-cell>
          <table:table-cell office:value-type="float" office:value="0.009738903" calcext:value-type="float">
            <text:p>0.009738903</text:p>
          </table:table-cell>
          <table:table-cell office:value-type="float" office:value="0.00972149" calcext:value-type="float">
            <text:p>0.00972149</text:p>
          </table:table-cell>
          <table:table-cell/>
          <table:table-cell office:value-type="float" office:value="-0.000119804" calcext:value-type="float">
            <text:p>-0.000119804</text:p>
          </table:table-cell>
          <table:table-cell office:value-type="float" office:value="-0.00015693" calcext:value-type="float">
            <text:p>-0.00015693</text:p>
          </table:table-cell>
          <table:table-cell office:value-type="float" office:value="-0.000174344" calcext:value-type="float">
            <text:p>-0.000174344</text:p>
          </table:table-cell>
          <table:table-cell/>
          <table:table-cell office:value-type="float" office:value="26.006460793" calcext:value-type="float">
            <text:p>26.006460793</text:p>
          </table:table-cell>
          <table:table-cell office:value-type="float" office:value="26.005545316" calcext:value-type="float">
            <text:p>26.005545316</text:p>
          </table:table-cell>
          <table:table-cell office:value-type="float" office:value="26.005115916" calcext:value-type="float">
            <text:p>26.005115916</text:p>
          </table:table-cell>
          <table:table-cell/>
          <table:table-cell office:value-type="float" office:value="-0.003036843" calcext:value-type="float">
            <text:p>-0.003036843</text:p>
          </table:table-cell>
          <table:table-cell office:value-type="float" office:value="-0.003977941" calcext:value-type="float">
            <text:p>-0.003977941</text:p>
          </table:table-cell>
          <table:table-cell office:value-type="float" office:value="-0.004419359" calcext:value-type="float">
            <text:p>-0.00441935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019-11-11 21:25:52</text:p>
          </table:table-cell>
          <table:table-cell office:value-type="float" office:value="26.01447" calcext:value-type="float">
            <text:p>26.01447</text:p>
          </table:table-cell>
          <table:table-cell office:value-type="float" office:value="1.194012307" calcext:value-type="float">
            <text:p>1.194012307</text:p>
          </table:table-cell>
          <table:table-cell office:value-type="float" office:value="1.187619708" calcext:value-type="float">
            <text:p>1.187619708</text:p>
          </table:table-cell>
          <table:table-cell office:value-type="float" office:value="1.193184995" calcext:value-type="float">
            <text:p>1.193184995</text:p>
          </table:table-cell>
          <table:table-cell/>
          <table:table-cell office:value-type="float" office:value="0.009755003" calcext:value-type="float">
            <text:p>0.009755003</text:p>
          </table:table-cell>
          <table:table-cell office:value-type="float" office:value="0.009702775" calcext:value-type="float">
            <text:p>0.009702775</text:p>
          </table:table-cell>
          <table:table-cell office:value-type="float" office:value="0.009748243" calcext:value-type="float">
            <text:p>0.009748243</text:p>
          </table:table-cell>
          <table:table-cell/>
          <table:table-cell office:value-type="float" office:value="-0.000140831" calcext:value-type="float">
            <text:p>-0.000140831</text:p>
          </table:table-cell>
          <table:table-cell office:value-type="float" office:value="-0.000193058" calcext:value-type="float">
            <text:p>-0.000193058</text:p>
          </table:table-cell>
          <table:table-cell office:value-type="float" office:value="-0.00014759" calcext:value-type="float">
            <text:p>-0.00014759</text:p>
          </table:table-cell>
          <table:table-cell/>
          <table:table-cell office:value-type="float" office:value="26.010996375" calcext:value-type="float">
            <text:p>26.010996375</text:p>
          </table:table-cell>
          <table:table-cell office:value-type="float" office:value="26.009708541" calcext:value-type="float">
            <text:p>26.009708541</text:p>
          </table:table-cell>
          <table:table-cell office:value-type="float" office:value="26.010829707" calcext:value-type="float">
            <text:p>26.010829707</text:p>
          </table:table-cell>
          <table:table-cell/>
          <table:table-cell office:value-type="float" office:value="-0.003569852" calcext:value-type="float">
            <text:p>-0.003569852</text:p>
          </table:table-cell>
          <table:table-cell office:value-type="float" office:value="-0.004893736" calcext:value-type="float">
            <text:p>-0.004893736</text:p>
          </table:table-cell>
          <table:table-cell office:value-type="float" office:value="-0.003741185" calcext:value-type="float">
            <text:p>-0.00374118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2019-11-11 21:25:54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0883063" calcext:value-type="float">
            <text:p>1.190883063</text:p>
          </table:table-cell>
          <table:table-cell office:value-type="float" office:value="1.189454936" calcext:value-type="float">
            <text:p>1.189454936</text:p>
          </table:table-cell>
          <table:table-cell office:value-type="float" office:value="1.195942306" calcext:value-type="float">
            <text:p>1.195942306</text:p>
          </table:table-cell>
          <table:table-cell/>
          <table:table-cell office:value-type="float" office:value="0.009729437" calcext:value-type="float">
            <text:p>0.009729437</text:p>
          </table:table-cell>
          <table:table-cell office:value-type="float" office:value="0.009717769" calcext:value-type="float">
            <text:p>0.009717769</text:p>
          </table:table-cell>
          <table:table-cell office:value-type="float" office:value="0.00977077" calcext:value-type="float">
            <text:p>0.00977077</text:p>
          </table:table-cell>
          <table:table-cell/>
          <table:table-cell office:value-type="float" office:value="-0.000166397" calcext:value-type="float">
            <text:p>-0.000166397</text:p>
          </table:table-cell>
          <table:table-cell office:value-type="float" office:value="-0.000178064" calcext:value-type="float">
            <text:p>-0.000178064</text:p>
          </table:table-cell>
          <table:table-cell office:value-type="float" office:value="-0.000125063" calcext:value-type="float">
            <text:p>-0.000125063</text:p>
          </table:table-cell>
          <table:table-cell/>
          <table:table-cell office:value-type="float" office:value="26.005311884" calcext:value-type="float">
            <text:p>26.005311884</text:p>
          </table:table-cell>
          <table:table-cell office:value-type="float" office:value="26.005024176" calcext:value-type="float">
            <text:p>26.005024176</text:p>
          </table:table-cell>
          <table:table-cell office:value-type="float" office:value="26.006331108" calcext:value-type="float">
            <text:p>26.006331108</text:p>
          </table:table-cell>
          <table:table-cell/>
          <table:table-cell office:value-type="float" office:value="-0.004217907" calcext:value-type="float">
            <text:p>-0.004217907</text:p>
          </table:table-cell>
          <table:table-cell office:value-type="float" office:value="-0.004513667" calcext:value-type="float">
            <text:p>-0.004513667</text:p>
          </table:table-cell>
          <table:table-cell office:value-type="float" office:value="-0.003170157" calcext:value-type="float">
            <text:p>-0.00317015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019-11-11 21:25:55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88396953" calcext:value-type="float">
            <text:p>1.188396953</text:p>
          </table:table-cell>
          <table:table-cell office:value-type="float" office:value="1.192685508" calcext:value-type="float">
            <text:p>1.192685508</text:p>
          </table:table-cell>
          <table:table-cell office:value-type="float" office:value="1.193462753" calcext:value-type="float">
            <text:p>1.193462753</text:p>
          </table:table-cell>
          <table:table-cell/>
          <table:table-cell office:value-type="float" office:value="0.009709125" calcext:value-type="float">
            <text:p>0.009709125</text:p>
          </table:table-cell>
          <table:table-cell office:value-type="float" office:value="0.009744163" calcext:value-type="float">
            <text:p>0.009744163</text:p>
          </table:table-cell>
          <table:table-cell office:value-type="float" office:value="0.009750513" calcext:value-type="float">
            <text:p>0.009750513</text:p>
          </table:table-cell>
          <table:table-cell/>
          <table:table-cell office:value-type="float" office:value="-0.000186708" calcext:value-type="float">
            <text:p>-0.000186708</text:p>
          </table:table-cell>
          <table:table-cell office:value-type="float" office:value="-0.000151671" calcext:value-type="float">
            <text:p>-0.000151671</text:p>
          </table:table-cell>
          <table:table-cell office:value-type="float" office:value="-0.000145321" calcext:value-type="float">
            <text:p>-0.000145321</text:p>
          </table:table-cell>
          <table:table-cell/>
          <table:table-cell office:value-type="float" office:value="25.999756952" calcext:value-type="float">
            <text:p>25.999756952</text:p>
          </table:table-cell>
          <table:table-cell office:value-type="float" office:value="26.00062092" calcext:value-type="float">
            <text:p>26.00062092</text:p>
          </table:table-cell>
          <table:table-cell office:value-type="float" office:value="26.000777502" calcext:value-type="float">
            <text:p>26.000777502</text:p>
          </table:table-cell>
          <table:table-cell/>
          <table:table-cell office:value-type="float" office:value="-0.004732771" calcext:value-type="float">
            <text:p>-0.004732771</text:p>
          </table:table-cell>
          <table:table-cell office:value-type="float" office:value="-0.003844627" calcext:value-type="float">
            <text:p>-0.003844627</text:p>
          </table:table-cell>
          <table:table-cell office:value-type="float" office:value="-0.003683663" calcext:value-type="float">
            <text:p>-0.00368366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2019-11-11 21:25:56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0936111" calcext:value-type="float">
            <text:p>1.190936111</text:p>
          </table:table-cell>
          <table:table-cell office:value-type="float" office:value="1.19556322" calcext:value-type="float">
            <text:p>1.19556322</text:p>
          </table:table-cell>
          <table:table-cell office:value-type="float" office:value="1.191739582" calcext:value-type="float">
            <text:p>1.191739582</text:p>
          </table:table-cell>
          <table:table-cell/>
          <table:table-cell office:value-type="float" office:value="0.00972987" calcext:value-type="float">
            <text:p>0.00972987</text:p>
          </table:table-cell>
          <table:table-cell office:value-type="float" office:value="0.009767673" calcext:value-type="float">
            <text:p>0.009767673</text:p>
          </table:table-cell>
          <table:table-cell office:value-type="float" office:value="0.009736434" calcext:value-type="float">
            <text:p>0.009736434</text:p>
          </table:table-cell>
          <table:table-cell/>
          <table:table-cell office:value-type="float" office:value="-0.000165963" calcext:value-type="float">
            <text:p>-0.000165963</text:p>
          </table:table-cell>
          <table:table-cell office:value-type="float" office:value="-0.00012816" calcext:value-type="float">
            <text:p>-0.00012816</text:p>
          </table:table-cell>
          <table:table-cell office:value-type="float" office:value="-0.000159399" calcext:value-type="float">
            <text:p>-0.000159399</text:p>
          </table:table-cell>
          <table:table-cell/>
          <table:table-cell office:value-type="float" office:value="26.000268488" calcext:value-type="float">
            <text:p>26.000268488</text:p>
          </table:table-cell>
          <table:table-cell office:value-type="float" office:value="26.00120066" calcext:value-type="float">
            <text:p>26.00120066</text:p>
          </table:table-cell>
          <table:table-cell office:value-type="float" office:value="26.000430355" calcext:value-type="float">
            <text:p>26.000430355</text:p>
          </table:table-cell>
          <table:table-cell/>
          <table:table-cell office:value-type="float" office:value="-0.004206921" calcext:value-type="float">
            <text:p>-0.004206921</text:p>
          </table:table-cell>
          <table:table-cell office:value-type="float" office:value="-0.003248664" calcext:value-type="float">
            <text:p>-0.003248664</text:p>
          </table:table-cell>
          <table:table-cell office:value-type="float" office:value="-0.004040525" calcext:value-type="float">
            <text:p>-0.00404052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19-11-11 21:25:57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2785048" calcext:value-type="float">
            <text:p>1.192785048</text:p>
          </table:table-cell>
          <table:table-cell office:value-type="float" office:value="1.194899225" calcext:value-type="float">
            <text:p>1.194899225</text:p>
          </table:table-cell>
          <table:table-cell office:value-type="float" office:value="1.189347647" calcext:value-type="float">
            <text:p>1.189347647</text:p>
          </table:table-cell>
          <table:table-cell/>
          <table:table-cell office:value-type="float" office:value="0.009744976" calcext:value-type="float">
            <text:p>0.009744976</text:p>
          </table:table-cell>
          <table:table-cell office:value-type="float" office:value="0.009762249" calcext:value-type="float">
            <text:p>0.009762249</text:p>
          </table:table-cell>
          <table:table-cell office:value-type="float" office:value="0.009716893" calcext:value-type="float">
            <text:p>0.009716893</text:p>
          </table:table-cell>
          <table:table-cell/>
          <table:table-cell office:value-type="float" office:value="-0.000150857" calcext:value-type="float">
            <text:p>-0.000150857</text:p>
          </table:table-cell>
          <table:table-cell office:value-type="float" office:value="-0.000133585" calcext:value-type="float">
            <text:p>-0.000133585</text:p>
          </table:table-cell>
          <table:table-cell office:value-type="float" office:value="-0.000178941" calcext:value-type="float">
            <text:p>-0.000178941</text:p>
          </table:table-cell>
          <table:table-cell/>
          <table:table-cell office:value-type="float" office:value="26.000640973" calcext:value-type="float">
            <text:p>26.000640973</text:p>
          </table:table-cell>
          <table:table-cell office:value-type="float" office:value="26.001066892" calcext:value-type="float">
            <text:p>26.001066892</text:p>
          </table:table-cell>
          <table:table-cell office:value-type="float" office:value="25.999948478" calcext:value-type="float">
            <text:p>25.999948478</text:p>
          </table:table-cell>
          <table:table-cell/>
          <table:table-cell office:value-type="float" office:value="-0.003824013" calcext:value-type="float">
            <text:p>-0.003824013</text:p>
          </table:table-cell>
          <table:table-cell office:value-type="float" office:value="-0.003386175" calcext:value-type="float">
            <text:p>-0.003386175</text:p>
          </table:table-cell>
          <table:table-cell office:value-type="float" office:value="-0.004535886" calcext:value-type="float">
            <text:p>-0.00453588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019-11-11 21:25:58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5336127" calcext:value-type="float">
            <text:p>1.195336127</text:p>
          </table:table-cell>
          <table:table-cell office:value-type="float" office:value="1.191208505" calcext:value-type="float">
            <text:p>1.191208505</text:p>
          </table:table-cell>
          <table:table-cell office:value-type="float" office:value="1.188821338" calcext:value-type="float">
            <text:p>1.188821338</text:p>
          </table:table-cell>
          <table:table-cell/>
          <table:table-cell office:value-type="float" office:value="0.009765818" calcext:value-type="float">
            <text:p>0.009765818</text:p>
          </table:table-cell>
          <table:table-cell office:value-type="float" office:value="0.009732096" calcext:value-type="float">
            <text:p>0.009732096</text:p>
          </table:table-cell>
          <table:table-cell office:value-type="float" office:value="0.009712593" calcext:value-type="float">
            <text:p>0.009712593</text:p>
          </table:table-cell>
          <table:table-cell/>
          <table:table-cell office:value-type="float" office:value="-0.000130015" calcext:value-type="float">
            <text:p>-0.000130015</text:p>
          </table:table-cell>
          <table:table-cell office:value-type="float" office:value="-0.000163738" calcext:value-type="float">
            <text:p>-0.000163738</text:p>
          </table:table-cell>
          <table:table-cell office:value-type="float" office:value="-0.000183241" calcext:value-type="float">
            <text:p>-0.000183241</text:p>
          </table:table-cell>
          <table:table-cell/>
          <table:table-cell office:value-type="float" office:value="26.006208989" calcext:value-type="float">
            <text:p>26.006208989</text:p>
          </table:table-cell>
          <table:table-cell office:value-type="float" office:value="26.005377447" calcext:value-type="float">
            <text:p>26.005377447</text:p>
          </table:table-cell>
          <table:table-cell office:value-type="float" office:value="26.004896533" calcext:value-type="float">
            <text:p>26.004896533</text:p>
          </table:table-cell>
          <table:table-cell/>
          <table:table-cell office:value-type="float" office:value="-0.003295694" calcext:value-type="float">
            <text:p>-0.003295694</text:p>
          </table:table-cell>
          <table:table-cell office:value-type="float" office:value="-0.004150509" calcext:value-type="float">
            <text:p>-0.004150509</text:p>
          </table:table-cell>
          <table:table-cell office:value-type="float" office:value="-0.004644883" calcext:value-type="float">
            <text:p>-0.004644883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2019-11-11 21:26:00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4604778" calcext:value-type="float">
            <text:p>1.194604778</text:p>
          </table:table-cell>
          <table:table-cell office:value-type="float" office:value="1.187772892" calcext:value-type="float">
            <text:p>1.187772892</text:p>
          </table:table-cell>
          <table:table-cell office:value-type="float" office:value="1.191535734" calcext:value-type="float">
            <text:p>1.191535734</text:p>
          </table:table-cell>
          <table:table-cell/>
          <table:table-cell office:value-type="float" office:value="0.009759843" calcext:value-type="float">
            <text:p>0.009759843</text:p>
          </table:table-cell>
          <table:table-cell office:value-type="float" office:value="0.009704027" calcext:value-type="float">
            <text:p>0.009704027</text:p>
          </table:table-cell>
          <table:table-cell office:value-type="float" office:value="0.009734769" calcext:value-type="float">
            <text:p>0.009734769</text:p>
          </table:table-cell>
          <table:table-cell/>
          <table:table-cell office:value-type="float" office:value="-0.00013599" calcext:value-type="float">
            <text:p>-0.00013599</text:p>
          </table:table-cell>
          <table:table-cell office:value-type="float" office:value="-0.000191806" calcext:value-type="float">
            <text:p>-0.000191806</text:p>
          </table:table-cell>
          <table:table-cell office:value-type="float" office:value="-0.000161064" calcext:value-type="float">
            <text:p>-0.000161064</text:p>
          </table:table-cell>
          <table:table-cell/>
          <table:table-cell office:value-type="float" office:value="26.006061653" calcext:value-type="float">
            <text:p>26.006061653</text:p>
          </table:table-cell>
          <table:table-cell office:value-type="float" office:value="26.004685315" calcext:value-type="float">
            <text:p>26.004685315</text:p>
          </table:table-cell>
          <table:table-cell office:value-type="float" office:value="26.00544337" calcext:value-type="float">
            <text:p>26.00544337</text:p>
          </table:table-cell>
          <table:table-cell/>
          <table:table-cell office:value-type="float" office:value="-0.003447154" calcext:value-type="float">
            <text:p>-0.003447154</text:p>
          </table:table-cell>
          <table:table-cell office:value-type="float" office:value="-0.004862012" calcext:value-type="float">
            <text:p>-0.004862012</text:p>
          </table:table-cell>
          <table:table-cell office:value-type="float" office:value="-0.004082741" calcext:value-type="float">
            <text:p>-0.00408274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2019-11-11 21:26:01</text:p>
          </table:table-cell>
          <table:table-cell office:value-type="float" office:value="26.01447" calcext:value-type="float">
            <text:p>26.01447</text:p>
          </table:table-cell>
          <table:table-cell office:value-type="float" office:value="1.191008829" calcext:value-type="float">
            <text:p>1.191008829</text:p>
          </table:table-cell>
          <table:table-cell office:value-type="float" office:value="1.189064525" calcext:value-type="float">
            <text:p>1.189064525</text:p>
          </table:table-cell>
          <table:table-cell office:value-type="float" office:value="1.195689582" calcext:value-type="float">
            <text:p>1.195689582</text:p>
          </table:table-cell>
          <table:table-cell/>
          <table:table-cell office:value-type="float" office:value="0.009730464" calcext:value-type="float">
            <text:p>0.009730464</text:p>
          </table:table-cell>
          <table:table-cell office:value-type="float" office:value="0.009714579" calcext:value-type="float">
            <text:p>0.009714579</text:p>
          </table:table-cell>
          <table:table-cell office:value-type="float" office:value="0.009768706" calcext:value-type="float">
            <text:p>0.009768706</text:p>
          </table:table-cell>
          <table:table-cell/>
          <table:table-cell office:value-type="float" office:value="-0.000165369" calcext:value-type="float">
            <text:p>-0.000165369</text:p>
          </table:table-cell>
          <table:table-cell office:value-type="float" office:value="-0.000181254" calcext:value-type="float">
            <text:p>-0.000181254</text:p>
          </table:table-cell>
          <table:table-cell office:value-type="float" office:value="-0.000127128" calcext:value-type="float">
            <text:p>-0.000127128</text:p>
          </table:table-cell>
          <table:table-cell/>
          <table:table-cell office:value-type="float" office:value="26.010391303" calcext:value-type="float">
            <text:p>26.010391303</text:p>
          </table:table-cell>
          <table:table-cell office:value-type="float" office:value="26.00999961" calcext:value-type="float">
            <text:p>26.00999961</text:p>
          </table:table-cell>
          <table:table-cell office:value-type="float" office:value="26.011334274" calcext:value-type="float">
            <text:p>26.011334274</text:p>
          </table:table-cell>
          <table:table-cell/>
          <table:table-cell office:value-type="float" office:value="-0.004191861" calcext:value-type="float">
            <text:p>-0.004191861</text:p>
          </table:table-cell>
          <table:table-cell office:value-type="float" office:value="-0.004594519" calcext:value-type="float">
            <text:p>-0.004594519</text:p>
          </table:table-cell>
          <table:table-cell office:value-type="float" office:value="-0.003222495" calcext:value-type="float">
            <text:p>-0.00322249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2019-11-11 21:26:02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89715408" calcext:value-type="float">
            <text:p>1.189715408</text:p>
          </table:table-cell>
          <table:table-cell office:value-type="float" office:value="1.192450069" calcext:value-type="float">
            <text:p>1.192450069</text:p>
          </table:table-cell>
          <table:table-cell office:value-type="float" office:value="1.196046614" calcext:value-type="float">
            <text:p>1.196046614</text:p>
          </table:table-cell>
          <table:table-cell/>
          <table:table-cell office:value-type="float" office:value="0.009719897" calcext:value-type="float">
            <text:p>0.009719897</text:p>
          </table:table-cell>
          <table:table-cell office:value-type="float" office:value="0.009742239" calcext:value-type="float">
            <text:p>0.009742239</text:p>
          </table:table-cell>
          <table:table-cell office:value-type="float" office:value="0.009771623" calcext:value-type="float">
            <text:p>0.009771623</text:p>
          </table:table-cell>
          <table:table-cell/>
          <table:table-cell office:value-type="float" office:value="-0.000175936" calcext:value-type="float">
            <text:p>-0.000175936</text:p>
          </table:table-cell>
          <table:table-cell office:value-type="float" office:value="-0.000153594" calcext:value-type="float">
            <text:p>-0.000153594</text:p>
          </table:table-cell>
          <table:table-cell office:value-type="float" office:value="-0.000124211" calcext:value-type="float">
            <text:p>-0.000124211</text:p>
          </table:table-cell>
          <table:table-cell/>
          <table:table-cell office:value-type="float" office:value="25.994968483" calcext:value-type="float">
            <text:p>25.994968483</text:p>
          </table:table-cell>
          <table:table-cell office:value-type="float" office:value="25.995519408" calcext:value-type="float">
            <text:p>25.995519408</text:p>
          </table:table-cell>
          <table:table-cell office:value-type="float" office:value="25.996243966" calcext:value-type="float">
            <text:p>25.996243966</text:p>
          </table:table-cell>
          <table:table-cell/>
          <table:table-cell office:value-type="float" office:value="-0.004459724" calcext:value-type="float">
            <text:p>-0.004459724</text:p>
          </table:table-cell>
          <table:table-cell office:value-type="float" office:value="-0.003893386" calcext:value-type="float">
            <text:p>-0.003893386</text:p>
          </table:table-cell>
          <table:table-cell office:value-type="float" office:value="-0.003148555" calcext:value-type="float">
            <text:p>-0.00314855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2019-11-11 21:26:03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0635704" calcext:value-type="float">
            <text:p>1.190635704</text:p>
          </table:table-cell>
          <table:table-cell office:value-type="float" office:value="1.195830845" calcext:value-type="float">
            <text:p>1.195830845</text:p>
          </table:table-cell>
          <table:table-cell office:value-type="float" office:value="1.192869686" calcext:value-type="float">
            <text:p>1.192869686</text:p>
          </table:table-cell>
          <table:table-cell/>
          <table:table-cell office:value-type="float" office:value="0.009727416" calcext:value-type="float">
            <text:p>0.009727416</text:p>
          </table:table-cell>
          <table:table-cell office:value-type="float" office:value="0.00976986" calcext:value-type="float">
            <text:p>0.00976986</text:p>
          </table:table-cell>
          <table:table-cell office:value-type="float" office:value="0.009745667" calcext:value-type="float">
            <text:p>0.009745667</text:p>
          </table:table-cell>
          <table:table-cell/>
          <table:table-cell office:value-type="float" office:value="-0.000168417" calcext:value-type="float">
            <text:p>-0.000168417</text:p>
          </table:table-cell>
          <table:table-cell office:value-type="float" office:value="-0.000125973" calcext:value-type="float">
            <text:p>-0.000125973</text:p>
          </table:table-cell>
          <table:table-cell office:value-type="float" office:value="-0.000150166" calcext:value-type="float">
            <text:p>-0.000150166</text:p>
          </table:table-cell>
          <table:table-cell/>
          <table:table-cell office:value-type="float" office:value="26.000207969" calcext:value-type="float">
            <text:p>26.000207969</text:p>
          </table:table-cell>
          <table:table-cell office:value-type="float" office:value="26.001254575" calcext:value-type="float">
            <text:p>26.001254575</text:p>
          </table:table-cell>
          <table:table-cell office:value-type="float" office:value="26.000658024" calcext:value-type="float">
            <text:p>26.000658024</text:p>
          </table:table-cell>
          <table:table-cell/>
          <table:table-cell office:value-type="float" office:value="-0.004269134" calcext:value-type="float">
            <text:p>-0.004269134</text:p>
          </table:table-cell>
          <table:table-cell office:value-type="float" office:value="-0.00319324" calcext:value-type="float">
            <text:p>-0.00319324</text:p>
          </table:table-cell>
          <table:table-cell office:value-type="float" office:value="-0.003806485" calcext:value-type="float">
            <text:p>-0.00380648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2019-11-11 21:26:05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4012307" calcext:value-type="float">
            <text:p>1.194012307</text:p>
          </table:table-cell>
          <table:table-cell office:value-type="float" office:value="1.194762134" calcext:value-type="float">
            <text:p>1.194762134</text:p>
          </table:table-cell>
          <table:table-cell office:value-type="float" office:value="1.189184331" calcext:value-type="float">
            <text:p>1.189184331</text:p>
          </table:table-cell>
          <table:table-cell/>
          <table:table-cell office:value-type="float" office:value="0.009755003" calcext:value-type="float">
            <text:p>0.009755003</text:p>
          </table:table-cell>
          <table:table-cell office:value-type="float" office:value="0.009761129" calcext:value-type="float">
            <text:p>0.009761129</text:p>
          </table:table-cell>
          <table:table-cell office:value-type="float" office:value="0.009715558" calcext:value-type="float">
            <text:p>0.009715558</text:p>
          </table:table-cell>
          <table:table-cell/>
          <table:table-cell office:value-type="float" office:value="-0.000140831" calcext:value-type="float">
            <text:p>-0.000140831</text:p>
          </table:table-cell>
          <table:table-cell office:value-type="float" office:value="-0.000134705" calcext:value-type="float">
            <text:p>-0.000134705</text:p>
          </table:table-cell>
          <table:table-cell office:value-type="float" office:value="-0.000180275" calcext:value-type="float">
            <text:p>-0.000180275</text:p>
          </table:table-cell>
          <table:table-cell/>
          <table:table-cell office:value-type="float" office:value="25.995834135" calcext:value-type="float">
            <text:p>25.995834135</text:p>
          </table:table-cell>
          <table:table-cell office:value-type="float" office:value="25.995985195" calcext:value-type="float">
            <text:p>25.995985195</text:p>
          </table:table-cell>
          <table:table-cell office:value-type="float" office:value="25.994861493" calcext:value-type="float">
            <text:p>25.994861493</text:p>
          </table:table-cell>
          <table:table-cell/>
          <table:table-cell office:value-type="float" office:value="-0.003569852" calcext:value-type="float">
            <text:p>-0.003569852</text:p>
          </table:table-cell>
          <table:table-cell office:value-type="float" office:value="-0.003414566" calcext:value-type="float">
            <text:p>-0.003414566</text:p>
          </table:table-cell>
          <table:table-cell office:value-type="float" office:value="-0.004569708" calcext:value-type="float">
            <text:p>-0.00456970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2019-11-11 21:26:06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579091" calcext:value-type="float">
            <text:p>1.19579091</text:p>
          </table:table-cell>
          <table:table-cell office:value-type="float" office:value="1.190565966" calcext:value-type="float">
            <text:p>1.190565966</text:p>
          </table:table-cell>
          <table:table-cell office:value-type="float" office:value="1.189329766" calcext:value-type="float">
            <text:p>1.189329766</text:p>
          </table:table-cell>
          <table:table-cell/>
          <table:table-cell office:value-type="float" office:value="0.009769534" calcext:value-type="float">
            <text:p>0.009769534</text:p>
          </table:table-cell>
          <table:table-cell office:value-type="float" office:value="0.009726846" calcext:value-type="float">
            <text:p>0.009726846</text:p>
          </table:table-cell>
          <table:table-cell office:value-type="float" office:value="0.009716746" calcext:value-type="float">
            <text:p>0.009716746</text:p>
          </table:table-cell>
          <table:table-cell/>
          <table:table-cell office:value-type="float" office:value="-0.0001263" calcext:value-type="float">
            <text:p>-0.0001263</text:p>
          </table:table-cell>
          <table:table-cell office:value-type="float" office:value="-0.000168987" calcext:value-type="float">
            <text:p>-0.000168987</text:p>
          </table:table-cell>
          <table:table-cell office:value-type="float" office:value="-0.000179087" calcext:value-type="float">
            <text:p>-0.000179087</text:p>
          </table:table-cell>
          <table:table-cell/>
          <table:table-cell office:value-type="float" office:value="26.00124653" calcext:value-type="float">
            <text:p>26.00124653</text:p>
          </table:table-cell>
          <table:table-cell office:value-type="float" office:value="26.000193919" calcext:value-type="float">
            <text:p>26.000193919</text:p>
          </table:table-cell>
          <table:table-cell office:value-type="float" office:value="25.999944876" calcext:value-type="float">
            <text:p>25.999944876</text:p>
          </table:table-cell>
          <table:table-cell/>
          <table:table-cell office:value-type="float" office:value="-0.00320151" calcext:value-type="float">
            <text:p>-0.00320151</text:p>
          </table:table-cell>
          <table:table-cell office:value-type="float" office:value="-0.004283576" calcext:value-type="float">
            <text:p>-0.004283576</text:p>
          </table:table-cell>
          <table:table-cell office:value-type="float" office:value="-0.004539589" calcext:value-type="float">
            <text:p>-0.00453958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2019-11-11 21:26:07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94259667" calcext:value-type="float">
            <text:p>1.194259667</text:p>
          </table:table-cell>
          <table:table-cell office:value-type="float" office:value="1.187805675" calcext:value-type="float">
            <text:p>1.187805675</text:p>
          </table:table-cell>
          <table:table-cell office:value-type="float" office:value="1.192379736" calcext:value-type="float">
            <text:p>1.192379736</text:p>
          </table:table-cell>
          <table:table-cell/>
          <table:table-cell office:value-type="float" office:value="0.009757023" calcext:value-type="float">
            <text:p>0.009757023</text:p>
          </table:table-cell>
          <table:table-cell office:value-type="float" office:value="0.009704295" calcext:value-type="float">
            <text:p>0.009704295</text:p>
          </table:table-cell>
          <table:table-cell office:value-type="float" office:value="0.009741665" calcext:value-type="float">
            <text:p>0.009741665</text:p>
          </table:table-cell>
          <table:table-cell/>
          <table:table-cell office:value-type="float" office:value="-0.00013881" calcext:value-type="float">
            <text:p>-0.00013881</text:p>
          </table:table-cell>
          <table:table-cell office:value-type="float" office:value="-0.000191539" calcext:value-type="float">
            <text:p>-0.000191539</text:p>
          </table:table-cell>
          <table:table-cell office:value-type="float" office:value="-0.000154169" calcext:value-type="float">
            <text:p>-0.000154169</text:p>
          </table:table-cell>
          <table:table-cell/>
          <table:table-cell office:value-type="float" office:value="26.005992127" calcext:value-type="float">
            <text:p>26.005992127</text:p>
          </table:table-cell>
          <table:table-cell office:value-type="float" office:value="26.00469192" calcext:value-type="float">
            <text:p>26.00469192</text:p>
          </table:table-cell>
          <table:table-cell office:value-type="float" office:value="26.005613401" calcext:value-type="float">
            <text:p>26.005613401</text:p>
          </table:table-cell>
          <table:table-cell/>
          <table:table-cell office:value-type="float" office:value="-0.003518625" calcext:value-type="float">
            <text:p>-0.003518625</text:p>
          </table:table-cell>
          <table:table-cell office:value-type="float" office:value="-0.004855223" calcext:value-type="float">
            <text:p>-0.004855223</text:p>
          </table:table-cell>
          <table:table-cell office:value-type="float" office:value="-0.003907951" calcext:value-type="float">
            <text:p>-0.00390795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2019-11-11 21:26:08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1118502" calcext:value-type="float">
            <text:p>1.191118502</text:p>
          </table:table-cell>
          <table:table-cell office:value-type="float" office:value="1.188936971" calcext:value-type="float">
            <text:p>1.188936971</text:p>
          </table:table-cell>
          <table:table-cell office:value-type="float" office:value="1.195798063" calcext:value-type="float">
            <text:p>1.195798063</text:p>
          </table:table-cell>
          <table:table-cell/>
          <table:table-cell office:value-type="float" office:value="0.00973136" calcext:value-type="float">
            <text:p>0.00973136</text:p>
          </table:table-cell>
          <table:table-cell office:value-type="float" office:value="0.009713537" calcext:value-type="float">
            <text:p>0.009713537</text:p>
          </table:table-cell>
          <table:table-cell office:value-type="float" office:value="0.009769592" calcext:value-type="float">
            <text:p>0.009769592</text:p>
          </table:table-cell>
          <table:table-cell/>
          <table:table-cell office:value-type="float" office:value="-0.000164473" calcext:value-type="float">
            <text:p>-0.000164473</text:p>
          </table:table-cell>
          <table:table-cell office:value-type="float" office:value="-0.000182296" calcext:value-type="float">
            <text:p>-0.000182296</text:p>
          </table:table-cell>
          <table:table-cell office:value-type="float" office:value="-0.000126241" calcext:value-type="float">
            <text:p>-0.000126241</text:p>
          </table:table-cell>
          <table:table-cell/>
          <table:table-cell office:value-type="float" office:value="25.99525115" calcext:value-type="float">
            <text:p>25.99525115</text:p>
          </table:table-cell>
          <table:table-cell office:value-type="float" office:value="25.99481166" calcext:value-type="float">
            <text:p>25.99481166</text:p>
          </table:table-cell>
          <table:table-cell office:value-type="float" office:value="25.996193893" calcext:value-type="float">
            <text:p>25.996193893</text:p>
          </table:table-cell>
          <table:table-cell/>
          <table:table-cell office:value-type="float" office:value="-0.004169148" calcext:value-type="float">
            <text:p>-0.004169148</text:p>
          </table:table-cell>
          <table:table-cell office:value-type="float" office:value="-0.004620935" calcext:value-type="float">
            <text:p>-0.004620935</text:p>
          </table:table-cell>
          <table:table-cell office:value-type="float" office:value="-0.003200029" calcext:value-type="float">
            <text:p>-0.00320002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2019-11-11 21:26:10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1.189584278" calcext:value-type="float">
            <text:p>1.189584278</text:p>
          </table:table-cell>
          <table:table-cell office:value-type="float" office:value="1.193209433" calcext:value-type="float">
            <text:p>1.193209433</text:p>
          </table:table-cell>
          <table:table-cell office:value-type="float" office:value="1.195975089" calcext:value-type="float">
            <text:p>1.195975089</text:p>
          </table:table-cell>
          <table:table-cell/>
          <table:table-cell office:value-type="float" office:value="0.009718826" calcext:value-type="float">
            <text:p>0.009718826</text:p>
          </table:table-cell>
          <table:table-cell office:value-type="float" office:value="0.009748443" calcext:value-type="float">
            <text:p>0.009748443</text:p>
          </table:table-cell>
          <table:table-cell office:value-type="float" office:value="0.009771038" calcext:value-type="float">
            <text:p>0.009771038</text:p>
          </table:table-cell>
          <table:table-cell/>
          <table:table-cell office:value-type="float" office:value="-0.000177008" calcext:value-type="float">
            <text:p>-0.000177008</text:p>
          </table:table-cell>
          <table:table-cell office:value-type="float" office:value="-0.00014739" calcext:value-type="float">
            <text:p>-0.00014739</text:p>
          </table:table-cell>
          <table:table-cell office:value-type="float" office:value="-0.000124795" calcext:value-type="float">
            <text:p>-0.000124795</text:p>
          </table:table-cell>
          <table:table-cell/>
          <table:table-cell office:value-type="float" office:value="26.005050233" calcext:value-type="float">
            <text:p>26.005050233</text:p>
          </table:table-cell>
          <table:table-cell office:value-type="float" office:value="26.00578055" calcext:value-type="float">
            <text:p>26.00578055</text:p>
          </table:table-cell>
          <table:table-cell office:value-type="float" office:value="26.006337712" calcext:value-type="float">
            <text:p>26.006337712</text:p>
          </table:table-cell>
          <table:table-cell/>
          <table:table-cell office:value-type="float" office:value="-0.00448688" calcext:value-type="float">
            <text:p>-0.00448688</text:p>
          </table:table-cell>
          <table:table-cell office:value-type="float" office:value="-0.003736124" calcext:value-type="float">
            <text:p>-0.003736124</text:p>
          </table:table-cell>
          <table:table-cell office:value-type="float" office:value="-0.003163368" calcext:value-type="float">
            <text:p>-0.003163368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2019-11-11 21:26:11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158461" calcext:value-type="float">
            <text:p>1.19158461</text:p>
          </table:table-cell>
          <table:table-cell office:value-type="float" office:value="1.19653418" calcext:value-type="float">
            <text:p>1.19653418</text:p>
          </table:table-cell>
          <table:table-cell office:value-type="float" office:value="1.192677759" calcext:value-type="float">
            <text:p>1.192677759</text:p>
          </table:table-cell>
          <table:table-cell/>
          <table:table-cell office:value-type="float" office:value="0.009735168" calcext:value-type="float">
            <text:p>0.009735168</text:p>
          </table:table-cell>
          <table:table-cell office:value-type="float" office:value="0.009775606" calcext:value-type="float">
            <text:p>0.009775606</text:p>
          </table:table-cell>
          <table:table-cell office:value-type="float" office:value="0.009744099" calcext:value-type="float">
            <text:p>0.009744099</text:p>
          </table:table-cell>
          <table:table-cell/>
          <table:table-cell office:value-type="float" office:value="-0.000160665" calcext:value-type="float">
            <text:p>-0.000160665</text:p>
          </table:table-cell>
          <table:table-cell office:value-type="float" office:value="-0.000120227" calcext:value-type="float">
            <text:p>-0.000120227</text:p>
          </table:table-cell>
          <table:table-cell office:value-type="float" office:value="-0.000151734" calcext:value-type="float">
            <text:p>-0.000151734</text:p>
          </table:table-cell>
          <table:table-cell/>
          <table:table-cell office:value-type="float" office:value="26.000399134" calcext:value-type="float">
            <text:p>26.000399134</text:p>
          </table:table-cell>
          <table:table-cell office:value-type="float" office:value="26.001396268" calcext:value-type="float">
            <text:p>26.001396268</text:p>
          </table:table-cell>
          <table:table-cell office:value-type="float" office:value="26.000619359" calcext:value-type="float">
            <text:p>26.000619359</text:p>
          </table:table-cell>
          <table:table-cell/>
          <table:table-cell office:value-type="float" office:value="-0.004072619" calcext:value-type="float">
            <text:p>-0.004072619</text:p>
          </table:table-cell>
          <table:table-cell office:value-type="float" office:value="-0.003047582" calcext:value-type="float">
            <text:p>-0.003047582</text:p>
          </table:table-cell>
          <table:table-cell office:value-type="float" office:value="-0.003846232" calcext:value-type="float">
            <text:p>-0.00384623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019-11-11 21:26:12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4926643" calcext:value-type="float">
            <text:p>1.194926643</text:p>
          </table:table-cell>
          <table:table-cell office:value-type="float" office:value="1.194669151" calcext:value-type="float">
            <text:p>1.194669151</text:p>
          </table:table-cell>
          <table:table-cell office:value-type="float" office:value="1.189353012" calcext:value-type="float">
            <text:p>1.189353012</text:p>
          </table:table-cell>
          <table:table-cell/>
          <table:table-cell office:value-type="float" office:value="0.009762473" calcext:value-type="float">
            <text:p>0.009762473</text:p>
          </table:table-cell>
          <table:table-cell office:value-type="float" office:value="0.009760369" calcext:value-type="float">
            <text:p>0.009760369</text:p>
          </table:table-cell>
          <table:table-cell office:value-type="float" office:value="0.009716936" calcext:value-type="float">
            <text:p>0.009716936</text:p>
          </table:table-cell>
          <table:table-cell/>
          <table:table-cell office:value-type="float" office:value="-0.000133361" calcext:value-type="float">
            <text:p>-0.000133361</text:p>
          </table:table-cell>
          <table:table-cell office:value-type="float" office:value="-0.000135464" calcext:value-type="float">
            <text:p>-0.000135464</text:p>
          </table:table-cell>
          <table:table-cell office:value-type="float" office:value="-0.000178897" calcext:value-type="float">
            <text:p>-0.000178897</text:p>
          </table:table-cell>
          <table:table-cell/>
          <table:table-cell office:value-type="float" office:value="26.001072416" calcext:value-type="float">
            <text:p>26.001072416</text:p>
          </table:table-cell>
          <table:table-cell office:value-type="float" office:value="26.001020542" calcext:value-type="float">
            <text:p>26.001020542</text:p>
          </table:table-cell>
          <table:table-cell office:value-type="float" office:value="25.999949559" calcext:value-type="float">
            <text:p>25.999949559</text:p>
          </table:table-cell>
          <table:table-cell/>
          <table:table-cell office:value-type="float" office:value="-0.003380497" calcext:value-type="float">
            <text:p>-0.003380497</text:p>
          </table:table-cell>
          <table:table-cell office:value-type="float" office:value="-0.003433822" calcext:value-type="float">
            <text:p>-0.003433822</text:p>
          </table:table-cell>
          <table:table-cell office:value-type="float" office:value="-0.004534775" calcext:value-type="float">
            <text:p>-0.00453477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2019-11-11 21:26:13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5584082" calcext:value-type="float">
            <text:p>1.195584082</text:p>
          </table:table-cell>
          <table:table-cell office:value-type="float" office:value="1.190662526" calcext:value-type="float">
            <text:p>1.190662526</text:p>
          </table:table-cell>
          <table:table-cell office:value-type="float" office:value="1.189450167" calcext:value-type="float">
            <text:p>1.189450167</text:p>
          </table:table-cell>
          <table:table-cell/>
          <table:table-cell office:value-type="float" office:value="0.009767844" calcext:value-type="float">
            <text:p>0.009767844</text:p>
          </table:table-cell>
          <table:table-cell office:value-type="float" office:value="0.009727635" calcext:value-type="float">
            <text:p>0.009727635</text:p>
          </table:table-cell>
          <table:table-cell office:value-type="float" office:value="0.00971773" calcext:value-type="float">
            <text:p>0.00971773</text:p>
          </table:table-cell>
          <table:table-cell/>
          <table:table-cell office:value-type="float" office:value="-0.00012799" calcext:value-type="float">
            <text:p>-0.00012799</text:p>
          </table:table-cell>
          <table:table-cell office:value-type="float" office:value="-0.000168198" calcext:value-type="float">
            <text:p>-0.000168198</text:p>
          </table:table-cell>
          <table:table-cell office:value-type="float" office:value="-0.000178103" calcext:value-type="float">
            <text:p>-0.000178103</text:p>
          </table:table-cell>
          <table:table-cell/>
          <table:table-cell office:value-type="float" office:value="26.001204863" calcext:value-type="float">
            <text:p>26.001204863</text:p>
          </table:table-cell>
          <table:table-cell office:value-type="float" office:value="26.000213372" calcext:value-type="float">
            <text:p>26.000213372</text:p>
          </table:table-cell>
          <table:table-cell office:value-type="float" office:value="25.999969132" calcext:value-type="float">
            <text:p>25.999969132</text:p>
          </table:table-cell>
          <table:table-cell/>
          <table:table-cell office:value-type="float" office:value="-0.003244344" calcext:value-type="float">
            <text:p>-0.003244344</text:p>
          </table:table-cell>
          <table:table-cell office:value-type="float" office:value="-0.004263579" calcext:value-type="float">
            <text:p>-0.004263579</text:p>
          </table:table-cell>
          <table:table-cell office:value-type="float" office:value="-0.004514654" calcext:value-type="float">
            <text:p>-0.00451465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019-11-11 21:26:15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4228076" calcext:value-type="float">
            <text:p>1.194228076</text:p>
          </table:table-cell>
          <table:table-cell office:value-type="float" office:value="1.187745474" calcext:value-type="float">
            <text:p>1.187745474</text:p>
          </table:table-cell>
          <table:table-cell office:value-type="float" office:value="1.192150854" calcext:value-type="float">
            <text:p>1.192150854</text:p>
          </table:table-cell>
          <table:table-cell/>
          <table:table-cell office:value-type="float" office:value="0.009756765" calcext:value-type="float">
            <text:p>0.009756765</text:p>
          </table:table-cell>
          <table:table-cell office:value-type="float" office:value="0.009703803" calcext:value-type="float">
            <text:p>0.009703803</text:p>
          </table:table-cell>
          <table:table-cell office:value-type="float" office:value="0.009739795" calcext:value-type="float">
            <text:p>0.009739795</text:p>
          </table:table-cell>
          <table:table-cell/>
          <table:table-cell office:value-type="float" office:value="-0.000139068" calcext:value-type="float">
            <text:p>-0.000139068</text:p>
          </table:table-cell>
          <table:table-cell office:value-type="float" office:value="-0.00019203" calcext:value-type="float">
            <text:p>-0.00019203</text:p>
          </table:table-cell>
          <table:table-cell office:value-type="float" office:value="-0.000156039" calcext:value-type="float">
            <text:p>-0.000156039</text:p>
          </table:table-cell>
          <table:table-cell/>
          <table:table-cell office:value-type="float" office:value="25.995877604" calcext:value-type="float">
            <text:p>25.995877604</text:p>
          </table:table-cell>
          <table:table-cell office:value-type="float" office:value="25.994571621" calcext:value-type="float">
            <text:p>25.994571621</text:p>
          </table:table-cell>
          <table:table-cell office:value-type="float" office:value="25.995459128" calcext:value-type="float">
            <text:p>25.995459128</text:p>
          </table:table-cell>
          <table:table-cell/>
          <table:table-cell office:value-type="float" office:value="-0.003525167" calcext:value-type="float">
            <text:p>-0.003525167</text:p>
          </table:table-cell>
          <table:table-cell office:value-type="float" office:value="-0.00486769" calcext:value-type="float">
            <text:p>-0.00486769</text:p>
          </table:table-cell>
          <table:table-cell office:value-type="float" office:value="-0.003955352" calcext:value-type="float">
            <text:p>-0.00395535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2019-11-11 21:26:16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1346191" calcext:value-type="float">
            <text:p>1.191346191</text:p>
          </table:table-cell>
          <table:table-cell office:value-type="float" office:value="1.188853525" calcext:value-type="float">
            <text:p>1.188853525</text:p>
          </table:table-cell>
          <table:table-cell office:value-type="float" office:value="1.196008467" calcext:value-type="float">
            <text:p>1.196008467</text:p>
          </table:table-cell>
          <table:table-cell/>
          <table:table-cell office:value-type="float" office:value="0.009733221" calcext:value-type="float">
            <text:p>0.009733221</text:p>
          </table:table-cell>
          <table:table-cell office:value-type="float" office:value="0.009712856" calcext:value-type="float">
            <text:p>0.009712856</text:p>
          </table:table-cell>
          <table:table-cell office:value-type="float" office:value="0.009771311" calcext:value-type="float">
            <text:p>0.009771311</text:p>
          </table:table-cell>
          <table:table-cell/>
          <table:table-cell office:value-type="float" office:value="-0.000162613" calcext:value-type="float">
            <text:p>-0.000162613</text:p>
          </table:table-cell>
          <table:table-cell office:value-type="float" office:value="-0.000182978" calcext:value-type="float">
            <text:p>-0.000182978</text:p>
          </table:table-cell>
          <table:table-cell office:value-type="float" office:value="-0.000124522" calcext:value-type="float">
            <text:p>-0.000124522</text:p>
          </table:table-cell>
          <table:table-cell/>
          <table:table-cell office:value-type="float" office:value="25.995297021" calcext:value-type="float">
            <text:p>25.995297021</text:p>
          </table:table-cell>
          <table:table-cell office:value-type="float" office:value="25.994794849" calcext:value-type="float">
            <text:p>25.994794849</text:p>
          </table:table-cell>
          <table:table-cell office:value-type="float" office:value="25.996236281" calcext:value-type="float">
            <text:p>25.996236281</text:p>
          </table:table-cell>
          <table:table-cell/>
          <table:table-cell office:value-type="float" office:value="-0.004121995" calcext:value-type="float">
            <text:p>-0.004121995</text:p>
          </table:table-cell>
          <table:table-cell office:value-type="float" office:value="-0.004638217" calcext:value-type="float">
            <text:p>-0.004638217</text:p>
          </table:table-cell>
          <table:table-cell office:value-type="float" office:value="-0.003156455" calcext:value-type="float">
            <text:p>-0.00315645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2019-11-11 21:26:17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8966832" calcext:value-type="float">
            <text:p>1.18966832</text:p>
          </table:table-cell>
          <table:table-cell office:value-type="float" office:value="1.193075918" calcext:value-type="float">
            <text:p>1.193075918</text:p>
          </table:table-cell>
          <table:table-cell office:value-type="float" office:value="1.195877337" calcext:value-type="float">
            <text:p>1.195877337</text:p>
          </table:table-cell>
          <table:table-cell/>
          <table:table-cell office:value-type="float" office:value="0.009719512" calcext:value-type="float">
            <text:p>0.009719512</text:p>
          </table:table-cell>
          <table:table-cell office:value-type="float" office:value="0.009747352" calcext:value-type="float">
            <text:p>0.009747352</text:p>
          </table:table-cell>
          <table:table-cell office:value-type="float" office:value="0.00977024" calcext:value-type="float">
            <text:p>0.00977024</text:p>
          </table:table-cell>
          <table:table-cell/>
          <table:table-cell office:value-type="float" office:value="-0.000176321" calcext:value-type="float">
            <text:p>-0.000176321</text:p>
          </table:table-cell>
          <table:table-cell office:value-type="float" office:value="-0.000148481" calcext:value-type="float">
            <text:p>-0.000148481</text:p>
          </table:table-cell>
          <table:table-cell office:value-type="float" office:value="-0.000125594" calcext:value-type="float">
            <text:p>-0.000125594</text:p>
          </table:table-cell>
          <table:table-cell/>
          <table:table-cell office:value-type="float" office:value="26.000013081" calcext:value-type="float">
            <text:p>26.000013081</text:p>
          </table:table-cell>
          <table:table-cell office:value-type="float" office:value="26.000699571" calcext:value-type="float">
            <text:p>26.000699571</text:p>
          </table:table-cell>
          <table:table-cell office:value-type="float" office:value="26.001263941" calcext:value-type="float">
            <text:p>26.001263941</text:p>
          </table:table-cell>
          <table:table-cell/>
          <table:table-cell office:value-type="float" office:value="-0.004469476" calcext:value-type="float">
            <text:p>-0.004469476</text:p>
          </table:table-cell>
          <table:table-cell office:value-type="float" office:value="-0.003763775" calcext:value-type="float">
            <text:p>-0.003763775</text:p>
          </table:table-cell>
          <table:table-cell office:value-type="float" office:value="-0.003183612" calcext:value-type="float">
            <text:p>-0.00318361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2019-11-11 21:26:18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1.191349172" calcext:value-type="float">
            <text:p>1.191349172</text:p>
          </table:table-cell>
          <table:table-cell office:value-type="float" office:value="1.196550273" calcext:value-type="float">
            <text:p>1.196550273</text:p>
          </table:table-cell>
          <table:table-cell office:value-type="float" office:value="1.19266405" calcext:value-type="float">
            <text:p>1.19266405</text:p>
          </table:table-cell>
          <table:table-cell/>
          <table:table-cell office:value-type="float" office:value="0.009733245" calcext:value-type="float">
            <text:p>0.009733245</text:p>
          </table:table-cell>
          <table:table-cell office:value-type="float" office:value="0.009775738" calcext:value-type="float">
            <text:p>0.009775738</text:p>
          </table:table-cell>
          <table:table-cell office:value-type="float" office:value="0.009743987" calcext:value-type="float">
            <text:p>0.009743987</text:p>
          </table:table-cell>
          <table:table-cell/>
          <table:table-cell office:value-type="float" office:value="-0.000162588" calcext:value-type="float">
            <text:p>-0.000162588</text:p>
          </table:table-cell>
          <table:table-cell office:value-type="float" office:value="-0.000120096" calcext:value-type="float">
            <text:p>-0.000120096</text:p>
          </table:table-cell>
          <table:table-cell office:value-type="float" office:value="-0.000151846" calcext:value-type="float">
            <text:p>-0.000151846</text:p>
          </table:table-cell>
          <table:table-cell/>
          <table:table-cell office:value-type="float" office:value="25.990243539" calcext:value-type="float">
            <text:p>25.990243539</text:p>
          </table:table-cell>
          <table:table-cell office:value-type="float" office:value="25.991291356" calcext:value-type="float">
            <text:p>25.991291356</text:p>
          </table:table-cell>
          <table:table-cell office:value-type="float" office:value="25.990508435" calcext:value-type="float">
            <text:p>25.990508435</text:p>
          </table:table-cell>
          <table:table-cell/>
          <table:table-cell office:value-type="float" office:value="-0.004121377" calcext:value-type="float">
            <text:p>-0.004121377</text:p>
          </table:table-cell>
          <table:table-cell office:value-type="float" office:value="-0.003044249" calcext:value-type="float">
            <text:p>-0.003044249</text:p>
          </table:table-cell>
          <table:table-cell office:value-type="float" office:value="-0.003849071" calcext:value-type="float">
            <text:p>-0.00384907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2019-11-11 21:26:20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1.194988036" calcext:value-type="float">
            <text:p>1.194988036</text:p>
          </table:table-cell>
          <table:table-cell office:value-type="float" office:value="1.194899225" calcext:value-type="float">
            <text:p>1.194899225</text:p>
          </table:table-cell>
          <table:table-cell office:value-type="float" office:value="1.189284466" calcext:value-type="float">
            <text:p>1.189284466</text:p>
          </table:table-cell>
          <table:table-cell/>
          <table:table-cell office:value-type="float" office:value="0.009762974" calcext:value-type="float">
            <text:p>0.009762974</text:p>
          </table:table-cell>
          <table:table-cell office:value-type="float" office:value="0.009762249" calcext:value-type="float">
            <text:p>0.009762249</text:p>
          </table:table-cell>
          <table:table-cell office:value-type="float" office:value="0.009716376" calcext:value-type="float">
            <text:p>0.009716376</text:p>
          </table:table-cell>
          <table:table-cell/>
          <table:table-cell office:value-type="float" office:value="-0.000132859" calcext:value-type="float">
            <text:p>-0.000132859</text:p>
          </table:table-cell>
          <table:table-cell office:value-type="float" office:value="-0.000133585" calcext:value-type="float">
            <text:p>-0.000133585</text:p>
          </table:table-cell>
          <table:table-cell office:value-type="float" office:value="-0.000179457" calcext:value-type="float">
            <text:p>-0.000179457</text:p>
          </table:table-cell>
          <table:table-cell/>
          <table:table-cell office:value-type="float" office:value="26.001084784" calcext:value-type="float">
            <text:p>26.001084784</text:p>
          </table:table-cell>
          <table:table-cell office:value-type="float" office:value="26.001066892" calcext:value-type="float">
            <text:p>26.001066892</text:p>
          </table:table-cell>
          <table:table-cell office:value-type="float" office:value="25.99993575" calcext:value-type="float">
            <text:p>25.99993575</text:p>
          </table:table-cell>
          <table:table-cell/>
          <table:table-cell office:value-type="float" office:value="-0.003367783" calcext:value-type="float">
            <text:p>-0.003367783</text:p>
          </table:table-cell>
          <table:table-cell office:value-type="float" office:value="-0.003386175" calcext:value-type="float">
            <text:p>-0.003386175</text:p>
          </table:table-cell>
          <table:table-cell office:value-type="float" office:value="-0.00454897" calcext:value-type="float">
            <text:p>-0.0045489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019-11-11 21:26:21</text:p>
          </table:table-cell>
          <table:table-cell office:value-type="float" office:value="26.01447" calcext:value-type="float">
            <text:p>26.01447</text:p>
          </table:table-cell>
          <table:table-cell office:value-type="float" office:value="1.196199202" calcext:value-type="float">
            <text:p>1.196199202</text:p>
          </table:table-cell>
          <table:table-cell office:value-type="float" office:value="1.189422153" calcext:value-type="float">
            <text:p>1.189422153</text:p>
          </table:table-cell>
          <table:table-cell office:value-type="float" office:value="1.19071021" calcext:value-type="float">
            <text:p>1.19071021</text:p>
          </table:table-cell>
          <table:table-cell/>
          <table:table-cell office:value-type="float" office:value="0.009772869" calcext:value-type="float">
            <text:p>0.009772869</text:p>
          </table:table-cell>
          <table:table-cell office:value-type="float" office:value="0.009717501" calcext:value-type="float">
            <text:p>0.009717501</text:p>
          </table:table-cell>
          <table:table-cell office:value-type="float" office:value="0.009728025" calcext:value-type="float">
            <text:p>0.009728025</text:p>
          </table:table-cell>
          <table:table-cell/>
          <table:table-cell office:value-type="float" office:value="-0.000122964" calcext:value-type="float">
            <text:p>-0.000122964</text:p>
          </table:table-cell>
          <table:table-cell office:value-type="float" office:value="-0.000178332" calcext:value-type="float">
            <text:p>-0.000178332</text:p>
          </table:table-cell>
          <table:table-cell office:value-type="float" office:value="-0.000167809" calcext:value-type="float">
            <text:p>-0.000167809</text:p>
          </table:table-cell>
          <table:table-cell/>
          <table:table-cell office:value-type="float" office:value="26.01143694" calcext:value-type="float">
            <text:p>26.01143694</text:p>
          </table:table-cell>
          <table:table-cell office:value-type="float" office:value="26.010071656" calcext:value-type="float">
            <text:p>26.010071656</text:p>
          </table:table-cell>
          <table:table-cell office:value-type="float" office:value="26.010331144" calcext:value-type="float">
            <text:p>26.010331144</text:p>
          </table:table-cell>
          <table:table-cell/>
          <table:table-cell office:value-type="float" office:value="-0.003116955" calcext:value-type="float">
            <text:p>-0.003116955</text:p>
          </table:table-cell>
          <table:table-cell office:value-type="float" office:value="-0.004520456" calcext:value-type="float">
            <text:p>-0.004520456</text:p>
          </table:table-cell>
          <table:table-cell office:value-type="float" office:value="-0.004253704" calcext:value-type="float">
            <text:p>-0.00425370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2019-11-11 21:26:22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1.19358673" calcext:value-type="float">
            <text:p>1.19358673</text:p>
          </table:table-cell>
          <table:table-cell office:value-type="float" office:value="1.187756203" calcext:value-type="float">
            <text:p>1.187756203</text:p>
          </table:table-cell>
          <table:table-cell office:value-type="float" office:value="1.19452908" calcext:value-type="float">
            <text:p>1.19452908</text:p>
          </table:table-cell>
          <table:table-cell/>
          <table:table-cell office:value-type="float" office:value="0.009751526" calcext:value-type="float">
            <text:p>0.009751526</text:p>
          </table:table-cell>
          <table:table-cell office:value-type="float" office:value="0.009703891" calcext:value-type="float">
            <text:p>0.009703891</text:p>
          </table:table-cell>
          <table:table-cell office:value-type="float" office:value="0.009759225" calcext:value-type="float">
            <text:p>0.009759225</text:p>
          </table:table-cell>
          <table:table-cell/>
          <table:table-cell office:value-type="float" office:value="-0.000144308" calcext:value-type="float">
            <text:p>-0.000144308</text:p>
          </table:table-cell>
          <table:table-cell office:value-type="float" office:value="-0.000191943" calcext:value-type="float">
            <text:p>-0.000191943</text:p>
          </table:table-cell>
          <table:table-cell office:value-type="float" office:value="-0.000136609" calcext:value-type="float">
            <text:p>-0.000136609</text:p>
          </table:table-cell>
          <table:table-cell/>
          <table:table-cell office:value-type="float" office:value="25.995748399" calcext:value-type="float">
            <text:p>25.995748399</text:p>
          </table:table-cell>
          <table:table-cell office:value-type="float" office:value="25.994573782" calcext:value-type="float">
            <text:p>25.994573782</text:p>
          </table:table-cell>
          <table:table-cell office:value-type="float" office:value="25.995938244" calcext:value-type="float">
            <text:p>25.995938244</text:p>
          </table:table-cell>
          <table:table-cell/>
          <table:table-cell office:value-type="float" office:value="-0.003657988" calcext:value-type="float">
            <text:p>-0.003657988</text:p>
          </table:table-cell>
          <table:table-cell office:value-type="float" office:value="-0.004865468" calcext:value-type="float">
            <text:p>-0.004865468</text:p>
          </table:table-cell>
          <table:table-cell office:value-type="float" office:value="-0.003462831" calcext:value-type="float">
            <text:p>-0.003462831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1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<text:s/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6.019523087" calcext:value-type="float">
            <text:p>26.019523087</text:p>
          </table:table-cell>
          <table:table-cell office:value-type="float" office:value="1.197653556" calcext:value-type="float">
            <text:p>1.197653556</text:p>
          </table:table-cell>
          <table:table-cell office:value-type="float" office:value="1.198982739" calcext:value-type="float">
            <text:p>1.198982739</text:p>
          </table:table-cell>
          <table:table-cell office:value-type="float" office:value="1.198671007" calcext:value-type="float">
            <text:p>1.198671007</text:p>
          </table:table-cell>
          <table:table-cell/>
          <table:table-cell office:value-type="float" office:value="0.009784751" calcext:value-type="float">
            <text:p>0.009784751</text:p>
          </table:table-cell>
          <table:table-cell office:value-type="float" office:value="0.009795611" calcext:value-type="float">
            <text:p>0.009795611</text:p>
          </table:table-cell>
          <table:table-cell office:value-type="float" office:value="0.009793064" calcext:value-type="float">
            <text:p>0.009793064</text:p>
          </table:table-cell>
          <table:table-cell/>
          <table:table-cell office:value-type="float" office:value="-0.000111082" calcext:value-type="float">
            <text:p>-0.000111082</text:p>
          </table:table-cell>
          <table:table-cell office:value-type="float" office:value="-0.000100223" calcext:value-type="float">
            <text:p>-0.000100223</text:p>
          </table:table-cell>
          <table:table-cell office:value-type="float" office:value="-0.00010277" calcext:value-type="float">
            <text:p>-0.00010277</text:p>
          </table:table-cell>
          <table:table-cell/>
          <table:table-cell office:value-type="float" office:value="26.015732851" calcext:value-type="float">
            <text:p>26.015732851</text:p>
          </table:table-cell>
          <table:table-cell office:value-type="float" office:value="26.016655404" calcext:value-type="float">
            <text:p>26.016655404</text:p>
          </table:table-cell>
          <table:table-cell office:value-type="float" office:value="26.015707035" calcext:value-type="float">
            <text:p>26.015707035</text:p>
          </table:table-cell>
          <table:table-cell office:value-type="string" calcext:value-type="string">
            <text:p><text:s/></text:p>
          </table:table-cell>
          <table:table-cell office:value-type="float" office:value="-0.002815764" calcext:value-type="float">
            <text:p>-0.002815764</text:p>
          </table:table-cell>
          <table:table-cell office:value-type="float" office:value="-0.002540495" calcext:value-type="float">
            <text:p>-0.002540495</text:p>
          </table:table-cell>
          <table:table-cell office:value-type="float" office:value="-0.002605054" calcext:value-type="float">
            <text:p>-0.002605054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5.958874327" calcext:value-type="float">
            <text:p>25.958874327</text:p>
          </table:table-cell>
          <table:table-cell office:value-type="float" office:value="1.163249751" calcext:value-type="float">
            <text:p>1.163249751</text:p>
          </table:table-cell>
          <table:table-cell office:value-type="float" office:value="1.174119851" calcext:value-type="float">
            <text:p>1.174119851</text:p>
          </table:table-cell>
          <table:table-cell office:value-type="float" office:value="1.177193663" calcext:value-type="float">
            <text:p>1.177193663</text:p>
          </table:table-cell>
          <table:table-cell/>
          <table:table-cell office:value-type="float" office:value="0.009503674" calcext:value-type="float">
            <text:p>0.009503674</text:p>
          </table:table-cell>
          <table:table-cell office:value-type="float" office:value="0.009592482" calcext:value-type="float">
            <text:p>0.009592482</text:p>
          </table:table-cell>
          <table:table-cell office:value-type="float" office:value="0.009617595" calcext:value-type="float">
            <text:p>0.009617595</text:p>
          </table:table-cell>
          <table:table-cell/>
          <table:table-cell office:value-type="float" office:value="-0.000392159" calcext:value-type="float">
            <text:p>-0.000392159</text:p>
          </table:table-cell>
          <table:table-cell office:value-type="float" office:value="-0.000303351" calcext:value-type="float">
            <text:p>-0.000303351</text:p>
          </table:table-cell>
          <table:table-cell office:value-type="float" office:value="-0.000278238" calcext:value-type="float">
            <text:p>-0.000278238</text:p>
          </table:table-cell>
          <table:table-cell/>
          <table:table-cell office:value-type="float" office:value="25.954257962" calcext:value-type="float">
            <text:p>25.954257962</text:p>
          </table:table-cell>
          <table:table-cell office:value-type="float" office:value="25.955024086" calcext:value-type="float">
            <text:p>25.955024086</text:p>
          </table:table-cell>
          <table:table-cell office:value-type="float" office:value="25.954317634" calcext:value-type="float">
            <text:p>25.954317634</text:p>
          </table:table-cell>
          <table:table-cell office:value-type="string" calcext:value-type="string">
            <text:p><text:s/></text:p>
          </table:table-cell>
          <table:table-cell office:value-type="float" office:value="-0.009940683" calcext:value-type="float">
            <text:p>-0.009940683</text:p>
          </table:table-cell>
          <table:table-cell office:value-type="float" office:value="-0.007689513" calcext:value-type="float">
            <text:p>-0.007689513</text:p>
          </table:table-cell>
          <table:table-cell office:value-type="float" office:value="-0.007052936" calcext:value-type="float">
            <text:p>-0.007052936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5.993848441" calcext:value-type="float">
            <text:p>25.993848441</text:p>
          </table:table-cell>
          <table:table-cell office:value-type="float" office:value="1.192687801" calcext:value-type="float">
            <text:p>1.192687801</text:p>
          </table:table-cell>
          <table:table-cell office:value-type="float" office:value="1.192116113" calcext:value-type="float">
            <text:p>1.192116113</text:p>
          </table:table-cell>
          <table:table-cell office:value-type="float" office:value="1.192664161" calcext:value-type="float">
            <text:p>1.192664161</text:p>
          </table:table-cell>
          <table:table-cell/>
          <table:table-cell office:value-type="float" office:value="0.009744181" calcext:value-type="float">
            <text:p>0.009744181</text:p>
          </table:table-cell>
          <table:table-cell office:value-type="float" office:value="0.009739511" calcext:value-type="float">
            <text:p>0.009739511</text:p>
          </table:table-cell>
          <table:table-cell office:value-type="float" office:value="0.009743988" calcext:value-type="float">
            <text:p>0.009743988</text:p>
          </table:table-cell>
          <table:table-cell/>
          <table:table-cell office:value-type="float" office:value="-0.000151652" calcext:value-type="float">
            <text:p>-0.000151652</text:p>
          </table:table-cell>
          <table:table-cell office:value-type="float" office:value="-0.000156323" calcext:value-type="float">
            <text:p>-0.000156323</text:p>
          </table:table-cell>
          <table:table-cell office:value-type="float" office:value="-0.000151845" calcext:value-type="float">
            <text:p>-0.000151845</text:p>
          </table:table-cell>
          <table:table-cell/>
          <table:table-cell office:value-type="float" office:value="25.990108894" calcext:value-type="float">
            <text:p>25.990108894</text:p>
          </table:table-cell>
          <table:table-cell office:value-type="float" office:value="25.989993721" calcext:value-type="float">
            <text:p>25.989993721</text:p>
          </table:table-cell>
          <table:table-cell office:value-type="float" office:value="25.990104131" calcext:value-type="float">
            <text:p>25.990104131</text:p>
          </table:table-cell>
          <table:table-cell office:value-type="string" calcext:value-type="string">
            <text:p><text:s/></text:p>
          </table:table-cell>
          <table:table-cell office:value-type="float" office:value="-0.003844153" calcext:value-type="float">
            <text:p>-0.003844153</text:p>
          </table:table-cell>
          <table:table-cell office:value-type="float" office:value="-0.003962547" calcext:value-type="float">
            <text:p>-0.003962547</text:p>
          </table:table-cell>
          <table:table-cell office:value-type="float" office:value="-0.003849048" calcext:value-type="float">
            <text:p>-0.003849048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5.994252766" calcext:value-type="float">
            <text:p>25.994252766</text:p>
          </table:table-cell>
          <table:table-cell office:value-type="float" office:value="1.192703985" calcext:value-type="float">
            <text:p>1.192703985</text:p>
          </table:table-cell>
          <table:table-cell office:value-type="float" office:value="1.19219526" calcext:value-type="float">
            <text:p>1.19219526</text:p>
          </table:table-cell>
          <table:table-cell office:value-type="float" office:value="1.192551993" calcext:value-type="float">
            <text:p>1.192551993</text:p>
          </table:table-cell>
          <table:table-cell/>
          <table:table-cell office:value-type="float" office:value="0.009744314" calcext:value-type="float">
            <text:p>0.009744314</text:p>
          </table:table-cell>
          <table:table-cell office:value-type="float" office:value="0.009740157" calcext:value-type="float">
            <text:p>0.009740157</text:p>
          </table:table-cell>
          <table:table-cell office:value-type="float" office:value="0.009743072" calcext:value-type="float">
            <text:p>0.009743072</text:p>
          </table:table-cell>
          <table:table-cell/>
          <table:table-cell office:value-type="float" office:value="-0.00015152" calcext:value-type="float">
            <text:p>-0.00015152</text:p>
          </table:table-cell>
          <table:table-cell office:value-type="float" office:value="-0.000155676" calcext:value-type="float">
            <text:p>-0.000155676</text:p>
          </table:table-cell>
          <table:table-cell office:value-type="float" office:value="-0.000152761" calcext:value-type="float">
            <text:p>-0.000152761</text:p>
          </table:table-cell>
          <table:table-cell/>
          <table:table-cell office:value-type="float" office:value="25.990889269" calcext:value-type="float">
            <text:p>25.990889269</text:p>
          </table:table-cell>
          <table:table-cell office:value-type="float" office:value="25.990979389" calcext:value-type="float">
            <text:p>25.990979389</text:p>
          </table:table-cell>
          <table:table-cell office:value-type="float" office:value="25.990975906" calcext:value-type="float">
            <text:p>25.990975906</text:p>
          </table:table-cell>
          <table:table-cell office:value-type="string" calcext:value-type="string">
            <text:p><text:s/></text:p>
          </table:table-cell>
          <table:table-cell office:value-type="float" office:value="-0.003840801" calcext:value-type="float">
            <text:p>-0.003840801</text:p>
          </table:table-cell>
          <table:table-cell office:value-type="float" office:value="-0.003946156" calcext:value-type="float">
            <text:p>-0.003946156</text:p>
          </table:table-cell>
          <table:table-cell office:value-type="float" office:value="-0.003872278" calcext:value-type="float">
            <text:p>-0.003872278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5.993848441" calcext:value-type="float">
            <text:p>25.993848441</text:p>
          </table:table-cell>
          <table:table-cell office:value-type="float" office:value="1.192687801" calcext:value-type="float">
            <text:p>1.192687801</text:p>
          </table:table-cell>
          <table:table-cell office:value-type="float" office:value="1.192116113" calcext:value-type="float">
            <text:p>1.192116113</text:p>
          </table:table-cell>
          <table:table-cell office:value-type="float" office:value="1.192664161" calcext:value-type="float">
            <text:p>1.192664161</text:p>
          </table:table-cell>
          <table:table-cell/>
          <table:table-cell office:value-type="float" office:value="0.009744181" calcext:value-type="float">
            <text:p>0.009744181</text:p>
          </table:table-cell>
          <table:table-cell office:value-type="float" office:value="0.009739511" calcext:value-type="float">
            <text:p>0.009739511</text:p>
          </table:table-cell>
          <table:table-cell office:value-type="float" office:value="0.009743988" calcext:value-type="float">
            <text:p>0.009743988</text:p>
          </table:table-cell>
          <table:table-cell/>
          <table:table-cell office:value-type="float" office:value="-0.000151652" calcext:value-type="float">
            <text:p>-0.000151652</text:p>
          </table:table-cell>
          <table:table-cell office:value-type="float" office:value="-0.000156323" calcext:value-type="float">
            <text:p>-0.000156323</text:p>
          </table:table-cell>
          <table:table-cell office:value-type="float" office:value="-0.000151845" calcext:value-type="float">
            <text:p>-0.000151845</text:p>
          </table:table-cell>
          <table:table-cell/>
          <table:table-cell office:value-type="float" office:value="25.990108894" calcext:value-type="float">
            <text:p>25.990108894</text:p>
          </table:table-cell>
          <table:table-cell office:value-type="float" office:value="25.989993721" calcext:value-type="float">
            <text:p>25.989993721</text:p>
          </table:table-cell>
          <table:table-cell office:value-type="float" office:value="25.990104131" calcext:value-type="float">
            <text:p>25.990104131</text:p>
          </table:table-cell>
          <table:table-cell office:value-type="string" calcext:value-type="string">
            <text:p><text:s/></text:p>
          </table:table-cell>
          <table:table-cell office:value-type="float" office:value="-0.003844153" calcext:value-type="float">
            <text:p>-0.003844153</text:p>
          </table:table-cell>
          <table:table-cell office:value-type="float" office:value="-0.003962547" calcext:value-type="float">
            <text:p>-0.003962547</text:p>
          </table:table-cell>
          <table:table-cell office:value-type="float" office:value="-0.003849048" calcext:value-type="float">
            <text:p>-0.003849048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011263798" calcext:value-type="float">
            <text:p>0.011263798</text:p>
          </table:table-cell>
          <table:table-cell office:value-type="float" office:value="0.002971522" calcext:value-type="float">
            <text:p>0.002971522</text:p>
          </table:table-cell>
          <table:table-cell office:value-type="float" office:value="0.003138951" calcext:value-type="float">
            <text:p>0.003138951</text:p>
          </table:table-cell>
          <table:table-cell office:value-type="float" office:value="0.002915658" calcext:value-type="float">
            <text:p>0.002915658</text:p>
          </table:table-cell>
          <table:table-cell/>
          <table:table-cell office:value-type="float" office:value="0.000024277" calcext:value-type="float">
            <text:p>2.4277E-05</text:p>
          </table:table-cell>
          <table:table-cell office:value-type="float" office:value="0.000025645" calcext:value-type="float">
            <text:p>2.5645E-05</text:p>
          </table:table-cell>
          <table:table-cell office:value-type="float" office:value="0.000023821" calcext:value-type="float">
            <text:p>2.3821E-05</text:p>
          </table:table-cell>
          <table:table-cell/>
          <table:table-cell office:value-type="float" office:value="0.000024277" calcext:value-type="float">
            <text:p>2.4277E-05</text:p>
          </table:table-cell>
          <table:table-cell office:value-type="float" office:value="0.000025645" calcext:value-type="float">
            <text:p>2.5645E-05</text:p>
          </table:table-cell>
          <table:table-cell office:value-type="float" office:value="0.000023821" calcext:value-type="float">
            <text:p>2.3821E-05</text:p>
          </table:table-cell>
          <table:table-cell/>
          <table:table-cell office:value-type="float" office:value="0.011323197" calcext:value-type="float">
            <text:p>0.011323197</text:p>
          </table:table-cell>
          <table:table-cell office:value-type="float" office:value="0.011331362" calcext:value-type="float">
            <text:p>0.011331362</text:p>
          </table:table-cell>
          <table:table-cell office:value-type="float" office:value="0.011358543" calcext:value-type="float">
            <text:p>0.011358543</text:p>
          </table:table-cell>
          <table:table-cell office:value-type="string" calcext:value-type="string">
            <text:p><text:s/></text:p>
          </table:table-cell>
          <table:table-cell office:value-type="float" office:value="0.000615392" calcext:value-type="float">
            <text:p>0.000615392</text:p>
          </table:table-cell>
          <table:table-cell office:value-type="float" office:value="0.000650065" calcext:value-type="float">
            <text:p>0.000650065</text:p>
          </table:table-cell>
          <table:table-cell office:value-type="float" office:value="0.000603822" calcext:value-type="float">
            <text:p>0.00060382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dataMax</text:p>
          </table:table-cell>
          <table:table-cell table:formula="of:=[.H303]*1000" office:value-type="float" office:value="9.784751" calcext:value-type="float">
            <text:p>9.784751</text:p>
          </table:table-cell>
          <table:table-cell table:formula="of:=[.I303]*1000" office:value-type="float" office:value="9.795611" calcext:value-type="float">
            <text:p>9.795611</text:p>
          </table:table-cell>
          <table:table-cell table:formula="of:=[.J303]*1000" office:value-type="float" office:value="9.793064" calcext:value-type="float">
            <text:p>9.793064</text:p>
          </table:table-cell>
          <table:table-cell table:style-name="ce3" office:value-type="string" calcext:value-type="string">
            <text:p><text:s/>average</text:p>
          </table:table-cell>
          <table:table-cell table:formula="of:=[.L303]*1000" office:value-type="float" office:value="-0.111082" calcext:value-type="float">
            <text:p>-0.111082</text:p>
          </table:table-cell>
          <table:table-cell table:formula="of:=[.M303]*1000" office:value-type="float" office:value="-0.100223" calcext:value-type="float">
            <text:p>-0.100223</text:p>
          </table:table-cell>
          <table:table-cell table:formula="of:=[.N303]*1000" office:value-type="float" office:value="-0.10277" calcext:value-type="float">
            <text:p>-0.10277</text:p>
          </table:table-cell>
          <table:table-cell table:style-name="ce3" office:value-type="string" calcext:value-type="string">
            <text:p><text:s/>average</text:p>
          </table:table-cell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dataMin</text:p>
          </table:table-cell>
          <table:table-cell table:formula="of:=[.H304]*1000" office:value-type="float" office:value="9.503674" calcext:value-type="float">
            <text:p>9.503674</text:p>
          </table:table-cell>
          <table:table-cell table:formula="of:=[.I304]*1000" office:value-type="float" office:value="9.592482" calcext:value-type="float">
            <text:p>9.592482</text:p>
          </table:table-cell>
          <table:table-cell table:formula="of:=[.J304]*1000" office:value-type="float" office:value="9.617595" calcext:value-type="float">
            <text:p>9.617595</text:p>
          </table:table-cell>
          <table:table-cell/>
          <table:table-cell table:formula="of:=[.L304]*1000" office:value-type="float" office:value="-0.392159" calcext:value-type="float">
            <text:p>-0.392159</text:p>
          </table:table-cell>
          <table:table-cell table:formula="of:=[.M304]*1000" office:value-type="float" office:value="-0.303351" calcext:value-type="float">
            <text:p>-0.303351</text:p>
          </table:table-cell>
          <table:table-cell table:formula="of:=[.N304]*1000" office:value-type="float" office:value="-0.278238" calcext:value-type="float">
            <text:p>-0.27823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dataMean</text:p>
          </table:table-cell>
          <table:table-cell table:formula="of:=[.H305]*1000" office:value-type="float" office:value="9.744181" calcext:value-type="float">
            <text:p>9.744181</text:p>
          </table:table-cell>
          <table:table-cell table:formula="of:=[.I305]*1000" office:value-type="float" office:value="9.739511" calcext:value-type="float">
            <text:p>9.739511</text:p>
          </table:table-cell>
          <table:table-cell table:formula="of:=[.J305]*1000" office:value-type="float" office:value="9.743988" calcext:value-type="float">
            <text:p>9.743988</text:p>
          </table:table-cell>
          <table:table-cell table:formula="of:=AVERAGE([.H312:.J312])" office:value-type="float" office:value="9.74256" calcext:value-type="float">
            <text:p>9.74256</text:p>
          </table:table-cell>
          <table:table-cell table:formula="of:=[.L305]*1000" office:value-type="float" office:value="-0.151652" calcext:value-type="float">
            <text:p>-0.151652</text:p>
          </table:table-cell>
          <table:table-cell table:formula="of:=[.M305]*1000" office:value-type="float" office:value="-0.156323" calcext:value-type="float">
            <text:p>-0.156323</text:p>
          </table:table-cell>
          <table:table-cell table:formula="of:=[.N305]*1000" office:value-type="float" office:value="-0.151845" calcext:value-type="float">
            <text:p>-0.151845</text:p>
          </table:table-cell>
          <table:table-cell table:formula="of:=AVERAGE([.L312:.N312])" office:value-type="float" office:value="-0.153273333333333" calcext:value-type="float">
            <text:p>-0.15327333333333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dataMedian</text:p>
          </table:table-cell>
          <table:table-cell table:formula="of:=[.H306]*1000" office:value-type="float" office:value="9.744314" calcext:value-type="float">
            <text:p>9.744314</text:p>
          </table:table-cell>
          <table:table-cell table:formula="of:=[.I306]*1000" office:value-type="float" office:value="9.740157" calcext:value-type="float">
            <text:p>9.740157</text:p>
          </table:table-cell>
          <table:table-cell table:formula="of:=[.J306]*1000" office:value-type="float" office:value="9.743072" calcext:value-type="float">
            <text:p>9.743072</text:p>
          </table:table-cell>
          <table:table-cell table:formula="of:=AVERAGE([.H313:.J313])" office:value-type="float" office:value="9.74251433333333" calcext:value-type="float">
            <text:p>9.74251433333333</text:p>
          </table:table-cell>
          <table:table-cell table:formula="of:=[.L306]*1000" office:value-type="float" office:value="-0.15152" calcext:value-type="float">
            <text:p>-0.15152</text:p>
          </table:table-cell>
          <table:table-cell table:formula="of:=[.M306]*1000" office:value-type="float" office:value="-0.155676" calcext:value-type="float">
            <text:p>-0.155676</text:p>
          </table:table-cell>
          <table:table-cell table:formula="of:=[.N306]*1000" office:value-type="float" office:value="-0.152761" calcext:value-type="float">
            <text:p>-0.152761</text:p>
          </table:table-cell>
          <table:table-cell table:formula="of:=AVERAGE([.L313:.N313])" office:value-type="float" office:value="-0.153319" calcext:value-type="float">
            <text:p>-0.15331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dataAverage</text:p>
          </table:table-cell>
          <table:table-cell table:formula="of:=[.H307]*1000" office:value-type="float" office:value="9.744181" calcext:value-type="float">
            <text:p>9.744181</text:p>
          </table:table-cell>
          <table:table-cell table:formula="of:=[.I307]*1000" office:value-type="float" office:value="9.739511" calcext:value-type="float">
            <text:p>9.739511</text:p>
          </table:table-cell>
          <table:table-cell table:formula="of:=[.J307]*1000" office:value-type="float" office:value="9.743988" calcext:value-type="float">
            <text:p>9.743988</text:p>
          </table:table-cell>
          <table:table-cell table:formula="of:=AVERAGE([.H314:.J314])" office:value-type="float" office:value="9.74256" calcext:value-type="float">
            <text:p>9.74256</text:p>
          </table:table-cell>
          <table:table-cell table:formula="of:=[.L307]*1000" office:value-type="float" office:value="-0.151652" calcext:value-type="float">
            <text:p>-0.151652</text:p>
          </table:table-cell>
          <table:table-cell table:formula="of:=[.M307]*1000" office:value-type="float" office:value="-0.156323" calcext:value-type="float">
            <text:p>-0.156323</text:p>
          </table:table-cell>
          <table:table-cell table:formula="of:=[.N307]*1000" office:value-type="float" office:value="-0.151845" calcext:value-type="float">
            <text:p>-0.151845</text:p>
          </table:table-cell>
          <table:table-cell table:formula="of:=AVERAGE([.L314:.N314])" office:value-type="float" office:value="-0.153273333333333" calcext:value-type="float">
            <text:p>-0.15327333333333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dataStdDev</text:p>
          </table:table-cell>
          <table:table-cell table:formula="of:=[.H308]*1000" office:value-type="float" office:value="0.024277" calcext:value-type="float">
            <text:p>0.024277</text:p>
          </table:table-cell>
          <table:table-cell table:formula="of:=[.I308]*1000" office:value-type="float" office:value="0.025645" calcext:value-type="float">
            <text:p>0.025645</text:p>
          </table:table-cell>
          <table:table-cell table:formula="of:=[.J308]*1000" office:value-type="float" office:value="0.023821" calcext:value-type="float">
            <text:p>0.023821</text:p>
          </table:table-cell>
          <table:table-cell/>
          <table:table-cell table:formula="of:=[.L308]*1000" office:value-type="float" office:value="0.024277" calcext:value-type="float">
            <text:p>0.024277</text:p>
          </table:table-cell>
          <table:table-cell table:formula="of:=[.M308]*1000" office:value-type="float" office:value="0.025645" calcext:value-type="float">
            <text:p>0.025645</text:p>
          </table:table-cell>
          <table:table-cell table:formula="of:=[.N308]*1000" office:value-type="float" office:value="0.023821" calcext:value-type="float">
            <text:p>0.023821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5"/>
          <table:table-cell table:style-name="ce2" table:number-columns-repeated="2"/>
          <table:table-cell table:style-name="ce2" office:value-type="string" calcext:value-type="string">
            <text:p>avg of avg</text:p>
          </table:table-cell>
          <table:table-cell table:formula="of:=AVERAGE([.K312:.K314])" office:value-type="float" office:value="9.74254477777778" calcext:value-type="float">
            <text:p>9.74254477777778</text:p>
          </table:table-cell>
          <table:table-cell table:style-name="ce2" table:number-columns-repeated="2"/>
          <table:table-cell table:style-name="ce2" office:value-type="string" calcext:value-type="string">
            <text:p>avg of avg</text:p>
          </table:table-cell>
          <table:table-cell table:formula="of:=AVERAGE([.O312:.O314])" office:value-type="float" office:value="-0.153288555555556" calcext:value-type="float">
            <text:p>-0.153288555555556</text:p>
          </table:table-cell>
          <table:table-cell table:style-name="ce2" table:number-columns-repeated="3"/>
          <table:table-cell/>
          <table:table-cell table:style-name="ce2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Offeset</text:p>
          </table:table-cell>
          <table:table-cell office:value-type="float" office:value="0.13412795" calcext:value-type="float">
            <text:p>0.13412795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Amp Gain</text:p>
          </table:table-cell>
          <table:table-cell office:value-type="float" office:value="122.4" calcext:value-type="float">
            <text:p>122.4</text:p>
          </table:table-cell>
          <table:table-cell table:formula="of:=([.H312]*[.$G$318])/1000" office:value-type="float" office:value="1.1926877544" calcext:value-type="float">
            <text:p>1.1926877544</text:p>
          </table:table-cell>
          <table:table-cell table:formula="of:=([.I312]*[.$G$318])/1000" office:value-type="float" office:value="1.1921161464" calcext:value-type="float">
            <text:p>1.1921161464</text:p>
          </table:table-cell>
          <table:table-cell table:formula="of:=([.J312]*[.$G$318])/1000" office:value-type="float" office:value="1.1926641312" calcext:value-type="float">
            <text:p>1.1926641312</text:p>
          </table:table-cell>
          <table:table-cell/>
          <table:table-cell table:formula="of:=([.L312]*[.$G$318])/1000" office:value-type="float" office:value="-0.0185622048" calcext:value-type="float">
            <text:p>-0.0185622048</text:p>
          </table:table-cell>
          <table:table-cell table:formula="of:=([.M312]*[.$G$318])/1000" office:value-type="float" office:value="-0.0191339352" calcext:value-type="float">
            <text:p>-0.0191339352</text:p>
          </table:table-cell>
          <table:table-cell table:formula="of:=([.N312]*[.$G$318])/1000" office:value-type="float" office:value="-0.018585828" calcext:value-type="float">
            <text:p>-0.01858582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8" loext:min-decimal-places="18" number:min-integer-digits="1"/>
    </number:number-style>
    <number:number-style style:name="N136">
      <number:number number:decimal-places="19" loext:min-decimal-places="19" number:min-integer-digits="1"/>
    </number:number-style>
    <number:number-style style:name="N137">
      <number:number number:decimal-places="20" loext:min-decimal-places="20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 style:data-style-name="N2" text:time-value="23:03:14.827424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dc:date>2019-11-11T23:04:16.183639834</dc:date>
    <meta:editing-duration>PT2M8S</meta:editing-duration>
    <meta:editing-cycles>2</meta:editing-cycles>
    <meta:document-statistic meta:table-count="1" meta:cell-count="5616" meta:object-count="0"/>
  </office:meta>
</office:document-meta>
</file>